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Hiragino Mincho ProN" svg:font-family="Hiragino Mincho ProN"/>
    <style:font-face style:name="LiHei Pro" svg:font-family="LiHei Pro"/>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5" style:family="text">
      <style:text-properties style:font-name="AppleMyungjo"/>
    </style:style>
    <style:style style:name="T6" style:family="text">
      <style:text-properties style:font-name="Hiragino Mincho ProN"/>
    </style:style>
    <style:style style:name="TableColumn1" style:family="table-column">
      <style:table-column-properties style:column-width="3.4625in" style:rel-column-width="32767*"/>
    </style:style>
  </office:automatic-styles>
  <office:body>
    <office:text>
      <text:p text:style-name="P1"><text:span text:style-name="T1">陳真</text:span><text:s/>  |  2016.06.30 12:40   |   <text:a xlink:type="simple" xlink:href="http://palinfo.habago.org/Entry?Command=Information_PrintForum&amp;iPage=241#FORUM34766"><text:span text:style-name="T2">#</text:span></text:a></text:p>
      <text:p text:style-name="P2">一群賊，奪取了權力，正在大舉分贓，全面掏空這個國家。我相信，也許幾年後，就會有更多人認同我這句話。<text:span text:style-name="T3"><text:line-break/><text:line-break/></text:span>你每天打開電視，翻開報紙，除了爆奶正妹以及各種爆紅爆夯的新聞外，還有什麼？還有各種行車記錄器或路邊監視器拍到的所謂有趣的、所謂好笑的、出洋相的、偷窺的、驚險刺激的、八卦的各種畫面，例如誰跟誰吵架，其中哪位大嬸使出獅吼功；例如哪個顧客吃麵，沾了好多醬料，你以為醬料是免費的啊，讓你吃到飽啊；要不就是一堆行車糾紛，這個阿伯用什麼無影腳踢了那個少年仔；最近不是還有個<text:span text:style-name="T3"><text:s/>"</text:span>焦點新聞<text:span text:style-name="T3">" </text:span>嗎，一個正妹騎車摔倒，整個裙子都掀起來，三角褲全都讓人看光光了，於是正妹顧不得痛，趕緊跳起來整理裙子，讓人看了好不心疼<text:span text:style-name="T3">...<text:line-break/><text:line-break/></text:span>台灣人的大腦和心靈，每天就浸泡在這樣一些垃圾中，完完全全不知道這世界發生什麼事；如果人們知道，保證會嚇出一身冷汗。我不光是指的政治與戰爭，同時也包括經濟。<text:span text:style-name="T3"><text:line-break/><text:line-break/></text:span>一般人知道什麼是<text:span text:style-name="T3"><text:s/>RCEP </text:span>嗎？知道什麼是<text:span text:style-name="T3"><text:s/>TPP </text:span>嗎？知道什麼是一帶一路、亞投行嗎？知道歐盟成敗的重大意義嗎？知道英國脫歐及美國選舉假若希拉蕊或川普當選的不同後果嗎？其中有一個人假若當選很可能是毀滅性的後果，那就是希拉蕊；知道英國<text:span text:style-name="T3"><text:s/>"</text:span>假若真的<text:span text:style-name="T3">" </text:span>脫歐後的可能選項嗎？知道中東亂局嗎？知道人間煉獄般的伊拉克及阿富汗和敘利亞內戰嗎？知道利比亞與烏克蘭的亂局嗎？知道難民問題嗎？知道越演越烈的貨幣大戰嗎？知道人民幣入籃的可能影響嗎？知道中俄結盟的意義嗎？知道台灣實際上早已被徹底孤立嗎？知道台灣產業似乎瀕臨絕望的困境嗎？<text:span text:style-name="T3"><text:line-break/><text:line-break/></text:span>國際的事不用說了，就連國內的事、兩岸的事，也完全被矇在鼓裏，完完全全不知道發生了什麼事以及往後的可能後果，每天就歡樂地浸泡在那些低能空洞到極點的所謂<text:span text:style-name="T3"><text:s/>"</text:span>新聞<text:span text:style-name="T3">" </text:span>中，看事情的眼光永遠就是隨著主流媒體的愚化政策起舞，被政客騙得團團轉，國家被掏空，自己的將來被葬送，竟然還每天很開心地幫人搖旗吶喊。<text:span text:style-name="T3"><text:line-break/><text:line-break/></text:span>特別是年輕一代，你知不知道有人偷走你的未來？你知不知道你所視為民主英雄、人民救星的這些混蛋們，他們什麼事都不用做，光是檯面上一個月的收入，你很可能賺上<text:span text:style-name="T3">20</text:span>年或<text:span text:style-name="T3">30</text:span>年都還不一定能賺得到；至於檯面下的暴利，人家光是一天的利息，也許都足以讓你賺上一輩子。一個國家的成與敗，其實都是人民自己造的孽。<text:span text:style-name="T3"><text:line-break/><text:line-break/></text:span>至於這場所謂罷工，就如底下這位作者所說，基本上就是一場政治算計<text:span text:style-name="T3">(</text:span>兼堂而皇之的股票內線炒作，但我保證最後一定<text:span text:style-name="T3"><text:s/>"</text:span>查無不法<text:span text:style-name="T3">" </text:span>或甚至連假裝查一下也不會去查<text:span text:style-name="T3">)</text:span>。<text:span text:style-name="T3"><text:line-break/><text:line-break/></text:span>底下是一些信手拈來有關這場<text:span text:style-name="T3"><text:s/>"</text:span>工運<text:span text:style-name="T3">" </text:span>的一些<text:span text:style-name="T3"><text:s/>"</text:span>新聞<text:span text:style-name="T3">"</text:span>：<text:span text:style-name="T3"><text:line-break/><text:line-break/>http://goo.gl/PjJypl<text:line-break/><text:line-break/>http://goo.gl/6tZZSw<text:line-break/><text:line-break/>http://goo.gl/Qqz4vc<text:line-break/><text:line-break/>http://goo.gl/QSk4tG<text:line-break/><text:line-break/>http://goo.gl/A8UCXe<text:line-break/><text:line-break/>http://goo.gl/sCEBwh<text:line-break/><text:line-break/></text:span>陳真<text:span text:style-name="T3"><text:line-break/>==============<text:line-break/></text:span>不會吧<text:span text:style-name="T3"><text:s/>? </text:span>只有我看得出來是假工運嗎？<text:span text:style-name="T3"><text:line-break/><text:line-break/>Yahoo</text:span>奇摩新聞<text:span text:style-name="T3"><text:line-break/><text:line-break/>2016</text:span>年<text:span text:style-name="T3">6</text:span>月<text:span text:style-name="T3">29</text:span>日<text:span text:style-name="T3"><text:line-break/><text:line-break/></text:span>作者／曾有文<text:span text:style-name="T3">(</text:span>資深政治顧問，工運記者出身<text:span text:style-name="T3"><text:s/>)<text:line-break/><text:line-break/></text:span>華航罷工事件落幕了，<text:span text:style-name="T3"><text:s/></text:span>在所有人額首稱慶的掌聲中完美結束。<text:span text:style-name="T3"><text:line-break/><text:line-break/></text:span>不會吧，<text:span text:style-name="T3"><text:s/></text:span>全台灣只有我看出來是假工運嗎？<text:span text:style-name="T3"> <text:line-break/><text:line-break/></text:span>去看看上一篇我挑戰大律師呂秋遠的偉大高尚情操，即使飛機不飛也要挺空服員罷工，只要看點閱率就好。<text:span text:style-name="T3"><text:s/></text:span>到底網路鄉民是代表台灣的全部，還是人微言輕的小人物<text:span text:style-name="T3"><text:s/>? <text:line-break/><text:line-break/></text:span>十數萬的點閱率，當然是噓聲連連，<text:span text:style-name="T3"><text:s/></text:span>可是，如果只有噓，分享數就不會出來了。<text:span text:style-name="T3"><text:line-break/><text:line-break/></text:span>不喜歡內幕的請不要讀，<text:span text:style-name="T3"><text:s/></text:span>不喜歡我挑戰主流價值觀的請不要讀。<text:span text:style-name="T3"><text:s/></text:span>假如主流價值站在錯誤離譜又以訛傳訛這一邊，為何要選擇站在主流這一邊呢？<text:span text:style-name="T3"><text:line-break/><text:line-break/></text:span>華航空服員佔據南京東路的美麗畫面，號稱史上最高顏值，最美麗的風景，連我們的總統臨上飛機前還是一路相挺到底。<text:span text:style-name="T3"><text:line-break/><text:line-break/></text:span>這支美麗的隊伍宣達爭取自己權益的行動，讓台灣多少網路鄉民<text:span text:style-name="T3">.</text:span>名嘴名筆<text:span text:style-name="T3">.</text:span>政治人物感動涕零<text:span text:style-name="T3"><text:s/>! </text:span>多少勞工想要發聲爭飯碗，沒有高顏值，連版面都上不了。多少勞工在惡劣工作環境中求取一點點吃飯的尊嚴，<text:span text:style-name="T3"><text:s/></text:span>沒有總統口諭<text:span text:style-name="T3">-"</text:span>不會讓你們孤單<text:span text:style-name="T3">"</text:span>，有誰會理你暗夜哭泣聲<text:span text:style-name="T3">?<text:line-break/><text:line-break/></text:span>這群天之嬌女走上街頭後，<text:span text:style-name="T3"><text:s/></text:span>有總統<text:span text:style-name="T3">.</text:span>行政院長<text:span text:style-name="T3">.</text:span>部長<text:span text:style-name="T3">.</text:span>立委鼓勵加持，加上所有輿論美麗的讚嘆聲，<text:span text:style-name="T3"><text:s/></text:span>她們完成了史上最不可能的任務<text:span text:style-name="T3">-</text:span>提出所有菜單，新資方<text:span text:style-name="T3">(</text:span>官方<text:span text:style-name="T3">)</text:span>照單全部接受。<text:span text:style-name="T3"><text:line-break/><text:line-break/></text:span>你覺得這個看起來像勞工運動嗎？<text:span text:style-name="T3"> <text:line-break/><text:line-break/></text:span>終於，效應出來了。<text:span text:style-name="T3"><text:s/></text:span>模仿秀開始登場囉！<text:span text:style-name="T3"> <text:line-break/><text:line-break/></text:span>沒有標榜高顏值的機師<text:span text:style-name="T3">.</text:span>地勤人員也要求一視同仁，比照辦理。<text:span text:style-name="T3"><text:s/></text:span>此刻，我們終於恍然大悟，原來，<text:span text:style-name="T3"><text:s/></text:span>華航空服員爭取的不是勞工權益，她們爭取的東西叫做<text:span text:style-name="T3">"</text:span>特權<text:span text:style-name="T3">"</text:span>。是其他同仁沒有的東西，地勤<text:span text:style-name="T3">.</text:span>機師們早就到桃園機場報到，是空服員們不想加入行列。<text:span text:style-name="T3"> <text:line-break/><text:line-break/></text:span>當一個企業為撙節成本，決定縮減勞工福利時，空服員不想福利被縮減，堅持維持原樣，就是跟其他人不一樣，<text:span text:style-name="T3"><text:s/></text:span>如果這不叫特權，什麼才叫特權<text:span text:style-name="T3"><text:s/>? </text:span>空服員抱怨工作辛苦，<text:span text:style-name="T3"><text:s/></text:span>有同時提到空服員是高薪收入戶嗎？<text:span text:style-name="T3"><text:line-break/><text:line-break/></text:span>在這麼多驚歎讚美聲中出場的空服員罷工，背後推手叫桃園市空服員職業工會，新派任的董座何煖軒是桃園市長鄭文燦推薦，華航的勞動檢查是桃園市政府管，<text:span text:style-name="T3"><text:s/></text:span>所有的一切都跟桃園有關。<text:span text:style-name="T3"><text:line-break/><text:line-break/></text:span>出來護衞最力的叫段宜康委員，段委員和鄭文燦市長同屬民進黨新潮流系，<text:span text:style-name="T3"><text:s/></text:span>如果你不夠認識新潮流，請拉個綠營好朋友問一問吧。綠營圈內人誰不知鄭市長是小英總統最信任的核心人士，鄭文燦說的，小英總統不會打問號。<text:span text:style-name="T3"> <text:line-break/><text:line-break/></text:span>我比較好奇的是，除了華航這個賺錢的公司經營權到手之外，<text:span text:style-name="T3"><text:s/></text:span>華航<text:span text:style-name="T3">19</text:span>個子公司是否新潮流系全部通拿了<text:span text:style-name="T3"><text:s/>? </text:span>我把問題丟給負責查證的媒體，接下來，是媒體的事了。<text:span text:style-name="T3"><text:line-break/><text:line-break/></text:span>怎麼看起來就像一齣戲啊<text:span text:style-name="T3"><text:s/>! </text:span>有總統親口背書的戲<text:span text:style-name="T3"><text:s/>! </text:span>如果你是華航空服員，上場演一演，只有得分不會失分，<text:span text:style-name="T3"><text:s/></text:span>妳不演嗎？<text:span text:style-name="T3"><text:line-break/><text:line-break/></text:span>政權輪替後，國營事業或半國營事業換人上台本理所當然，如果派系為了爭食地盤搶食資源，<text:span text:style-name="T3"><text:s/></text:span>耗費這麼龐大的社會成本，還讓全民埋單罷工虧損的<text:span text:style-name="T3">3.8</text:span>億元，<text:span text:style-name="T3"><text:s/></text:span>道理說的通嗎？未來的支出還是繼續由人民埋單。<text:span text:style-name="T3"><text:line-break/><text:line-break/></text:span>現在模仿效應正在開始，<text:span text:style-name="T3"><text:s/></text:span>台灣的航空業及各產業決定不用理性思考討論，華航空服員可以，<text:span text:style-name="T3"><text:s/></text:span>為什麼我們不可以，<text:span text:style-name="T3"><text:s/></text:span>還需要討論的空間嗎？<text:span text:style-name="T3"><text:s/></text:span>就是比照辦理即可。<text:span text:style-name="T3"><text:line-break/><text:line-break/></text:span>後續效應才剛開始，勞資雙方無法理性對話促進勞資雙贏，<text:span text:style-name="T3"><text:s/></text:span>華航空服員罷工後整碗總捧的成功案例，鼓舞振奮了所有人，已經讓勞資關係更加緊張對立，<text:span text:style-name="T3"><text:s/></text:span>勞資談判空間更加壓縮。<text:span text:style-name="T3"><text:line-break/><text:line-break/></text:span>在此，個人感慨良多，只能幽幽一嘆，各位，別傻了！<text:span text:style-name="T3"><text:s/></text:span>你們不會成功的，你們又不在桃園市。</text:p>
      <text:p text:style-name="P1"><text:span text:style-name="T1">陳真</text:span><text:s/>  |  2016.06.30 10:42   |   <text:a xlink:type="simple" xlink:href="http://palinfo.habago.org/Entry?Command=Information_PrintForum&amp;iPage=241#FORUM34765"><text:span text:style-name="T2">#</text:span></text:a></text:p>
      <text:p text:style-name="P3">巴勒網要啟用新網站<text:span text:style-name="T3">(</text:span>跟舊的長得類似<text:span text:style-name="T3">)</text:span>，這兩天可能會停機，資料轉換。</text:p>
      <text:p text:style-name="P1"><text:span text:style-name="T1">陳真</text:span><text:s/>  |  2016.06.29 12:21   |   <text:a xlink:type="simple" xlink:href="http://palinfo.habago.org/Entry?Command=Information_PrintForum&amp;iPage=241#FORUM34764"><text:span text:style-name="T2">#</text:span></text:a></text:p>
      <text:p text:style-name="P2"><text:span text:style-name="T3">https://goo.gl/n6fGnx<text:line-break/><text:line-break/></text:span>殘忍的事往往不是在事情本身，而是在於當事人的態度；可怕的不是殺害，而是另一個人或動物的生命和痛苦在當事人心中的份量。<text:span text:style-name="T3"><text:line-break/><text:line-break/></text:span>影片末尾，那兩位士兵對著小白一搭一唱說了這樣一些話：<text:span text:style-name="T3"><text:line-break/><text:line-break/></text:span>甲兵：「小白，下輩子不要當笨狗啊，小白，永遠忠誠。」<text:span text:style-name="T3"><text:line-break/><text:line-break/></text:span>乙兵，「永遠忠誠，不怕苦不怕難！」<text:span text:style-name="T3"><text:line-break/><text:line-break/></text:span>甲兵又接著說：「不怕死，就去死。」<text:span text:style-name="T3"><text:line-break/><text:line-break/></text:span>可悲的不是恨，而是無感，無所謂，不在乎。對你而言天大的事，哪怕甚至是你的生命那般重要的事，我也根本不在乎。<text:span text:style-name="T3"><text:line-break/><text:line-break/></text:span>這樣的人與事，在台灣難道不就是一種常態？幾個人不是這樣呢？你每天只要一出門，走在路上，或開車，或騎車，請你告訴我，街上哪一個人會在乎你的死活？人們並不是因為他是你的仇家所以才讓你置於險境，而是他根本不在乎你的死活。即便你是老年人也一樣，而且恐怕還會因此招來更多危險，因為你的行動緩慢往往會招來更多怒罵與不爽；即便你推著娃娃車或抱著小<text:span text:style-name="T3">baby </text:span>也一樣，人們根本不會把你的安危放在心上。<text:span text:style-name="T3"><text:line-break/><text:line-break/></text:span>在這島上，請問生活的方方面面哪一點不是這樣？只要沒人看見，只要沒人知道，有多少食品是安全的或健康衛生的？哪個賣食物的敢吃或敢常常吃自己賣的東西？我們平常在家煮飯做菜，不管是食材<text:span text:style-name="T3">(</text:span>特別是富含高度農藥的蔬菜<text:span text:style-name="T3">)</text:span>或餐具，一定洗得乾乾淨淨，蟑螂吃過或發霉過期的，我們一定會丟掉，而且往往有害健康的調味料，我們一定會盡量節制使用，但請你告訴我，有多少商家會以這樣的心情來賣食物給你？他沒給你偷偷添加一些藉以美化食物外觀與口感及保存期限的致癌物或化學藥品，大概就已經算是很有良心的了。<text:span text:style-name="T3"><text:line-break/><text:line-break/></text:span>除了食衣住行，生了病也一樣，一堆假藥偽藥爛藥或什麼保健品，賣的人自己敢吃嗎？甚至很多醫生也一樣，只要不會<text:span text:style-name="T3"><text:s/>"</text:span>馬上<text:span text:style-name="T3">" </text:span>害你出人命，基本上他是把自己的利益擺在你的健康之前的，他根本不會在乎什麼副作用或長期後果，他不會幫你想那麼多，因為你不是他的家人，將來肝壞了或腎衰竭得洗腎，那也是你家的事，反正只要怪不到他的頭上來，他對你的生命與健康基本上是不在乎的。<text:span text:style-name="T3"><text:line-break/><text:line-break/></text:span>也許你會說，天下烏鴉一般黑。但是，還好我多少也看過<text:span text:style-name="T3"><text:s/>"</text:span>天下<text:span text:style-name="T3">"</text:span>，我知道天下有各種鳥，而不是只有烏七媽黑的烏鴉。比方說在西方社會開車，我每天就是得不斷對各方來車舉手致意表示感謝，因為人們總是互相禮讓，而且越是弱勢者，地位越高，越受到旁人的尊重與保護。但在台灣開車，我經常真的很想殺人，我很怕我有一天是不是會失控，所以處心積慮想搬離台南，搬去一個有公車或捷運及人行道可以走路的城市，至少不用分分秒秒就像在戰場上那樣緊張、痛苦。<text:span text:style-name="T3"><text:line-break/><text:line-break/></text:span>我也不太能想像比方說在英國，買來的食物裏頭會添加了什麼恐怖的致癌物。這是因為他們不想賺錢嗎？當然不是。那只是因為他們知道不應該為了私利或一己方便，做出一些對旁人有害的行為。北七們大概又會自以為聰明地說出一些什麼反例了，媽的，我當然不會是說<text:span text:style-name="T3"><text:s/>"</text:span>每一個<text:span text:style-name="T3">" </text:span>英國人<text:span text:style-name="T3"><text:s/>"</text:span>都是<text:span text:style-name="T3">" </text:span>這樣；我當然是說一種普遍性，就如同我也相信台灣也會有一兩個例外，心裏會顧慮到別人的安全與權益。<text:span text:style-name="T3"><text:line-break/><text:line-break/></text:span>每當一個社會開始獵巫，意味著人們其實並不想認清現實。就如同前一陣子的洪素珠事件也一樣，彷彿她像巫婆那般罕見似的，彷彿只要揪出極少數巫婆，焚而燒之，然後就天下太平。但事實上，<text:span text:style-name="T3">"</text:span>洪素珠<text:span text:style-name="T3">" </text:span>不是到處都是嗎？特別是那些綠油油的掌權者及其同路人，不就是特大號的<text:span text:style-name="T3"><text:s/>"</text:span>洪素珠<text:span text:style-name="T3">" </text:span>嗎？他們事實上就是<text:span text:style-name="T3"><text:s/>"</text:span>洪素珠們<text:span text:style-name="T3">" </text:span>的生產器，把一整個社會給<text:span text:style-name="T3"><text:s/>"</text:span>洪素珠化<text:span text:style-name="T3">"</text:span>。為什麼要這樣做？因為從中可以獲得巨大權力與私人暴利，他哪會在乎一整個社會的長治久安以及藉以安身立命的文化價值。<text:span text:style-name="T3"><text:line-break/><text:line-break/></text:span>很久以前寫文章，常引用一段描述，但我忘了原文是出自哪位法國作家。他說，書桌窗外有一棵大樹，看著樹，心裏常有著一種感動，因為，許多年前，當人們種下這棵樹時，種樹的人心裏頭顯然已經意識到後人的存在。<text:span text:style-name="T3"><text:line-break/><text:line-break/>p.s.: </text:span>這段影片：<text:span text:style-name="T3"><text:line-break/><text:line-break/>https://goo.gl/vZQ1OC <text:line-break/><text:line-break/></text:span>各位不覺得很荒唐嗎？在這島上，是不是只要一個事情基本上是對的或主流的，就總是要把它推展到成為一種<text:span text:style-name="T3"><text:s/>"</text:span>怎麼做都可以<text:span text:style-name="T3">" </text:span>的暴民式<text:span text:style-name="T3"><text:s/>"</text:span>政治正確<text:span text:style-name="T3">"</text:span>？<text:span text:style-name="T3"><text:line-break/><text:line-break/></text:span>最近的華航罷工也是如此，除了整天正妹正妹正妹正妹正妹正妹地講個不停之外，彷彿只要是勞工，<text:span text:style-name="T3">x</text:span>它媽的政治正確的大帽子又來了，彷彿凡事就只能訴諸某種身份認同，完全不必有任何理性內涵或異議空間；誰敢有一點點異議，誰就是反對勞工，誰就是站在什麼資本家立場的大惡棍。<text:span text:style-name="T3"><text:line-break/><text:line-break/></text:span>住在這個幾乎完全沒有文化素質可言的極端封閉的小島上，身心靈都是一種煎熬。大腦，心靈及靈魂這三者，在這島上基本上是多餘的，有害的，不需要的；誰有了它們，誰就會感到痛苦與挫折。</text:p>
      <text:p text:style-name="P1"><text:span text:style-name="T1">陳真</text:span><text:s/>  |  2016.06.28 12:35   |   <text:a xlink:type="simple" xlink:href="http://palinfo.habago.org/Entry?Command=Information_PrintForum&amp;iPage=241#FORUM34763"><text:span text:style-name="T2">#</text:span></text:a></text:p>
      <text:p text:style-name="P4">https://goo.gl/NfuKhS</text:p>
      <text:p text:style-name="P5"/>
      <text:p text:style-name="P1"><text:span text:style-name="T1">陳真</text:span><text:s/>  |  2016.06.27 18:45   |   <text:a xlink:type="simple" xlink:href="http://palinfo.habago.org/Entry?Command=Information_PrintForum&amp;iPage=242#FORUM34762"><text:span text:style-name="T2">#</text:span></text:a></text:p>
      <text:p text:style-name="P3"><text:span text:style-name="T3">Chomsky </text:span>曾經批評社會科學學界有意無意把公眾議題變成一種彷彿高不可攀的東西，他說，這就像以前各種書籍、經典全數掌握在僧侶、教士或特定階層的人的手裏一般，外人無從取得，難以一窺堂奧，只好任由特殊階層的人士全權定奪是非。但事實上，<text:span text:style-name="T3">Chomsky</text:span>說，理解公眾議題就如同人會走路一般，並不困難。<text:span text:style-name="T3"><text:line-break/><text:line-break/>Chomsky</text:span>批評的這種現象在台灣特別明顯，比方說，動不動就一堆什麼名人與學者簽名，彷彿相關議題的發言權就掌握在他們手裏似的，彷彿他們的想法具有什麼特殊意義，甚至個個像天才兒童似的，這項是專家，那項也是專家，簡直萬能。幾十年前，我寫了些文章給這樣一些人取了個綽號叫<text:span text:style-name="T3"><text:s/>"</text:span>座談會專家<text:span text:style-name="T3">"</text:span>。不管你是要座談什麼，明明一竅不通，他照樣也都能隨時以專家之姿，講得天花亂墜，甚至自命為思想導師。當然，台灣社會偏偏就是吃這一套。<text:span text:style-name="T3"><text:line-break/><text:line-break/></text:span>最典型的例子之一就是李遠哲。他其實只能就某種化學問題以專家之姿發言，但是，像台灣這樣一種崇尚士大夫出國比賽功成名就的社會，人們會毫不猶豫把這樣一些人給捧成全方位的思想導師。<text:span text:style-name="T3"><text:line-break/><text:line-break/></text:span>二十年前，我批評李遠哲之種種行為之荒腔走板及其危害，當時幾個人會信？往往因此招來羞辱謾罵。就如同一兩年前批評柯文哲一樣。但是，當你把時間一拉長，你很容易就能看出這樣一種基本事實：一個人不會因為他懂得某種學科裏頭的某個東西，然後就會變成所有知識領域的專家；一個人也不會因為他出國比賽得獎，成為所謂台灣之光，他的道德品性就會因此得到滿分；一個人更不會因為他很會操弄網軍，塑造輿論，就因此而能嫻熟掌握市政或甚至因此連飛機也會開。<text:span text:style-name="T3"><text:line-break/><text:line-break/></text:span>另一個例子是醫界的所謂醫學倫理課程的相關資源，往往就掌握在一堆所謂大老的手裏；資格越深，權位越大，對於所謂倫理的發言地位也就越高。可是，倫理學不應該是這樣一種東西啊。若要談西方哲學上的倫理學或道德哲學，你總不能連康德、連<text:span text:style-name="T3"><text:s/>G.E.Moore</text:span>、連各種最基本的倫理學問題都不懂吧。若是要談論分配問題，可能就得找來一些社會科學的專家；若是要談<text:span text:style-name="T3"><text:s/>"</text:span>道德<text:span text:style-name="T3">" </text:span>這東西的某種形上學或相關知識論問題，甚至連分析哲學家、邏輯學家、語言哲學家、數學哲學家等等等所謂<text:span text:style-name="T3"><text:s/>"</text:span>科學哲學家<text:span text:style-name="T3">" </text:span>都得統統請來。相反地，假若你只是要談論生活中的某種事件的是非對錯，那麼，發言權力就應該更平等且更擴散一些才對，因為它本身比較不具有什麼難以跨越的知識專業性。<text:span text:style-name="T3"><text:line-break/><text:line-break/></text:span>但是，現實的發展卻是這樣：所謂醫學倫理，幾乎一概掌握在那些<text:span text:style-name="T3"><text:s/>(</text:span>往往不學有術、而且道德品性通常令人難以恭維的<text:span text:style-name="T3">) </text:span>醫界大老手裏，由他們來進行道德訓話。當然，過去<text:span text:style-name="T3">20</text:span>年來，這種相當不倫理的倫理怪象似乎也越來越不顯著。<text:span text:style-name="T3"><text:line-break/><text:line-break/></text:span>當然，有些東西確實有其專業，例如核電知識，例如醫學等等，但是，在絕大部份事關價值與利害取捨的問題上，這樣一種知識上的特權地位並不存在。<text:span text:style-name="T3"><text:line-break/><text:line-break/></text:span>所謂左派，又是台灣另一個<text:span text:style-name="T3"><text:s/>"</text:span>僧侶制<text:span text:style-name="T3">" </text:span>的例子，簡單說就是把大部份人沒什麼理由會去反對的一些想法，給變成極少數<text:span text:style-name="T3"><text:s/>"</text:span>自以為高人一等<text:span text:style-name="T3">" </text:span>的人的一種裝飾品。更糟糕的是，他們往往不知道自己在說什麼，思想內容亂七八糟、胡亂拼湊，胡扯一通，缺乏基本的真誠。他不是真的相信或認同什麼左派，他只是喜歡這樣一種被特殊化、被道德優越化的裝飾品，穿戴在身上，感覺蠻爽的。但是，大部份時候，其實往往不知道自己在說什麼。我經常懷疑他們是否曾經花一秒鐘仔細去想過相關問題。<text:span text:style-name="T3"><text:line-break/><text:line-break/></text:span>老實說，在某個意義上，理應大部份人都不會反對左派，大概只有極少數佔據權力核心的人才會反對；畢竟誰會去反對一種更加平等且具保障性的教育、醫療與就業機會等等之相關制度設計？當代左派也許有種種思想源頭，其中之一<text:span text:style-name="T3"><text:s/>(</text:span>也是我唯一比較懂的<text:span text:style-name="T3">) </text:span>就是<text:span text:style-name="T3"><text:s/>John Rawls </text:span>的<text:span text:style-name="T3"><text:s/>A Theory of Justice</text:span>，若再往上追溯，當然就是康德。相關思維不是我要談的，我只是想說，一種思想傾向，並不保證會導致某種必然的現實主張或立場<text:span text:style-name="T3"><text:s/>(</text:span>這句話應該放大一萬倍<text:span text:style-name="T3">)</text:span>。<text:span text:style-name="T3"><text:line-break/><text:line-break/></text:span>甲和乙都傾向左派的平等思維，但甲和乙之間卻很可能在某個現實問題上得出截然不同的結論。這很正常，因為概念是概念，現實是現實，當概念<text:span text:style-name="T3"><text:s/>"</text:span>應用到<text:span text:style-name="T3">" (applied to) </text:span>現實上頭時，如何個<text:span text:style-name="T3"><text:s/>"</text:span>應用<text:span text:style-name="T3">" </text:span>法，卻往往見仁見智；其中<text:span text:style-name="T3"><text:s/>"</text:span>時間<text:span text:style-name="T3">" </text:span>當然也是個變數，各種事務的輕重緩急之考量以及考量範圍包括哪些人等等等，都會影響各自不同的判斷與結論。<text:span text:style-name="T3"><text:line-break/><text:line-break/></text:span>講這些根本不用講的東西真是有夠無聊的，但我們之所以浪費時間講它是因為，很多如此明白的東西，事實上卻往往充滿種種極為荒謬的誤解或偏見。<text:span text:style-name="T3"><text:line-break/><text:line-break/></text:span>我很不喜歡以左右來定義人事物，因為當一個標籤具有千百種往往互相矛盾的意涵與意義時，意味著這樣的標籤並不具有太多幫助人們理解事物的功用，反倒只是憑添誤解。但我相信，絕大多數人理當都不會反對更具有平等與保障精神而且不失其基本發展自由的社會型態。現實的台灣，特別是對岸，當然都離這樣一種理想甚為遙遠；人與人基本上是極不平等的。一個人的出身，有沒有一個富爸爸、富媽媽，幾乎決定了他一生的造化，弱勢者往往沒有任何翻身的機會，或是得用一百倍的辛苦與煎熬加上過人的天份來取得旁人不需任何努力便能垂手可得的東西。萬一家中有人生病臥床或遭逢各種意外，社會或國家也不足以保障其生存，更不用說什麼平等發展權利，其家庭成員很可能就此得犧牲一生青春或甚至走上絕路。<text:span text:style-name="T3"><text:line-break/><text:line-break/></text:span>這樣一種國家，大家都很怕課稅，因為課了也沒用，並不會因此增加我的安全保障與發展機會。流氓收保護費好歹也會提供你某種保護，但在台灣，特別是在台南，我真的一點都看不出來這個所謂市政府究竟有哪一點存在的價值？每天一睜開眼，方方面面一切都只能自求多福，招子最好放亮點，或是練好拳頭，自己保護好自己和自己的家人；要不就乾脆加入黑幫好了，恐怕還更有保障一些。<text:span text:style-name="T3"><text:line-break/><text:line-break/></text:span>至於整個社會的各種發展機會，實際上是被特定階級及其政治同路人給壟斷的。當然，只要不是跟美國那樣一種被極少數人所極度操控的社會型態看齊，我相信這些問題都會逐漸、緩慢地改善，畢竟人心及眾人利益終究是趨向一致而非趨向對立的；保障了我的平等發展權利的同時，難道不也同樣保障了你的現在與未來？</text:p>
      <text:p text:style-name="P1"><text:span text:style-name="T1">陳真</text:span><text:s/>  |  2016.06.27 05:18   |   <text:a xlink:type="simple" xlink:href="http://palinfo.habago.org/Entry?Command=Information_PrintForum&amp;iPage=242#FORUM34761"><text:span text:style-name="T2">#</text:span></text:a></text:p>
      <text:p text:style-name="P2">今天看了第三次，裏頭的兩首曲子：<text:span text:style-name="T3"><text:line-break/><text:line-break/>https://goo.gl/A5jBMJ<text:line-break/><text:line-break/>https://goo.gl/XmbucN<text:line-break/><text:line-break/></text:span>想找片中那首<text:span text:style-name="T3"><text:s/>"</text:span>一萬個悲傷，我的愛，玄鶴琴<text:span text:style-name="T3">...</text:span>青青穹蒼<text:span text:style-name="T3">..."</text:span>，找不到。若有搜尋高手能找到這首歌，麻煩告知。</text:p>
      <text:p text:style-name="P1"><text:span text:style-name="T1">陳真</text:span><text:s/>  |  2016.06.27 05:04   |   <text:a xlink:type="simple" xlink:href="http://palinfo.habago.org/Entry?Command=Information_PrintForum&amp;iPage=242#FORUM34760"><text:span text:style-name="T2">#</text:span></text:a></text:p>
      <text:p text:style-name="P3">志澄，<text:span text:style-name="T3"><text:line-break/><text:line-break/></text:span>反對跨國貿易的意思是自己種的水果自己吃，自己做的手機自己用，不可以外銷嗎？否則就是右派？你應該不是這個意思吧，但那又是什麼意思呢？<text:span text:style-name="T3"><text:line-break/><text:line-break/></text:span>當一個人莫名其妙說自己左派時，總得說清楚在五百個或五千個往往互相矛盾的左派定義中，究竟是在哪一種意義下自稱左派。若是糊里糊塗往自己身上亂貼空洞蒼白的廉價標籤，其實就跟往自己身上貼一個<text:span text:style-name="T3"><text:s/>"</text:span>北七派<text:span text:style-name="T3">" </text:span>或<text:span text:style-name="T3"><text:s/>"</text:span>噁心八拉派<text:span text:style-name="T3">" </text:span>的標籤差不多一樣的意思。<text:span text:style-name="T3"><text:line-break/><text:line-break/></text:span>你知道嗎，三十多年前，曾經有個國民黨的職業學生<text:span text:style-name="T3"><text:s/>(</text:span>也就是學生特務的意思<text:span text:style-name="T3">) </text:span>邀我一起趁半夜偷偷去打破麥當勞的玻璃。我說我對偷偷摸模的行為不感興趣；而且，我又不是北七，我跟玻璃有仇嗎？我打破它幹啥呢？他說，左派當然就是要反對麥當勞這種跨國企業。我說，還好我不是左派，而且我的頭腦也沒有這麼<text:span text:style-name="T3"><text:s/>"</text:span>單純<text:span text:style-name="T3">"</text:span>，我看不出反麥當勞和左派兩者之間必然的關係。再說，打破它的玻璃幹啥呢？你以為麥當勞沒錢再換一面新玻璃嗎？<text:span text:style-name="T3"><text:line-break/><text:line-break/></text:span>我過去曾經待在勞陣<text:span text:style-name="T3"><text:s/>(</text:span>勞工陣線<text:span text:style-name="T3">) </text:span>好幾年的時間，擔任幹部。每次開會，都得來回騎上兩小時的摩托車，往往滿身大汗，狼狽不堪。我那時已經是某醫院的精神科主任。但是，我看那些號稱左派的<text:span text:style-name="T3"><text:s/>"</text:span>勞工代表<text:span text:style-name="T3">" </text:span>們前來開會，每一個都是開車。開車並不為過，但我從他們的談話中，約略知道其中有一些人開的是百萬名車<text:span text:style-name="T3"><text:s/>(</text:span>我對哪些是名車以及價錢至今毫無概念<text:span text:style-name="T3">)</text:span>；何止百萬名車，其中有一位家裏客廳布置的也是百萬音響。總之，我實在從他們的生活上上下下裏裏外外看不出到底是在哪一個意義上足以讓他們以自稱左派為榮。不過，我是在離開勞陣、出國好幾年之後才覺醒；在勞陣那幾年之間，我倒是完全沒有意識到我和他們之間的<text:span text:style-name="T3"><text:s/>"</text:span>階級差異<text:span text:style-name="T3">"</text:span>。<text:span text:style-name="T3"><text:line-break/><text:line-break/></text:span>當了住院醫生一年後，開始有了一點餘錢，買了生平第一台<text:span text:style-name="T3"><text:s/>CD </text:span>播放機，大約台幣一千八，心裏很感動，很震撼，特別是對於一個把音樂看成像生命那樣重要的人來說，終於能擁有一台可以聽<text:span text:style-name="T3"><text:s/>CD </text:span>的機器，那種感覺就像人類登陸月球那樣，標誌著人生終於擺脫貧窮的一個新階段。當時買的第一塊<text:span text:style-name="T3"><text:s/>CD </text:span>是<text:span text:style-name="T3">Michael Nyman </text:span>作曲的<text:span text:style-name="T3"><text:s/>"</text:span>廚師、大盜、他的太太和她的情人<text:span text:style-name="T3">"</text:span>。那年是<text:span text:style-name="T3">1992</text:span>年。<text:span text:style-name="T3"><text:line-break/><text:line-break/>1993</text:span>年，我考上專科醫師，旋即升上主治醫師，薪水五級跳，買了人生第一台電視機。<text:span text:style-name="T3">1994</text:span>年，當上某醫院精神科主任，因為不用值班，時間較多，才開始比較積極勞陣，慢慢才見識到這些所謂左派的人過的是什麼樣的一種生活。我當然不是說<text:span text:style-name="T3"><text:s/>"</text:span>每一個<text:span text:style-name="T3">" </text:span>都如此中產甚至豪奢，但那至少是很普遍的一種觀察，而非特例。<text:span text:style-name="T3"><text:line-break/><text:line-break/></text:span>我當然也不是說，左派就得像我這樣，含辛茹苦過著人民公社般的生活。我也不是說，左派就要像我這樣，散盡所得，把辛苦賺來的錢捐出一大半。當我開始當醫生時，林口長庚和台北馬偕的住院醫師薪水大約四、五萬。每次領到薪水，我就會趕緊跑去郵局，幾乎一下子就全部捐光光，捐給一堆團體，只留下幾千塊錢或一萬多塊給我和學姐兩人使用。<text:span text:style-name="T3"><text:line-break/><text:line-break/></text:span>在林口長庚工作時，我們租過幾間房，一開始住的是大約兩坪大的房間，連窗戶也沒有，完全密閉，當然也沒有冷氣，所以每隔一兩小時就會非常悶，像火爐一般，而且沒有空氣。我半夜常常得起床，打開房門，用手拼命煽門取風，讓新鮮空氣進來，否則真的會悶死人。而且，因為大約只有兩坪大，只擺得下一張床及一張桌子，但擺下桌子之後，椅子就擺不下了，所以桌子也就等於無法使用。<text:span text:style-name="T3"><text:line-break/><text:line-break/></text:span>後來搬家，找到好一點的房間，是在林口公西一處工寮頂樓的違建，在一個很小的巷子裏，住的全是工人，只有我們兩個不是。一個月一千五，沒有冷氣，同樣非常非常熱。但是還好是在頂樓，有窗戶，不用每天半夜起來煽門取風以免悶死。不過，缺點是沒有個人衛浴，一堆人共用；而工人使用衛浴大便洗澡甚至不關門，衛生狀況非常差。更痛苦的是，我們的房東太太好像就是老鴇，在隔壁經營一間私娼寮，經常有工人不知是有意或無意，經常誤闖前來騷擾，言語猥瑣，苦不堪言。<text:span text:style-name="T3"><text:line-break/><text:line-break/></text:span>我有一篇文章講到，我用賺來的第一筆薪水，花了一萬六，在林口長庚醫院的地下街入口處買了一台天文望遠鏡，為的就是可以在租處頂樓的陽台看月亮和星星。有一天，當我把望遠鏡朝底下地面望去時，在鏡頭裏，看到巷口有人推著一個小推車在賣西瓜，還有阿婆坐在階梯上乘涼，一些路人晃來晃去。原本在遠方根本看不清的人，一下子全跑進我的望遠鏡裏頭來了，就像無聲電影一樣，不知道為什麼，看著被塞進鏡頭裏的這些像玩偶一般小小的人時，心裏突然有著一股很深的感動，但我也不知道究竟是在感動一些什麼。<text:span text:style-name="T3"><text:line-break/><text:line-break/></text:span>這些乍看艱難的歲月，其實一點都不艱難，相反地，它恰恰是我總算脫離貧窮的一段時期，跟過去的極度赤貧根本不能比。在那之前的大學時代，甚至有一度窮到只能睡在高雄火車站，每天晚上和警察捉迷藏，你趕我就走，你走我就又翻牆潛入車站大廳睡覺避寒；夏天也不好過，在車站裏，一個晚上被蚊子咬個一百口是很平常的事；一度窮到甚至跑去賣血，而且還異想天開在報上刊登販賣腎臟的廣告；一年至少有<text:span text:style-name="T3">360</text:span>天是根本吃不飽的，曾經餓到只剩四十幾公斤。每次去當家教，不管天氣多熱，我一概穿長袖，因為我怕人家看到我骨瘦如柴的雙手會嚇到。連續四、五年都是喝沒有煮開的地下生水，喝出了滿身的結石。<text:span text:style-name="T3"><text:line-break/><text:line-break/></text:span>那時也沒有健保，根本不可能看醫生。有一次，肚子痛、腰痛得異常難受，跑去自己的學校<text:span text:style-name="T3"><text:s/>(</text:span>高醫<text:span text:style-name="T3">) </text:span>附設醫院就醫。原本只是想請醫生馬上判斷有無大礙，結果他說要做超音波檢查。我一聽，嚇壞了，幾乎都忘了痛，我哪來錢做什麼超音波檢查？於是，我帶著檢驗單，偷偷離開醫院，那張未完成批價的檢驗單，我一直都還留著。<text:span text:style-name="T3"><text:line-break/><text:line-break/></text:span>大學七年，幾乎沒有洗過熱水澡，因為根本買不起瓦斯桶，一到冬天非常痛苦；同時有幾年的時間也沒有馬桶，大便就大在報紙上，想辦法處理掉；沒有床鋪，就跟幾隻撿來的流浪貓狗一起睡在地上，四周全是牠們的屎尿。一度當血牛賣血，記得一西西好像是五塊錢，賣血賣到連護士都怕而拒絕再抽血。有個護士跟我說，你應該接受輸血而不是來賣血。還有個護士在抽完血之後，激動地偷偷塞給我好多餅乾。我在她的眼神裏看到一種友善，這個眼神，我一生到死都不可能忘記。異類或窮人是這樣一種生物，就跟蝙蝠一樣，他比一般人特別敏感，哪怕只是一個眼神，都能讓他一生難忘。<text:span text:style-name="T3"><text:line-break/><text:line-break/></text:span>講這些當然不是說左派就不能過好日子，只能貧窮度日；當然也不是說，支持共產主義就應該散盡所得給那些更窮的人。我要是有辦法，也絕不會想過貧窮日子。直到今天，我都還沒有自己的書房，只能在經常高達四、五十度的儲藏室裏工作<text:span text:style-name="T3"><text:s/>(</text:span>半夜就比較涼快些<text:span text:style-name="T3">) </text:span>，不到一坪、無法轉身的可用空間，以最大的忍耐力讀書、寫書以及處理無數公事私事。不過，再過幾個月，我就要搬去一棟豪宅了，沒有花一毛錢，所有買房頭期款的費用全部是想盡辦法、用盡一切手段去借來的，但願在新家能有個一生渴望的書房，不用很大，可用空間大約三坪就夠。<text:span text:style-name="T3"><text:line-break/><text:line-break/></text:span>當然，這些都沒有任何公眾意義；我從不認為自己是左派。我滿腦子就是想賺錢，滿腦子大右派思維；我並不相信傳統意義上的社會主義或共產主義的可行性。再說，左派也不一定要過著很節儉窮困的日子，<text:span text:style-name="T3">Noam Chomsky</text:span>有億萬家產，我倒也不會因此懷疑他在左派言行上的一絲真誠。但是，雖然一個人的生活和他的思想言行之間不一定要畫上等號，不過，從一個人怎麼過日子，怎麼生活，怎麼盤算前途，怎麼計算利害得失，以及人我關係的種種態度和各種價值觀以及政治取向等等，我們可以輕易就能看出誰是完全言行不一的冒牌貨。比方說，在這島上，是絕對不可能有綠油油的左派的，因為那是概念上對立的，就好像不可能有自由派的納粹一樣。<text:span text:style-name="T3"><text:line-break/><text:line-break/></text:span>至於什麼反對國際貿易就是左派，只能說是很莫名其妙。至於王丹寫什麼，我就沒興趣看了。<text:span text:style-name="T3"><text:line-break/><text:line-break/></text:span>另外，這版面上拜託盡量還是少貼別人寫的東西，除非你貼它是為了藉以表達自己的某種評論，否則拜託還是盡量給這版面留個清靜，免生無謂爭議或口水。當然，這原則並不是很絕對。<text:span text:style-name="T3"><text:line-break/><text:line-break/></text:span>該刪的我還是會刪，畢竟很多人與事是根本不值得聽不值得看不值得批評的。說出一句謊言或傻話很容易，但要澄清它卻得浪費多少無謂的筆墨與時間。因為你貼了，我若不刪，似乎就得逼著我非回應不可，因為我不希望這版面成為某種謠言謊言流言或低能人事物與言論的散播平台；但我更不願意和某些主流的人事物有所牽扯，同時也很不願意跟人討論；沒什麼好討論的。<text:span text:style-name="T3"><text:line-break/><text:line-break/></text:span>我知道台灣人最喜歡看這一類所謂<text:span text:style-name="T3"><text:s/>"</text:span>罵來罵去<text:span text:style-name="T3">" </text:span>的島內人事物，但我盡量能避則避，自我做賤的感覺很不愉快。把心思放在島內一些主流人事物低能空洞不具任何真誠與認知價值的無聊言行上頭其實是很沒有意義的。</text:p>
      <text:p text:style-name="P1"><text:span text:style-name="T1">信自己（桂承志）</text:span><text:s/>  |  2016.06.27 00:46   |   <text:a xlink:type="simple" xlink:href="http://palinfo.habago.org/Entry?Command=Information_PrintForum&amp;iPage=242#FORUM34759"><text:span text:style-name="T2">#</text:span></text:a></text:p>
      <text:p text:style-name="P2">有很多美国政客、媒体和<text:span text:style-name="T3">“</text:span>学者<text:span text:style-name="T3">”</text:span>都在说，<text:span text:style-name="T3">TPP</text:span>是由美国制定规则的国际自由贸易体系，首要目的是要遏制中国。我个人认为这种说法是在遮掩几个不可明说的谎言。<text:span text:style-name="T3"><text:line-break/><text:line-break/></text:span>首先，<text:span text:style-name="T3">TPP</text:span>并不是个经济条约，而是政治条约，是让签署国都放弃国内经济法律的立法权，交给由美国的<text:span text:style-name="T3">“</text:span>经济学家<text:span text:style-name="T3">”</text:span>、<text:span text:style-name="T3">“</text:span>法律学家<text:span text:style-name="T3">”</text:span>组成的仲裁委员会去判定各国该怎么做，不该怎么做。（成员国之间的外企投资，遇到法律纠纷，由仲裁委员会去解决）<text:span text:style-name="T3"><text:line-break/><text:line-break/></text:span>其次，这不是个国际贸易自由化的组织，而是个强制、排他性的组织。因为随着新兴经济体的不断发展壮大，世界贸易组织<text:span text:style-name="T3">WTO</text:span>已经不是美国一家说了算的组织，中国也是在加入世贸组织以后，工业、制造业、国际贸易慢慢发展成全球第一的，美国在自由贸易体系中地位衰落，所以想找个办法继续<text:span text:style-name="T3">“</text:span>领导世界<text:span text:style-name="T3">”</text:span>。<text:span text:style-name="T3"><text:line-break/><text:line-break/></text:span>最后，遏制中国也算是一个目的，但我认为不是最主要的，主要还是想推迟美国霸权的终结。因为对于一个做老大的而言，有没有做老大的样子，不在于他的对手有多强大，而是在于小弟多不多，听不听话。所以美国非常在意<text:span text:style-name="T3">“</text:span>盟友<text:span text:style-name="T3">”</text:span>的向心力，还有别的国家是不是听话。</text:p>
      <text:p text:style-name="P1"><text:span text:style-name="T1">林志澄</text:span><text:s/>  |  2016.06.26 23:45   |   <text:a xlink:type="simple" xlink:href="http://palinfo.habago.org/Entry?Command=Information_PrintForum&amp;iPage=242#FORUM34758"><text:span text:style-name="T2">#</text:span></text:a></text:p>
      <text:p text:style-name="P3">陳先生您好<text:span text:style-name="T3"><text:s/></text:span>反對跨國貿易不是應該算左派嗎，那麼就算他們在政權更迭之後立馬反悔了，頂多算是假左跟偽善，當然實際的狀況恐怕遠遠不是這樣的，說牠們從來沒有想過要反什麼<text:span text:style-name="T3">TPP</text:span>甚至服貿，而只是善於串連媒體製造動亂跟裝蒜，可能還比較接近真象。<text:span text:style-name="T3"><text:line-break/><text:line-break/><text:line-break/></text:span>轉錄<text:span text:style-name="T3"><text:s/></text:span>文<text:span text:style-name="T3">/</text:span>王丹<text:span text:style-name="T3"><text:line-break/><text:line-break/>TPP</text:span>對中國的政治挑戰<text:span text:style-name="T3"><text:line-break/><text:line-break/>2016</text:span>年<text:span text:style-name="T3">02</text:span>月<text:span text:style-name="T3">01</text:span>日<text:span text:style-name="T3">00:14 <text:line-break/><text:line-break/>TPP</text:span>（跨太平洋戰略經濟夥伴關係協議）表面上看起來是一紙經濟貿易協議，但實際上，它的國際戰略意義，絕不亞於對經濟全球化和貿易自由化的影響。<text:span text:style-name="T3"><text:line-break/><text:line-break/></text:span>而這，正是中國短期內不可能加入<text:span text:style-name="T3">TPP</text:span>的原因，也是中國未來面對的嚴峻的挑戰。為甚麼這麼說呢？<text:span text:style-name="T3"><text:line-break/><text:line-break/></text:span>近年來，有不少美國戰略學者已經認識到，隨著中國的經濟實力的增長，中共的野心也進一步加大，對外擴張的趨勢已經形成。為反制這一趨勢，美國有必要致力于建構一個可長可久的國際規範與制度，讓中國大陸依循美國所建立的制度在國際間發展。所以現在美國對華外交政策的主軸就是：掌握國際規則的制定權與主導權。而這個國際規則，目前來看，就是<text:span text:style-name="T3">TPP</text:span>協議形成的新的國際政治和經濟新秩序。歐巴馬已經明確表示，<text:span text:style-name="T3">TPP</text:span>的形成，就是為了不讓中國大陸主導國際貿易規則。所以習近平訪問美國，原本外界預測將會對於《美中雙邊投資條約》達成共識，但最後歐巴馬不願讓步。他的想法是先讓<text:span text:style-name="T3">TPP</text:span>過，然後用<text:span text:style-name="T3">TPP</text:span>的高標準套用到《美中雙邊投資條約》之中。<text:span text:style-name="T3"><text:line-break/><text:line-break/>TPP</text:span>為何可以作為制衡中國發展的框架？<text:span text:style-name="T3">TPP</text:span>將對中國產生什麼樣的挑戰呢？這些問題的答案，可以到<text:span text:style-name="T3">TPP</text:span>的協議文本中去尋找。舉例而言，<text:span text:style-name="T3">“</text:span>投資者－國家爭議解決<text:span text:style-name="T3">”</text:span>機制（<text:span text:style-name="T3"><text:s/>Investor-State Dispute settlement, ISDS </text:span>）條款的含義是：如果投資對象國的政府決策損害了外國投資者的正當權益，則該投資者可以援引這一條款，向專門的國際商業仲裁機構提交爭議，要求投資對象國政府賠償損失。這一規定實際上涉及到對國家主權的限制，從國際關係發展的角度出發來看，是對舊有的國際政治經濟秩序的極大改變。同時，美國約束國有企業的傾向已經非常清楚：一個是要求<text:span text:style-name="T3">TPP</text:span>成員國強化反壟斷法的要求；二是要求成員國政府不得對國有企業進行不當支持；三是要求成員國政府提高支持和控制國有企業的政策和措施的透明度。而我們都知道，國企是中共的黨產和命脈，也是龐大的利益集團，如果中國要加入<text:span text:style-name="T3">TPP</text:span>，不難想像他們的反彈會多麼大。<text:span text:style-name="T3"><text:line-break/><text:line-break/></text:span>此外，還有一些新的規則也是中國不可能接受的，例如人民幣實現自兌換，在環境保護上更為嚴格的標準等等。更不要說，如果加入<text:span text:style-name="T3">TPP</text:span>，中國就要允許開放組織獨立工會，同時也要開放網絡，不可以進行網絡上的言論管制，這些，更是一黨專政制度絕對不可能接受的妥協。<text:span text:style-name="T3"><text:line-break/><text:line-break/></text:span>那麼，中國是否可以選擇不加入<text:span text:style-name="T3">TPP</text:span>，通過<text:span text:style-name="T3">“</text:span>一帶一路<text:span text:style-name="T3">”</text:span>，<text:span text:style-name="T3">“</text:span>亞投行<text:span text:style-name="T3">”</text:span>等區域性經濟協作機制來與<text:span text:style-name="T3">TPP</text:span>抗衡呢？這當然正是中共現在在做的事情，但是對中國來說，絕非最好的。中國央行研究局首席經濟學家馬駿就指出，如果中國不在<text:span text:style-name="T3">TPP</text:span>第二輪開放時加入，將損失<text:span text:style-name="T3">2.2%</text:span>的<text:span text:style-name="T3">GDP</text:span>。在<text:span text:style-name="T3">TPP</text:span>領域最權威的研究機構－彼得森國際經濟研究所名譽所長弗雷德。伯格斯滕（<text:span text:style-name="T3">Fred Bergsten</text:span>）接受台灣<text:span text:style-name="T3">2015</text:span>年<text:span text:style-name="T3">10</text:span>月<text:span text:style-name="T3">12</text:span>日出版的《財經》雜誌採訪的時候說，<text:span text:style-name="T3">TPP</text:span>造成的貿易轉移會使得中國每年損失大約<text:span text:style-name="T3">1000</text:span>億美元的出口，中國只有加入，才能減少這個損失。拒不加入<text:span text:style-name="T3">TPP</text:span>固然可以抗拒美國對中國的遏制，但是以今天中國已經無法保七的經濟下行狀況，付出的代價幾乎是不可承受之重。<text:span text:style-name="T3"><text:line-break/><text:line-break/></text:span>我的結論就是：<text:span text:style-name="T3">TPP</text:span>的形成，是美國<text:span text:style-name="T3">“</text:span>亞洲再平衡<text:span text:style-name="T3">”</text:span>國際戰略的核心內容之一，它的戰略意義不僅在於經濟上推進更大的自由化，更在於通過經濟手段推進協議參加國的政治民主化和自由化，而後者，才是對中國的最大挑戰。</text:p>
      <text:p text:style-name="P1"><text:span text:style-name="T1">陳真</text:span><text:s/>  |  2016.06.26 04:37   |   <text:a xlink:type="simple" xlink:href="http://palinfo.habago.org/Entry?Command=Information_PrintForum&amp;iPage=242#FORUM34757"><text:span text:style-name="T2">#</text:span></text:a></text:p>
      <text:p text:style-name="P2">插播一下廣告。這跟世界和平表面上好像沒什麼關係，其實我是真心相信它真能救世界。關鍵是，你得真的信，信者得永生。<text:span text:style-name="T3"><text:line-break/><text:line-break/></text:span>我的偶像朴贊郁的新片<text:span text:style-name="T3"><text:s/>The Handmaiden </text:span>昨天上映了<text:span text:style-name="T3">(</text:span>台譯下女的誘惑。台灣總是喜歡取一些低級片名，我買票時差點講不出口<text:span text:style-name="T3">) </text:span>。我連看兩場。第一場七個人，半途走掉三個，開罵而去，大喊無聊。<text:span text:style-name="T3"><text:line-break/><text:line-break/></text:span>偌大的電影院，雖然總共只有四、五人，卻照樣吵翻天。一對學生情侶幾乎每一幕都有評語，而且完全就是把電影院當成他家客廳，一邊聊天一邊還滑手機，當場搜尋影評。我斥責三次無效，只好忍到底。<text:span text:style-name="T3"><text:line-break/><text:line-break/></text:span>另兩個則是一直吃吃喝喝。台灣人不管搭車、看電影，好像沒法忍受一種短暫的寧靜和空氣乾淨，非得一直吃吃喝喝個不停才能平息某種無聊似的。<text:span text:style-name="T3"><text:line-break/><text:line-break/></text:span>台灣人的個人意識，在一種冒牌的民主風氣下，近十幾年來大幅暴漲，只要我喜歡，有什麼不可以，到處為所欲為。曾幾何時，在台灣連想要安靜乾淨無噪音無食物臭味地看場電影，也已經變成一種幾乎不可能的事了。<text:span text:style-name="T3"><text:line-break/><text:line-break/></text:span>第二場是午夜場，我又買了一張票再度進場。還好這回只有我一個觀眾，終於才能安心看電影。<text:span text:style-name="T3"><text:line-break/><text:line-break/></text:span>依這種票房表現，我看不出幾天就會下片，想看的動作要快。我打算再看兩次。聶隱娘之後，大概就只有這片稱得上一流。雖是黑色喜劇，卻看得我很想當場嚎啕大哭。<text:span text:style-name="T3"><text:line-break/><text:line-break/></text:span>今天靜站前有位導演來問我詹益樺的事。我原本拒絕，因為我不想成為糟蹋死去好友的幫凶，畢竟當今之世，在這封閉小島上，難道還會有除了綠油油之外的第二種聲音？<text:span text:style-name="T3"><text:line-break/><text:line-break/></text:span>不過，我看這位導演完完全全不知道我是誰，也從沒聽過巴勒網，讓我比較安心一些，所以就答應跟他聊聊，但以後不會答應上鏡頭就是。聊半天，好像沒什麼機會能說些什麼，畢竟兩個人講話其實還是需要某種基本的理解。路人甲和路人乙很難談上話。<text:span text:style-name="T3"><text:line-break/><text:line-break/></text:span>聊半天，其實我只是想說，一個人如果會打動人，應該不是因為他很特別，跟我們都不一樣，而是因為原來他跟我們沒什麼兩樣；他的所作所為所思所想之所以讓人灑下熱淚，肯定是因為他觸動了我們心底深處某個共通的東西。<text:span text:style-name="T3"><text:line-break/><text:line-break/></text:span>我們之所以會為了電影也好、小說也罷的一些純屬虛構的人物情節而感動，難道不也因為它觸動了人們普遍內心深處某個揮之不去的東西？</text:p>
      <text:p text:style-name="P1"><text:span text:style-name="T1">陳真</text:span><text:s/>  |  2016.06.26 03:49   |   <text:a xlink:type="simple" xlink:href="http://palinfo.habago.org/Entry?Command=Information_PrintForum&amp;iPage=242#FORUM34756"><text:span text:style-name="T2">#</text:span></text:a></text:p>
      <text:p text:style-name="P3">有個笑話講過很多遍了，不過還是很好笑。有人去吃路邊攤，點了一盤花枝米粉，整盤米粉都吃光了，就是找不到花枝。很生氣，叫來老闆娘質問：<text:span text:style-name="T3"><text:line-break/><text:line-break/>"</text:span>老闆娘，我的花枝呢？只有米粉，找不到花枝。<text:span text:style-name="T3">"<text:line-break/><text:line-break/></text:span>老闆娘說：<text:span text:style-name="T3">"</text:span>花枝是我的名字啦。<text:span text:style-name="T3">"<text:line-break/><text:line-break/></text:span>不是有一種咖啡叫做<text:span text:style-name="T3"><text:s/>"</text:span>左岸咖啡<text:span text:style-name="T3">" </text:span>嗎？同理，此左非彼左。左岸只是個<text:span text:style-name="T3"><text:s/>"</text:span>名字<text:span text:style-name="T3">"</text:span>，就如同名叫花枝的老闆娘賣的米粉就叫做花枝米粉，但你可別指望裏頭有花枝。<text:span text:style-name="T3"><text:line-break/><text:line-break/></text:span>一個黨，黨名又有民主，又有進步，但你可別指望它跟民主進步扯得上什麼關係。同理，這個爛黨不是有個還更爛的尾巴黨叫做社會民主黨嗎，居然把<text:span text:style-name="T3"><text:s/>"</text:span>社會民主主義<text:span text:style-name="T3">" </text:span>都放進黨名了，這下還能不左嗎？當然。那就跟花枝老闆娘賣的花枝米粉一樣，只是一個<text:span text:style-name="T3"><text:s/>"</text:span>名字<text:span text:style-name="T3">"</text:span>。<text:span text:style-name="T3"><text:line-break/><text:line-break/></text:span>相較於西方人，台灣人好像特別喜歡自稱左派，偏偏自稱左者十之八九右到不行。那麼，究竟什麼是左？怕是根本說不清。據我估計，至少有五百種互相矛盾的定義。但不管怎麼樣，當我們不知道什麼<text:span text:style-name="T3"><text:s/>"</text:span>是<text:span text:style-name="T3">" </text:span>左時，或許有可能知道什麼<text:span text:style-name="T3"><text:s/>"</text:span>不是<text:span text:style-name="T3">"</text:span>。<text:span text:style-name="T3"><text:line-break/><text:line-break/></text:span>比方說，我知道美國政府與各政黨，絕對稱不上左。我也知道，這個整天挑撥族群仇恨、高唱血統論、抬舉台灣人，妖魔化其它族群、以之定義敵我、而且本身大多就是財團或富二代富三代、與財團哥倆好一對寶、甘為美帝走狗的民進唬爛黨及其一堆尾巴黨或御用團體與御用文人，不管名字取得多好聽，當然更不是左，倒是相當接近納粹。<text:span text:style-name="T3"><text:line-break/><text:line-break/></text:span>我並不是想爭論這些根本毋庸置疑的事實，只是感到非常厭惡，媽的，實在是齷齪到爆，佔了便宜還賣乖。<text:span text:style-name="T3"><text:line-break/><text:line-break/></text:span>左右當然是一種相對概念。當各種漂亮辭彙紛紛淪陷遭受輪姦之餘，我只能說，隨他們去命名吧，既然它是一種相對概念，如果他們是光，那我就是那黑暗；如果他們是天使，那我就是那魔鬼；他們若是左，那我當然就是右，總之就是絕對不會站到一塊便是。<text:span text:style-name="T3"><text:line-break/><text:line-break/></text:span>台灣很多所謂左，也許真的是左吧，不過卻是一種口交型左派。我是說口頭交待一下就算進行了革命的意思；最典型的口交作法大約有幾招：<text:span text:style-name="T3"><text:line-break/><text:line-break/></text:span>第一招是召開記者會進行口頭交待。三天兩頭動不動就開記者會，好像記者是他們家的佣人似的。當然，台灣記者的確也很樂意應召而來，因為這類口交型運動家通常頭銜顯赫。台灣社會最吃這一套。<text:span text:style-name="T3"><text:line-break/><text:line-break/></text:span>第二招是連署聲明，簡單說就是作文比賽。像小學生一樣，大家一起擬個漂亮聲明，然後簽上自己鎂光閃閃的大名，附上顯赫頭銜，革命便在冷氣房裏瞬間完成了。至於沒有顯赫頭銜的，賣碗粿的，修理腳踏車的，拉保險的，想簽名？先回去撒泡尿照照鏡子再來。<text:span text:style-name="T3"><text:line-break/><text:line-break/></text:span>第三招是議題聲援。原理同上，都是閃亮亮的名流頭銜。哪像我這兩年連要講個頭銜都好難，常常要講半天，有時候還得用寫的。什麼？你說你在什麼醫院工作？ㄒㄧㄢ<text:span text:style-name="T3">/</text:span>、ㄉㄜ<text:span text:style-name="T3">/ </text:span>醫院，西一安賢<text:span text:style-name="T3">...</text:span>什麼？哪個ㄒㄧㄢ<text:span text:style-name="T3">/</text:span>？吃飽太閒的閒？不是不是，賢能的賢。<text:span text:style-name="T3"><text:line-break/><text:line-break/></text:span>這一招議題聲援的通俗說法是打蛇隨棍上，凡是遇到鎂光閃閃、萬眾矚目的場面，就趕緊跳出來，講一堆你根本不用聽也知道他要講什麼的屁話，講得義憤填膺，彷彿家國存亡在此一舉；要不就是講得五彩繽紛，美不勝收，彷彿只要是人都一定得支持的真理一般。一旦電視轉播車轉換議題，便也立即打烊走人，彷彿根本沒有這件事。<text:span text:style-name="T3"><text:line-break/><text:line-break/></text:span>口交型運動當然不只這三招，不過原理都一樣，各位可自行舉一反十反百；基本作法就是什麼都不用做，甚至連流一滴汗也不用，光用嘴巴口頭交待一下就能達到革命高潮。</text:p>
      <text:p text:style-name="P1"><text:span text:style-name="T1">信自己（桂承志）</text:span><text:s/>  |  2016.06.26 02:02   |   <text:a xlink:type="simple" xlink:href="http://palinfo.habago.org/Entry?Command=Information_PrintForum&amp;iPage=242#FORUM34755"><text:span text:style-name="T2">#</text:span></text:a></text:p>
      <text:p text:style-name="P2">伦敦前副市长罗思义：脱欧派获胜<text:span text:style-name="T3"><text:s/></text:span>开启了英国政治危机大门<text:span text:style-name="T3"><text:line-break/><text:line-break/></text:span>英国退欧公投结果于北京时间<text:span text:style-name="T3">6</text:span>月<text:span text:style-name="T3">24</text:span>日下午两点揭晓，英国民众以<text:span text:style-name="T3">52%</text:span>比<text:span text:style-name="T3">48%</text:span>的投票结果决定离开欧盟。<text:span text:style-name="T3"> <text:line-break/><text:line-break/></text:span>这是否意味着英国退欧大局已定？非也！这一结果并不意味着英国必然将正式或者实质上脱离欧盟。但这无疑将令英国陷入严重的政治危机，因为英国的主导力量将会寻求正式或实质上扭转投票结果。<text:span text:style-name="T3"> <text:line-break/><text:line-break/></text:span>英国首相卡梅伦宣布辞职，仅仅是这轮政治危机的开始。<text:span text:style-name="T3"> <text:line-break/><text:line-break/></text:span>因为部分中国媒体对英国脱欧公投结果存在误读，所以我觉得我有必要对此作出澄清。公投结果显示英国退欧，并不意味着英国已经正式脱离欧盟。按照《里斯本条约》第五十条，这只是意味着英国可以与欧盟就脱离欧盟展开谈判。但直到第五十规定对英国正式生效之前，英国是不能正式脱离欧盟的。<text:span text:style-name="T3"> <text:line-break/><text:line-break/></text:span>卡梅伦在他的辞职演讲中明确表示，他不会触发《里斯本条约》第五十条的脱欧条款。也即是说，《里斯本条约》第五十条最早也要到秋天<text:span text:style-name="T3">——</text:span>英国新首相选举产生时才会触发。但主张脱离欧盟的人已说明，他们不会在秋天申请触发《里斯本条约》第五十条，这是因为他们对退欧没有协调一致的计划。所以英国尚没有就退欧公布正式议案！<text:span text:style-name="T3"> <text:line-break/><text:line-break/></text:span>自结果逐步明朗后，英国的经济和政治危机就开始显现。英镑汇率自部分结果公布后的数小时即下跌了<text:span text:style-name="T3">8%——</text:span>这甚至超过<text:span text:style-name="T3">2008</text:span>年国际金融危机跌幅最大的一天。<text:span text:style-name="T3"> <text:line-break/><text:line-break/></text:span>显而易见，投票结果将给英国的统一带来问题，因为苏格兰支持留在欧盟<text:span text:style-name="T3">——</text:span>苏格兰首席大臣尼古拉<text:span text:style-name="T3">•</text:span>斯特金刚刚宣布，苏格兰将按照法律启动新一轮的独立公投。<text:span text:style-name="T3"> <text:line-break/><text:line-break/></text:span>就政府层面而言，卡梅伦和大多数内阁成员都支持留在欧盟。但所有的民调显示，绝大多数的保守党选民和少数政府成员，则反对留在欧盟。按照《里斯本条约》，英国公投脱欧后，还要经过至少两年的谈判，才能真正脱欧。也即是说，在此期间，执政的保守党必然面临党内分歧加深的危机。<text:span text:style-name="T3"> <text:line-break/><text:line-break/></text:span>就英国国内而言，占压倒性多数的社会精英支持英国留在欧盟，比如英国工业联合会、英国首相与财政大臣、英国所有主要政党领袖、超过四分之三的保守党内阁成员、四分之三的国会议员、伦敦金融城的金融区，以及几乎所有的工党议员等等。<text:span text:style-name="T3"> <text:line-break/><text:line-break/></text:span>英国之外，美国总统，每个欧洲主要国家与国际货币基金组织的领导人，甚至美国驻欧洲军事指挥官，也都公开支持英国留欧。<text:span text:style-name="T3"> <text:line-break/><text:line-break/></text:span>因此，大多数民众投票反对占压倒性多数的经济与政治精英，体现了民众对执政精英们政治上的极度不满。英格兰北部工业区与威尔士的工人阶级，尤其反对留在欧盟。自国际金融危机爆发<text:span text:style-name="T3">8</text:span>年以来，这些地区的工资和社会服务，出现严重下滑。<text:span text:style-name="T3"> <text:line-break/><text:line-break/></text:span>但支持留欧的社会力量足够强大，他们也不会简单地承认公投结果，因为他们视公投结果为可推翻的<text:span text:style-name="T3">“</text:span>闹剧<text:span text:style-name="T3">”</text:span>，而非<text:span text:style-name="T3">“</text:span>民主的决定<text:span text:style-name="T3">”</text:span>。之前，丹麦、瑞典、法国和爱尔兰所举行的脱欧公投，曾经产生过<text:span text:style-name="T3">“</text:span>错误<text:span text:style-name="T3">”</text:span>的结果，最后还是被正式或者实质上推翻了。<text:span text:style-name="T3"> <text:line-break/><text:line-break/></text:span>因此，继这些公投后，英国的精英势力在不会束手就擒接受<text:span text:style-name="T3">“</text:span>英国人民的民主意愿<text:span text:style-name="T3">”</text:span>，而是会致力于如何正式或者实质上推翻公投结果。显然，英国退欧公投的程序会遭到破坏与规避。<text:span text:style-name="T3"> <text:line-break/><text:line-break/></text:span>认为<text:span text:style-name="T3">“</text:span>英国会按照公投结果现在就脱离欧盟<text:span text:style-name="T3">”</text:span>是一种误解。英国要正式脱欧，就得按照《里斯本条约》第五十条规定，与欧盟就脱离欧盟展开谈判。即使是主张英国退欧的支持者，也不会放弃与欧盟的自由贸易，因为一旦放弃会令英国陷入更深的经济危机。<text:span text:style-name="T3"> <text:line-break/><text:line-break/></text:span>但维护自由贸易和退欧所涉及的许多其他问题，当然只能通过与欧盟之间的协定才能维持。<text:span text:style-name="T3"> <text:line-break/><text:line-break/></text:span>反过来，英国议会也将不得不就与欧盟的协定进行投票表决，还会通过退出欧盟的立法。与欧盟谈判涉及的许多问题，可能导致<text:span text:style-name="T3">“</text:span>退欧<text:span text:style-name="T3">”</text:span>阵营宣称的<text:span text:style-name="T3">“</text:span>与欧盟谈判的最短期限是两年<text:span text:style-name="T3">”</text:span>，延长至十年。因为超过四分之三的英国国会议员支持留欧，显然这个因素可被用来绕开规则，造成正式或实质上否决脱欧的结果。<text:span text:style-name="T3"> <text:line-break/><text:line-break/></text:span>退欧所带来的严重的负面经济后果，也会迅速蔓延开来：因为英国将不再是欧盟的商业基地，英国的外来投资将下降，贸易亦会随之下降。<text:span text:style-name="T3"> <text:line-break/><text:line-break/></text:span>很明显，正如丹麦和爱尔兰以往的公投案例，留欧阵营支持者有充足的理由称，<text:span text:style-name="T3">“</text:span>必须举行留欧的第二次公投<text:span text:style-name="T3">”</text:span>。<text:span text:style-name="T3"> <text:line-break/><text:line-break/></text:span>当前的公投非同寻常，在某种意义上是一种欺诈，如卡梅伦所代表的留欧阵营宣称要跟欧盟<text:span text:style-name="T3">“</text:span>谈判<text:span text:style-name="T3">”</text:span>，而脱欧阵营所主张的与最终能够获得的结果可能大相径庭，事实上脱欧派的主张就是胡扯。<text:span text:style-name="T3"> <text:line-break/><text:line-break/></text:span>世界贸易组织前总干事、现担任法国总统顾问的帕斯卡尔<text:span text:style-name="T3">•</text:span>拉米<text:span text:style-name="T3"><text:s/>(Pascal Lamy)6</text:span>月<text:span text:style-name="T3">24</text:span>日接受<text:span text:style-name="T3">BBC</text:span>采访时直言不讳地指出，英国不能期望离开欧盟，还享受在欧盟的好处，退欧谈判条款将对英国不利，有可能迫使退欧决定被逆转。<text:span text:style-name="T3"> <text:line-break/><text:line-break/></text:span>实际事实是，英国与欧盟的退欧谈判，很可能在第二轮公投时被否决，从而让英国留在欧盟。<text:span text:style-name="T3"> <text:line-break/><text:line-break/></text:span>荒谬可笑的是，英国退欧公投结果并不必然意味着英国将会脱离欧盟，但这却是英国陷入严重政治危机的开始。<text:span text:style-name="T3"> <text:line-break/><text:line-break/></text:span>英国退欧公投结果必然将使中英关系的重要性下降，因为对中国而言，欧盟是远比英国重要的经济市场。<text:span text:style-name="T3"> <text:line-break/><text:line-break/></text:span>就长期来看，即使英国最后仍留在欧盟内，中英之间的商业合作相较其他欧盟国家来说，会有更多不确定性；就短期来看，英国退欧公投结果所引发的政治危机，将给中国企业带来风险。相应地，中国与欧盟内的德法关系，将变得更为重要。<text:span text:style-name="T3"><text:line-break/><text:line-break/></text:span>罗思义<text:span text:style-name="T3"><text:line-break/><text:line-break/></text:span>观察者网特约作者，中国人民大学重阳金融研究院高级研究员<text:span text:style-name="T3"><text:line-break/></text:span>发表时间：<text:span text:style-name="T3">2016-06-25 10:17:41</text:span></text:p>
      <text:p text:style-name="P1"><text:span text:style-name="T1">陳真</text:span><text:s/>  |  2016.06.25 04:37   |   <text:a xlink:type="simple" xlink:href="http://palinfo.habago.org/Entry?Command=Information_PrintForum&amp;iPage=242#FORUM34754"><text:span text:style-name="T2">#</text:span></text:a></text:p>
      <text:p text:style-name="P3">志澄，<text:span text:style-name="T3"><text:line-break/><text:line-break/></text:span>我無言了，你的連結我沒看，我只能說，如果這些人是左<text:span text:style-name="T3"><text:s/>(</text:span>當然我不是說每一個<text:span text:style-name="T3">)</text:span>，我看天底下應該找不到幾個右的了。<text:span text:style-name="T3"><text:line-break/><text:line-break/></text:span>我提過在大約<text:span text:style-name="T3">2000</text:span>年左右<text:span text:style-name="T3"><text:s/>(</text:span>也許更早，確切年代我忘了<text:span text:style-name="T3">)</text:span>，寫了一篇<text:span text:style-name="T3">"</text:span>一封告別信<text:span text:style-name="T3">"</text:span>，告別昔日同志，引起極大的報復。我曾舉了其中一個例子提到有人因此發信給一大堆人，說我不愛台灣、一定是國民黨的打手什麼的，那個綠油油的混蛋似乎就在這些人裏頭。<text:span text:style-name="T3"><text:line-break/><text:line-break/></text:span>當然，我說這些人並不左，跟我這事情一點關係也沒有。我只是看不出這些人之所謂左是左在哪？會不會左得太廉價了一點。這些人應該稱為社會名流吧，他們若左，天下無人在右了。媽的，我實在是受夠了詐騙集團。<text:span text:style-name="T3"><text:line-break/><text:line-break/></text:span>剛剛連續看了兩場朴贊郁的<text:span text:style-name="T3">"</text:span>下女的誘惑<text:span text:style-name="T3">" </text:span>回來。當下女知道女主角每天朗讀一些變態書給變態姨丈聽時，氣得差點把整個書房給拆了。面對徹底扭曲的所謂台灣史，面對各路詐騙集團，我的感覺差不多也是這樣。媽的，這叫做歷史？媽的，這叫做左翼？實在是不知道要用多大的忍耐力才能忍受這樣一些噁心事。<text:span text:style-name="T3"><text:line-break/><text:line-break/></text:span>媽的，就算騙小孩也該騙得像樣一點。動不動就是一些自以為高人一等的人，舞文弄墨寫篇作文，然後簽上自己非凡的大名，聯署昭告天下，媽的，這叫做什麼？左翼反抗行動？左翼思想改造？媽的，一定要逼我誠實嗎？這是要鍛鍊我的忍功嗎？</text:p>
      <text:p text:style-name="P1"><text:span text:style-name="T1">隆誌</text:span><text:s/>  |  2016.06.25 03:23   |   <text:a xlink:type="simple" xlink:href="http://palinfo.habago.org/Entry?Command=Information_PrintForum&amp;iPage=242#FORUM34753"><text:span text:style-name="T2">#</text:span></text:a></text:p>
      <text:p text:style-name="P6"><text:span text:style-name="T1">吵得沸沸揚揚的英國脫歐公投，終於落幕。雖然未來還有一堆政治問題要解決，可是這就是標準政治操作，最後被反噬的結果。為了個人政治前途，對各種派系極端妥協，最後反被綁架。</text:span><text:line-break/><text:line-break/><text:span text:style-name="T1">有沒有一種似曾相識的感覺，過去與現在都還在台灣上演。</text:span><text:line-break/>===============================================<text:line-break/><text:span text:style-name="T1">英國脫歐，弄假成真？</text:span><text:line-break/>http://www.cw.com.tw/article/article.action?id=5074838<text:line-break/><text:span text:style-name="T1">英國脫歐了　接下來會怎樣？</text:span><text:line-break/>http://www.cw.com.tw/article/article.action?id=5077084</text:p>
      <text:p text:style-name="P1"><text:span text:style-name="T1">林志澄</text:span><text:s/>  |  2016.06.25 00:16   |   <text:a xlink:type="simple" xlink:href="http://palinfo.habago.org/Entry?Command=Information_PrintForum&amp;iPage=242#FORUM34752"><text:span text:style-name="T2">#</text:span></text:a></text:p>
      <text:p text:style-name="P3">陳先生您好<text:span text:style-name="T3"><text:s/></text:span>彭先生應該是指他去年底跟當代<text:span text:style-name="T3">30</text:span>位左右社運左翼積極份子共同發起的「反ＴＰＰ公民鬥陣」，如今這些反人類或反反人類很可能不會再有任何更進一步的動作了<text:span text:style-name="T3"><text:s/>XD<text:line-break/><text:line-break/></text:span>加入<text:span text:style-name="T3">TPP</text:span>傷害主權公民鬥陣要求公投<text:span text:style-name="T3"><text:line-break/>http://www.coolloud.org.tw/node/84061<text:line-break/><text:line-break/>2015</text:span>年<text:span text:style-name="T3">12</text:span>月<text:span text:style-name="T3">1</text:span>日<text:span text:style-name="T3"><text:line-break/></text:span>包括吳音寧、王麗萍、丘延亮、彭明輝等社運工作者、學者組成的「反<text:span text:style-name="T3">TPP</text:span>公民鬥陣」，<text:span text:style-name="T3">12</text:span>月<text:span text:style-name="T3">1</text:span>日下午於雲林虎尾厝沙龍舉行籌備會議，分析<text:span text:style-name="T3">TPP</text:span>造成的問題及未來行動策略，現場多位立委候選人與會，決議<text:span text:style-name="T3">12</text:span>月<text:span text:style-name="T3">19</text:span>日舉行大遊行推動<text:span text:style-name="T3">TPP</text:span>公投。<text:span text:style-name="T3"><text:line-break/>https://www.youtube.com/watch?v=e5CPHvU9xpg<text:line-break/><text:line-break/></text:span>彭明輝教授談<text:span text:style-name="T3">TPP<text:line-break/>https://www.youtube.com/watch?v=Qz19vgtzp08</text:span></text:p>
      <text:p text:style-name="P5"/>
      <text:p text:style-name="P1"><text:span text:style-name="T1">陳真</text:span><text:s/>  |  2016.06.24 20:31   |   <text:a xlink:type="simple" xlink:href="http://palinfo.habago.org/Entry?Command=Information_PrintForum&amp;iPage=243#FORUM34751"><text:span text:style-name="T2">#</text:span></text:a></text:p>
      <text:p text:style-name="P3">志澄貼這個，我本來是想刪掉的，因為不想惹一些無謂的口水。我無惡意，但也許我孤陋寡聞，彭先生究竟曾經參與過什麼社運<text:span text:style-name="T3"><text:s/>(</text:span>更不用說戒嚴時期了<text:span text:style-name="T3">)</text:span>，我實在很納悶。戒嚴時期島內的社運圈裏有哪些人，應該很少是我沒聽說過的，畢竟那是個很小的圈子，跟現在巴勒網的人數恐怕差不多。<text:span text:style-name="T3"><text:line-break/><text:line-break/></text:span>我也不知道彭先生在講的什麼左翼等等這些，究竟指的是什麼。若要說左翼，不外就是夏潮及陳映真等人，另外還有工黨，以及跟巴勒網友好的勞動黨及勞權會等等。直到今天，他們的理想堅持都還在，看不出什麼變質或墮落，只是台灣社會及主流政治勢力故意把他們給遺忘甚至極力抹煞。更早一代的就是比方說蘇新，還有他女兒蘇慶黎，其他當然還有一些人，跟保釣有關，例如林孝信、鄭鴻生等等等。所有這些人或團體，豐功偉業根本講不完，那才是紮紮實實的一種運動家或革命家。但是，這一代被洗腦的台灣人，對於他們應該統統都沒聽過；歷史居然可以扭曲成這樣，實在可悲且可恨。<text:span text:style-name="T3"><text:line-break/><text:line-break/></text:span>我常吹捧自己的社運經歷與貢獻，但我跟你說，以我的經歷和貢獻來壓檯面上掌權的這些冒牌貨，這些綠油油的龜一代龜二代或龜三代，當然壓得過，但是，若要跟左翼那些前輩比，大概差不多是<text:span text:style-name="T3"><text:s/>1 </text:span>比<text:span text:style-name="T3">100</text:span>萬吧，根本沒法比。其實不管是統或獨，不管左或右，我的上一輩的上一輩，他們之所作所為，確實令人敬佩，比方說我的好朋友，主張台獨的黃紀男，那真的是一條好漢。<text:span text:style-name="T3"><text:line-break/><text:line-break/></text:span>至於最早時期的編聯會即後來的新潮流，也是<text:span text:style-name="T3"><text:s/>"</text:span>左派<text:span text:style-name="T3">"</text:span>，不過那是<text:span text:style-name="T3"><text:s/>"</text:span>號稱<text:span text:style-name="T3">" </text:span>左派，就跟放屁一樣，不能當真，完全不能跟那些真正的左翼人士相提並論。把兩者混為一談，真是一種褻瀆。至於九零年代以後的新潮流，就根本不知道<text:span text:style-name="T3"><text:s/>"</text:span>新<text:span text:style-name="T3">" </text:span>在哪了，完全就是一群無恥投機政客。<text:span text:style-name="T3"><text:line-break/><text:line-break/></text:span>至於我呢，因為一開始就主張台獨，而且個性上及認知上自認充滿大右派性格，跟<text:span text:style-name="T3"><text:s/>"</text:span>左<text:span text:style-name="T3">" </text:span>這邊的人很疏離，但基本上我始終還是很尊敬他們的情操與作為。其實，我在<text:span text:style-name="T3">1982 </text:span>年左右一腳踏入黨外時，走得最近的是陳秀賢。他在高雄創辦一個<text:span text:style-name="T3"><text:s/>"</text:span>民主工作室<text:span text:style-name="T3">"</text:span>，從事工運、農運，而我就是裡頭的成員。陳秀賢很左，甚至我當時經常感覺他就是<text:span text:style-name="T3"><text:s/>"</text:span>共匪<text:span text:style-name="T3">"</text:span>。後來，當我開始接觸<text:span text:style-name="T3"><text:s/>"</text:span>右<text:span text:style-name="T3">" </text:span>這邊即美麗島世代及其辯護律師這一群人時，只要一提起陳秀賢或民主工作室，又右又獨的這一邊的人就會很排斥，對我充滿疑慮，覺得我不應該跟左走太近。<text:span text:style-name="T3"><text:line-break/><text:line-break/></text:span>其實我當時倒也沒打算跟左或右靠攏，但是，左的那一邊因為總是喜歡講一堆又紅又專的東西，讓我覺得有點不食人間煙火，聽不慣，於是就逐漸走到美帝走狗的獨派陣營這邊來，直到上個世紀末才清醒。<text:span text:style-name="T3"><text:line-break/><text:line-break/></text:span>當時還沒有任何所謂學運或學校地下社團，但是，八零年代初期，倒是曾經有過一些我感覺也是<text:span text:style-name="T3"><text:s/>"</text:span>號稱<text:span text:style-name="T3">" </text:span>左派的學生集體跑來找我。很不可思議的是，每一個人竟然全部都匿名，說什麼是為了留得青山在。媽的，可是你不說你是誰，我難道是在跟一群鬼魂討論左派革命？這些舞文弄墨的學生，甚至還會瞎掰一些根本不存在的<text:span text:style-name="T3"><text:s/>"</text:span>左派團體<text:span text:style-name="T3">"</text:span>，以之為名義，散發嘴砲式的匿名聲明。我見過許許多多<text:span text:style-name="T3"><text:s/>"</text:span>號稱左派<text:span text:style-name="T3">" </text:span>的學生或學者，幾乎個個品性非常差，有的百分之百明明就是國民黨的職業學生，但卻何其榮幸地被中國時報記者何榮幸寫了一本什麼<text:span text:style-name="T3"><text:s/>"</text:span>眾聲喧嘩<text:span text:style-name="T3">" </text:span>的學運書，捧為學生領袖，實在很荒唐，不知道是真糊塗還是假糊塗。<text:span text:style-name="T3"><text:line-break/><text:line-break/></text:span>不管左或右，政治或社運圈子的陰暗複雜及詐騙手法之陰沈邪惡，實際上完全不是局外人所能輕易想像與理解。但你若在圈子裏久了，久而久之，你還是能看清楚真假；誰是玩真的，誰是<text:span text:style-name="T3"><text:s/>"</text:span>號稱<text:span text:style-name="T3">"</text:span>，誰在搞什麼花樣，誰只是在玩文字遊戲，基本上還是騙不了人。</text:p>
      <text:p text:style-name="P1"><text:span text:style-name="T1">陳真</text:span><text:s/>  |  2016.06.24 11:55   |   <text:a xlink:type="simple" xlink:href="http://palinfo.habago.org/Entry?Command=Information_PrintForum&amp;iPage=243#FORUM34750"><text:span text:style-name="T2">#</text:span></text:a></text:p>
      <text:p text:style-name="P2">前文提到，八零年代中期，阿扁巡迴台灣全島演說，每一場演講都對天發誓說這輩子絕對不會參與選舉，誓言將以草根群眾運動改造台灣、推翻國民黨政府。新潮流系更是如此，原本每天強烈批判黨外公職人員，說他們參與體制內的選舉乃是缺乏理想，只想著個人權位，傷害了反對運動不妥協的精神；想不到才三、五年後，大約八零年代末，新潮流自己也開始心癢難耐，躍躍欲試，準備參與選舉，改口說參與選舉是一種體制內的<text:span text:style-name="T3"><text:s/>"</text:span>革命<text:span text:style-name="T3">"</text:span>，說要把社運絕不妥協的公義精神給帶入政治。<text:span text:style-name="T3"><text:line-break/><text:line-break/></text:span>林義雄叫大家要盯緊他們，看他們是否真的做到這樣一種<text:span text:style-name="T3"><text:s/>"</text:span>政治社運化<text:span text:style-name="T3">"</text:span>。我聽了覺得很恐怖。因為政治是政治，社運是社運，兩者基本上是兩回事。社運是挑戰現況，甚至不惜以身試法，走入監牢，藉以推展一種現況所極度欠缺的價值取向，比方說工運，比方說人權，比方說動物權，比方說反戰，反對軍火貿易，反核武等等等。但是，政治卻是一種在現行體制下的利害盤算，而且必須依法行事，而不光是著眼於某種特定價值。價值是一種信念<text:span text:style-name="T3"><text:s/>(belief)</text:span>，利害盤算卻得拿起算盤來打一打，衡量得失輕重，然後才知道應該怎麼做或許比較好。<text:span text:style-name="T3"><text:line-break/><text:line-break/>"</text:span>政治社運化<text:span text:style-name="T3">" </text:span>的結果往往就是民粹，就是法西斯，只要能討好一部份群眾，我就百般迎合，每天看網路風向、看民調辦事，而根本不考慮整體後果，也不考慮事情本身的對錯；只要我認為政治正確的，便是正義，不用討論，沒得商量，而且可為所欲為，不用管法律，不用管後果。你看，這個綠色的賊政府，一上台就撤告所謂太陽花；那樣重大的一種犯行，居然統統不需要受到任何法律調查與制裁，反而還成為追求民主的典範，為什麼？因為他們是<text:span text:style-name="T3"><text:s/>"</text:span>我軍<text:span text:style-name="T3">"</text:span>，是<text:span text:style-name="T3"><text:s/>"</text:span>愛<text:span text:style-name="T3">(</text:span>台灣<text:span text:style-name="T3">) </text:span>國的<text:span text:style-name="T3">"</text:span>，是反中反華的，是痛罵<text:span text:style-name="T3"><text:s/>"</text:span>支那賤畜<text:span text:style-name="T3">" </text:span>的，這些全是島內的<text:span text:style-name="T3"><text:s/>"</text:span>政治正確<text:span text:style-name="T3">"</text:span>；只要顏色對了，就可以把法律和基本秩序完全當成垃圾一般，完全凌駕於法律之上。<text:span text:style-name="T3"><text:line-break/><text:line-break/></text:span>相反地，若是政治不正確，則不管怎麼做都不行，你若膽敢以身試法，包你吃不完兜著走。<text:span text:style-name="T3"><text:line-break/><text:line-break/></text:span>難道你能想像，除了五十年前的文革時期，天底下還會有什麼國家會有這種荒唐事？難道你能想像，美國或英國國會或白宮或白金漢宮能容許被暴民侵入佔領，打砸搶之外還佔領了好幾星期，結果不但統統不受任何法律的任何管轄，完全豁免在法律之外，而且還被主流媒體普遍讚揚成一種民主典範。甚至佔領期間，國會領導人還得提出<text:span text:style-name="T3"><text:s/>"</text:span>申請<text:span text:style-name="T3">"</text:span>，要求暴民<text:span text:style-name="T3"><text:s/>"</text:span>接見<text:span text:style-name="T3">"</text:span>，跑進去對佔領的暴民慰問、致意，噓寒問暖，<text:span text:style-name="T3">"</text:span>冷氣夠冷嗎？<text:span text:style-name="T3">" "</text:span>晚上棉被夠用嗎？<text:span text:style-name="T3">" "</text:span>晚上需不需要送點宵夜來<text:span text:style-name="T3">"...</text:span>並且還對暴民表達敬意與謝意，說是偉大的民主奇蹟。有可能嗎？世界上有哪個國家有可能發生這種事嗎？<text:span text:style-name="T3"><text:line-break/><text:line-break/></text:span>你看，對阿扁也一樣，明明貪污洗錢至少數十億，甚至上百億，連他自己都公開承認的各種罪行，賊政府及其支持者卻奉若神明，硬說是無罪。因為在他們的認知裏，只要是<text:span text:style-name="T3"><text:s/>"</text:span>我軍<text:span text:style-name="T3">"</text:span>，不管怎麼為非做歹都沒關係，因為他是代表<text:span text:style-name="T3"><text:s/>"</text:span>台灣人<text:span text:style-name="T3">" </text:span>的總統。然而，對於一個乾乾淨淨的馬英九，就只因為他是<text:span text:style-name="T3"><text:s/>"</text:span>外省人<text:span text:style-name="T3">"</text:span>，是國民黨的，是不反中不反華的，於是就整天造謠抹黑說他貪污，想盡辦法就是要把他抓起來關到死，才能<text:span text:style-name="T3"><text:s/>"</text:span>替咱台灣人出一口氣<text:span text:style-name="T3">"</text:span>。<text:span text:style-name="T3"><text:line-break/><text:line-break/></text:span>諸如這些都是台灣<text:span text:style-name="T3"><text:s/>(</text:span>特別是南部<text:span text:style-name="T3">) </text:span>的一種政治基本句型。在南部，誰若膽敢對阿扁或綠營的那些瘟神不敬，恐怕會被群眾當場給活活打死。這就是一種<text:span text:style-name="T3"><text:s/>"</text:span>政治社運化<text:span text:style-name="T3">" </text:span>的後果，把政治的基本理性與法律秩序乃至人性完全抽離，純粹變成一種絕對信仰，對之不敬者就是異端，必須殲滅鏟除。<text:span text:style-name="T3"><text:line-break/><text:line-break/></text:span>當然，社運根本也不應該是那樣一種絕對信仰，但台式社運就是玩這一套，把社運搞成一種跟邪教根本沒兩樣的東西，動不動就是什麼<text:span text:style-name="T3"><text:s/>"</text:span>我是人，我反核<text:span text:style-name="T3">"</text:span>。倒不如說<text:span text:style-name="T3"><text:s/>"</text:span>我是北七，我反核<text:span text:style-name="T3">" </text:span>還更恰當。做為一個反核元老，面對這種荒唐的社運邪教化，實在感到很無奈。<text:span text:style-name="T3"><text:line-break/><text:line-break/></text:span>社運的所謂價值，基本上仍然還是一種理性，比方說動物權、人權等等，學術上已經累積非常豐富的理性內涵；價值終究不是一種宗教信仰般的東西。即便是基督教或天主教那樣一種真正意義上的宗教，也不至於低級若此，絕不至於在一種言辭的表面意義上玩起敵我二分與政治正確的鬥爭，只有邪教才會那樣。<text:span text:style-name="T3"><text:line-break/><text:line-break/>"</text:span>政治社運化<text:span text:style-name="T3">" </text:span>很恐怖，為害甚巨，但是，<text:span text:style-name="T3">"</text:span>社運政治化<text:span text:style-name="T3">" </text:span>當然也很恐怖。這個已經一講再講，簡單說就是掛社運羊頭，賣政治狗肉，把社運當成一種傷害異己的武器及騙取選票的政治工具，當成一種謀取個人權位與私利的跳板與晉身階。我不是沒見過世面，我知道什麼是社運。我對西方社運由衷尊敬，滿心推崇，但對台式社運之齷齪下流低能反智卻極度厭惡與不屑。<text:span text:style-name="T3"><text:line-break/><text:line-break/></text:span>事實很明顯，台灣根本沒有社運可言，有的只是零零星星一些具有社運意識的真誠個人，但不具任何運動形式。這樣一種<text:span text:style-name="T3"><text:s/>"</text:span>社運政治化<text:span text:style-name="T3">" </text:span>或<text:span text:style-name="T3"><text:s/>"</text:span>工具化<text:span text:style-name="T3">" </text:span>的結果就是，讓人們失去對各種價值的基本信任，讓人一聽到比方說什麼人權或民主自由就很反感，因為骨子裏完全是臭不可聞的政治狗肉。<text:span text:style-name="T3"><text:line-break/><text:line-break/></text:span>島內藍綠兩黨常常都很喜歡說，大陸民眾多麼羨慕、多麼嚮往台灣的民主自由，還說這一套民主自由可供大陸人民學習。我真心地奉勸大陸同胞們，千萬別學這一套，那甚至很可能會使整個國家陷入萬劫不復的悲劇，倒是可以學學比方說英國的社運精神及其發展與運作方式，那會是對中國整體社會乃至人類社會都有重大益處的。</text:p>
      <text:p text:style-name="P1"><text:span text:style-name="T1">林志澄</text:span><text:s/>  |  2016.06.24 10:33   |   <text:a xlink:type="simple" xlink:href="http://palinfo.habago.org/Entry?Command=Information_PrintForum&amp;iPage=243#FORUM34749"><text:span text:style-name="T2">#</text:span></text:a></text:p>
      <text:p text:style-name="P3">轉錄<text:span text:style-name="T3"><text:s/></text:span>文<text:span text:style-name="T3">/</text:span>彭明輝<text:span text:style-name="T3"><text:line-break/><text:line-break/>2016</text:span>年<text:span text:style-name="T3">6</text:span>月<text:span text:style-name="T3">9</text:span>日<text:span text:style-name="T3"><text:s/></text:span>星期四<text:span text:style-name="T3"><text:line-break/><text:line-break/></text:span>傾聽內心的聲音<text:span text:style-name="T3"><text:line-break/><text:line-break/></text:span>更換部落格之前，我的心情先是無奈（而不是悲傷）。不過，它逐漸地沈澱，再度恢復往昔的恬靜，和淡然的喜悅。<text:span text:style-name="T3"><text:line-break/><text:line-break/></text:span>無奈的是，看透台灣的<text:span text:style-name="T3"><text:s/>NGO </text:span>裡有九成以上是假的或糊塗的，而台灣的社運領袖（那些浮得上檯面的）則有九成到九成九是假的<text:span text:style-name="T3">——</text:span>他們活在特定的政治意識形態裡而自知或不自知，九成以上的力氣在捍衛自己的意識形態，只有在不牴觸這個意識形態的前提下才有正義感。<text:span text:style-name="T3"><text:line-break/><text:line-break/></text:span>最無奈的是，被欺壓的底層和網路的鄉民們，自己就是活在這個滲透台灣各界的意識形態裡。想要為這些弱勢發聲的過程，第一件事就是會在網路上被他們集體罷凌。<text:span text:style-name="T3"><text:line-break/><text:line-break/></text:span>我不想自討沒趣，因此退回書房，根據我所看到的現實，重新務實地思索能為自己做什麼，能為家人做什麼，能為這塊土地做什麼。<text:span text:style-name="T3"><text:line-break/><text:line-break/></text:span>現實一直在變，理想不能不跟著變，否則就是陷入僵化的意識形態與教條而不自知。<text:span text:style-name="T3"><text:line-break/><text:line-break/></text:span>一、跟社運圈脫鉤<text:span text:style-name="T3"><text:line-break/><text:line-break/></text:span>今天看到一則新媒體的報導，先是一喜：它竟然還活著？！仔細看了幾則報導和董事會名單，終究還是失望<text:span text:style-name="T3">——</text:span>它還是逃不出那個遍藏在台灣社會各個角落裡的意識形態。<text:span text:style-name="T3"><text:line-break/><text:line-break/></text:span>連最後一個有理想，不會因為財務負擔而陷入現實泥沼的媒體，都還是不自覺地（至少一腳）陷入那個侵蝕台灣正義感的意識形態裡。<text:span text:style-name="T3"><text:line-break/><text:line-break/></text:span>前幾天看到一位副教授的一系列文章，喜出望外地發現還有人在堅持研究、介紹法蘭克福學派的（左翼）批判理論。仔細讀下去，也是藏著這一股浸透台灣社會的意識形態。<text:span text:style-name="T3"><text:line-break/><text:line-break/></text:span>這股意識形態是由一大群學術界的早期大老耗盡一生心血打造的，為了建立特定的「台灣人意識」而不惜以偏概全，甚至顛倒是非，因而會將台灣帶向越來越封閉、狹隘而窒息的死巷，使得台灣在現實與理想上都越來越沒有出路。<text:span text:style-name="T3"><text:line-break/><text:line-break/></text:span>但是，目前它已經佈滿學術界以及運動圈，如果你寫文章去批判它，<text:span text:style-name="T3">24</text:span>小時內會湧進數十萬筆「未審先判」的死刑通知書。<text:span text:style-name="T3"><text:line-break/><text:line-break/></text:span>這個意識形態已經徹底取代了戒嚴時期第一代社運圈的理念和堅持，也徹底失去社會主義（左翼）的理想與嚴厲的自我規範（運動倫理）。<text:span text:style-name="T3"><text:line-break/><text:line-break/></text:span>甚至連自稱極端左翼的年輕社運份子（其實也已經四十歲），也已經忘記當年老左翼教他們的基本運動倫理。<text:span text:style-name="T3"><text:line-break/><text:line-break/></text:span>面對這樣的現實條件，我有能力去「力挽狂瀾」嗎？還是別自欺地「螳臂當車」，當砲灰？</text:p>
      <text:p text:style-name="P1"><text:span text:style-name="T1">陳真</text:span><text:s/>  |  2016.06.24 02:16   |   <text:a xlink:type="simple" xlink:href="http://palinfo.habago.org/Entry?Command=Information_PrintForum&amp;iPage=243#FORUM34748"><text:span text:style-name="T2">#</text:span></text:a></text:p>
      <text:p text:style-name="P2">凡是名字後面有個啥咪的，比方說賴啥咪、段啥咪、吳啥咪、范啥咪等等等，就是所謂新新新<text:span text:style-name="T3"><text:s/>"</text:span>新潮流<text:span text:style-name="T3">" </text:span>或與其性質類似者，往往很會講話，滿口理想、理念，形象<text:span text:style-name="T3"><text:s/>"</text:span>清新<text:span text:style-name="T3">"</text:span>。<text:span text:style-name="T3"><text:line-break/><text:line-break/></text:span>建議大家不妨先看一下這些愛台急先鋒<text:span text:style-name="T3"><text:s/>"</text:span>勇敢<text:span text:style-name="T3">" "</text:span>為民喉舌<text:span text:style-name="T3">" </text:span>的嘴臉：<text:span text:style-name="T3"><text:line-break/><text:line-break/>http://goo.gl/oT0dtw<text:line-break/><text:line-break/>http://goo.gl/QdTpHi<text:line-break/><text:line-break/></text:span>我之所以稱其為<text:span text:style-name="T3"><text:s/>"</text:span>啥咪<text:span text:style-name="T3">"</text:span>，並不是因為怕被暗算或被告，而是因為我實在不願意做賤自己去批評這樣一些絲毫不值得批評、沒出息的人，除非是不得已得拿來當成一種<text:span text:style-name="T3"><text:s/>"</text:span>例子<text:span text:style-name="T3">"</text:span>，畢竟講抽象原則或概括性陳述往往難以理解，許多時候，你還是得直接看看實例比較快，你也許就比較能理解這樣那樣的一些人或一些事究竟大概是什麼樣的一種狀況或德性。<text:span text:style-name="T3"><text:line-break/><text:line-break/></text:span>上面這位段啥咪，聽說還是新潮流的什麼<text:span text:style-name="T3"><text:s/>"</text:span>總召集人<text:span text:style-name="T3">"</text:span>。當然，這些都算是徒孫輩了；恐怖時期不見人影，太平時期才跑出來喊革命的那一類愛台急先鋒。而且，隨著黨的勢力坐大，革命愛台之聲也就越喊越<text:span text:style-name="T3"><text:s/>"</text:span>勇猛<text:span text:style-name="T3">"</text:span>；什麼事都不用做，就只需不定期發表各種荒腔走板囂張跋扈的愛台反中言論就夠享受好幾輩子不愁吃穿了。我敢說，天底下絕對找不到這麼輕鬆寫意而且又能年收千百萬的工作。我真不知道納稅人每年至少花一千萬養這樣一些吃飽閒閒整天講些毫無營養的鳥話的鳥人型立委，究竟有何意義可言。<text:span text:style-name="T3"><text:line-break/><text:line-break/></text:span>阿扁在<text:span text:style-name="T3">1985</text:span>年那本<text:span text:style-name="T3">"</text:span>黨外之路<text:span text:style-name="T3">" </text:span>裏頭說的一些擔任公職的所謂<text:span text:style-name="T3"><text:s/>"</text:span>黨外人士<text:span text:style-name="T3">"</text:span>，「就像道士一樣畫符念咒嚷嚷一番」的騙吃騙喝型民代，差不多就像這樣。當然，恐怖時期的黨外人士，其實再怎麼爛，都還是遠遠勝過時下這些囂張跋扈的詐騙集團。<text:span text:style-name="T3"><text:line-break/><text:line-break/></text:span>這位段啥咪，噪音不斷，隨便<text:span text:style-name="T3">GOOGLE</text:span>一下都能找到一大堆，簡直是每日一囂張。隨便剪貼一些給大家欣賞一下，不知你看了心裏怎麼想的？難道你真的會相信這些人是什麼為國為民奉獻打拼、不可多得的人才？台灣的前途就普遍掌握在類似這樣一些人的手裏，不知你做何感想？<text:span text:style-name="T3"><text:line-break/><text:line-break/></text:span>阿扁在<text:span text:style-name="T3"><text:s/>"</text:span>黨外之路<text:span text:style-name="T3">" </text:span>裏頭說，黨外必須徹底清除佔了幾乎絕大多數的黨外公職敗類，黨外才有可能有一天能被台灣人民所接受。阿扁在這一點上顯然是故意瞎說，因為事實證明，就連他自己也是從所謂清純有理想，迅速腐敗之後，卻也因此迅速成為台灣人民的明星偶像乃至神明。在這個島上，你必須腐敗再腐敗，爛還要更爛，當你爛到不能再爛、無恥到不能更無恥時，你就贏了，全台灣都會是你的了。這不奇怪，因為台灣基本上就是這樣一種社會，有什麼樣的人民，就會發展出什麼樣的風光人物與文化。當然偶而會有一些個人算是例外，譬如馬英九，但基本上，擁有什麼樣品味與價值觀及智能水平的人民，自然就會造就出什麼樣的檯面人物與政治及社會文化。<text:span text:style-name="T3"><text:line-break/><text:line-break/></text:span>底下這些是段啥咪的言論：<text:span text:style-name="T3"><text:line-break/><text:line-break/></text:span>「馬英九在卸任前，就接到香港的邀約。一個即將下台的總統，下台前就已經盤算好，把自己卸任不到一個月的敏感出訪行程，當成為難繼位者的秘密武器！真是心眼齷齪、目無家國。」<text:span text:style-name="T3">--</text:span>段啥咪臉書<text:span text:style-name="T3"><text:line-break/><text:line-break/></text:span>「馬英九是蠢蛋乃中華民國最高國家機密。怕他出門去被外人發現這個秘密，才否決他的出國申請。誰知馬前總統還是錄影去丟大家的臉<text:span text:style-name="T4">⋯</text:span>。」<text:span text:style-name="T3">--</text:span>段啥咪臉書<text:span text:style-name="T3"><text:line-break/><text:line-break/></text:span>太陽花學運被抹綠<text:span text:style-name="T3"><text:s/></text:span>段宜康駁：「遺憾的是，有這麼多人輕信這些不要臉的髒東西所編造的謊言！」。<text:span text:style-name="T3">--2014</text:span>年<text:span text:style-name="T3">03</text:span>月<text:span text:style-name="T3">25 </text:span>蘋果日報<text:span text:style-name="T3"><text:line-break/><text:line-break/></text:span>「這個女士<text:span text:style-name="T3"><text:s/>(</text:span>指國健署長邱淑媞<text:span text:style-name="T3">) </text:span>厚臉皮，繼續擔任三級文官，未能知所進退」，段宜康批衛福部縱容，要求立即處理這個人事案，邱淑媞旋即被調職。<text:span text:style-name="T3">2016 .01.13 </text:span>聯合報<text:span text:style-name="T3"><text:line-break/><text:line-break/></text:span>「毛治國這位先生的臉皮，如果拉來當棉被，到南極也足以保暖了吧！開口就倚老賣老罵人、扣帽子，算什麼道理？毛治國這位先生，比我會罵人嗎？這位先生的臉皮呀，嘖嘖嘖！」<text:span text:style-name="T3">--</text:span>段啥咪臉書<text:span text:style-name="T3"><text:line-break/><text:line-break/></text:span>段宜康在臉書發文表示，王清峰花了錢，拍了廣告，講了這麼多話，卻講不出國際紅十字需要專法的道理。段宜康更質疑這些廣告的費用，可能是高雄氣爆或是台南震災的善心捐款。<text:span text:style-name="T3">2016-06-15 </text:span>聯合新聞網<text:span text:style-name="T3"> <text:line-break/><text:line-break/></text:span>「思念總在分手後。現在已經捨不得，生命中還有馬總統的日子。還好，馬前總統和我的官司未了；接下來，應該可以常常請求法庭，傳馬前總統出庭。官司解相思呀！」<text:span text:style-name="T3">--</text:span>段啥咪臉書<text:span text:style-name="T3"><text:line-break/><text:line-break/></text:span>綠委段宜康曾說羅瑩雪當部長的法務部，價值只比痰盂高一點，被認為是在羞辱官員。今日，段宜康則解釋這的確就是要羞辱羅瑩雪，因為她「本來就不值得尊重」。<text:span text:style-name="T3">2016-04-15 </text:span>自由鳥人報<text:span text:style-name="T3"><text:line-break/><text:line-break/></text:span>周子瑜簽名桌怎處理？段宜康：送給馬英九當終結執政的禮物<text:span text:style-name="T3"><text:s/>2016/03/25 </text:span>三立新聞網<text:span text:style-name="T3"><text:line-break/><text:line-break/></text:span>爆三鶯線內幕？<text:span text:style-name="T3"><text:s/></text:span>段宜康：若我可以作主<text:span text:style-name="T3"><text:s/></text:span>會馬上逮捕朱立倫<text:span text:style-name="T3"><text:s/>2016-06-07 </text:span>自由鳥人報<text:span text:style-name="T3"><text:line-break/><text:line-break/></text:span>段宜康建議小英總統穿短褲進入北一女<text:span text:style-name="T3"><text:s/>2016</text:span>年<text:span text:style-name="T3">01</text:span>月<text:span text:style-name="T3">23</text:span>日<text:span text:style-name="T3"><text:s/>ETtoday<text:line-break/><text:line-break/></text:span>「親愛的黃安同志：任務已經完成，你的身份也曝光了。發這個聲明，也無法掩人耳目。這幾年委屈你了。希望你能及早順利、平安歸建。如果需要安排換俘，我們手上也有邱毅可以還給對方。放心，請堅強！」<text:span text:style-name="T3">--</text:span>段啥咪臉書<text:span text:style-name="T3"><text:line-break/><text:line-break/></text:span>挺柯建銘<text:span text:style-name="T3"><text:s/></text:span>段宜康：打死不退。民進黨立委段宜康替立法院民進黨團總召柯建銘站台時，一再強調，最後關頭全力支持柯建銘，一步不讓、打死不退。<text:span text:style-name="T3">2016-01-15 </text:span>自由鳥人報<text:span text:style-name="T3"> <text:line-break/><text:line-break/>(</text:span>陳真按：柯建銘是誰呢？他就是民進黨當今最有權勢的兩三人之一，立院黨團總召，但實質影響力遠遠遠遠遠大於此，可說無遠弗屆，黑白通吃，最近一直叫法務部要限制馬英九出境，說必須防止馬英九貪污逃亡。柯建銘同時也是柯文哲公開表示最欣賞最支持的政治人物之一。這麼偉大的柯建銘究竟是誰呢？綠營的李界木曾經公開用一個清朝的人物來形容柯建銘，那就是和珅。不知道和珅是誰的，請自行<text:span text:style-name="T3"><text:s/>GOOGLE</text:span>。<text:span text:style-name="T3">)<text:line-break/><text:line-break/></text:span>黑心豆花偵辦期間<text:span text:style-name="T3"><text:s/></text:span>段宜康即傳真干涉。針對立委段宜康介入無水石膏「黑心豆花」案，新北地檢署檢察官黃孟珊昨痛陳，偵辦期間即接獲段宜康透過法務部傳真質疑「檢方違法搜索扣押及羈押被告」，她說，「這不叫介入，什麼才叫介入？」<text:span text:style-name="T3">2015</text:span>年<text:span text:style-name="T3">11</text:span>月<text:span text:style-name="T3">03</text:span>日<text:span text:style-name="T3"><text:s/></text:span>中國時報<text:span text:style-name="T3"><text:line-break/><text:line-break/></text:span>最後，請你不妨仔細看看底下這位被段啥咪罵<text:span text:style-name="T3"><text:s/>"</text:span>臉皮厚到可以拿到南極當棉被<text:span text:style-name="T3">" </text:span>的毛治國，另外還有被罵賣台台奸的葉金川，被公然羞辱沒人性的張家祝，被罵不敢把詐騙犯遣送回台、喪權辱國無恥舔中的羅瑩雪等等等，請你比較一下他們和威風八面的綠油油政客們的差異，然後請你捫心自問，你覺得哪一種人比較可靠，比較專業，用心比較良善？<text:span text:style-name="T3"><text:line-break/><text:line-break/></text:span>如果連這樣一種思量與評價也要從顏色角度來捍衛，不會太荒唐嗎？台灣的將來如何，其實不必卜卦問鬼神，也不用請教趨勢專家，你光看過去二十年的惡搞，再看看當下變本加厲的現況，難道還不夠預見未來？一群賊，以一種<text:span text:style-name="T3"><text:s/>"</text:span>現在全是我的天下<text:span text:style-name="T3">" </text:span>的心態，全面掌握了一個國家，結果會怎樣，還需要說嗎？<text:span text:style-name="T3"><text:line-break/><text:line-break/></text:span>現在很多人佩服連勝文當初對柯文哲的<text:span text:style-name="T3">"</text:span>預言<text:span text:style-name="T3">"</text:span>，因為幾乎一一預言成真，不但一事無成，而且一塌糊塗。但這其實哪需要預言。一架飛機，交給甲或交給乙來開，後果會有什麼樣的不同，難道你真的不會判斷？難道你真的看不出來一個人的品性與能力及其居心，有沒有可能開好一架飛機，有沒有可能使一個國家或社會往一個比較好的方向發展？還是我們只要可以每隔幾年就投個票，可以在網路上爽啊，讚啊，<text:span text:style-name="T3">KUSO</text:span>啊，造謠啊，抹黑啊，造勢啊，自導自演耍詐玩花樣啊，然後這就是你以及你的家人和下一代所渴望或寄託的一切？這就是你辛苦工作、繳稅所企圖追求的一個目標？<text:span text:style-name="T3"><text:line-break/><text:line-break/></text:span>難道就只因為某些人不斷告訴你中國人是惡魔，而他們是打擊惡魔的建國勇士，然後你就把他們當成神明與偶像那樣膜拜，而全然不在乎其基本人品與能力及其所作所為是否良善？<text:span text:style-name="T3"><text:line-break/><text:line-break/></text:span>天底下怎麼會有這樣易哄好騙、完全不用大腦卻只喜歡灑口水的一種人民，我常感到極度不可思議。老實說，我常懷疑自己是不是在做夢，也許哪天一覺醒來，原來只是一場可悲的荒唐夢。<text:span text:style-name="T3"><text:line-break/><text:line-break/></text:span>陳真<text:span text:style-name="T3"><text:line-break/>===============<text:line-break/></text:span>毛治國：把一線機場資源花光光<text:span text:style-name="T3"><text:s/></text:span>就是民粹<text:span text:style-name="T3"><text:line-break/><text:line-break/>2016-06-22 23:59 </text:span>聯合報<text:span text:style-name="T3"><text:s/></text:span>記者蔡惠萍<text:span text:style-name="T3"><text:line-break/><text:line-break/></text:span>毛治國表示，桃機不是桃園市的事，而是代表全台灣國際門戶的優勢。<text:span text:style-name="T3"><text:line-break/><text:line-break/></text:span>「大家現在抱怨開高速公路到桃園轉機，但以後可能是到桃園坐飛機、轉機。」毛治國對於民進黨「人人有獎」式的航空政策提出諍言，他說，「桃機不是桃園市的事，而是代表全台灣國際門戶的優勢」，如果地方有需求就升格，「可能把二線做成一線嗎？」卻把一線機場資源花光光，「後果想過沒有？這就是民粹。」<text:span text:style-name="T3"><text:line-break/><text:line-break/></text:span>馬政府執政初期，桃機國際評比低落、百病叢生，當時擔任交通部長的毛治國投注相當大心力，桃機改頭換面，並在國際評比中大幅躍進，馬政府並將桃機定位為國家一級門戶，規畫包括第三航廈及第三跑道在內的桃園航空城計畫。對於近日桃機因淹水而衍生分食效應，毛憂心忡忡，主動向本報記者談及他的憂慮。<text:span text:style-name="T3"><text:line-break/><text:line-break/></text:span>面對民進黨諸侯群起爭逐機場資源，毛呼籲，這不是交通部的事，而是政府整體基本政策，總統蔡英文、閣揆林全要去說服他們的諸侯，再透過諸侯說服民眾：民航是國際競爭，不能關起門來當內政處理，國際市場檢驗一點都不領情，鄰近的香港、上海、仁川也都不斷進步，若桃機停滯不前，「很簡單，就是用腳走路」，長程線馬上撤離台灣，「不要不信邪」，且桃機優勢一旦「被翻過去就再也翻不回來」。<text:span text:style-name="T3"><text:line-break/><text:line-break/></text:span>毛說，桃機淹水「當然該罵，但這是一時問題」，宏觀的國家級策略規畫，不該把短期的執行跟管理問題混為一談，模糊了長期政策的視野跟焦點。<text:span text:style-name="T3"><text:line-break/><text:line-break/></text:span>毛說，台灣很小、資源有限，在後有追兵的情況下，能維持一座國際級「一線」機場已相當吃力，台灣具東亞航空的地緣優勢，桃機在現階段不論在航線、運量、航班及服務水準，從桃機轉口貨已近五成來看，桃機都已具備區域樞紐（<text:span text:style-name="T3">hub</text:span>）機場的重要功能。<text:span text:style-name="T3"><text:line-break/><text:line-break/></text:span>他說，星港之所以能創造那麼高的ＧＤＰ，靠的就是轉口貨運，台灣也一樣，應該要讓全世界「矇著眼睛就知道把人跟貨往桃園送」，而不是還要想去歐美要到桃園、大陸要去台中，這也就是樞紐機場的意義。他更不客氣地說，要成為一線機場門檻非常高，清泉崗只有一條跑道，「請問第二條跑道的地在哪裡？」航廈夠嗎？<text:span text:style-name="T3"><text:line-break/><text:line-break/></text:span>他說，當時台中也要求分配航線，「沒這回事，我要求他們『要自己創造市場』」，後來台中有兩百多班包機，「是胡志強一個城市一個城市跑出來的，我也把同樣的話告訴賴清德」。<text:span text:style-name="T3"><text:line-break/><text:line-break/></text:span>毛說，理性決策跟凡事想到政治正確的差別在於，前者是根據後果決定政策，政治正確是不計後果，只講情感認同，討好一時、眼前，不想辦法說服民眾，「大家都要給糖吃，大家都要滿足，資源分配就會亂掉。」但民航是國際競爭，「不是我高興想怎麼做就怎麼做」，而是要根據政策後果做決定，而不是政策本身。<text:span text:style-name="T3"><text:line-break/><text:line-break/></text:span>他說，台灣的海運在戒急用忍時代，「根就已經被刨掉了，」如今海運的洲際航線已<text:span text:style-name="T3">by pass</text:span>（略過）台灣了，認為台灣只剩下進出口，他憂心空運可能也將步上同樣後塵。他希望，民進黨政府能夠珍惜桃機今天取得的地位，不但要克服萬難，更要善用有限資源傾全力發展桃機，避免桃機落入被邊緣化的危機。</text:p>
      <text:p text:style-name="P1"><text:span text:style-name="T1">陳真</text:span><text:s/>  |  2016.06.23 00:42   |   <text:a xlink:type="simple" xlink:href="http://palinfo.habago.org/Entry?Command=Information_PrintForum&amp;iPage=243#FORUM34747"><text:span text:style-name="T2">#</text:span></text:a></text:p>
      <text:p text:style-name="P3">同志，<text:span text:style-name="T3"><text:line-break/><text:line-break/></text:span>你在<text:span text:style-name="T3"><text:s/>5 </text:span>月<text:span text:style-name="T3"><text:s/>3 </text:span>日的留言是這麼說的：<text:span text:style-name="T3"><text:line-break/><text:line-break/></text:span>「我觉得长期以来，台湾方面由于急着追求<text:span text:style-name="T3"><text:s/>“</text:span>国际能见度<text:span text:style-name="T3">”</text:span>，对国际<text:span text:style-name="T3"><text:s/>“</text:span>非政府<text:span text:style-name="T3">” </text:span>组织采取暧昧态度，甚至有政客为了政治利益炒作自己的声望，和一些<text:span text:style-name="T3"><text:s/>“</text:span>非政府<text:span text:style-name="T3">” </text:span>组织搞在一起，使得台湾很多政策随着这些国际<text:span text:style-name="T3"><text:s/>“</text:span>非政府<text:span text:style-name="T3">” </text:span>组织起舞，制定符合他们后台老板利益的政策。」<text:span text:style-name="T3"><text:line-break/><text:line-break/></text:span>你的這些說法，在台灣找不到任何實例。除了國際紅十字會之外，台灣幾乎沒有什麼國際性的非政府組織，當然也就沒有所謂「台灣很多政策隨著這些國際性的非政府組織起舞，制定符合他們幕後老闆利益的政策」。台灣的的幕後老闆<text:span text:style-name="T3"><text:s/>(</text:span>其實應該說主人<text:span text:style-name="T3">) </text:span>只有一個，就是美國；但是，美國主子當然不會在乎台灣內部要怎麼胡搞瞎搞，他只要你台灣這條狗緊緊咬住對岸就行了。至於內政，則是政客和大財團一起上下其手，撈盡油水，而沒有什麼國際性的幕後老闆。<text:span text:style-name="T3"><text:line-break/><text:line-break/></text:span>台灣幾乎沒有什麼國際性的非政府組織，我能想得出來的大概就是比方說<text:span text:style-name="T3"><text:s/>AI (</text:span>國際特赦組織<text:span text:style-name="T3">)</text:span>，小弟就是這組織在台灣的主要創立者之一。二十幾年前的事了，它原本很單純，不久之後，開始分裂成藍綠，鬧雙包，搶主導權，鬧到<text:span text:style-name="T3"><text:s/></text:span>後來，<text:span text:style-name="T3">AI </text:span>總部只好特地派人遠從海外跑來台灣進行調查與仲裁。藍綠兩邊，一個叫中華民國分會，一個叫台灣分會，看看哪一邊才是正統。<text:span text:style-name="T3"><text:line-break/><text:line-break/></text:span>綠的這一邊，因為政治性格太強，經過調查結果，被<text:span text:style-name="T3"><text:s/>AI </text:span>總部宣布為非法。後來，隨著島內綠油油勢力的迅速茁壯，竟又逐漸搶得正宮地位。於是，<text:span text:style-name="T3">AI </text:span>在台灣很快就變質了，被一些綠油油的混蛋把持，就跟台灣人權促進會一樣，開始掛羊頭賣狗肉，開始把人權當成一種用來打擊政治異己、反中反華的工具；同時也成為一種為個人謀取權位與私利的跳板與晉身階。<text:span text:style-name="T3"><text:line-break/><text:line-break/></text:span>在台灣，所謂社運，至少百分之<text:span text:style-name="T3"><text:s/>99 </text:span>都有著這樣一種特性。我之所以知之甚詳，乃是因為台灣三十幾年來絕大多數主要的所謂社運團體，我幾乎都是創始元老，清楚了解它如何成立，如何變質，如何被篡奪，如何被利用做為政治鬥爭工具，如何被拿來做為一種謀取個人權位的手段，寫來滿紙污穢，不堪入目。這就如同美國整天以人權與民主自由之名到處侵略殺人奪取暴利一般可恥。<text:span text:style-name="T3"><text:line-break/><text:line-break/></text:span>但是，台灣的這些所謂非政府組織之齷齪與墮落，純粹是島內問題，而非外來勢力的操弄，這些組織全部都是本土產生，而非舶來品，並沒有你所謂的國際幕後老闆的操控。台灣社運的墮落與無恥，還沒有到你所說的那樣一種<text:span text:style-name="T3"><text:s/>"</text:span>高度<text:span text:style-name="T3">"</text:span>。它一開始都是<text:span text:style-name="T3"><text:s/>"</text:span>做純的<text:span text:style-name="T3">"</text:span>，慢慢開始<text:span text:style-name="T3"><text:s/>"</text:span>做黑的<text:span text:style-name="T3">"</text:span>，很快就變質成為政黨附庸以及謀取個人權位與私利的工具。當然，墮落無恥等級還是有所差別，凡是高掛什麼<text:span text:style-name="T3"><text:s/>"</text:span>人權<text:span text:style-name="T3">" </text:span>或<text:span text:style-name="T3"><text:s/>"</text:span>改革<text:span text:style-name="T3">" </text:span>這類招牌的，惡性程度最高，純粹就是人渣等級，擺明就是不要臉了。<text:span text:style-name="T3"><text:line-break/><text:line-break/></text:span>即便是國家所創立的什麼人權單位或組織也一樣，比方說，官方成立一個什麼<text:span text:style-name="T3"><text:s/>"</text:span>國家人權博物館<text:span text:style-name="T3">"</text:span>，最近舉辦一個什麼<text:span text:style-name="T3"><text:s/>"</text:span>《打破暗暝見天光》人權文學系列講座<text:span text:style-name="T3">"</text:span>，連名字都是採用一些綠油油的低級名稱，擺明所謂人權就是這個綠色人渣黨的專利。上星期五，也就是<text:span text:style-name="T3"><text:s/>6</text:span>月<text:span text:style-name="T3"><text:s/>17 </text:span>日，這個所謂<text:span text:style-name="T3">"</text:span>國家人權博物館<text:span text:style-name="T3">" </text:span>的什麼<text:span text:style-name="T3"><text:s/>"</text:span>人權文學系列講座<text:span text:style-name="T3">"</text:span>，邀請一位人權鬥士演講，吸引滿場爆滿的各地師生前來聆聽<text:span text:style-name="T3"><text:s/>"</text:span>人權<text:span text:style-name="T3">"</text:span>。你知道這位人權鬥士是誰嗎？就是那個政治立場翻雲覆雨、不擇手段、貪婪無度、賣友求榮、無惡不作、為非做歹到極點的人渣<text:span text:style-name="T3">--</text:span>李登輝。<text:span text:style-name="T3"><text:line-break/><text:line-break/></text:span>他的講題叫做「民主轉型的信念與方法」。他很得意地說，日本朝日新聞最近訪問他，問他為什麼這一代的台灣年輕人突然每個人都自稱台灣人，否認自己是中國人。李登輝說，他<text:span text:style-name="T3"><text:s/>1996</text:span>年上台當總統，最重要的民主與人權貢獻就是出版《認識台灣》來推動「教育改革」，大改教科書。李登輝說，人權與民主首先要做的就是要「從教科書強化對台灣的認同」，「在這個新的基礎上，才能以民主消解殘存的族群矛盾，讓反民主的政客無法為私利興風作浪，讓霸權的大中國主義的統戰也無法乘虛而入。」<text:span text:style-name="T3"><text:line-break/><text:line-break/></text:span>請問天底下有這種人權概念嗎？這叫做人權？這叫做民主？真是無恥下流到極點。就算從沒念過書的人也該知道這跟人權與民主扯不上任何關係。<text:span text:style-name="T3"><text:line-break/><text:line-break/></text:span>關於社運與政治這方面，有很多歷史，我想一般台灣人應該都不知道，除非你曾經是政治或社運中很核心的人。千頭萬緒很難說起，就簡單這麼說吧：<text:span text:style-name="T3"><text:line-break/><text:line-break/></text:span>黨外曾經有兩股勢力，一股主張參與選舉，進入體制改革；另一股則主張藉由群眾運動與社運，唾棄現有體制，改造台灣。前者叫做美麗島系，以許信良與黃信介等人為首；後者叫做新潮流系，以邱義仁為首。這兩股勢力的最早衝突事件之一叫做批康運動。康就是康寧祥，也就是阿扁當總統時的國防部長。康寧祥是最早期的黨外人士之一，新潮流鬥爭他，給他取個綽號叫康放水，意思是說他哪裏是什麼黨外人士，他只是想進入政府體制、分享權力而已。相對於放水的、賣乖的，新潮流則自命為放火的、戰鬥的，亦即充滿理想絕不妥協，不屑於爭取權力，一心就只是要犧牲奉獻追求理想。<text:span text:style-name="T3"><text:line-break/><text:line-break/></text:span>批康運動到後來，擴展成長達多年的所謂「雞兔應否同籠」的路線爭議，一邊是想當民意代表想當官、裝萌賣乖的兔寶寶，為數大約九成以上，另外一邊則不到一成，號稱堅持理想、一心就是要消滅黨國體制、絕不妥協、充滿戰鬥精神的鬥雞，也就是<text:span text:style-name="T3"><text:s/>"</text:span>新潮流系<text:span text:style-name="T3">"</text:span>。雞兔同籠的爭議，一開始是議會路線與群眾路線的鬥爭，到後來，差不多是八零年代末期，<text:span text:style-name="T3">"</text:span>鬥雞們<text:span text:style-name="T3">" </text:span>開始發現，黨外慢慢壯大了，選舉似乎很多時候都選得上了，於是原先所謂絕不妥協、不屑權力的<text:span text:style-name="T3"><text:s/>"</text:span>理想<text:span text:style-name="T3">" </text:span>就開始有了一點妥協；但他們說，這絕非妥協，這只是把街頭戰鬥路線給<text:span text:style-name="T3"><text:s/>"</text:span>延長<text:span text:style-name="T3">" </text:span>到體制裏頭，在議會裏頭繼續進行更龐大更有力的<text:span text:style-name="T3"><text:s/>"</text:span>不妥協<text:span text:style-name="T3">" </text:span>抗爭。<text:span text:style-name="T3"><text:line-break/><text:line-break/></text:span>當時意味著戰鬥與清純理想的<text:span text:style-name="T3"><text:s/>"</text:span>雞派<text:span text:style-name="T3">" </text:span>代表人物就是阿扁。你聽了一定很驚訝，不過這只是基本史實，一種普通常識。但這二十幾年來，整個歷史完全被人渣黨給改寫了，新一代的年輕人被灌輸的大多是謊言，純屬瞎掰，要不就是選擇性呈現，顛倒是非黑白，把所有跟自己不相干的功勞全數往自己身上攬，把萬惡的歷史全部推給萬惡的國、共兩黨。最近搬家，在倉庫裏找到一本書，叫做《黨外之路》，阿扁寫的。這書是阿扁在<text:span text:style-name="T3"><text:s/>1985 </text:span>年因為蓬萊島事件去坐牢時，扁嫂吳淑珍寄來給我的，上頭還有扁嫂的簽名與致意，簽名日期是<text:span text:style-name="T3">1985. 12. 05</text:span>。<text:span text:style-name="T3"><text:line-break/><text:line-break/></text:span>我辛苦地抄幾段阿扁當年的文章給大家看。有一篇標題叫《寧為真理護航：議員只有兩種選擇：為義或為錢？》阿扁說，他「從政的目的不外抱著一切為法治，一切為公義，一切為民眾的理念。只要是對的，只要對人民有利而且是合法的，則無條件支持」，反之，「即便是透過六親來拜託，我仍然義無反顧，反對到底」。但是，阿扁很感慨，「政風日下的今天」，要選一個省市議員至少要花幾千萬。阿扁問道：難道會有很多人願意拿出幾千萬競選，「失敗了無所謂，若是當選了，還純粹犧牲奉獻而不用把錢撈回來的嗎？」阿扁說自己是個例外，因為他說他只花了一百五十萬元，不影響生計，選輸就算了，萬一選贏，也不需要把錢撈回來。<text:span text:style-name="T3"><text:line-break/><text:line-break/></text:span>阿扁接著把「議員」一拆為二，把民意代表分為兩種，一種是為<text:span text:style-name="T3"><text:s/>"</text:span>義<text:span text:style-name="T3">" </text:span>而<text:span text:style-name="T3"><text:s/>"</text:span>言<text:span text:style-name="T3">" </text:span>的<text:span text:style-name="T3"><text:s/>"</text:span>議<text:span text:style-name="T3">" </text:span>代表，另一種是為<text:span text:style-name="T3"><text:s/>"</text:span>貝<text:span text:style-name="T3">" (</text:span>即代表金錢<text:span text:style-name="T3">) </text:span>而張<text:span text:style-name="T3"><text:s/>"</text:span>口<text:span text:style-name="T3">" </text:span>發言的<text:span text:style-name="T3"><text:s/>"</text:span>員<text:span text:style-name="T3">" </text:span>代表。阿扁批評黨外民代「沒法在道德層面上自我約束」，他認為，民代絕對不應涉足公家工程生意，因為你不可能一方面監督官方機構，一方面卻又跟官方做生意，他說這是「假公濟私」，他絕對不幹。<text:span text:style-name="T3"><text:line-break/><text:line-break/></text:span>最後，他感嘆：「從政兩年來，該得罪的人，早就得罪了。不該得罪的人，也一個一個得罪了。不曉得這是政治不適合本人，抑或本人不懂得政治？」阿扁說：「本人確實不懂政治藝術，但在目前的風氣敗壞的政治環境下，應該有人永遠不幹<text:span text:style-name="T3"><text:s/>"</text:span>大好人<text:span text:style-name="T3">"</text:span>。即使只剩本人一個，我還是陳水扁，絕不妥協！」<text:span text:style-name="T3"><text:line-break/><text:line-break/></text:span>第三章《黨外運動》裏，阿扁說：「許榮淑委員<text:span text:style-name="T3"><text:s/>(</text:span>陳真按，許榮淑就是張俊宏的太太。張俊宏是當年和林義雄在省議會合寫一本黨外巨著的省議員，幾年前因為掏空公司與背信案被判刑、通緝，現在在牢裏。許榮淑目前是<text:span text:style-name="T3"><text:s/>"</text:span>全民最大黨<text:span text:style-name="T3">" </text:span>的黨主席<text:span text:style-name="T3">) </text:span>接辦的《深耕雜誌》，代表濃厚的傳統本土抗議精神，堅持黨外的不妥協路線，<text:span text:style-name="T3">...</text:span>點燃批康運動<text:span text:style-name="T3"><text:s/>(</text:span>康即上述之康寧祥<text:span text:style-name="T3">) </text:span>的怒火。」阿扁罵說：「康寧祥、張德銘、黃煌雄及尤清等四人應海外同鄉邀請赴美訪問，四人行所造成的影響，遠不及他們所宣稱的<text:span text:style-name="T3"><text:s/>"</text:span>黨外第一次步向國際舞台<text:span text:style-name="T3">" </text:span>等等，因此，《深耕雜誌》又繼續追擊，圍勦這些浮誇的口號和康系這種矯揉的政治身段。」<text:span text:style-name="T3"><text:line-break/><text:line-break/></text:span>阿扁的結論是：「黨外應重振道德，信守理想主義的精神，不要淪為私利工具或與國民黨霑分利益。」並且呼籲：「黨外雜誌不應只對國民黨批評，對那些效法國民黨的黨外議員也要加以指責，讓黨外清流成為主流，讓黨外的道德精神重振，台灣才有希望」。阿扁還說：「黨外選舉最簡單了」，上台隨便罵幾句國民黨，「只要像道士一樣畫符念咒嚷嚷一番就能當選」，但他認為，這種時代應成為過去。<text:span text:style-name="T3"><text:line-break/><text:line-break/></text:span>阿扁結論說了一段話，相當經典：<text:span text:style-name="T3"><text:line-break/><text:line-break/></text:span>「黨外的圈子裏，有人利用黨外名義來達到追求個人私利的目的，這種追求私利的黨外，所走的路線，別無它途，只有和國民黨均分利益一條路；分不到利益的時候，就發揮黨外抗議的精神；分到利益的話，比國民黨還更護航。對整個黨外運動來說，我們應該容納這種追求私利的份子嗎？我主張不應縱容，否則有理想的黨外都得揹黑鍋。這個問題不能再避諱不談了。」<text:span text:style-name="T3"><text:line-break/><text:line-break/></text:span>阿扁氣憤地說道，黨外的批判精神最忌諱選擇性批判；犯同樣的錯，有些人受到嚴厲攻擊，自己人卻安然無恙。阿扁還主張，同一種民意代表，黨外最多不要擔任超過兩屆。因為他說，擔任公職或民代「很累人」。阿扁說：「這種累，是純粹犧牲奉獻的累，絕對沒有任何好處可得，收入不會增加，只會賠老本，犧牲奉獻又賠老本的事能做多久？」有記者問阿扁說，「有人說你相當激進」。阿扁回答說：「我不了解什麼是激進。我的良知及良心就是這樣。」<text:span text:style-name="T3"><text:line-break/><text:line-break/></text:span>在該書一篇標題為《反對運動的分分合合》的文章中，阿扁痛斥黨外。阿扁說了一段針對黨外民代更加經典的描述。他說：「台灣民眾對於黨外長久以來只能對民主與人權畫餅充饑，已有了支持上以及同情上的疲乏。更令人洩氣的是，長久以來，黨外人士自己也普遍只是喊著民主與人權的口號而已，實際的推動作為並不是很積極，有的甚至只是很積極地追求個人的名利，所謂民主與人權只是偶而拿出來應付選民的口號而已。」<text:span text:style-name="T3"><text:line-break/><text:line-break/></text:span>阿扁提到德國綠黨來做為一種強烈對比，他說：<text:span text:style-name="T3"><text:line-break/><text:line-break/></text:span>「西德綠黨最值得黨外人士借鏡的是，他們雖然有公職可以當，但是他們卻非常厭惡爭權奪利。然而，黨外人士卻反而因為大家都很想當公職而明爭暗鬥，這一點著實令人擔心。目前黨外所欠缺的是願意真正身體力行黨外所標榜的理想與抗議精神的黨外人士。」<text:span text:style-name="T3"><text:line-break/><text:line-break/></text:span>阿扁痛斥：<text:span text:style-name="T3"><text:line-break/><text:line-break/></text:span>「有的黨外人士真的是選舉掛帥，以當選公職並且保住公職做為加入黨外的最大目的。這些人雖然也都標榜黨外的理念，可是這些理念只是副業，真正重要的是公職的身份地位，以及這些身份地位所帶來的個人好處。」<text:span text:style-name="T3"><text:line-break/><text:line-break/></text:span>阿扁說：「我曾因為堅持自己的政治理念，引發黨外<text:span text:style-name="T3"><text:s/>"</text:span>雞兔問題<text:span text:style-name="T3">" </text:span>的論戰。有人表示，如果黨外真的要進行<text:span text:style-name="T3"><text:s/>"</text:span>雞兔分籠<text:span text:style-name="T3">" </text:span>的話，歸屬於<text:span text:style-name="T3"><text:s/>"</text:span>雞<text:span text:style-name="T3">" (</text:span>即不妥協的理想派<text:span text:style-name="T3">) </text:span>的黨外人士，很可能遠比不上<text:span text:style-name="T3"><text:s/>"</text:span>兔子<text:span text:style-name="T3">" </text:span>類的黨外人士。」<text:span text:style-name="T3"><text:line-break/><text:line-break/></text:span>阿扁繼續說：「為數不少的黨外人士加入黨外時，本來懷抱著滿腔的熱血以及理想，競選公職時也只是打算以公職的身份來一展抱負。但是，一旦當上了公職之後，嚐到了特權以及甜頭，個人的名利也就變成了首要目標，原先的理想及抱負也跟著變成了昨日黃花。其言行舉止，除了有黨外的標記之外，其餘和國民黨的公職人員已沒有兩樣。」<text:span text:style-name="T3"><text:line-break/><text:line-break/></text:span>阿扁甚至還說，國民黨員的政治包袱比黨外人士多了不少，反而比較不敢太亂來。但是，「私利型的黨外人士可說是天之驕子，既少政治包袱，卻又可以汲汲營營為私利。」<text:span text:style-name="T3"><text:line-break/><text:line-break/></text:span>阿扁說：<text:span text:style-name="T3"><text:line-break/><text:line-break/></text:span>「我們現在可以看到的事實是，許多美麗島時期的黨外人士以及黨外新生代，選上公職後，從原來的高度理想變成了目前隨波逐流、以個人私利為重。黨外不少公職人員在議事壇上大肆抨擊國民黨的種種不是，但是自己在私底下的行為和國民黨的所作所為根本相差無幾，甚至可以說是稱兄道弟，哥倆好地媲美在一起。我的一貫信念是：只有黨外的清流成為主流時，黨外才能成為真正強有力的政治團體。」<text:span text:style-name="T3"><text:line-break/><text:line-break/></text:span>為了改變黨外的腐敗體質，阿扁主張應該進行「公開批判」<text:span text:style-name="T3"><text:s/></text:span>，以便對黨外公職人員「產生糾正與嚇阻作用」，做為一種「黨外人士的防腐劑」。阿扁說：<text:span text:style-name="T3"><text:line-break/><text:line-break/></text:span>「黨外雜誌無疑的是可以當做批判黨外人士的很好公器。可是，目前的黨外雜誌卻已經完全大為走樣。現在的黨外雜誌，沒有一本例外，全部變成了市場下的產物，成了十足的消費品。每一本黨外雜誌都走火入魔地報導國民黨內幕新聞<text:span text:style-name="T3"><text:s/>(</text:span>陳真按：許多內容往往就是造謠抹黑道聽途說這一套<text:span text:style-name="T3">)</text:span>，有的則是大肆連載國民黨查禁的書文，像發瘋、發燒似的亂搞一通，」黨同伐異，「徒有公器之名」。<text:span text:style-name="T3"><text:line-break/><text:line-break/></text:span>阿扁最後期許當時的「黨外編輯作家聯誼會」<text:span text:style-name="T3">(</text:span>陳真按：簡稱編聯會，即新潮流系的一個前身或化身。當時有兩位裏頭的成員一同邀我加入，我原本也同意了，但因為據說每年得繳一萬元<text:span text:style-name="T3"><text:s/>(</text:span>？<text:span text:style-name="T3">) </text:span>會費，我就臨時打了退堂鼓<text:span text:style-name="T3">) </text:span>應該恢復原來所要扮演的批判角色；在批判黨外人士時，編聯會應該扮演一個徹底的黑臉，完全六親不認，不管誰犯了錯都要被批判，無一例外。」<text:span text:style-name="T3"><text:line-break/><text:line-break/></text:span>我就抄到這裏。不知道各位看了有什麼感想沒有。想不到，最腐敗的卻是這些最擅於高唱各種理想的一群所謂<text:span text:style-name="T3"><text:s/>"</text:span>新潮流<text:span text:style-name="T3">" </text:span>或<text:span text:style-name="T3"><text:s/>"</text:span>戰鬥雞<text:span text:style-name="T3">"</text:span>，什麼左派啦，非暴力啦，階級革命啦，思想改造與文化改造啦，堅持國際正義啦，反戰反軍購啦，反對美帝啦，絕不走入體制，堅持要跟底層民眾永遠站在一起啦<text:span text:style-name="T3">...</text:span>等等等。<text:span text:style-name="T3"><text:line-break/><text:line-break/></text:span>很重要的一點是：你要知道，我抄的阿扁這本書是<text:span text:style-name="T3">1985</text:span>年出版，那時仍然還是處於相當恐怖的<text:span text:style-name="T3"><text:s/>80</text:span>年代戒嚴時期，動輒抓人；黨外參選民代擔任公職的利益在那當時其實相當微薄，只不過是撿一點點國民黨吃剩的骨頭來啃。在那樣一種情況下，黨外公職人員都能普遍腐敗成那副德性，更不用說解嚴之後，政治開放了，相較於過去千百萬倍的利益就在眼前，你想，這樣一群人會腐敗成什麼樣？當然就更不用說全面掌權、徹底呼風喚雨、飽受群眾擁戴而且擁有一整個年輕族群宛若綠衛兵般為之護衛殺敵的今天，難道你真的會相信這些人是如此勤政愛民、為了什麼台灣民主與人權打拼、犧牲奉獻？<text:span text:style-name="T3"><text:line-break/><text:line-break/></text:span>我只是沒想到，跟我淵源最深、當年居於極少數的所謂「黨外清流」，所謂絕不妥協的理想派，居然是腐敗得最為誇張無恥的一群人。<text:span text:style-name="T3"><text:line-break/><text:line-break/></text:span>幾年之後，也就是大約是八零年代的末期，<text:span text:style-name="T3">"</text:span>新潮流<text:span text:style-name="T3">" </text:span>決定不再堅守街頭，打算妥協一下，進入體制，參與選舉，說是為了把「永不妥協」的理想主義精神給帶入體制內，擴大戰線；說是要把政治給社運化，把貪婪分贓的政治給變成一種追求公義的社會運動。當新潮流做出參與選舉的決定時，有一些人非常反對，當然也包括我在內。比方說，應該差不多是<text:span text:style-name="T3">1988</text:span>年的<text:span text:style-name="T3"><text:s/>228 </text:span>那一天吧。我在高雄參加一個<text:span text:style-name="T3"><text:s/>228 </text:span>紀念活動後，準備回台南，前往車站的途中，遇到台灣第一個推動<text:span text:style-name="T3"><text:s/>"228</text:span>運動<text:span text:style-name="T3">" </text:span>的陳永興醫師。他搭一輛友人的車，於是就順便載我回台南。<text:span text:style-name="T3"><text:line-break/><text:line-break/></text:span>一路上，我們就一直談這個事情。陳永興醫師非常反對新潮流參與選舉。反對的強度似乎遠比我還強烈，我記得他不只一次公開演講提到說，如果連新潮流都要跳入體制參與選舉，他說他彷彿能預見台灣反對運動全面沉淪的可悲結局。陳永興和當時人在國外念書的林義雄有連繫。我問他說，林義雄怎麼看待這事情？陳永興說，林義雄當然也是非常反對。我聽了很開心，就說「真的嗎？」陳永興說「真的啊，不然你直接去問他。」<text:span text:style-name="T3"><text:line-break/><text:line-break/></text:span>兩年後，林義雄回國定居，幾次聽他公開演講或私下談起，依然對新潮流之參選採取相當不以為然的態度，更不用說整個黨外之全面投入選舉，當然更是他所反對的。林義雄剛回國時，寫了一篇文章公開散發，報紙上大幅刊登他當時的一些說法。如果有人找得到自立晚報，就能看到當時林義雄發表這些談話時的莊嚴盛況，我還記得他那天穿著一件白外套，呼籲大家「靜下來」，不要再為無謂的選舉利益而喧囂吵鬧。<text:span text:style-name="T3"><text:line-break/><text:line-break/></text:span>林義雄不久之後還另外發表了一篇文章，標題是《監牢是理想家的宮殿》，他讚揚黃華的第四度入獄，文中好像也推崇鄭南榕，並且說那些參與選舉的同志，歷史將會證明這些人只不過是「陸樑小丑」。<text:span text:style-name="T3"><text:line-break/><text:line-break/></text:span>林義雄幾次呼籲黨外支持者應該盯緊這些打著社運旗號進入議會擔任公職的人，看看他們是否真的實踐理想，是否真的做到「政治社運化」。當然，林義雄的想法其實是有點矛盾的，他一方面反對社運人士或清流之士參與選舉，一方面卻又說要大家盯緊著他們，看他們有沒有實踐理想。我倒是覺得政治是政治，社運是社運，基本上是兩回事，並沒有所謂「在政治中實踐社運理想」的這回事，這就好像如果有人勸德蕾莎為了關心遊民與窮人，應該想辦法去當印度政府的衛生署長或社會局長或擔任民意代表一樣荒唐；同理，難道德蕾莎之所以從未當官，是因為她能力不足或貢獻不夠？<text:span text:style-name="T3"><text:line-break/><text:line-break/></text:span>我常舉當代最富盛名的左派人士<text:span text:style-name="T3">--</text:span>墨西哥那位蒙面俠<text:span text:style-name="T3"><text:s/>Marcos</text:span>為例，他在墨西哥民間聲望很高，如神一般，但他說，他對權力不感興趣，因為我們想要成就的事業不需要透過權力來行使。社運與政治，基本上是兩套截然不同的思維與運作法則。但在台灣，所謂社運，說穿了就是為個人累積政治資源的一個管道，以便有朝一日藉此取得個人政治權位與暴利的一個踏腳石與晉身階。你看，有幾個人不是這樣？<text:span text:style-name="T3"><text:line-break/><text:line-break/></text:span>「政治社運化」當然很恐怖，但更恐怖的是「社運政治化」，把理應追求普世價值的社運給質變成為一種政黨附庸與政治工具，藉以傷害異己，藉以謀取個人私利。掛社運羊頭，賣政治狗肉，賺取個人權位暴利。這樣一種堂而皇之的詐騙與價值扭曲，在西方社會基本上是看不到的。<text:span text:style-name="T3"><text:line-break/><text:line-break/></text:span>在這極端封閉的小島上，在這樣一種純粹以鎂光閃爍及權位高低來衡量人事物一切價值的社會裏，我知道講這樣一些想法是沒有幾個人會信的，恐怕只是招來更多訕笑與羞辱。所以，我基本上自然也不是想改變什麼或說服大家什麼，我只是覺得，一種東西，它的本質及其重要價值，事實上就在於它本身而無須外求，當然更不會因為外在一時一地的眾人眼光而有所改變。一朵花，一片雲，很漂亮，很動人，或是一樁浩瀚的宇宙盛事，翻轉了整個時空，但卻沒有人看到，或沒有被某些人認可，難道這朵花或這場宇宙輝煌盛事就因此而光芒盡失？<text:span text:style-name="T3"><text:line-break/><text:line-break/></text:span>至於那些相信價格<text:span text:style-name="T3"><text:s/>(price) </text:span>遠多於相信價值<text:span text:style-name="T3"><text:s/>(value) </text:span>的人，那些相信鎂光閃閃、仰慕位高權重者，不妨捫心自問，當我們把一切價值給轉化成各種謀利手段與鬥爭工具，造就出各種純屬私人的權位與暴利時，對於整個社會或世界究竟有何意義可言？<text:span text:style-name="T3"><text:line-break/><text:line-break/></text:span>陳真<text:span text:style-name="T3"><text:s/>2016. 06. 22.</text:span></text:p>
      <text:p text:style-name="P1"><text:span text:style-name="T1">信自己（桂承志）</text:span><text:s/>  |  2016.06.22 21:35   |   <text:a xlink:type="simple" xlink:href="http://palinfo.habago.org/Entry?Command=Information_PrintForum&amp;iPage=243#FORUM34746"><text:span text:style-name="T2">#</text:span></text:a></text:p>
      <text:p text:style-name="P2">俄与西方对抗转战体育<text:span text:style-name="T3">“</text:span>战线<text:span text:style-name="T3">” </text:span>奥运会欧洲杯皆成政治工具<text:span text:style-name="T3"><text:line-break/><text:line-break/></text:span>【环球网综合报道<text:span text:style-name="T3"><text:s/></text:span>记者<text:span text:style-name="T3"><text:s/></text:span>郭鹏飞】<text:span text:style-name="T3"><text:line-break/><text:line-break/></text:span>日前，关于俄罗斯代表团能否参加里约奥运会终于有了最后定论。国际奥林匹克委员会主席巴赫<text:span text:style-name="T3">21</text:span>日在新闻发布会上表示，国际奥委会没有取消俄罗斯奥林匹克委员会的参赛资格，也没有不允许所有俄罗斯运动员参加<text:span text:style-name="T3">2016</text:span>年里约热内卢奥运会。<text:span text:style-name="T3"><text:line-break/><text:line-break/></text:span>俄新社援引巴赫的话称：<text:span text:style-name="T3">“</text:span>俄罗斯奥委会没有被取消资格。如果有通过审核的田径运动员，他们将作为俄罗斯奥委会的队伍参赛，因为只有俄罗斯奥委会可以组织田径运动员参加奥运会，没有国际单项体育组织的队伍，只有国家奥委会的队伍。<text:span text:style-name="T3">”<text:line-break/><text:line-break/></text:span>俄罗斯田径运动员禁药风波由来已久。去年<text:span text:style-name="T3">11</text:span>月，世界反运动禁药机构<text:span text:style-name="T3">(WADA)</text:span>曾发表报告指出，俄罗斯田径运动中存在国家支持使用禁药的问题，国际田联随后作出了禁止俄罗斯运动员参赛的决定。经过近半年的整改与交涉，国际田联依然在<text:span text:style-name="T3">17</text:span>日的声明中维持了去年年底作出的对俄罗斯运动员禁赛的决定。俄罗斯方面对此提出抗议。俄罗斯总统普京则认为，国际田联的决定是不公正和不公平的。<text:span text:style-name="T3"><text:line-break/><text:line-break/></text:span>俄罗斯国内有声音认为，这是对俄罗斯制裁的延伸。在<text:span text:style-name="T3">“</text:span>今日俄罗斯<text:span text:style-name="T3">”</text:span>电视台题为<text:span text:style-name="T3">“</text:span>俄罗斯被禁赛是政治阴谋<text:span text:style-name="T3">”</text:span>的文章中，外交分析师克里什南表示，服用兴奋剂问题很普遍，此前肯尼亚、澳大利亚、德国、美国运动员也都出过兴奋剂问题，但俄罗斯被单拎出来是出于政治原因，<text:span text:style-name="T3">“</text:span>他们想除掉俄罗斯，想进一步扩大制裁<text:span text:style-name="T3">”</text:span>。<text:span text:style-name="T3"> <text:line-break/><text:line-break/></text:span>除去俄罗斯<text:span text:style-name="T3">“</text:span>禁奥<text:span text:style-name="T3">”</text:span>风波，围绕体育<text:span text:style-name="T3">“</text:span>战线<text:span text:style-name="T3">”</text:span>的另一个<text:span text:style-name="T3">“</text:span>战场<text:span text:style-name="T3">”——</text:span>欧洲杯上的球迷骚乱也赚足人们眼球。虽然俄罗斯已经从欧洲杯不幸出局，但西方与俄的<text:span text:style-name="T3">“</text:span>口水仗<text:span text:style-name="T3">”</text:span>仍在继续。俄英球迷的斗殴事件，已经上升为外交风波，变成了俄罗斯和欧洲之间的政治骂战。<text:span text:style-name="T3"> <text:line-break/><text:line-break/></text:span>英国报纸集体对俄国发起攻击，英国《观察家报》表示，英国政府高官担心这次俄罗斯足球流氓暴力活动是得到了克里姆林宫的支持，并且正在调查有关暴力活动和普京政权的关系。对此，俄总统新闻秘书佩斯科夫说：<text:span text:style-name="T3">“</text:span>我们不需要做出任何反应。这是某些人歇斯底里俄罗斯恐惧症的一个例子。<text:span text:style-name="T3">” <text:line-break/><text:line-break/></text:span>拉夫罗夫在俄国家杜马作报告时表示，对于其他国家代表队支持者的挑衅行为，不能够视而不见。特别是对于法国警察拦截俄罗斯球迷大巴，并进行歧视性要求和管制的行为，拉夫罗夫觉得忍无可忍。<text:span text:style-name="T3"> <text:line-break/><text:line-break/></text:span>俄国球迷与英格兰球迷在法国上演的<text:span text:style-name="T3">“</text:span>全武行<text:span text:style-name="T3">”</text:span>也引起普京的注意。不过普京大帝的关注却显得有些与众不同，他说：<text:span text:style-name="T3">“</text:span>球迷闹事确实丢人，但是我想搞清楚的一点是，区区<text:span text:style-name="T3">200</text:span>多名俄罗斯球迷是怎么做到把几千个英国人打了的？<text:span text:style-name="T3">” <text:line-break/><text:line-break/></text:span>不久之前，欧盟刚宣布延长对俄罗斯的制裁，俄罗斯与西方的竞争全面进入拉锯战，俄罗斯<text:span text:style-name="T3">“</text:span>禁奥<text:span text:style-name="T3">”</text:span>风波与欧洲杯球迷骚乱事件也昭示着体育<text:span text:style-name="T3">“</text:span>战场<text:span text:style-name="T3">”</text:span>已然成为俄与西方对抗新前线。</text:p>
      <text:p text:style-name="P1"><text:span text:style-name="T1">陳真</text:span><text:s/>  |  2016.06.22 04:22   |   <text:a xlink:type="simple" xlink:href="http://palinfo.habago.org/Entry?Command=Information_PrintForum&amp;iPage=243#FORUM34745"><text:span text:style-name="T2">#</text:span></text:a></text:p>
      <text:p text:style-name="P3">究竟悲劇是要恐怖到何種程度，然後人們才會為所謂<text:span text:style-name="T3"><text:s/>"</text:span>別人<text:span text:style-name="T3">" </text:span>的痛苦灑下熱淚、徹夜難眠？<text:span text:style-name="T3"><text:line-break/><text:line-break/></text:span>究竟政治與謊言是要齷齪卑鄙到何種地步，然後人們才會感到憤怒，並且願意面對真相，挺身反抗？<text:span text:style-name="T3"><text:line-break/><text:line-break/></text:span>幾乎所有這一切戰爭，全是由美國所發動或主導。美國的恐怖與血腥，一百個納粹也比不上。但是，無孔不入、鋪天蓋地的謊言卻矇蔽了世人；即便真相擺在眼前，人們也不願承認事實。是不是非得有一天，惟有當我們自己或自己的下一代，成為卑劣政治與恐怖烽火的犧牲品，然後我們才會驚覺原來這一切都不是道德高調，更不是別人家的事。<text:span text:style-name="T3"><text:line-break/><text:line-break/></text:span>清高之士特別喜歡以<text:span text:style-name="T3"><text:s/>"</text:span>有沒有效果<text:span text:style-name="T3">" </text:span>來質疑或嘲笑。對此我倒也承認確實沒有效果，巴勒網每個月一次的靜站都已經邁入第九年了，每次都還是小貓三、五隻。這其實是可理解的，畢竟我們確實也沒做什麼，連業餘都根本談不上，憑什麼期待所謂效果或影響力？但我老了，身世多舛，時間已用到極限，所能做的大概也只是這樣了。<text:span text:style-name="T3"><text:line-break/><text:line-break/></text:span>我還能再多做一些的，大概就只是利用所剩無幾的一點時間空隙與睡眠時間，比方說翻譯或自己寫一些文章。除此之外，也只能期待年輕有為者大氣一點，積極一點，勇敢一點，當一個頂天立地的人，自己當自己的領導，勇於開創新局，挑戰不義，不要讓自己侷限在島內非常低能瑣碎的無聊議論上。<text:span text:style-name="T3"><text:line-break/><text:line-break/></text:span>一個人，或一個像巴勒網這樣的<text:span text:style-name="T3"><text:s/>"</text:span>團體<text:span text:style-name="T3">"</text:span>，如果幾乎什麼也沒做，當然沒有效果，這其實只是廢話。可是，即便像黨外運動那樣慘烈的種種犧牲代價，家破人亡，半生血淚，到頭來不但沒有效果，反倒還被一群投機人渣給收割了，培養出更為卑劣齷齪的一個政治詐騙集團。對此，我其實也不知道該怎麼辯護說人還是應該要為所謂公義與憐憫採取行動。如果一切犧牲的痛苦代價只是換來一種更為下流無恥的局面，那麼我們是否還需要為公義與憐憫費盡一生青春血淚？<text:span text:style-name="T3"><text:line-break/><text:line-break/></text:span>假若時光倒流，回到三十幾年前當我剛成年時，我是否還會義無反顧地提頭上陣，一腳踏入黨外？老實說，我是不確定的。假若我事先知道未來結局只是更壞，更無恥，我恐怕不會再走同樣的路。但這麼說其實也說不通，這只是反映我個人當下的一種無謂的挫折；一旦真的時光倒流，我看我還是會走上同樣的不歸路。<text:span text:style-name="T3"><text:line-break/><text:line-break/></text:span>再說，天底下本來就沒有那種<text:span text:style-name="T3"><text:s/>"</text:span>保證一次就能成功<text:span text:style-name="T3">" </text:span>的便宜事，海浪就算要沖垮一道堤防也得來回沖過千百次；一種深刻事物的完成，通常也一樣需要千百年。就算聖女貞德也得花上整整五百年才被梵蒂岡認可並封聖；伽利略和哥白尼不也一樣？現在的印度依然亂七八糟，但是甘地真的失敗了嗎？蘇格拉底死了兩千四百年，但他的殉道，兩千多年來，又能帶來多少哲學思想果實？難道他就因此白白犧牲了嗎？馬丁路德貼幾十條大字報，攻擊教會，揭開宗教改革序幕，如今的宗教又究竟改革了多少？羅素因為反戰被劍橋解聘，英國至今依然窮兵瀆武，難道羅素的反戰及反核武失敗了嗎？<text:span text:style-name="T3">Alan Turing</text:span>在同性戀的罪刑與羞辱中，吃了一顆含有氰化物的毒蘋果自殺而死，半個多世紀後，電腦與人工智慧的盛行，人們才又想起他，但他連棺木下葬那一天都沒有人願意參加送他最後一程。<text:span text:style-name="T3"><text:line-break/><text:line-break/></text:span>無數的例子，我只是想說，就讓清高之士關於有效或沒效的質疑與嘲笑擺一邊吧，人只需聆聽自己內心深處最真實的聲音就行，其它就沒辦法想那麼多了；千百年後的事，就由上帝去煩惱便行，不干我們的事了。<text:span text:style-name="T3"><text:line-break/><text:line-break/></text:span>你的家人或小孩要是面臨危急，你一定想盡辦法去救援，而不會很清高地在一旁嘲笑說：<text:span text:style-name="T3">"</text:span>這樣做有效嗎<text:span text:style-name="T3">?" </text:span>我常舉一個例，當我還是實習醫生時，有一天，高速公路連環大車禍，那天我在急診值班，因為傷患不斷湧進，不管哪一科的醫護人員都得加入救援。我記得那天晚上，一個擔架抬進來一具年輕的軀體，沒有頭，血肉模糊。隨後，頭找到了，掉在救護車上，救難人員隨後捧著頭衝進急診室。<text:span text:style-name="T3"><text:line-break/><text:line-break/></text:span>這樣還能救嗎？都已經身首異處了，這樣還需要<text:span text:style-name="T3"><text:s/>CPR </text:span>嗎？當然不需要。但是，一個媽媽衝進來，衝到病床邊，撲通一聲就跪了下來大聲哭說，<text:span text:style-name="T3">"</text:span>醫生，拜託你盡量救救我的小孩<text:span text:style-name="T3">"</text:span>。這一幕，讓我心裏很震撼，一生難忘，居然有人拜託我們救一個身首異處的死者。<text:span text:style-name="T3">CPR </text:span>有效嗎？當然沒效。我當然是救不了她的小孩，但我想如果有上帝，連上帝也會垂淚。<text:span text:style-name="T3"><text:line-break/><text:line-break/></text:span>一行禪師有首詩：<text:span text:style-name="T3">"</text:span>我昨日的淚水，已化為今日的雨水。<text:span text:style-name="T3">" </text:span>我是相信眼淚的，眼淚終究會勝過一切暴力與謊言。<text:span text:style-name="T3"><text:line-break/><text:line-break/></text:span>陳真<text:span text:style-name="T3"><text:line-break/>===============<text:line-break/></text:span>難民人數再破紀錄　<text:span text:style-name="T3">2015</text:span>年底已有<text:span text:style-name="T3">6530 </text:span>萬人流離失所<text:span text:style-name="T3"><text:line-break/><text:line-break/>The News Lens <text:line-break/>2016/06/20<text:line-break/><text:line-break/></text:span>在國際難民日發布的這份數據，凸顯了兩大壓力讓前所未見的全球難民危機更雪上加霜。其中，衝突和迫害迫使越來越多人逃離家園，政界反移民的情緒，則壓縮了重新安置難民的意願。<text:span text:style-name="T3"><text:line-break/><text:line-break/>20</text:span>日是世界難民日，聯合國難民署（<text:span text:style-name="T3">UNHCR</text:span>）表示，截至<text:span text:style-name="T3">2015</text:span>年底，已有<text:span text:style-name="T3">6,530</text:span>萬人被迫離開家園，平均每分鐘就有<text:span text:style-name="T3">24</text:span>人流離失所，使得難民人數再創歷史紀錄。聯合國難民事務高級專員葛蘭第（<text:span text:style-name="T3">Filippo Grandi</text:span>）表示，希望各國領袖們得知這些訊息後，採取更多的政治行動，以阻止國際間衝突繼續發生。<text:span text:style-name="T3"><text:line-break/><text:line-break/></text:span>自由報導，聯合國難民署指出，全球難民人數在<text:span text:style-name="T3">2014</text:span>年已創二戰以來的歷史新高，在<text:span text:style-name="T3">2015</text:span>年敘利亞和阿富汗等地發生戰亂，導致難民人數再創高峰。據估計，<text:span text:style-name="T3">2015</text:span>年全球每分鐘有<text:span text:style-name="T3">24</text:span>人流離失所，也就是每天有<text:span text:style-name="T3">3</text:span>萬<text:span text:style-name="T3">4000</text:span>人要受顛沛流離之苦，但在<text:span text:style-name="T3">2005</text:span>年時，每分鐘只有<text:span text:style-name="T3">6</text:span>人成為難民。<text:span text:style-name="T3"><text:line-break/><text:line-break/></text:span>自<text:span text:style-name="T3">1997</text:span>年以來，全球難民人數成長了一倍，光是在<text:span text:style-name="T3">2011</text:span>年敘利亞內戰爆發之後，流離失所的人數就成長了<text:span text:style-name="T3">50</text:span>％。而全球難民超過半數來自敘利亞、阿富汗和索馬利亞等三個國家，去年有超過一百萬難民逃到歐洲，還導致歐盟的政治危機。<text:span text:style-name="T3"><text:line-break/><text:line-break/></text:span>央廣報導，根據聯合國數據，光是去年全球流離失所的人數就增加<text:span text:style-name="T3">580</text:span>萬人，若以全球<text:span text:style-name="T3">73</text:span>億<text:span text:style-name="T3">4,900</text:span>萬人口計算，代表全球如今每<text:span text:style-name="T3">113</text:span>人，就有一人是難民。聯合國難民署表示，「就我們所知，目前的危機程度前所未有。」他們提到，如今全球流離失所的人數，已超過英國或法國的總人口數。<text:span text:style-name="T3"><text:line-break/><text:line-break/></text:span>中央社報導，敘利亞、阿富汗、蒲隆地和南蘇丹的內戰，導致最近的人口外逃加劇，難民人數來到<text:span text:style-name="T3">2130</text:span>萬人，其中半數是孩童。</text:p>
      <text:p text:style-name="P1"><text:span text:style-name="T1">陳真</text:span><text:s/>  |  2016.06.21 10:27   |   <text:a xlink:type="simple" xlink:href="http://palinfo.habago.org/Entry?Command=Information_PrintForum&amp;iPage=243#FORUM34744"><text:span text:style-name="T2">#</text:span></text:a></text:p>
      <text:p text:style-name="P2">同志，<text:span text:style-name="T3"><text:line-break/><text:line-break/></text:span>你是在罵底下這位<text:span text:style-name="T3"><text:s/>kate chang </text:span>寫的文章嗎？台灣確實有一些<text:span text:style-name="T3"><text:s/>"</text:span>故意<text:span text:style-name="T3">" </text:span>喜歡談六四的人，甚至還搞出一些掛人權羊頭賣反中狗肉的所謂人權組織。但他們應該不是懂或不懂，而是根本不需要懂，只需要拿它當成一種武器來砍共產黨、抹黑大陸人就行。至於文革，島內幾乎沒有人提，因為台灣這十幾年就是在搞文革。會提起文革的倒也不是沒有，只是極少，幾乎沒見過。我倒是偶而會提一提，但我可是下過苦工夫而不是亂談的。<text:span text:style-name="T3"><text:line-break/><text:line-break/></text:span>你說，為什麼喜歡談文革談六四的人對文革或六四根本不懂卻大談特談，這話在某些時候是對的，但恐怕套不到<text:span text:style-name="T3"><text:s/>kate chang </text:span>的頭上來。為什麼呢？因為她畢竟不是在做一些事實性的分析，她並不是說文革就是這樣或那樣。反倒是你大約一個月前吧，有一段留言說到台灣的國際性非政府組織，那樣一些事實陳述並非事實，但你卻論斷之。我當時寫了一個回應，很長，但覺得瑣碎所以沒有貼出，另一方面當然也是不太敢貼，不是怕你，而是怕台灣這些綠油油的生物。以後若有機會想貼再貼。<text:span text:style-name="T3"><text:line-break/><text:line-break/></text:span>同樣一個說法，因其文字屬性，後果將大不同。比方說傅科<text:span text:style-name="T3"><text:s/>(Michel Foucault)</text:span>，講起歷史絲毫不精確，更不用說科學或精神醫學的基本準確性了，但這樣一種不精確，並非缺點，而是優點，因為它反倒從中產生了豐富的意涵，而這樣一種意涵是那些所謂事實性的分析所難以提供的。這時候，如果還有人拿<text:span text:style-name="T3"><text:s/>"</text:span>歷史陳述<text:span text:style-name="T3">" </text:span>或<text:span text:style-name="T3"><text:s/>"</text:span>科學描述<text:span text:style-name="T3">" </text:span>不正確來批評傅科，該打零分的恐怕是批評者，而非傅科。<text:span text:style-name="T3"><text:line-break/><text:line-break/></text:span>法律上或許<text:span text:style-name="T3"><text:s/>"</text:span>不知者無罪<text:span text:style-name="T3">"</text:span>，但在文字上卻相反，<text:span text:style-name="T3">"</text:span>知者<text:span text:style-name="T3">" </text:span>反倒被赦免了；當我知道自己在<text:span text:style-name="T3"><text:s/>"</text:span>胡說八道<text:span text:style-name="T3">" </text:span>時，我的<text:span text:style-name="T3"><text:s/>"</text:span>不精確<text:span text:style-name="T3">" </text:span>罪責就卸下了，意味著這套講究<text:span text:style-name="T3"><text:s/>"</text:span>對錯<text:span text:style-name="T3">" </text:span>的<text:span text:style-name="T3"><text:s/>"</text:span>判準<text:span text:style-name="T3">"(criteria) </text:span>判不到我的頭上來了。我只是在畫圖，又不是在描繪案發現場，哪來什麼對不對或準不準的問題。<text:span text:style-name="T3"><text:line-break/><text:line-break/></text:span>每個月的站樁時間又到了。本周六。老地點。它變成我的一種<text:span text:style-name="T3"><text:s/>"</text:span>月經<text:span text:style-name="T3">" </text:span>了，每個月固定來把我折磨一下。我也不知道一個熱情的好客者以及喜歡世界喜歡生命的人為什麼在這島上會這麼想逃離人群、害怕與人類接觸。我常想，有沒有可能我站樁照樣站，卻是個隱形人？蒙面？還是拿塊布把自己蓋起來？或是有沒有可能乾脆在現場種一棵樹，樹上就掛個我常掛的那個反戰牌子<text:span text:style-name="T3"><text:s/>"</text:span>以眼還眼，舉世皆盲<text:span text:style-name="T3">"</text:span>，我會把我的靈魂給灌注到這棵樹裏頭，然後從此這棵樹就算代表我了。<text:span text:style-name="T3"><text:line-break/><text:line-break/></text:span>如此一來，我就輕鬆了，要不真的很累，而且很害怕，總是害怕人們注意到我的存在。雖然其實根本沒人會注意到我的存在，可我還是覺得返回人間是一種很難堪的事。要是一開始就這麼幹，八年前種下的樹苗，現在也該長成一棵樹了。</text:p>
      <text:p text:style-name="P1"><text:span text:style-name="T1">信自己（桂承志）</text:span><text:s/>  |  2016.06.21 05:03   |   <text:a xlink:type="simple" xlink:href="http://palinfo.habago.org/Entry?Command=Information_PrintForum&amp;iPage=243#FORUM34743"><text:span text:style-name="T2">#</text:span></text:a></text:p>
      <text:p text:style-name="P3">看欧洲杯足球赛中场休息，过来看看，看到谈论<text:span text:style-name="T3">“</text:span>文革<text:span text:style-name="T3">”</text:span>的文章，读完之后让我纳闷，为什么最喜欢大谈<text:span text:style-name="T3">“</text:span>文革<text:span text:style-name="T3">”“</text:span>六四<text:span text:style-name="T3">”</text:span>的人，总是让我觉得他们并不了解事实，却又喜欢忧国忧民地发表他们的大声疾呼。就不能多花点时间去了解当时的历史背景，国际背景，政治背景，还有当时普通人的生活？在他们眼里，仿佛中国大陆十几亿人，都是从死人堆里爬出来一样，就好像我们时时刻刻的处在惊恐之中。<text:span text:style-name="T3"><text:line-break/></text:span>真是莫名其妙</text:p>
      <text:p text:style-name="P1"><text:span text:style-name="T1">陳真</text:span><text:s/>  |  2016.06.21 03:25   |   <text:a xlink:type="simple" xlink:href="http://palinfo.habago.org/Entry?Command=Information_PrintForum&amp;iPage=243#FORUM34742"><text:span text:style-name="T2">#</text:span></text:a></text:p>
      <text:p text:style-name="P2">維根斯坦寫了千萬字筆記，但除了早年<text:span text:style-name="T3"><text:s/>"</text:span>被迫<text:span text:style-name="T3">" </text:span>出版一本兩萬字的小書<text:span text:style-name="T3"><text:s/>"TRACTATUS" </text:span>之外，一生沒有發表過任何文章與書籍。他也許並不排斥出版，卻又覺得自己寫得很爛，終究還是放棄了出版的念頭。但他確實曾寫過幾句類似<text:span text:style-name="T3"><text:s/>"</text:span>序言<text:span text:style-name="T3">" </text:span>的話，他說，他希望這些文字能有益於他人；並且表示，他已盡力讓這些文字減少虛榮，就如同他已盡力減少自己的虛榮一般。他還說，虛榮將會毀掉所有這一切。<text:span text:style-name="T3"><text:line-break/><text:line-break/></text:span>很多事，你也許為它耗費一生青春血淚，但你卻說不上來心裏那個讓你以命相許的東西究竟是什麼。維根斯坦也許也是如此，難以言說之餘，他引用了聖經上<text:span text:style-name="T3"><text:s/>"</text:span>愛鄰如己<text:span text:style-name="T3">" </text:span>的一段話，表明心跡，他希望自己所寫的一切，能有益於人；同時還說，只要能對一個人有益，他就會覺得自己的努力並沒有白費。<text:span text:style-name="T3"><text:line-break/><text:line-break/></text:span>講述事實、談論科學或邏輯分析很容易，但若要講出心裏那一點熱，卻很難。沈從文有篇小說，內容我忘了，我所轉述的，很可能是我心裏頭不知不覺改編過的版本，所以各位別當真；原文當然比我的轉述更加美麗千萬倍，不過，精神應該還是一樣的。小說裏講到一個士兵，初次上戰場，耳畔彷彿總是聽到從遠方傳來炮火隆隆，心裏很緊張。夜裏，來到一個叢林，四周寂靜，敵人呢？也許就在身邊不遠處，小兵心裏越想越害怕，一路匍匐前進，深怕敵人的子彈就從林間黑暗深處倏忽飛出。就這樣折騰了一整夜，後來發現，前方樹叢中隱約透露出一線光芒，似乎有一戶人家，究竟是敵是友？小兵害怕到連呼吸都很小心，精疲力竭，非常恐懼。就在此時，叢林一片寂靜之際，忽然傳來小羊柔弱的叫聲。沈從文說，這位初次上戰場的小兵，聽到小羊叫聲，心裏頓時覺得彷彿瞬間明白了世上的一切。<text:span text:style-name="T3"><text:line-break/><text:line-break/></text:span>我想說的，說不上來，也許差不多也是這樣一個感覺。許多時候，我也似乎頓時覺得自己彷彿瞬間明白了世上的一切。<text:span text:style-name="T3"><text:line-break/><text:line-break/></text:span>底下有兩段影片，在我心裏頭，<text:span text:style-name="T3">"</text:span>小羊柔弱的叫聲<text:span text:style-name="T3">" </text:span>差不多就是這樣。這兩隻小傢伙並沒有叫出聲音來，但如果夜裏夠靜的話，也許你就能聽見；這似乎也決定了一個人今天之所以這樣活著而不是那樣，之所以成為這樣的人而不是那樣的人。<text:span text:style-name="T3"><text:line-break/><text:line-break/>https://video.udn.com/news/511069<text:line-break/><text:line-break/>https://goo.gl/9fij4J<text:line-break/><text:line-break/><text:line-break/></text:span>陳真</text:p>
      <text:p text:style-name="P1">kate chang   |  2016.06.21 02:19   |   <text:a xlink:type="simple" xlink:href="http://palinfo.habago.org/Entry?Command=Information_PrintForum&amp;iPage=243#FORUM34741"><text:span text:style-name="T2">#</text:span></text:a></text:p>
      <text:p text:style-name="P3">吴建民留下的话：中国这个势头如果丧失了<text:span text:style-name="T3"><text:line-break/>goo.gl/Fl5qNV<text:line-break/><text:line-break/>"Bella Ciao"<text:line-break/>https://youtu.be/-nSF40smtgw<text:line-break/><text:line-break/></text:span>上頭的網址是前二天讀到的文章，和二戰時流傳開來的反法西斯民謠<text:span text:style-name="T3">"Bella Ciao"</text:span>，最近經常反覆聽。這首歌曲因為其左翼色彩，台灣人多半不太熟悉。在大陸，<text:span text:style-name="T3">70</text:span>年代隨著前南斯拉夫電影《橋》的上映，配上中文歌詞之後風行一時，早上還讀到習近平提及這部電影的新聞。據說這首歌曲有不下<text:span text:style-name="T3">50</text:span>種版本，上頭是九種不同語言的剪輯視頻。不同時期、不同歌者、不同聲音，傾訴著不同的感情，在<text:span text:style-name="T3">YouTube</text:span>或大陸土豆蝦米，都可以找到很豐富的完整版本。<text:span text:style-name="T3"><text:line-break/><text:line-break/></text:span>對於「法西斯」這個詞，我感到兩岸人民有非常不一樣認知和感受，因為戰後台灣始終右的立場，「法西斯」這個詞在主流媒體裡是被淡化的，台灣人更多使用「納粹」而不是「法西斯」，大陸人對於這個詞則熟悉地不行。但我始終覺得，大陸人口中說的那個法西斯，和我認識的這個法西斯不太一樣，大陸人認識的法西斯，似乎總是夾帶著「非中國」的特質，或者換個方式來描述，就像社會主義一樣，這是「中國特色反法西斯」。兩岸對「法西斯」的差異，還可以換句話說，台灣人一般是不用法西斯來叫陣、對抗的，對大陸人來說，誰都可能會是法西斯，總之不是我。<text:span text:style-name="T3"><text:line-break/><text:line-break/></text:span>誰是法西斯？對我來說，法西斯沒有特定的名字，有時個人、有時群體，是個邪靈，會隨時闖進假裝堅強實際懦弱的心，當個人<text:span text:style-name="T3"><text:s/>vs </text:span>群體（國家）時，無疑是「個人<text:span text:style-name="T3">=</text:span>反法西斯」、「群體（國家）<text:span text:style-name="T3">=</text:span>法西斯」，從我稍稍懂事以來，一直如此堅信著。<text:span text:style-name="T3"><text:line-break/><text:line-break/></text:span>中國這屆政府上台以後，我內心裏的這個堅信開始動搖了<text:span text:style-name="T3">......</text:span>人車傾軋在八線道的大街或居民樓間的小巷、在各個公共空間人們無視文明標語的雜沓失序、食品安全空氣污染等等等等，這些生活中的繁瑣壓迫，很多時候我也用「人太多」的理由來替自己解圍，雖然我願意相信這些會隨著時間而改善，日復一日難免積出無名火，無名火搭配看新聞是很容易爆發的，看多了大陸新聞各種低級黑高級黑，有天我突然替中紀委們感到不值，提頭懸命去任事的他們，為誰辛苦為誰忙？經歷了這麼多的一個國家、經歷了這麼多的一群人，換來的卻是只有黨抱著亡黨的心情在改革、在前進，人呢？跟上了嗎？人與人之間呢？互助了嗎？<text:span text:style-name="T3">......</text:span>當我這樣想時，我懷疑起法西斯找上我了，我變得像許多中國人一樣，相信政府比相信身邊的人還多、同情政府比同情身邊的人還多、愛政府比愛身邊的人還多，我只能是腦袋進水了，才會如此顛倒黑白。<text:span text:style-name="T3"><text:line-break/><text:line-break/></text:span>何以致人與人之間的信任如此淡薄？何以致人如此自私自利到不在乎影響了整個社會？何以致人如此看輕自己的生命，在車輛疾行的十字路口任意穿梭？<text:span text:style-name="T3">......</text:span>無論在裡頭在外頭的人都知道，除了歸咎文革之外，似乎不用再問為什麼，然而許多中國人總是婉轉地說：人太多。這麼婉轉想要迴避什麼？只是中國不能亂所以不能說？只是因為中央集權所以不敢說？與其說是不敢說、不能說而迴避，更像是不願說而迴避。<text:span text:style-name="T3"><text:line-break/><text:line-break/></text:span>有時候我嘗試直白地描述人們想要迴避的東西是什麼，卻總是徒勞無功，那些刨樹根、人吃人、父母出賣子女、子女鬥垮父母<text:span text:style-name="T3">......</text:span>我知道這些，卻依然不知道他們在文革裡經歷了什麼？中國社會長期、深刻、全面地被文革左右，卻心照不宣地迴避著，這樣的情況和台灣的族群問題極其相似。那些白色恐怖、黨國追殺、媒體洗腦、噤若寒蟬<text:span text:style-name="T3">......</text:span>我知道這些，然而從白色恐怖無縫接軌到綠色恐怖的過程，有個隱晦的東西始終未曾表白，才使得今天的台灣人在族群衝突面前，總是搓湯圓地只談和解、避而不談問題。<text:span text:style-name="T3"><text:line-break/><text:line-break/></text:span>兩岸每個人心裡都藏著一個不足為外人道的苦衷，那是什麼？何以至於有口難言？文革期間紅五類黑五類的階級鬥爭、台灣族群泛藍泛綠的分類衝突，在鬥爭衝突過後所有人若無其事、互相拍拍肩膀，但真的沒事嗎？也許，愛自己的敵人不難，原諒便是，既然原諒，有何不可說？鬥爭衝突中，讓我們受傷的是自己的親人，我們該如何恨自己的親人？不能恨、無法恨，這是人情義理，既然不恨，有何不可說？在這樣鋪天蓋地的政治運動裡，每一個人都是受害者，聽說其他受害者的故事，自然感同身受、自然同情掬淚，我們哭過了，事情卻依然還未過去，還能怎麼說？還有什麼可以說？不說的難言之隱是什麼？<text:span text:style-name="T3"><text:line-break/><text:line-break/></text:span>當有人說每個中國人都是為國犧牲時，我無法替他說話。我理解中國上下對於站上世界舞台的熱切期望、我知道中國在現實險惡的國際環境裡，如何戒慎地拿捏宣示主權和避免戰爭的分寸、我明白共產黨在替自己刮骨去病同時，隨時會革掉自己的命，我可以替現在的中國政府說話，但我無法替人們說話。我深深同情這些從文革地獄死裡逃生的人們，我深深感受人口眾多下的競爭壓力，我知道這裡的人如何為了生存自我剝削<text:span text:style-name="T3">......</text:span>我看得見在黨國底下一張張中國人的臉，但是我無法替他們說話？我聽得見當下中國政府在文革<text:span text:style-name="T3">50</text:span>週年的今天，欲說不能說的聲音，我卻看不見這些從巨大悲劇殘存生命的難言之隱，不足為外人道的是什麼？<text:span text:style-name="T3"><text:line-break/><text:line-break/></text:span>在族群衝突中，每個人都是受害者，在文革煉獄裡，每個人都是受害者，因為如此，我們無法原諒的不是敵人、不是親人，我們無法原諒的是自己，就像德國人哈夫納的故事一樣，在衝突發生之前之中之後，我們噤默了、圍觀了、甚至鼓譟了，因為害怕被圍毆，所以加入了圍毆的行列，我們是彼此的受害者，同時也是彼此的加害者，我們用毛、用蔣作為我們開脫罪惡感的藉口，罪惡感卻始終揮之不去，以至於有口難言。有口難言的是我們不願面對，自己就是毛、就是蔣，我就是法西斯，我就是納粹。<text:span text:style-name="T3"><text:line-break/><text:line-break/></text:span>二戰已經過去又還未過去，文革已經過去又還未過去，而台灣的族群問題早該過去又還未過去，如果我現在只能替國家說話，卻無法替人們說話，那是因為我心裡住著法西斯。我們只說了自己的痛，卻迴避了自己的錯，我們只刻畫了台灣人的悲情、中國人的苦難，卻未曾意識到、體認到、悔恨到是因為我導致了這樣的悲情和苦難，是因為我從不承認我就是法西斯，導致了我顛倒所愛，使得那些我可見可感可念可想的所有一切，無處寄託。<text:span text:style-name="T3"><text:line-break/><text:line-break/></text:span>只有因自己、替自己流下的眼淚，才能感受到滾燙的溫度。什麼時候台灣人、大陸人、所有人會開始各自為自己的錯、為自己是納粹、是法西斯而痛哭？什麼時候我可以痛哭一場？我很害怕因為我不夠堅強的心，讓法西斯闖入，最後仍然哭不出來。<text:span text:style-name="T3"><text:line-break/><text:line-break/></text:span>如果能這樣痛徹心扉地哭過，也許有一天，灣生可以替台生說出異鄉人的痛，外省人可以替閩南人說出求生存的痛，閩南人可以替客家人說出四處飄泊的痛，客家人可以替原住民說出失去祖靈的痛。台灣人可以替大陸人說出被誤解的痛，也許有一天，大陸人終於開始哭、開始說，才能在世界舞台上說得出人們的痛。而必須有這樣一個人，替我說出那些我想說的。<text:span text:style-name="T3"><text:line-break/><text:line-break/></text:span>不待外星人入侵，我們一直是利益共同體。沒有人可以回到家？也許是沒有人可以先行單獨回家。在我可以悔恨自己、痛哭自己的錯之前，在茫茫人海中，有一個人或一群人，我希望他一切安好，因為我回家的地圖在他的手裡。</text:p>
      <text:p text:style-name="P5"/>
      <text:p text:style-name="P1"><text:span text:style-name="T1">陳真</text:span><text:s/>  |  2016.06.20 02:12   |   <text:a xlink:type="simple" xlink:href="http://palinfo.habago.org/Entry?Command=Information_PrintForum&amp;iPage=244#FORUM34740"><text:span text:style-name="T2">#</text:span></text:a></text:p>
      <text:p text:style-name="P3">「任何一個喬治歐威爾的讀者，對於美國的所作所為，絕不會感到陌生」<text:span text:style-name="T3">—</text:span>喬姆斯基接受「今日俄羅斯」訪問<text:span text:style-name="T3"><text:line-break/><text:line-break/></text:span>受訪者：<text:span text:style-name="T3">Noam Chomsky<text:line-break/><text:line-break/></text:span>訪談者：<text:span text:style-name="T3">Alexey Yaroshevsky<text:line-break/><text:line-break/></text:span>譯者：陳真<text:span text:style-name="T3"><text:line-break/><text:line-break/></text:span>報導出處：<text:span text:style-name="T3">https://goo.gl/2MkGwH<text:line-break/><text:line-break/></text:span>報導日期：<text:span text:style-name="T3">2015. 04. 17.<text:line-break/><text:line-break/></text:span>喬姆斯基（<text:span text:style-name="T3">Noam Chomsky</text:span>）接受「今日俄羅斯」（<text:span text:style-name="T3">Russia Today</text:span>）訪問時表示，美國主流媒體純粹就像隻應聲蟲，拼命覆述美國官方所欲傳達給社會大眾有關國際事務的訊息。對於美國領導階層來說，「新聞媒體若不願充當美國宣傳機器的傳聲筒，那是無法容忍的」。喬姆斯基表示，報導任何以美國為首的西方社會在全球各地所犯下的罪行，更是一種不可容忍的媒體禁忌，例如烏克蘭衝突以及伊朗的緊張局勢等等。<text:span text:style-name="T3"><text:line-break/><text:line-break/></text:span>喬姆斯基進一步說道，世界輿論假若與美國的既定戰略牴觸，同樣也會被邊緣化。他說：<text:span text:style-name="T3"><text:line-break/><text:line-break/></text:span>「所謂西方社會，指的就是美國及其同路人。」「在美國，所謂國際社會，指的就是美國以及那些跟美國沆瀣一氣的國家。舉個例來說，伊朗是否有權發展其現行核能政策，完全是所謂國際社會說了算。國際社會說不行就是不行。重點是，哪些國家才是國際社會？則是由美國說了算。」<text:span text:style-name="T3"><text:line-break/><text:line-break/></text:span>喬姆斯基如此表示：<text:span text:style-name="T3"><text:line-break/><text:line-break/></text:span>「任何一個喬治歐威爾的讀者，對於美國的所作所為，絕不會感到陌生。但它至今依然為所欲為。」<text:span text:style-name="T3"><text:line-break/><text:line-break/></text:span>喬姆斯基於本周做出這些評論之後，剛好美國國會有個公聽會，會議名稱為「挑戰俄羅斯之資訊武裝化」（<text:span text:style-name="T3">Confronting Russia’s Weaponization of Information</text:span>）。會議中，眾議院外交事務委員會主席埃德<text:span text:style-name="T3">·</text:span>羅伊斯（<text:span text:style-name="T3">Ed Royce</text:span>）如此說道：「俄羅斯媒體正在分裂全世界；事實上，他們把資訊武裝化。」來自麻省理工學院的哲學家喬姆斯基對此回應表示：羅伊斯「假若還有那麼一點點最基本的誠實，那他應該檢討一下美國媒體。」<text:span text:style-name="T3"><text:line-break/><text:line-break/></text:span>喬姆斯基舉近日紐約時報的一篇報導為例。報導中提到美國在與伊朗的雙方暫時協議中，對於伊朗的核武野心，認為美國及西方社會不應該信任伊朗。喬姆斯基告訴「今日俄羅斯」的記者雅拉謝夫斯基<text:span text:style-name="T3"><text:s/></text:span>（<text:span text:style-name="T3">Alexey Yaroshevsky</text:span>）<text:span text:style-name="T3"><text:s/></text:span>說：「最有趣的是，報導中居然指控伊朗破壞中東的穩定與和平，就只因為伊朗支持曾經在伊拉克殺害美軍的武裝團體。」喬姆斯基說：<text:span text:style-name="T3"><text:line-break/><text:line-break/></text:span>「這聽起來就好像比方說，在<text:span text:style-name="T3"><text:s/>1943 </text:span>年，納粹的媒體指控英國破壞歐洲的穩定與和平，因為英國支持曾經殺害納粹士兵的戰士。換句話說，這項指控背後有個假設是：當美國血腥入侵伊拉克，殺害了數十萬人，徹底摧毀這個國家，而且刻意挑起教派衝突，使得整個伊拉克四分五裂。紐約時報說，這叫做穩定。要是有人膽敢抵抗，那就是破壞穩定與和平。」<text:span text:style-name="T3"><text:line-break/><text:line-break/></text:span>喬姆斯基同時也以歐巴馬近日與古巴的接觸來談論美國媒體之宣傳戰。他說，美國長年以來把古巴定位為支持恐怖主義的國家，並據此對古巴發動長達半個多世紀極其嚴苛的禁運措施。然而，美國主流媒體卻指控古巴使自己陷於孤立。喬姆斯基說：<text:span text:style-name="T3"><text:line-break/><text:line-break/></text:span>「真相其實非常清楚。在這樣一個自由開放的社會裏，我們相較過去更加容易能取得一些內部文件。你不能辯解說你不知道有這些事啊，沒有紀錄可查啊。我們畢竟不是極權國家，我們應該知道曾經發生過一些什麼事。事實上，甘迺迪政權對古巴曾經發動一場非常可怕的血腥恐怖攻擊。（陳真按：指的是豬玀灣事件）這也恰恰是古巴飛彈危機的主要導火線之一。這起攻擊行動，發生在<text:span text:style-name="T3"><text:s/>1962 </text:span>年的<text:span text:style-name="T3"><text:s/>10 </text:span>月，美國為了入侵古巴所祕密策動的一場戰爭。飛彈危機就是這麼來的。時至今日，在美國卻不允許談論這些事，你頂多只能提及美國確實曾經多次暗殺古巴領導人卡斯楚，至於當初由美國中情局所策動的這場血腥侵略攻擊，卻被斥為無稽之談。但實際上，它是極其嚴重的一次恐怖主義戰爭。」<text:span text:style-name="T3"><text:line-break/><text:line-break/></text:span>喬姆斯基說，歐巴馬對古巴政策的改弦易張，當然不是西方媒體每天不斷放送的所謂為了追求什麼民主自由。「事實上，裏頭沒有一絲高貴的念頭，純粹就只是因為美國在這些議題上是孤立無援的。但你在美國就是不允許討論這些真相。儘管這一切全都有案可查，完全不是祕密，但它在美國就是不許討論。這就如同這樣的狀況：當美國侵略一個國家時，假若這個國家做出抵抗，那麼，犯下罪行的一方當然是侵略者而非抵抗者；即便是這樣一種顯而易見的想法，在美國不要說談論，你甚至連想都不可以想。」<text:span text:style-name="T3"><text:line-break/><text:line-break/></text:span>至於國際法，喬姆斯基說，「它只能在西方強權的允許之下，才有可能執行」。一旦越界，便是廢紙一張。記者問道：那麼，當國際法只是由美國來決定何者該執行何者不該執行，而且美國可以完全不受其約束的現狀下，國際法是否已經死亡？喬姆斯基回答說：「當你說國際法已死時，意味著它曾經活過。但重點是：它曾活過嗎？」對此，喬姆斯基舉例說，八零年代，當國際法庭做出裁決，要求美國停止對於尼加拉瓜的非法戰爭並應做出巨額賠償時，美國悍然拒絕。喬姆斯基說：<text:span text:style-name="T3"><text:line-break/><text:line-break/></text:span>「所謂國際法是根本管不到西方強權的頭上來的，完全使不上力。比方說國際刑事法庭（<text:span text:style-name="T3"><text:s/>International Criminal Court</text:span>），曾經調查並且把美國所不喜歡的一些非洲領導人給繩之以法，但是，本世紀以來，人類的最大罪行，毫無疑問就是美國侵略伊拉克。你覺得有可能也把美國領導人給繩之以法嗎？那是絕對完全無法想像的。」<text:span text:style-name="T3"><text:line-break/><text:line-break/></text:span>喬姆斯基說，所謂的美國夢或美國民主，「正急遽地衰敗中」，也許這是因為在所有富裕國家裏頭，美國是社會運動能力最差的一個國家。美國僅僅維持了一個所謂民主的空殼子，但實質民主內涵卻急速萎縮。他說：「基本上，大部份美國人的各種公民權一直不斷被剝奪。」他並以美國的各項選舉為例，進一步說道：<text:span text:style-name="T3"><text:line-break/><text:line-break/></text:span>「美國的民意代表根本不會去管你什麼民意，因為這些民意事實上就來自經濟收入底層四分之三的人口；一旦來到經濟狀況較好一些的上層，你的影響力也就會多一些；假若來到收入的金字塔頂端，那麼，他們才是一切政策的制定者。這是一種財閥統治（<text:span text:style-name="T3">plutocracy</text:span>），而非民主政治（<text:span text:style-name="T3">democracy</text:span>）。」</text:p>
      <text:p text:style-name="P1"><text:span text:style-name="T1">陳真</text:span><text:s/>  |  2016.06.19 17:40   |   <text:a xlink:type="simple" xlink:href="http://palinfo.habago.org/Entry?Command=Information_PrintForum&amp;iPage=244#FORUM34739"><text:span text:style-name="T2">#</text:span></text:a></text:p>
      <text:p text:style-name="P2">裕康，<text:span text:style-name="T3"><text:line-break/><text:line-break/></text:span>古人說，<text:span text:style-name="T3">"</text:span>三日不讀書，面目可憎<text:span text:style-name="T3">"</text:span>。我已整整十年沒讀書，面目如何，可想而知。<text:span text:style-name="T3"><text:line-break/><text:line-break/></text:span>每天早上洗臉刷牙時，我都全程閉著眼睛或避開鏡子，避免看到鏡中的自己。從小到大，至今依然，旁人不解，但我也從不說什麼。非關面目憎不憎，而是有關地心引力，能不去意識到它的存在，我就盡量不去意識到它，彷彿藉此真能飛離地面似的。<text:span text:style-name="T3"><text:line-break/><text:line-break/></text:span>面目憎不憎我絲毫不介意，讀書寫書做研究，乃至言不及義寫留言板，純粹都只是為了自己一個爽字，而不是為了面目，更不是為了別人；生平只要稍微有點讓我感到被迫與無奈無聊低能之事，若非生活必要，我通常能逃就逃，很少委屈自己。<text:span text:style-name="T3"><text:line-break/><text:line-break/></text:span>當然，我知道留言板這種東西，就跟演講或教書一樣，多半也只是自我做賤，耍猴戲供人娛樂訕笑，招惹虛榮，憑添誤解，甚至招來禍端。唯一不同的是，人們看重後者，看輕前者，但我看不出兩者有何差別，感覺都挺窩囊。<text:span text:style-name="T3"><text:line-break/><text:line-break/></text:span>有口難言，有翅難飛。一種生物，假若足以振翅藍天，卻命定只能關在地面上一個小籠子裏上上下下跳來跳去，難免可悲。還好，人生乍看漫長，其實稍縱即逝，所有這一切悲歡，很快就會成為過去。<text:span text:style-name="T3"><text:line-break/><text:line-break/></text:span>讀書寫書做研究，乃至言不及義寫留言板，或多或少就像做足一場春夢，彷彿在那一刻，籠牢枷鎖已除，地心引力真的不存在了。除此之外，我亦別無所長。<text:span text:style-name="T3"><text:line-break/><text:line-break/></text:span>每天為生活瑣事忙到精疲力竭，每當深沉的黑夜降臨，春夢就來了。我把它稱之為<text:span text:style-name="T3"><text:s/>"</text:span>面對自己的一刻<text:span text:style-name="T3">"</text:span>，在這一刻，總算可以拋開生活萬般折騰，忘卻地心引力，在一個純粹而寧靜、充滿音符與美麗思維的春夢裏頭自由飛翔；儘管現實世界中，身體早已疲累不堪，許多時候還真捨不得睡。總之，我不是為了別人才來寫些什麼，單純只是為了自己。當然，所謂自己，並非一己之私。<text:span text:style-name="T3"><text:line-break/><text:line-break/></text:span>寫這些，無須回應。<text:span text:style-name="T3"><text:line-break/><text:line-break/></text:span>我用盡所有可以借到錢的一切管道與方法，不惜成為一生屋奴，準備搬離台南這無政府的鬼地方；兵荒馬亂之際，也許三、五個月的時間，待新家搞定，歡迎舉家大小來高雄玩。私下再說。</text:p>
      <text:p text:style-name="P1"><text:span text:style-name="T1">梁裕康</text:span><text:s/>  |  2016.06.19 05:35   |   <text:a xlink:type="simple" xlink:href="http://palinfo.habago.org/Entry?Command=Information_PrintForum&amp;iPage=244#FORUM34738"><text:span text:style-name="T2">#</text:span></text:a></text:p>
      <text:p text:style-name="P3">陳大哥，<text:span text:style-name="T3"><text:line-break/></text:span>半夜起來看到您的留言，有些感傷卻也很感激。或許您覺得只是通俗地談哲普，但我卻是受益良多。而且不管再怎麼通俗地寫，寫那麼多總要花一些時間，這讓我非常過意不去，畢竟我知道您都快沒空睡覺了。<text:span text:style-name="T3"><text:line-break/></text:span>下回再帶小鬼去看二位，有孩子的地方總是比較有生機（還是噪音？）的。</text:p>
      <text:p text:style-name="P1"><text:span text:style-name="T1">陳真</text:span><text:s/>  |  2016.06.19 01:30   |   <text:a xlink:type="simple" xlink:href="http://palinfo.habago.org/Entry?Command=Information_PrintForum&amp;iPage=244#FORUM34737"><text:span text:style-name="T2">#</text:span></text:a></text:p>
      <text:p text:style-name="P2">裕康，<text:span text:style-name="T3"><text:line-break/><text:line-break/></text:span>我只是膽子大，不顧人言敢說心裡話，雖是肺腑，但淺薄平庸不足以教人。旁人聽了，就姑且聽之。我手寫我心，其實我也不太想去想旁人暗地裏或公開為之的異樣眼光或冷言熱語，因為每個人一生，不論悲歡，總有個盡頭。伍迪艾倫很好笑，但他在應該是<text:span text:style-name="T3"><text:s/>"</text:span>安妮霍爾<text:span text:style-name="T3">" </text:span>吧，裏頭卻有這麼一句略顯滄桑的對白，約莫是說，<text:span text:style-name="T3">"</text:span>人生充滿痛苦，但這一切很快就會成為過去<text:span text:style-name="T3">"</text:span>。是的，不消半百或一個世紀，所有目前還在這網上的人，終將灰飛凐滅，化為塵土。說來可悲，但這卻反倒給了我心頭一份無懼。<text:span text:style-name="T3"><text:line-break/><text:line-break/></text:span>這二十幾年來，因為對於大腦的生理、生化功能及相關影像學方面的研究大有進展<text:span text:style-name="T3"><text:s/>(</text:span>例如<text:span text:style-name="T3"><text:s/>fMRI)</text:span>，科學家又開始做白日夢，說揭開人類大腦與心靈之謎的日子不遠了，天國近了，科學上帝即將帶來福音。我覺得這真是想太多。比方說，針對一些陷入熱戀的人進行研究，看到他們的大腦某個區塊生化活動特別劇烈，於是就說找到了！愛情的奧祕揭開了！找到愛情的大腦中樞了！這些研究成果，固有其重要價值，但其推論卻往往有點科幻。<text:span text:style-name="T3"><text:line-break/><text:line-break/></text:span>比方說，假若你使用一些內外科技術或藥物，刺激某個人的大腦<text:span text:style-name="T3"><text:s/>"</text:span>愛情區域<text:span text:style-name="T3">"</text:span>，使其引發劇烈活化反應，難道他就因此而陷入一種「熱戀狀態」？有可能嗎？連個對象也沒有，他要跟誰熱戀呢？難道就只因為他的大腦之「愛情區域」被你用科學手段給活化了，他就因此而自己一個人莫名其妙地「陷入熱戀狀態」？這是自戀嗎？還是發神經？<text:span text:style-name="T3"><text:line-break/><text:line-break/></text:span>就算是邱比特愛神的箭，也得同時射向至少兩個人才行。因為，「意識」（<text:span text:style-name="T3">consciousness</text:span>）或「意向」（<text:span text:style-name="T3">intention</text:span>）是一種「關係性的」（<text:span text:style-name="T3">relational</text:span>）概念，也就是說它必須有個「對象」，它不可能獨立存在。<text:span text:style-name="T3">conscious </text:span>後面必須加個<text:span text:style-name="T3"><text:s/>of</text:span>，我不可能說我有意識，但卻什麼也沒意識到。同樣地，<text:span text:style-name="T3">intention </text:span>後面要加個<text:span text:style-name="T3"><text:s/>to</text:span>，我不可能說我有個意向，我想要<text:span text:style-name="T3">...</text:span>，想要<text:span text:style-name="T3">…</text:span>，想要幹嘛呢？然後就沒了，什麼也不幹？不可能這樣。我想要去做<text:span text:style-name="T3">…</text:span>做些「什麼」呢<text:span text:style-name="T3"><text:s/></text:span>？你要講出來啊。這就好像我不可能<text:span text:style-name="T3"><text:s/>"</text:span>誰<text:span text:style-name="T3">" </text:span>也不愛卻一個人自己陷入瘋狂熱戀的旋渦一樣。<text:span text:style-name="T3"><text:line-break/><text:line-break/></text:span>心靈或思想與情感等等，不但是關係性的（<text:span text:style-name="T3">relational</text:span>），同時也是語意性的（<text:span text:style-name="T3">semantic</text:span>）。科學頂多只能告訴我們某種「形式」（<text:span text:style-name="T3">form</text:span>）的可能性，卻無法解釋其「內涵」（<text:span text:style-name="T3">content</text:span>）。就好像腦波或許能讓我們知道某個人「正在做夢」，但卻不可能告訴我們「夢境的內容」。就算有一天通盤取得大腦的各項科學數據，恐怕也無法解釋心之所思，心之所嚮。因為，「關係性」意味著主體無法和客體拆開來獨立看待，正如羅素所說，一旦拆開，關係就整個走樣。<text:span text:style-name="T3"><text:line-break/><text:line-break/></text:span>「語意性」則意味著一種詮釋，詮釋裏頭必然有著一種無可化約的規範性（<text:span text:style-name="T3">irreducible normativity</text:span>），這東西不可能藏在某個<text:span text:style-name="T3"><text:s/>"</text:span>形式<text:span text:style-name="T3">" </text:span>裏頭。好比說，你買了一支<text:span text:style-name="T3"><text:s/>"</text:span>超好用原子筆<text:span text:style-name="T3">"</text:span>，但它再怎麼好用，都沒法幫你寫出一篇好文章。你會用它來寫什麼，實際上它根本管不著；因為它只負責形式，無關內涵。至於你用它寫出了一些字，但你不能說這些字原本就<text:span text:style-name="T3"><text:s/>"</text:span>藏<text:span text:style-name="T3">" </text:span>在這支<text:span text:style-name="T3"><text:s/>"</text:span>超好用原子筆<text:span text:style-name="T3">" </text:span>裏頭。<text:span text:style-name="T3"><text:line-break/><text:line-break/></text:span>這些道理，理應三歲小孩也能懂，但我們卻得把它拿出來談，因為很多人似乎不這麼認為。我們企圖捕捉<text:span text:style-name="T3"><text:s/>"</text:span>真實<text:span text:style-name="T3">"</text:span>，還原世界，但這一切捕捉與還原，就如同繪畫一般，是一種<text:span text:style-name="T3"><text:s/>"</text:span>再現<text:span text:style-name="T3">" (representation)</text:span>，而非<text:span text:style-name="T3"><text:s/>"</text:span>真實<text:span text:style-name="T3">" </text:span>或<text:span text:style-name="T3"><text:s/>"</text:span>世界<text:span text:style-name="T3">" </text:span>本身。<text:span text:style-name="T3"><text:line-break/><text:line-break/></text:span>留言板無法貼圖，請先看這裏：<text:span text:style-name="T3"><text:line-break/><text:line-break/>https://en.wikipedia.org/wiki/The_Treachery_of_Images<text:line-break/><text:line-break/></text:span>這是什麼？一根煙斗。但圖的底下卻寫下了一行法文字：<text:span text:style-name="T3">"Ceci n'est pas une pipe" (</text:span>這不是一根煙斗<text:span text:style-name="T3">)</text:span>。明明是煙斗怎麼說不是呢？當然不是。如果是煙斗，難道你能拿它來抽煙？<text:span text:style-name="T3"><text:line-break/><text:line-break/></text:span>這不是煙斗，這只是煙斗的一個<text:span text:style-name="T3"><text:s/>"</text:span>再現<text:span text:style-name="T3">"</text:span>，一張煙斗的<text:span text:style-name="T3"><text:s/>"</text:span>畫<text:span text:style-name="T3">"</text:span>，跟真正的煙斗天差地遠，屬於兩種截然不同的本質與世界。有一位波蘭哲學家叫<text:span text:style-name="T3"><text:s/>Alfred Korzybski</text:span>，他有句名言叫<text:span text:style-name="T3"><text:s/>A map is not the territory it represents.”</text:span>（地圖非其所再現之領土）差不多就是這個意思。他提出這樣一個「地圖<text:span text:style-name="T3">—</text:span>領土關係」（<text:span text:style-name="T3">map-territory relation</text:span>）；亦即地圖畫得再詳細，跟領土永遠是兩回事。語言就具有這樣一種<text:span text:style-name="T3"><text:s/>self-reflexiveness</text:span>。這詞我不知道中文怎麼翻譯，類似<text:span text:style-name="T3"><text:s/>"</text:span>自身指涉<text:span text:style-name="T3">" </text:span>的意思，亦即當一組訊息進行指涉時，指涉來指涉去，指涉得<text:span text:style-name="T3"><text:s/>"</text:span>像是真的一樣<text:span text:style-name="T3">"</text:span>，但它終究不會是真的；指涉者永遠沒法構成被指涉物之一部份，亦無法涵蓋之。<text:span text:style-name="T3"><text:line-break/><text:line-break/></text:span>比方說，太陽底下，陳真在地上投射了一個玉樹臨風般的影子。你看了，很傾心，產生愛慕，愛上了這影子；毫無疑問，那確實是我的影子沒錯，但它和本尊卻是兩回事。有本事的話，你可以把我的影子帶回家沒關係，你甚至可以親它、揍它、踩他或做成標本擺在客廳，我都不介意，畢竟我的影子和我之間是兩個世界。語言也好，證據也罷，捕風捉影，差不多就是這麼一回事。<text:span text:style-name="T3"><text:line-break/><text:line-break/></text:span>有一位我還蠻喜歡、給我許多啟發的英國跨足許多領域的思想家叫<text:span text:style-name="T3"><text:s/>Gregory Bateson</text:span>，他的<text:span text:style-name="T3"><text:s/>theory of logical types (</text:span>跟羅素的<text:span text:style-name="T3"><text:s/>type theory </text:span>在某個意思上挺類似<text:span text:style-name="T3">)</text:span>，差不多也是這個意思。簡單通俗地說，一個集合與其元素，或一個名稱與其被稱呼者，彼此之間雖具有某種關係，卻分處不同邏輯類型或不同位階而無可混淆，無法跨越。<text:span text:style-name="T3"><text:line-break/><text:line-break/></text:span>我要說的是：我們對於<text:span text:style-name="T3"><text:s/>"</text:span>真實<text:span text:style-name="T3">" (reality) </text:span>所擁有的一切知識或描述或命題，事實上也只是這樣一層具有隱喻性質的再現關係或結構。但這與其說是一種遺憾，不如說是一道生機，因為，透過這樣一個結構，展現豐富多元且具詮釋性的所謂<text:span text:style-name="T3"><text:s/>“</text:span>真實<text:span text:style-name="T3">” </text:span>。但它真的是真的嗎？當然不是。那它是假的囉？當然也不是。真假從來都不是它的判準<text:span text:style-name="T3"><text:s/>(criteria)</text:span>。<text:span text:style-name="T3"><text:line-break/><text:line-break/></text:span>當然，這些都只是很粗糙通俗、簡略到不能再簡略的說法。哲學之內在抽象與複雜，就跟物理或數學一樣，往往使得它很難被通俗化；一旦俗而化之，原本微妙抽象的意思通常也就被犧牲掉了。<text:span text:style-name="T3"><text:line-break/><text:line-break/></text:span>諸如這樣一些討論，在維根斯坦的<text:span text:style-name="T3"><text:s/>Tractatus </text:span>中其實就能找到很多類似思維，比方說，我抄兩小段文字給大家看：<text:span text:style-name="T3"><text:line-break/><text:line-break/>3.12. I call the sign with which we express a thought a propositional sign.--And a proposition is a propositional sign in its projective relation to the world.<text:line-break/><text:line-break/>3.13. A proposition includes all that the projection includes, but not what is projected. <text:line-break/><text:line-break/>Therefore, though what is projected is not itself included, it possibility is. <text:line-break/><text:line-break/>A proposition, therefore, does not actually contain its sense, but does contain the possibility of expressing it. <text:line-break/><text:line-break/>A proposition contains the form, but not the content, of its sense.<text:line-break/><text:line-break/></text:span>這意思是說，命題和世界之間具有一種投射關係<text:span text:style-name="T3"><text:s/>(</text:span>也許就像我的影子投射在地上那樣<text:span text:style-name="T3">)</text:span>，但被投射者卻不包括在這投射之中。維根斯坦寫的東西，特別是早期，純粹就像鬼畫符，抽象而複雜，很難用通俗語言表達，但是，上述其它幾位哲學家所講的，倒是應該很容易就能理解。就算你跟一個三歲小孩說<text:span text:style-name="T3"><text:s/>"</text:span>這不是一根煙斗哦<text:span text:style-name="T3">"</text:span>，經過一番解釋，他肯定也能聽得懂。他也許只會納悶：你是很無聊、吃飽太閒嗎？做這樣一些區分有什麼意義嗎？當然意義重大，只是說來話長而已。很多東西，我想了都快<text:span text:style-name="T3"><text:s/>20 </text:span>年了，卻似乎始終在事物皮毛上打轉。<text:span text:style-name="T3"><text:line-break/><text:line-break/></text:span>很多人，幾乎佔了絕大多數，總是在早晚期維根斯坦之間做出重大區別，但我倒不這麼認為。維根斯坦後來所放棄的，也只是放棄在投射關係中、由語言和世界所共享的那層機械式的對應方式，他倒從來都沒有放棄語言與世界之間分屬不同階層的類比式、模型化的關係；他更沒有放棄更為重要的<text:span text:style-name="T3"><text:s/>"</text:span>無意義<text:span text:style-name="T3">" (nonsense) </text:span>觀念，而只是略微放寬<text:span text:style-name="T3"><text:s/>"</text:span>無意義<text:span text:style-name="T3">" </text:span>的尺度，接受各式各樣的<text:span text:style-name="T3"><text:s/>"</text:span>語言<text:span text:style-name="T3">" </text:span>存在，但這一切語言，終究還是得各自走到一個有限的盡頭。<text:span text:style-name="T3"><text:line-break/><text:line-break/></text:span>維根斯坦說，他藉著這樣那樣的例子與方法，想指出一條路，讓困在瓶子中的可憐蒼蠅得以<text:span text:style-name="T3"><text:s/>"</text:span>逃出蒼蠅瓶<text:span text:style-name="T3">"</text:span>。了解其方法與路徑或許並不難，重點是，這條路究竟通往何處？逃出蒼蠅瓶之後呢？我們來到一個什麼樣的世界？<text:span text:style-name="T3"><text:line-break/><text:line-break/></text:span>維根斯坦說，哲學理應三歲小孩也能懂。我也是這麼覺得。我要是有個小孩，我每天光講這些哲學傻話怪話給他聽，應該都能讓他覺得知識與思想很有趣；誰會不懂<text:span text:style-name="T3"><text:s/>"</text:span>這不是一根煙斗<text:span text:style-name="T3">" </text:span>呢？太簡單了。可是，困難之處在於，當一個人窮盡一生之力，思索這樣一些傻話怪話時，究竟他是想講些什麼？究竟他看見了一些什麼？<text:span text:style-name="T3"><text:line-break/><text:line-break/></text:span>四年前的差不多這個時候，父親過世。我的半邊天早在<text:span text:style-name="T3"><text:s/>1991</text:span>年垮了，另一半的天，如今也垮了，於是當下決定向<text:span text:style-name="T3"><text:s/>"</text:span>世界<text:span text:style-name="T3">" </text:span>告別，不是要自殺，而只是希望能盡量淡出一切公眾視線，遠離無謂人群，回到一己洞穴。巴勒網是我跟這世界的最後一扇窗。每個月的靜站，帶給我莫大壓力，交通費用當然是主要壓力之一，時間更是一個大問題。<text:span text:style-name="T3">20 </text:span>幾年前，擔任住院醫師的時代，經常一星期只能睡兩三天，每次值班都是長達三、四十小時不眠不休的連續工作。我以為，這只是人生中短暫幾年的折磨，真沒想到這一生，至今為生活忙碌得更加天昏地暗，只能從幾乎毫無半點空隙的時間中，挖出一點點零零碎碎的時間，來到思想與音符的洞穴裏，暫時忘掉地心引力。特別是黑暗的深夜裏，終於能回到書桌前，難得的一點光陰，如此美妙，如此短暫。<text:span text:style-name="T3"><text:line-break/><text:line-break/></text:span>四年前的差不多這個時候，當我決定離開<text:span text:style-name="T3"><text:s/>"</text:span>講台<text:span text:style-name="T3">" </text:span>之前的最後一場尷尬的耍猴戲演出，同樣是在台大醫院，講題則是借用在英國搭車必然都會不斷聽到的廣播叫做<text:span text:style-name="T3"><text:s/>"Mind The Gap" (</text:span>小心縫隙<text:span text:style-name="T3">)</text:span>。小心什麼縫隙？小心這東西和那東西之間的縫隙；語言與世界之間，概念與生命之間，元素與集合之間，證據與結論之間<text:span text:style-name="T3">...</text:span>等等等。維根斯坦曾借用李爾王的句子說，<text:span text:style-name="T3">"</text:span>我的哲學要教你們一件事：這個跟那個不一樣。<text:span text:style-name="T3">" </text:span>其實何止縫隙，依我看，即便是這顆原子和那顆原子之間，都隔著一個宛若大狹谷般永遠不可能跨越的鴻溝，並非因其巨大而無從跨越，而是因其陰陽兩隔。<text:span text:style-name="T3"><text:line-break/><text:line-break/></text:span>除了時間和金錢之外，每個月站樁最大的壓力就是感覺好像又跟世界產生了瓜葛；有翅難飛，有口難言，非常痛苦。這份感覺很抽象，只有我自己能懂。我很喜歡愛因斯坦那段話，他說：<text:span text:style-name="T3">"</text:span>隨著年歲增長，一匹馬拉一輛車的渴望似乎也越來越強烈。<text:span text:style-name="T3">" </text:span>沈從文臨終，人們問有無遺言，他說，<text:span text:style-name="T3">"</text:span>我對這世界無話可說<text:span text:style-name="T3">"</text:span>。我還活著，但這種<text:span text:style-name="T3"><text:s/>"</text:span>無話可說<text:span text:style-name="T3">" </text:span>、逃之夭夭的感覺卻一天比一天強烈。不管我寫什麼，終究也只是寫給自己看，把電腦螢幕當知己。人們感興趣的，我就貼；不感興趣的，就收進倉庫裏。一轉眼的時間，倉庫已堆滿幾千頁的自言自語。尼采說，<text:span text:style-name="T3">"</text:span>所有哲學都是一種自傳<text:span text:style-name="T3">"</text:span>。看著倉庫裏這些難以言喻的<text:span text:style-name="T3"><text:s/>"</text:span>自傳<text:span text:style-name="T3">"</text:span>，有時覺得它很重要，有時卻又覺得它一片蒼白，毫無意義。<text:span text:style-name="T3"><text:line-break/><text:line-break/></text:span>陳真<text:span text:style-name="T3"><text:line-break/><text:line-break/>P.S.: </text:span>各位喜歡看人耍猴戲的看倌們請注意：我寫到自己，純粹是我的自由，而不是要邀請大家來把<text:span text:style-name="T3"><text:s/>"</text:span>我<text:span text:style-name="T3">" </text:span>當成討論對象，糟蹋我這個<text:span text:style-name="T3"><text:s/>"</text:span>人<text:span text:style-name="T3">"</text:span>。</text:p>
      <text:p text:style-name="P1"><text:span text:style-name="T1">杨阳</text:span><text:s/>  |  2016.06.18 22:34   |   <text:a xlink:type="simple" xlink:href="http://palinfo.habago.org/Entry?Command=Information_PrintForum&amp;iPage=244#FORUM34736"><text:span text:style-name="T2">#</text:span></text:a></text:p>
      <text:p text:style-name="P3">我不知道神是否存在，也不知道灵魂是什么？或许在另外的时空里还有无数的类似人类的东西存在。我不知道人类这几千年在智力上是否真的有进步？还是只是在知识上有所积累。<text:span text:style-name="T3"><text:line-break/><text:line-break/></text:span>在网上看到一份资料<text:span text:style-name="T3">“</text:span>美国加利福尼亚大学洛杉矶分校的心理学家<text:span text:style-name="T3">Kay Redfield Jamison</text:span>教授调查了<text:span text:style-name="T3">782</text:span>位著名人物，结果发现这些人中精神极端失常者占<text:span text:style-name="T3">83%</text:span>，健康者仅占<text:span text:style-name="T3">6.5%</text:span>。<text:span text:style-name="T3"><text:line-break/>”<text:line-break/></text:span>我不知道为什么那么多思考者被归类为精神极端失常者，大概是因为思想游离于众人之外太过孤寂，又或是他们想要理解的东西超越了人类所能理解的极限，进入了某个思维死胡同？<text:span text:style-name="T3"><text:line-break/><text:line-break/><text:line-break/></text:span>我不懂哲学也不懂宗教，我想，如果人游离在生活之外，甚至是游离在生命之外而探讨生命大概不能称之为<text:span text:style-name="T3">“</text:span>人<text:span text:style-name="T3">”</text:span>了吧？比如释迦牟尼。<text:span text:style-name="T3"><text:line-break/><text:line-break/></text:span>我只是个普通人，没有研究哲学也没有研究宗教，很多时候我只是从人的角度去思考问题，一种生物形态，生物的本领，比如求生与传承。<text:span text:style-name="T3"><text:line-break/><text:line-break/></text:span>如果能够出现孔孟，庄子之类的人物，能够以超出同时代众人的思维，对人类的传承产生非常正面的意义，我还是很遵崇的。这大概就是我理解的哲学家的作用吧</text:p>
      <text:p text:style-name="P1"><text:span text:style-name="T1">信自己（桂承志）</text:span><text:s/>  |  2016.06.18 18:08   |   <text:a xlink:type="simple" xlink:href="http://palinfo.habago.org/Entry?Command=Information_PrintForum&amp;iPage=244#FORUM34735"><text:span text:style-name="T2">#</text:span></text:a></text:p>
      <text:p text:style-name="P2">哲学的作用<text:span text:style-name="T3"><text:line-break/>1</text:span>、在众多杂乱无章的信息中，能发现主要矛盾；能理出头绪，把问题进行归类；从而化繁为简，最后达到大道至简。<text:span text:style-name="T3"><text:line-break/></text:span>其实，有好多问题都可以连结起来，最后形成圈套圈，大圈套小圈。这个用俄罗斯套娃来比喻也许更恰当。因为每一篇文章、一种事物甚至一句话中，都存在着套娃，只是有的人看不到罢了。<text:span text:style-name="T3"> <text:line-break/>2</text:span>、是对逻辑思维能力的培养和训练及增长智慧。<text:span text:style-name="T3"><text:line-break/>3</text:span>、俯视。当一个人的思维达到一定的高度后，相对来说，就是居高临下对问题的俯视了。另外，是对资料或信息不断地进行拆分、组合的过程；但要做到这些要有足够的知识面作支撑的。<text:span text:style-name="T3"><text:line-break/>4</text:span>、可以从不同的角度或多角度的去观察、思考问题。<text:span text:style-name="T3"><text:line-break/>5</text:span>、哲学能让人的思维进退自由。<text:span text:style-name="T3"><text:line-break/>6</text:span>、解决自身的问题和人生问题。<text:span text:style-name="T3"><text:line-break/>7</text:span>、如果把知识比喻成散落的珍珠，那么哲学就是把那些散落的珍珠串起来的那根线。<text:span text:style-name="T3"><text:line-break/>......<text:line-break/></text:span>夕阳红的博客<text:span text:style-name="T3"><text:line-break/>http://blog.sina.com.cn/xiyanghong1176</text:span></text:p>
      <text:p text:style-name="P1"><text:span text:style-name="T1">梁裕康</text:span><text:s/>  |  2016.06.18 07:07   |   <text:a xlink:type="simple" xlink:href="http://palinfo.habago.org/Entry?Command=Information_PrintForum&amp;iPage=244#FORUM34734"><text:span text:style-name="T2">#</text:span></text:a></text:p>
      <text:p text:style-name="P3">陳大哥，<text:span text:style-name="T3"><text:line-break/><text:line-break/></text:span>謝謝你的函授課程，我覺得收益頗多，學到很多東西。這些都是你不斷反覆說過的，但是我現在才有比較系統的認識。<text:span text:style-name="T3"><text:line-break/><text:line-break/></text:span>以往都覺得維根斯坦是分析哲學家，看了您的說明，覺得他好像還是有很強的歐陸色彩，我有些意外。<text:span text:style-name="T3"><text:line-break/><text:line-break/></text:span>社會科學有部分人比較同情這類立場（我自己就是），但是主流還是很實證的。不久前我請一個大學同學來演講，開頭就說希望對人的內心能作一些解釋而非只是詮釋。他研究的方式竟然是送人照照<text:span text:style-name="T3"><text:s/>MRI </text:span>，看看候選人的那些特徵會影響投票決定。實在是大開眼界。這是獲得科技部補助的研究案，而且是跨領域的案子。看來腦神經科學將來會變成政治系的必修課程。<text:span text:style-name="T3"><text:line-break/><text:line-break/></text:span>不只大學如此，現在連幼稚園都這樣。我家小鬼現在才五歲，有天聽到打雷，我本來以為她會說雷公在生氣之類的話，結果她罵我胡說八道，明明就是二片雲摩擦放電的結果云云。我特地送她到那種鄉下地方沒幾個學生的公立偏鄉學校，結果還是免不了這種科學荼毒。<text:span text:style-name="T3"><text:line-break/><text:line-break/></text:span>話扯遠了，但是希望這些鬼扯多少具有重建信心的作用。希望將來有機會能再拜訪您。</text:p>
      <text:p text:style-name="P1"><text:span text:style-name="T1">陳真</text:span><text:s/>  |  2016.06.18 04:19   |   <text:a xlink:type="simple" xlink:href="http://palinfo.habago.org/Entry?Command=Information_PrintForum&amp;iPage=244#FORUM34733"><text:span text:style-name="T2">#</text:span></text:a></text:p>
      <text:p text:style-name="P2">裕康，<text:span text:style-name="T3"><text:line-break/><text:line-break/></text:span>你知道，哲學終究稱不上一種理論，再者，它談的是一種形而上的世界。一個人，即便是個徹頭徹尾的<text:span text:style-name="T3"><text:s/>"</text:span>反實在論<text:span text:style-name="T3">" </text:span>者或<text:span text:style-name="T3"><text:s/>"</text:span>懷疑論<text:span text:style-name="T3">" </text:span>者，你若欠他錢，恐怕也是要還的，他不會真的懷疑鈔票不存在；前方若有車子衝過來，他也肯定會趕緊跳開，不會以為車子並不是一個實存之物而以身撞車。同樣地，我若去買個兩百塊的東西，給一千應該找我八百，萬一對方只找我八十，他若不認帳，我是會找他算帳的。這時候，辯解什麼語言的隱喻本質或什麼康德、叔本華都沒有用，<text:span text:style-name="T3">1000 </text:span>減<text:span text:style-name="T3"><text:s/>200 </text:span>就是<text:span text:style-name="T3"><text:s/>800</text:span>，毫無疑問，他不可能說他有權力自由想像我詩一般的語言。<text:span text:style-name="T3"><text:line-break/><text:line-break/></text:span>所以，形而上的東西，自然也就只能在形而上的世界裏起作用；事實上，並不會因為有人說<text:span text:style-name="T3"><text:s/>"</text:span>語言具有隱喻特性<text:span text:style-name="T3">" </text:span>而因此衍生出諸如這樣一些日常溝通的問題；這當然跟真假值也一點關係都沒有。<text:span text:style-name="T3">David Bloor (</text:span>如果有人不知道是誰，就不用管他了<text:span text:style-name="T3">) 1999</text:span>年有一天晚上，和我們系上幾位老師與學生碰面，我也在場。他說，自從他提出某種<text:span text:style-name="T3"><text:s/>SSK ( Sociology of Scientific Knowledge) </text:span>的說法之後，幾十年來，人們常問他的問題是：難道科學知識都只是社會建構，全是假的？他說他覺得很無奈，畢竟當一個人認為科學知識具有一種<text:span text:style-name="T3"><text:s/>"</text:span>社會<text:span text:style-name="T3">" </text:span>成份時，並不是說原來科學都是騙人的。<text:span text:style-name="T3"><text:line-break/><text:line-break/></text:span>記得很多很年前，我曾批評過一篇好像是一位台大研究生寫的文章，內容我忘了，但隱約記得他似乎認為，只要在精神科病房中找到一些病人根本沒有精神病，就能證明精神醫學的<text:span text:style-name="T3"><text:s/>"</text:span>社會建構性<text:span text:style-name="T3">"</text:span>。這實在是完全搞錯了方向。假若你在精神病裏找到沒有精神病的病人，頂多只能證明醫生當初收這位病人住院時可能以為他有精神病，如此而已。<text:span text:style-name="T3"> <text:line-break/><text:line-break/></text:span>回到你的問題本身，當我說，<text:span text:style-name="T3">"</text:span>當我們乍看似乎藉由<text:span text:style-name="T3"><text:s/>A </text:span>來描述<text:span text:style-name="T3"><text:s/>B </text:span>時，其實根本沒有<text:span text:style-name="T3"><text:s/>B </text:span>的存在<text:span text:style-name="T3">"</text:span>。意思是說，沒有<text:span text:style-name="T3">metaphorical meaning </text:span>這種東西，一切意義都只是字面意義<text:span text:style-name="T3"><text:s/>(literary meaning)</text:span>，但語言的內在<text:span text:style-name="T3"><text:s/>"</text:span>詩性<text:span text:style-name="T3">" </text:span>使得意義經常會<text:span text:style-name="T3"><text:s/>"</text:span>溢<text:span text:style-name="T3">" </text:span>出去，飛出去，至於究竟飛到哪，聽的人不知道，說的人自己當然也不知道；假若說的人自己知道有個確切的東西<text:span text:style-name="T3"><text:s/>B </text:span>存在，他幹嘛不直接說<text:span text:style-name="T3"><text:s/>B</text:span>就好了，何苦拐彎抹角，藉由<text:span text:style-name="T3"><text:s/>A </text:span>來說<text:span text:style-name="T3"><text:s/>B</text:span>？<text:span text:style-name="T3"><text:line-break/><text:line-break/></text:span>你的意思也許是說，說話者心中有著一團模模糊糊像鬼那樣的東西，說不清，難以言喻，於是他只好想辦法看能不能找到一些適當的句子，藉由這些句子的某種排列組合，看看有沒有可能使聽眾能進一步接近這隻事實上就連當事人也無法鎖定其意涵的<text:span text:style-name="T3"><text:s/>"</text:span>鬼<text:span text:style-name="T3">"</text:span>。而且，事實上，如你所說，我們確實沒法<text:span text:style-name="T3"><text:s/>"</text:span>保證<text:span text:style-name="T3">" A </text:span>真的能帶領聽眾接近這個虛無飄移的<text:span text:style-name="T3"><text:s/>B</text:span>，因為就連說話者自己其實也沒法掌握這隻鬼的確切形態與具體存在。<text:span text:style-name="T3"><text:line-break/><text:line-break/></text:span>其實，就算那隻鬼長得相當具體，你實際上還是沒辦法保證聽眾能聽見你所說的。<text:span text:style-name="T3"><text:line-break/><text:line-break/></text:span>可是，不保證不行啊，語言總得多少要有個約束力吧。這時候就有兩派，一派是社會派，比方說<text:span text:style-name="T3"><text:s/>David Bloor </text:span>或某個意義上的<text:span text:style-name="T3"><text:s/>Saul Kripke</text:span>，另一派就是自然主義派。不管哪一派，其實都企圖提供一種意義的<text:span text:style-name="T3"><text:s/>"</text:span>來源<text:span text:style-name="T3">" </text:span>與<text:span text:style-name="T3"><text:s/>"</text:span>共識<text:span text:style-name="T3">"</text:span>；在某個共識基礎上，語意雖不中亦不遠矣。當然，這兩派閱讀維根斯坦的方式我都不認同。<text:span text:style-name="T3"><text:line-break/><text:line-break/></text:span>當然，同類之間，語言相近，理解程度自然會高一些；不同類之間者則全然雞同鴨講都很常見。這時候，就只好把我那三句名言搬出來重申一遍：<text:span text:style-name="T3"><text:line-break/><text:line-break/></text:span>不是不是不是，我不是那個意思。<text:span text:style-name="T3"><text:line-break/><text:line-break/></text:span>沒有沒有沒有，我從來沒有那種想法。<text:span text:style-name="T3"><text:line-break/><text:line-break/></text:span>不是不是不是，我完全不是那種人。<text:span text:style-name="T3"><text:line-break/><text:line-break/></text:span>我覺得自己好像比較接近一種獸語，通常帶有一些獸性的人比較能聽懂。其實我一般不是用聽的，而是用聞的。你看，平常路上兩隻狗見了面，就互相聞來聞去，這套狗語，顯然相當詩情畫意。人的語言也一樣，三言兩語就能嗅到字裏行間的一種難以掩飾的氣味。氣味似乎決定了人與人之間某種心靈的距離。<text:span text:style-name="T3"><text:line-break/><text:line-break/></text:span>另外，<text:span text:style-name="T3">leap of faith </text:span>是齊克果所提，原始意思是說，神的世界，根本不可能理解或想像，乃至違反常識，因之我們的理性無法接受，難以企求，這時候，惟有棄絕理性，訴諸一個<text:span text:style-name="T3"><text:s/>"</text:span>信<text:span text:style-name="T3">" </text:span>字，才有可能<text:span text:style-name="T3"><text:s/>"</text:span>跳到<text:span text:style-name="T3">" </text:span>宗教世界裏頭。假若一般的隱喻只是<text:span text:style-name="T3"><text:s/>to say something by saying something else. </text:span>那麼，齊克果或維根斯坦的隱喻就是<text:span text:style-name="T3"><text:s/>to say something by saying nothing</text:span>。當然，有人甚至認為維根斯坦是<text:span text:style-name="T3"><text:s/>to say nothing by saying nothing. </text:span>有人也就反駁說，既然<text:span text:style-name="T3"><text:s/>nothing to say, </text:span>幹嘛還<text:span text:style-name="T3"><text:s/>saying nothing</text:span>？幹嘛還寫了幾千萬字，然後說他寫的這一切都沒有意義？<text:span text:style-name="T3"><text:line-break/><text:line-break/></text:span>維根斯坦本來是希望讓哲學終結的，希望大家都洗手不幹，不要再談哲學了，沒想到他越是<text:span text:style-name="T3"><text:s/>saying nothing</text:span>，反倒引得大家越<text:span text:style-name="T3"><text:s/>say</text:span>越多，幾乎<text:span text:style-name="T3"><text:s/>say </text:span>了<text:span text:style-name="T3"><text:s/>everything</text:span>。<text:span text:style-name="T3"><text:line-break/><text:line-break/></text:span>至於其它留言，恕我不打算細看，因為我的信心已經被打垮，還是眼不見比較好，求個清靜。我就簡單說幾句毋庸多說的廢話帶過：<text:span text:style-name="T3"><text:line-break/><text:line-break/></text:span>統一如果對台灣人不利，我不會支持統一。中國崛起如果有害於世界，那麼，中國崛起就是一種罪惡。挺中抗美，如果不是出於憐憫，如果不是為了良善、為了人性價值、為了全球重大利益，我不知道挺中抗美有何意義可言。<text:span text:style-name="T3"><text:line-break/><text:line-break/></text:span>中國，如果以為中國人特別優秀，特別重要，以為自己的利益應該以傷害他人的利益為代價，那麼，中國就是我的敵人。<text:span text:style-name="T3"><text:line-break/><text:line-break/></text:span>我們都不是巴勒斯坦人，但你若要我為了巴勒斯坦去坐牢，對我或我們理應都不是一件很困難的事；有個美國女學生都能為此喪命，坐個牢算什麼？<text:span text:style-name="T3"><text:line-break/><text:line-break/></text:span>假若不是出於憐憫，假若不是為了良善、為了人性價值、為了全球重大利益，我不知道討論以巴問題或各國問題或每個月的反戰靜站，乃至成立巴勒斯坦資訊網等等等，究竟有何意義可言？如果世上沒有超越一切利益的良善價值，如果一切鬥爭只是一種利益衝突，那麼，誰死誰活將毫無意義。<text:span text:style-name="T3"><text:line-break/><text:line-break/></text:span>就我個人而言，假若沒有神，我將無從理解藝術，無從理解知識，無從理解世上一切善惡是非；假若沒有神，我不知道誰來憐憫世人？我不知道生命意義從何而來？<text:span text:style-name="T3"><text:line-break/><text:line-break/></text:span>陳真<text:span text:style-name="T3"><text:line-break/><text:line-break/>=================<text:line-break/></text:span>梁裕康<text:span text:style-name="T3"><text:s/>| 2016.06.17 10:45 | #<text:line-break/><text:line-break/></text:span>陳大哥，<text:span text:style-name="T3"><text:line-break/><text:line-break/></text:span>如果隱喻的特性是語言的本質與世界之間始終存在一個無法跨越的距離，那我大概可以理解所說的這些。如你之前所說，要跨過這個距離需要一種跳躍<text:span text:style-name="T3">(leap)</text:span>。<text:span text:style-name="T3"><text:line-break/><text:line-break/></text:span>但你提到<text:span text:style-name="T3"><text:s/>Davidson </text:span>的部分，又讓我想起另一個疑問。你說：<text:span text:style-name="T3"><text:line-break/><text:line-break/></text:span>這樣一種有關隱喻的傳統宣稱，爭議點在於當我們藉由<text:span text:style-name="T3"><text:s/>A </text:span>來描述<text:span text:style-name="T3"><text:s/>B </text:span>時，有人質疑<text:span text:style-name="T3"><text:s/>(</text:span>例如<text:span text:style-name="T3"><text:s/>Donald Davidson) </text:span>說，哪來什麼<text:span text:style-name="T3">B</text:span>，根本沒有<text:span text:style-name="T3"><text:s/>B </text:span>的存在，世上並沒有所謂<text:span text:style-name="T3"><text:s/>"</text:span>隱喻式的意義<text:span text:style-name="T3">" (Metaphorical Meaning)</text:span>；當我們說出<text:span text:style-name="T3"><text:s/>A (</text:span>比方說<text:span text:style-name="T3">"</text:span>今天是個黃色的星期四<text:span text:style-name="T3">")</text:span>，我們並沒有傳達出任何有效的意義，如果你從中感受到<text:span text:style-name="T3"><text:s/>"</text:span>什麼<text:span text:style-name="T3">"</text:span>，那個<text:span text:style-name="T3"><text:s/>"</text:span>什麼<text:span text:style-name="T3">" </text:span>只是你的想像，<text:span text:style-name="T3">A </text:span>本身事實上並不具有任何認知意義。<text:span text:style-name="T3"><text:line-break/><text:line-break/></text:span>就語言本身來說，我同意「根本沒有<text:span text:style-name="T3"><text:s/>B </text:span>的存在」，所以我大概可以明白你所舉的病患的例子。但是在一場對話當中，當我說出<text:span text:style-name="T3"><text:s/>A </text:span>的時候，我自己應該（在絕大多數的情況下）是藉由這個<text:span text:style-name="T3"><text:s/>A </text:span>來指涉某個特定的<text:span text:style-name="T3"><text:s/>B</text:span>（跟你的例子裡的你自己不太一樣）。然而語言中不存在任何能夠「保證」我的對話者能夠知道我要指涉的這個<text:span text:style-name="T3"><text:s/>B </text:span>的成分，因此溝通常會失敗。但是如果是這樣，成功的溝通難道全然是一種偶然<text:span text:style-name="T3">(contingent)</text:span>的結果？我印象中<text:span text:style-name="T3"><text:s/>Davidson </text:span>的確提過類似的例子，比方說二個語言完全不通的人仍然能夠理解彼此的意思。我的意思是，人與人之間能夠互相理解難道是出於某種神秘的力量？<text:span text:style-name="T3">Language game</text:span>可能可以幫助我們理解，但也無法「保證」可以成功理解。<text:span text:style-name="T3"><text:line-break/><text:line-break/></text:span>如果是這樣的話，人跟人之間真的是要靠緣分了。</text:p>
      <text:p text:style-name="P1"><text:span text:style-name="T1">唐文昭</text:span><text:s/>  |  2016.06.17 19:41   |   <text:a xlink:type="simple" xlink:href="http://palinfo.habago.org/Entry?Command=Information_PrintForum&amp;iPage=244#FORUM34732"><text:span text:style-name="T2">#</text:span></text:a></text:p>
      <text:p text:style-name="P3">还是纠正一下<text:span text:style-name="T3"><text:line-break/></text:span>刚才的<text:span text:style-name="T3">80gdp</text:span>忘记打<text:span text:style-name="T3">“”</text:span>了<text:span text:style-name="T3"><text:line-break/></text:span>夸张手法<text:span text:style-name="T3"><text:line-break/></text:span>我觉得我还是不打字了</text:p>
      <text:p text:style-name="P1"><text:span text:style-name="T1">唐文昭</text:span><text:s/>  |  2016.06.17 19:38   |   <text:a xlink:type="simple" xlink:href="http://palinfo.habago.org/Entry?Command=Information_PrintForum&amp;iPage=244#FORUM34731"><text:span text:style-name="T2">#</text:span></text:a></text:p>
      <text:p text:style-name="P2">天下无敌<text:span text:style-name="T3"><text:line-break/></text:span>美国霸道<text:span text:style-name="T3"><text:line-break/></text:span>灭秦者，秦也。<text:span text:style-name="T3"><text:line-break/></text:span>多极制衡<text:span text:style-name="T3"><text:line-break/><text:line-break/></text:span>美国走到今天这一步，谁造成的？<text:span text:style-name="T3"><text:line-break/></text:span>难道美国的昌盛与她一直奉行的<text:span text:style-name="T3">“</text:span>美国例外<text:span text:style-name="T3">”</text:span>无关？<text:span text:style-name="T3"><text:line-break/></text:span>假若中国有一天走到了美国当初<text:span text:style-name="T3">80%GDP</text:span>的时代，那么谁又能保证中国不会走回美国的老路呢？<text:span text:style-name="T3"><text:line-break/></text:span>保证海外利益？如何保证？一带一路沿途国家的政治顽疾怎么解决？经济殖民不是什么新鲜词汇了。<text:span text:style-name="T3"><text:line-break/><text:line-break/></text:span>总体还是竟合关系更合适些，无论两极或者多极<text:span text:style-name="T3"><text:line-break/></text:span>生于忧患，死于安乐，保持点紧张感还是必要的</text:p>
      <text:p text:style-name="P1"><text:span text:style-name="T1">鄭涵文</text:span><text:s/>  |  2016.06.17 19:17   |   <text:a xlink:type="simple" xlink:href="http://palinfo.habago.org/Entry?Command=Information_PrintForum&amp;iPage=244#FORUM34729"><text:span text:style-name="T2">#</text:span></text:a></text:p>
      <text:p text:style-name="P3">一點點愚見，之前跟一些中國的朋友聊天的時候，有些人提到台灣至少一半的人想投回祖國的懷抱，我也有台灣的朋友對中國有著暴政必亡，中國正處在動盪中的想法。<text:span text:style-name="T3"><text:line-break/></text:span>前者作為台灣人會覺得滑稽，我相信對中國有認識的朋友對後者也會持相同的看法。<text:span text:style-name="T3"><text:line-break/></text:span>同樣的道哩，我們想講述美國覆滅，看上去也是一般的無稽。<text:span text:style-name="T3"><text:line-break/></text:span>在西方，宗教為哲學之始，柏拉圖的共和國中，蘇格拉底引用過多少神話來哲思美德與幸福。西方龐大的哲學體系，也是千百年來探究神的存在，基墊下體系性的學風。<text:span text:style-name="T3"><text:line-break/></text:span>《論有學識的無知》的作者，是一名主教。裡頭論及人知識的學習、上帝存在的論證，都來自於對比<text:span text:style-name="T3">:</text:span>對比於已存在的知識<text:span text:style-name="T3">;</text:span>而每次的對比，都僅僅是將個人已知的部份中，與新知識中最類似的部份比較。<text:span text:style-name="T3"><text:line-break/></text:span>知悉到的事物必然不完全，且不只是語言上的落差，尚含了對世界理解的謬失。<text:span text:style-name="T3"><text:line-break/></text:span>於是我們只能相對性的認識，而絕對的只有神，我們在神之中，在無限裡。<text:span text:style-name="T3"><text:line-break/></text:span>神聖的三，代表了三位一體的三，也是無限，神的表現，在除一後無限循環的零點三，等於三分之一，故而零點三循環的三倍，零點九循環等於三分之三，也等於一，這說明了無限質的回歸，在微積分出現前的兩百年前，被用於證明無限是存在，被用於論證上帝。<text:span text:style-name="T3"><text:line-break/></text:span>而後一個數學家畫了一個半圓，在其下加上一條線，自圓心用直線將兩者相連，此時每個在圓上的點與直線對映，當下方的線無限長，半圓上也是無限的點，這兩個簡單的幾合反過來證明無限之間仍有大小之別，也破除了神是絕對的證明。<text:span text:style-name="T3"><text:line-break/></text:span>這些是神學意圖企及星空的高度，在石板上刻鏤下的學術。<text:span text:style-name="T3"><text:line-break/></text:span>那華夏呢？國文課本中提過一個詞叫宗廟，以立宗廟為第一要。為什麼？正因為在敬畏、相信鬼神的存在<text:span text:style-name="T3">;</text:span>即便他人有了財，有了權，有了軍事實力，宗家仍然只有一人，因為祖先不能分身，他人的東西再多，也不能多生出一匹祖宗。<text:span text:style-name="T3"><text:line-break/></text:span>宗教也帶來文字，方便、法門、因果、輪迴都是佛家的語句，是探究抽象事物的結果。也是人對生命好奇，對存在好奇，對自我好奇的結果。<text:span text:style-name="T3"><text:line-break/></text:span>而字典的編成，也只是歸納而來，語言學上有一詞，叫洋涇濱，指跨語區的海島上，易於形成混雜的語言，其中的文法通常是在交流後的下代人，他們的童言童語中成形，文字、語言的成形遠絕非什麼古板、嚴謹，而是使用。<text:span text:style-name="T3"><text:line-break/></text:span>一個語言學家就這樣說<text:span text:style-name="T3">:</text:span>誰也不想活在一個把<text:span text:style-name="T3">I feel good</text:span>，唱成<text:span text:style-name="T3">I fee1 well</text:span>的無聊世界。</text:p>
      <text:p text:style-name="P5"/>
      <text:p text:style-name="P1"><text:span text:style-name="T1">甄欣</text:span><text:s/>  |  2016.06.17 19:03   |   <text:a xlink:type="simple" xlink:href="http://palinfo.habago.org/Entry?Command=Information_PrintForum&amp;iPage=245#FORUM34727"><text:span text:style-name="T2">#</text:span></text:a></text:p>
      <text:p text:style-name="P3">道家思想的<text:span text:style-name="T3">“</text:span>道<text:span text:style-name="T3">”</text:span>何其复杂<text:span text:style-name="T3"><text:line-break/><text:line-break/></text:span>好好的一个哲学巨著，被道教毁了<text:span text:style-name="T3"><text:line-break/><text:line-break/></text:span>宗教真是垃圾<text:span text:style-name="T3"><text:line-break/><text:line-break/></text:span>道可道非常道，名可名非常名，一句话就概括了唯物主义<text:span text:style-name="T3"><text:line-break/><text:line-break/></text:span>意思是物质世界是不以我们意志为转移的客观存在，而且我们可以掌握它的规律，但是我们的能力只能掌握一小部分，随着我们能力的提高，这个认识也会不断改变，最终无穷接近真正的规律。<text:span text:style-name="T3"><text:line-break/><text:line-break/></text:span>而我们对事物的定义和描述，则是我们的意识，是随着我们的需要产生的，并不是物质本身。是低于客观存在的，也就是物质决定意识。<text:span text:style-name="T3"><text:line-break/><text:line-break/></text:span>当然其内涵还有很多，就不费劲描述了<text:span text:style-name="T3"><text:line-break/><text:line-break/></text:span>道家思想才是中国人的本质，所以中国自古就是唯物主义，或者说实用主义，因为什么都不信，所以都可以拿来用。<text:span text:style-name="T3"><text:line-break/></text:span>这也是中国为什么没有产生宗教的原因，因为几千年前，我们就有超越一切宗教的伟大巨著了<text:span text:style-name="T3"><text:line-break/><text:line-break/></text:span>被跟我说道教，那就是一帮神棍<text:span text:style-name="T3"><text:line-break/></text:span>更不要说什么儒教，儒家最反对鬼神说法</text:p>
      <text:p text:style-name="P1"><text:span text:style-name="T1">甄欣</text:span><text:s/>  |  2016.06.17 18:42   |   <text:a xlink:type="simple" xlink:href="http://palinfo.habago.org/Entry?Command=Information_PrintForum&amp;iPage=245#FORUM34726"><text:span text:style-name="T2">#</text:span></text:a></text:p>
      <text:p text:style-name="P2">唐文昭<text:span text:style-name="T3"><text:line-break/><text:line-break/></text:span>你说霸道的路线，我说霸不是路线，是结果<text:span text:style-name="T3"><text:line-break/><text:line-break/></text:span>而且霸道是你说的，我只是说天下无敌<text:span text:style-name="T3"><text:line-break/></text:span>这是有区别的<text:span text:style-name="T3"><text:line-break/></text:span>霸道是指以武力屈服，统治，也就是以霸为道<text:span text:style-name="T3"><text:line-break/></text:span>而我说的先做到天下无敌，意思是，没有人威胁到我的生存了，我才能为别人考虑，也就是想做侠客，先练武功的意思<text:span text:style-name="T3"><text:line-break/><text:line-break/></text:span>另外霸道的道，并不是老子的道<text:span text:style-name="T3"><text:line-break/><text:line-break/></text:span>道可道非常道的意思是也不是你说的这个意思，你说的是修仙小说中的说法，或者道教的说法，老子的道并不是指天道，而是自然规律，或者说对自然规律的认知。道教就是用他老人家的经典胡说八道。<text:span text:style-name="T3"><text:line-break/><text:line-break/></text:span>例如牛顿三定律，这就是道，他在过去是正确的，这叫道可道<text:span text:style-name="T3"><text:line-break/></text:span>但是到了量子力学，就错误了，所以非常道</text:p>
      <text:p text:style-name="P1"><text:span text:style-name="T1">唐文昭</text:span><text:s/>  |  2016.06.17 18:18   |   <text:a xlink:type="simple" xlink:href="http://palinfo.habago.org/Entry?Command=Information_PrintForum&amp;iPage=245#FORUM34725"><text:span text:style-name="T2">#</text:span></text:a></text:p>
      <text:p text:style-name="P3">顺便再给你科普一下<text:span text:style-name="T3"><text:line-break/></text:span>没办法<text:span text:style-name="T3"><text:s/></text:span>我这人就好这口【爱说教，请见谅】<text:span text:style-name="T3"><text:line-break/><text:line-break/></text:span>霸道的重点是<text:span text:style-name="T3"><text:line-break/></text:span>道，不是霸<text:span text:style-name="T3"><text:line-break/></text:span>霸为手段，道为结果<text:span text:style-name="T3"><text:line-break/></text:span>如果不懂何谓道<text:span text:style-name="T3"><text:line-break/><text:line-break/></text:span>道可道，非【常道】，此道为天道<text:span text:style-name="T3"><text:line-break/></text:span>霸道之道亦同为天道</text:p>
      <text:p text:style-name="P1"><text:span text:style-name="T1">唐文昭</text:span><text:s/>  |  2016.06.17 18:12   |   <text:a xlink:type="simple" xlink:href="http://palinfo.habago.org/Entry?Command=Information_PrintForum&amp;iPage=245#FORUM34724"><text:span text:style-name="T2">#</text:span></text:a></text:p>
      <text:p text:style-name="P2">本来写了一大段，但是想想还是作罢<text:span text:style-name="T3"><text:line-break/></text:span>毕竟<text:span text:style-name="T3">6</text:span>年前我的看法和你差别不大<text:span text:style-name="T3"><text:line-break/></text:span>只是没有考虑到所谓<text:span text:style-name="T3">50</text:span>年的问题<text:span text:style-name="T3"><text:line-break/></text:span>想来想去还是浓缩成一句古话吧<text:span text:style-name="T3"><text:line-break/></text:span>看得懂就懂了<text:span text:style-name="T3"><text:line-break/></text:span>不懂的<text:span text:style-name="T3">....</text:span>你还是好好看看历史吧，不需要全球史，中国史即可。<text:span text:style-name="T3"><text:line-break/></text:span>灭六国者，六国也。<text:span text:style-name="T3"><text:line-break/></text:span>灭秦者，秦也。<text:span text:style-name="T3"><text:line-break/></text:span>如果这么浅显的意思都不懂我所说的美国霸道的意思，那只能说明我老毛病又犯了【表达能力太弱，词不达意】</text:p>
      <text:p text:style-name="P1"><text:span text:style-name="T1">鄭涵文</text:span><text:s/>  |  2016.06.17 17:57   |   <text:a xlink:type="simple" xlink:href="http://palinfo.habago.org/Entry?Command=Information_PrintForum&amp;iPage=245#FORUM34723"><text:span text:style-name="T2">#</text:span></text:a></text:p>
      <text:p text:style-name="P3">宗教為哲學之始，柏拉圖的共和國中，蘇格拉底引用過多少神話來哲思美德與幸福。西方龐大的哲學體系，也是千百年來探究神的存在，基墊下體系性的學風。<text:span text:style-name="T3"><text:line-break/></text:span>有本書名叫《論有學識的無知》，作者是一名天主教的主教。裡頭論及人知識的學習，來自於對比<text:span text:style-name="T3">:</text:span>對比於已存在的知識<text:span text:style-name="T3">;</text:span>而每次的對比，都僅僅是將個人已知的部份中，與新知識中最類似的部份比較，於是知悉到的事物必然不完全，不只是語言上的落差，尚含了對世界的理解。<text:span text:style-name="T3"><text:line-break/></text:span>於是我們只能相對性的認識，而絕對的只有神，我們在神之中，在無限裡。<text:span text:style-name="T3"><text:line-break/></text:span>神聖的三，代表了三位一體的三，也是無限，神的表現，在除一後無限循環的零點三，等於三分之一，故而零點三循環的三倍，零點九循環等於三分之三，也等於一。<text:span text:style-name="T3"><text:line-break/></text:span>而後一個數學家畫了一個半圓，在其下加上一條線，自圓心用直線將兩者相連，此時每個在圓上的點與直線對映，當下方的線無限長，半圓上也是無限的點，這兩個簡單的幾合反過來證明無限之間仍有大小之別，也破除了神是絕對的證明。<text:span text:style-name="T3"><text:line-break/></text:span>這些是神學意圖企及星空的高度，在石板上刻鏤下的學術。<text:span text:style-name="T3"><text:line-break/></text:span>那華夏呢？國文課本中提過一個詞叫宗廟，以立宗廟為第一要。為什麼？正因為在敬畏、相信鬼神的存在<text:span text:style-name="T3">;</text:span>即便他人有了財，有了權，有了軍事實力，宗家仍然只有一人，因為祖先不能分身，他人的東西再多，也不能多生出一匹祖宗。<text:span text:style-name="T3"><text:line-break/></text:span>宗教也帶來文字，方便、法門、因果、輪迴都是佛家的語句，是探究抽象事物的結果。也是人對生命好奇，對存在好奇，對自我好奇的結果。<text:span text:style-name="T3"><text:line-break/></text:span>而字典的編成，也只是歸納而來，語言學上有一詞，叫洋涇濱，指跨語區的海島上，易於形成混雜的語言，其中的文法通常是在交流後的下代人，他們的童言童語中成形，文字、語言的成形遠絕非什麼古板、嚴謹，而是使用。<text:span text:style-name="T3"><text:line-break/></text:span>一個語言學家就這樣說<text:span text:style-name="T3">:</text:span>誰也不想活在一個把<text:span text:style-name="T3">I feel good</text:span>，唱成<text:span text:style-name="T3">I fee1 well</text:span>的無聊世界。</text:p>
      <text:p text:style-name="P1"><text:span text:style-name="T1">甄欣</text:span><text:s/>  |  2016.06.17 17:15   |   <text:a xlink:type="simple" xlink:href="http://palinfo.habago.org/Entry?Command=Information_PrintForum&amp;iPage=245#FORUM34721"><text:span text:style-name="T2">#</text:span></text:a></text:p>
      <text:p text:style-name="P2">唐文昭<text:span text:style-name="T3"><text:line-break/><text:line-break/></text:span>霸不是路线，霸是结果<text:span text:style-name="T3"><text:line-break/></text:span>发展科技，发展农业，发展经济，还是发展军事，怎样达到霸的结果，这才是路线<text:span text:style-name="T3"><text:line-break/><text:line-break/></text:span>你比所有人强了，你就是霸，别人干啥就要考虑你的意愿，就这么简单<text:span text:style-name="T3"><text:line-break/><text:line-break/></text:span>这个世界总会有一霸，就算一时平衡，但是互相间的竞争总会打破平衡<text:span text:style-name="T3"><text:line-break/><text:line-break/></text:span>好好回顾下历史，看看有没有一个时期，我们的已知世界没有霸的。<text:span text:style-name="T3"><text:line-break/><text:line-break/></text:span>锄强扶弱那是侠客，我也喜欢侠客，可是侠客也得练好武功，打遍天下无敌手才行。</text:p>
      <text:p text:style-name="P1"><text:span text:style-name="T1">甄欣</text:span><text:s/>  |  2016.06.17 17:06   |   <text:a xlink:type="simple" xlink:href="http://palinfo.habago.org/Entry?Command=Information_PrintForum&amp;iPage=245#FORUM34720"><text:span text:style-name="T2">#</text:span></text:a></text:p>
      <text:p text:style-name="P3">杨阳，<text:span text:style-name="T3"><text:line-break/><text:line-break/></text:span>你太天真了，你过好日子，的确不会导致隔壁邻居变穷<text:span text:style-name="T3"><text:line-break/></text:span>但是一个十几亿人口，一个几亿人口，两个国家之间是这么简单的关系吗？<text:span text:style-name="T3"><text:line-break/></text:span>美国是靠什么维持现在的生活水平和社会福利？<text:span text:style-name="T3"><text:line-break/></text:span>如果中国崛起，是不是要夺取一部分？此消彼长之下会怎样？<text:span text:style-name="T3"><text:line-break/><text:line-break/></text:span>难道美国人天生邪恶，就是要跟我们为敌？<text:span text:style-name="T3"><text:line-break/></text:span>否则大家都过好日子不行吗？<text:span text:style-name="T3"><text:line-break/></text:span>非洲人民和印度人民表示，我们也想过美国人的生活<text:span text:style-name="T3"><text:line-break/><text:line-break/></text:span>人家美国人能过那样富裕的生活，是因为美国有实力，不是因为被称为美国人<text:span text:style-name="T3"><text:line-break/><text:line-break/></text:span>有个笑话，既然美国那么好，不如我们都投降当美国人好了，大家都变成美国人，都能过好日子了<text:span text:style-name="T3"><text:line-break/><text:line-break/></text:span>嗯，个别人这么做的确如此，但是十几亿人这么做，将是一场灾难</text:p>
      <text:p text:style-name="P1"><text:span text:style-name="T1">唐文昭</text:span><text:s/>  |  2016.06.17 16:53   |   <text:a xlink:type="simple" xlink:href="http://palinfo.habago.org/Entry?Command=Information_PrintForum&amp;iPage=245#FORUM34719"><text:span text:style-name="T2">#</text:span></text:a></text:p>
      <text:p text:style-name="P2">甄欣<text:span text:style-name="T3"><text:line-break/></text:span>曾经有一天家父问我有何好片可看？<text:span text:style-name="T3"><text:line-break/></text:span>我说：你要看悲剧，还是喜剧，还是生活剧？<text:span text:style-name="T3"><text:line-break/></text:span>他说：悲剧吧<text:span text:style-name="T3"><text:line-break/></text:span>然后我给他看了基本关于媒体的内幕以及【自由记者】拍的关于中东现状的纪录片<text:span text:style-name="T3"><text:line-break/></text:span>家父看完只说一句话：<text:span text:style-name="T3">“</text:span>如果我是伊拉克或者阿富汗人，我永远不会原谅他们，永远不会，而且他们似乎正在这么干，并且有把仇恨传承下去的倾向。<text:span text:style-name="T3">”<text:line-break/></text:span>这个是我反对中国走霸道路线的主要原因，也是我所说的<text:span text:style-name="T3">“</text:span>美国霸道<text:span text:style-name="T3">”</text:span></text:p>
      <text:p text:style-name="P1"><text:span text:style-name="T1">杨阳</text:span><text:s/>  |  2016.06.17 16:42   |   <text:a xlink:type="simple" xlink:href="http://palinfo.habago.org/Entry?Command=Information_PrintForum&amp;iPage=245#FORUM34718"><text:span text:style-name="T2">#</text:span></text:a></text:p>
      <text:p text:style-name="P3">甄欣<text:span text:style-name="T3">,<text:line-break/><text:line-break/></text:span>国与国之间的利益体并不是对立的，<text:span text:style-name="T3">“</text:span>中国人摆脱贫困<text:span text:style-name="T3">”</text:span>也不会<text:span text:style-name="T3">“</text:span>害的美国人过非洲人的生活<text:span text:style-name="T3">”</text:span>，强调的人类利益体，并不代表要承受其他国家或地区的剥夺，最主要的是要建立和遵守一些有利于人类社会的基本规则。<text:span text:style-name="T3"><text:line-break/><text:line-break/></text:span>比如在公共场所相互谦让，先来后到排队或者给小孩和老人让座的习惯，有利于所有人的生活更加美好。<text:span text:style-name="T3"><text:line-break/><text:line-break/></text:span>我们也可以把这种东西称为道德，维护人类社会的公平与正义。<text:span text:style-name="T3"><text:line-break/><text:line-break/></text:span>用现代人的立场与思维去评价历史人物是不合适的，历史人物只能放在历史中去评价，岳飞历史意义在于保家卫国，如此就够了。<text:span text:style-name="T3"><text:line-break/><text:line-break/></text:span>如果都用对立的思维的去思考问题，只会加速人类社会的灭亡，特别是现代社会，武器的杀伤力那么大，<text:span text:style-name="T3">“</text:span>相互谦让<text:span text:style-name="T3">”</text:span>不仅适用于人与人之间，也适用于国家之间。<text:span text:style-name="T3"><text:line-break/><text:line-break/></text:span>当然这种谦让并不是无底线的，会有一定的规则，以有利于本国与地区人的利益为前提。面对强盗自然需要反击。</text:p>
      <text:p text:style-name="P1"><text:span text:style-name="T1">甄欣</text:span><text:s/>  |  2016.06.17 15:42   |   <text:a xlink:type="simple" xlink:href="http://palinfo.habago.org/Entry?Command=Information_PrintForum&amp;iPage=245#FORUM34717"><text:span text:style-name="T2">#</text:span></text:a></text:p>
      <text:p text:style-name="P2">我个人是非常讨厌政治和斗争的，非常厌恶官僚和统治阶级<text:span text:style-name="T3"><text:line-break/></text:span>我作为传说的红三代，却连共青团都没入过，因为我拒绝写申请书<text:span text:style-name="T3"><text:line-break/><text:line-break/></text:span>但是现实就是这样，政治和斗争无处不在，不以我的意志为转移<text:span text:style-name="T3"><text:line-break/></text:span>我只能躲着，但并不能否认他的必要<text:span text:style-name="T3"><text:line-break/><text:line-break/></text:span>我从小生活的环境，都一帆风顺，从未缺衣少食，但是我知道还有很多人生活艰苦<text:span text:style-name="T3"><text:line-break/><text:line-break/></text:span>我可以不奋斗，当闲云野鹤，也能衣食无忧<text:span text:style-name="T3"><text:line-break/><text:line-break/></text:span>可是这个国家还有大量穷苦百姓，渴望着国家的强大，为他们带来更多资源<text:span text:style-name="T3"><text:line-break/><text:line-break/></text:span>如果你们游历欧美累了，可以去非洲看看，去印度看看，去中国的贫困山区看看<text:span text:style-name="T3"><text:line-break/><text:line-break/></text:span>然后再来评论我的天下无敌<text:span text:style-name="T3"><text:line-break/><text:line-break/></text:span>如果中国人摆脱贫困要害的美国人过非洲人的生活，那我只能说抱歉，你可以更努力一些</text:p>
      <text:p text:style-name="P1"><text:span text:style-name="T1">甄欣</text:span><text:s/>  |  2016.06.17 15:22   |   <text:a xlink:type="simple" xlink:href="http://palinfo.habago.org/Entry?Command=Information_PrintForum&amp;iPage=245#FORUM34716"><text:span text:style-name="T2">#</text:span></text:a></text:p>
      <text:p text:style-name="P3">唐文昭<text:span text:style-name="T3"><text:line-break/><text:line-break/></text:span>也许天下无敌这个词让大家觉得残酷，但是现实就是这么残酷啊<text:span text:style-name="T3"><text:line-break/></text:span>中国几千年来，也天下无敌很多次，后来也被别人无敌了很多次<text:span text:style-name="T3"><text:line-break/></text:span>过去我们的天下就是东亚这一块，不知道世界有多大而已<text:span text:style-name="T3"><text:line-break/><text:line-break/></text:span>现在科技发达了，世界变小了，所以美国人天下无敌后管全世界的事<text:span text:style-name="T3"><text:line-break/></text:span>这并不是美国比中国有野心，只是视野更大了<text:span text:style-name="T3"><text:line-break/><text:line-break/></text:span>中国目前还没有能力天下无敌，顶多算能自保<text:span text:style-name="T3"><text:line-break/></text:span>所以我们的政策是不干预他国内政，不结盟<text:span text:style-name="T3"><text:line-break/></text:span>这就是废话，你想干预也没能力啊，别人不来干预我们就烧高香了<text:span text:style-name="T3"><text:line-break/></text:span>所以干脆摆个高姿态出来<text:span text:style-name="T3"><text:line-break/><text:line-break/></text:span>想要平衡只是幻想，平衡终会被打破<text:span text:style-name="T3"><text:line-break/></text:span>逆水行舟不进则退<text:span text:style-name="T3"><text:line-break/><text:line-break/></text:span>美国现在的地位，别说他出什么问题，哪怕只是不能一家独大了，他的经济链，资源链就会崩溃<text:span text:style-name="T3"><text:line-break/><text:line-break/></text:span>你去跟美国人说我们一起瓜分世界如何？人家能答应吗？<text:span text:style-name="T3"><text:line-break/></text:span>因为对美国来说，不能一家独大，就是平衡的破坏，美国就面临衰退<text:span text:style-name="T3"><text:line-break/><text:line-break/></text:span>我只希望火星开发计划能够进度快点，如果在中美利益冲突达到白热化之前，我们能够成功开发火星，那么我们这辈子可能不会经历第三次世界大战<text:span text:style-name="T3"><text:line-break/><text:line-break/></text:span>说好听的话谁不会，我也会，但那时逃避现实<text:span text:style-name="T3"><text:line-break/></text:span>普通老百姓可以逃避，说我们不想要战争<text:span text:style-name="T3"><text:line-break/></text:span>作为国家领袖不能，因为你不想要战争，战争就往往想要你<text:span text:style-name="T3"><text:line-break/><text:line-break/></text:span>这就是为什么西方民主只能短时间起作用，长久必然失败<text:span text:style-name="T3"><text:line-break/></text:span>因为他的前提太难了<text:span text:style-name="T3"><text:line-break/></text:span>他居然要求所有老百姓都能认清政治的险恶<text:span text:style-name="T3"><text:line-break/></text:span>至少要做到我不喜欢政治，但是我懂政治，我知道谁是好领袖<text:span text:style-name="T3"><text:line-break/></text:span>这太难了，短短几十年的和平，就会让人民忘记战争</text:p>
      <text:p text:style-name="P5"/>
      <text:p text:style-name="P1"><text:span text:style-name="T1">唐文昭</text:span><text:s/>  |  2016.06.17 14:56   |   <text:a xlink:type="simple" xlink:href="http://palinfo.habago.org/Entry?Command=Information_PrintForum&amp;iPage=246#FORUM34715"><text:span text:style-name="T2">#</text:span></text:a></text:p>
      <text:p text:style-name="P3">我发现<text:span text:style-name="T3"><text:s/></text:span>我用错标点符号了<text:span text:style-name="T3"><text:line-break/></text:span>真是该死<text:span text:style-name="T3"> <text:line-break/></text:span>陈真，<text:span text:style-name="T3"><text:line-break/></text:span>我关注巴勒两年有余，文采太差一直无法插话<text:span text:style-name="T3"><text:line-break/></text:span>我个人的理解<text:span text:style-name="T3">“</text:span>宗教<text:span text:style-name="T3">”=“</text:span>意识形态<text:span text:style-name="T3">”<text:line-break/></text:span>这两者的套路都挺类似的：树立权威<text:span text:style-name="T3">--</text:span>提倡自律或者为善或者某种价值观<text:span text:style-name="T3">--</text:span>经过各种机缘巧合<text:span text:style-name="T3">--</text:span>达成社会共识<text:span text:style-name="T3">--</text:span>随着时间的延长而向传统靠拢。<text:span text:style-name="T3"><text:line-break/></text:span>曾经有个人姓毛，他有本红宝书，然后来了场<text:span text:style-name="T3">“</text:span>文化大革命<text:span text:style-name="T3">”</text:span>。<text:span text:style-name="T3"><text:line-break/></text:span>所以外人说<text:span text:style-name="T3">“</text:span>儒<text:span text:style-name="T3">”</text:span>是宗教，我基本认同，因为套路一样，只是权威人士的特点有那么点差异，不过看了毛的红宝书之后，发现这点差异无关紧要。<text:span text:style-name="T3"><text:line-break/></text:span>中国经过两位<text:span text:style-name="T3">“</text:span>伟人<text:span text:style-name="T3">”</text:span>的一系列操作已经完全放弃了<text:span text:style-name="T3">“</text:span>意识形态建设<text:span text:style-name="T3">”</text:span>，造成了今天的国人一味的追求物质，而忽视了人文建设。【一个破坏了传统，一个破坏了意识形态建设并将经济建设摆在首要位置】<text:span text:style-name="T3"><text:line-break/></text:span>习近平在教材中要放入<text:span text:style-name="T3">“</text:span>大量<text:span text:style-name="T3">”</text:span>儒家的文章以及关于<text:span text:style-name="T3">“</text:span>传统<text:span text:style-name="T3">”</text:span>的文章等等诸多手段无非就是想亡羊补牢，希望接下来几代人能够重新将前人放弃的传统文化重新拿起来，并以其为豪。<text:span text:style-name="T3"><text:line-break/></text:span>再说个残酷的现实吧：<text:span text:style-name="T3"><text:line-break/>“</text:span>非理性崇洋媚外<text:span text:style-name="T3">”</text:span>这是我加拿大姑姑<text:span text:style-name="T3">2004</text:span>年对国人的评价，曾经的人<text:span text:style-name="T3">“</text:span>崇洋媚外<text:span text:style-name="T3">”</text:span>是为了更好的生活品质，无可厚非，但是随着时间的延长，这种品质逐渐走向了非理性的道路，比如陈真所言：恶霸老美。诸多人却视而不见，依然视其为人类的标杆，民主的灯塔，谁会认为一个没事儿就炸别人家房子的老美是好人？！而且居然现在还公然要求他国总理下台？真把地球当成自己家的了！【比慈溪还厉害】<text:span text:style-name="T3"><text:line-break/></text:span>再来说说现实中存在的正能量吧：<text:span text:style-name="T3"><text:line-break/></text:span>随着<text:span text:style-name="T3">“</text:span>公知<text:span text:style-name="T3">”</text:span>等等西方价值观的传声筒的话语空间逐渐被年轻人挤压，【大部分时候这群公知都是在吹嘘别国美好如天堂，自家悲惨如地狱，当然是非理性吹捧，比如鸦片战争是因为林则徐影响自由贸易】可以看得出，新一代的大陆年轻人已经开始反思这种非理性状态了，并且他们越来越自信了【自信这事儿其实还是老共干了不少长脸的事导致的，比如航母什么的】<text:span text:style-name="T3"><text:line-break/></text:span>所以我个人对祖国的未来依然抱有期待，因为我看到了年轻人们越来越自信，越来越敢于挑战西方的<text:span text:style-name="T3">“</text:span>话语权威<text:span text:style-name="T3">”<text:line-break/></text:span>按照某张性人士所言：中国人，你应该自信点！<text:span text:style-name="T3"><text:line-break/><text:line-break/></text:span>然后对于少侠甄欣，你所言的<text:span text:style-name="T3">“</text:span>天下无敌<text:span text:style-name="T3">”</text:span>那么一说，我不想表达评论，因为那是很多年以后的事，就如你说<text:span text:style-name="T3">“</text:span>基督教<text:span text:style-name="T3">”50</text:span>年灭亡一般<text:span text:style-name="T3">....</text:span>【虽然我都不知道依据在哪】<text:span text:style-name="T3"><text:line-break/></text:span>但是如果说<text:span text:style-name="T3">“</text:span>天下无敌<text:span text:style-name="T3">”</text:span>后，中国有可能走<text:span text:style-name="T3">“</text:span>美国<text:span text:style-name="T3">”</text:span>的老路<text:span text:style-name="T3">...</text:span>那么<text:span text:style-name="T3">...</text:span>还是和老美相互制约吧【久战必衰】<text:span text:style-name="T3"><text:line-break/></text:span>顺便<text:span text:style-name="T3">...</text:span>不要<text:span text:style-name="T3">“</text:span>双标<text:span text:style-name="T3">”</text:span></text:p>
      <text:p text:style-name="P1"><text:span text:style-name="T1">甄欣</text:span><text:s/>  |  2016.06.17 14:05   |   <text:a xlink:type="simple" xlink:href="http://palinfo.habago.org/Entry?Command=Information_PrintForum&amp;iPage=246#FORUM34714"><text:span text:style-name="T2">#</text:span></text:a></text:p>
      <text:p text:style-name="P2">岳飞真的是活该被玩死<text:span text:style-name="T3"><text:line-break/></text:span>与人为善，赔点钱就好了嘛，何必打生打死，非要直捣黄龙<text:span text:style-name="T3"><text:line-break/></text:span>真是个战争贩子<text:span text:style-name="T3"><text:line-break/></text:span>不杀他，这样的宋朝还不如让金灭了算了</text:p>
      <text:p text:style-name="P1"><text:span text:style-name="T1">甄欣</text:span><text:s/>  |  2016.06.17 14:00   |   <text:a xlink:type="simple" xlink:href="http://palinfo.habago.org/Entry?Command=Information_PrintForum&amp;iPage=246#FORUM34713"><text:span text:style-name="T2">#</text:span></text:a></text:p>
      <text:p text:style-name="P3">陈真先生，<text:span text:style-name="T3"><text:line-break/><text:line-break/></text:span>没想到您对天下无敌如此反感<text:span text:style-name="T3"><text:line-break/><text:line-break/></text:span>可是我们辛辛苦苦推翻满清，不就是因为他打不过别人，签订丧权辱国的条约吗？<text:span text:style-name="T3"><text:line-break/><text:line-break/></text:span>那些放弃美国优厚待遇，宁可被监禁，也要回祖国研究核弹的科学家，不就是为了中国不受美国的战争威胁吗？<text:span text:style-name="T3"><text:line-break/><text:line-break/></text:span>那些为国牺牲的战士，数千年来的无数英雄烈士，不就是为了不被敌人消灭吗<text:span text:style-name="T3"><text:line-break/><text:line-break/></text:span>难道这个世界战乱了几千年，突然就和平了？您是故意看不到伊拉克叙利亚的战争？<text:span text:style-name="T3"><text:line-break/><text:line-break/></text:span>我们之所以有和平，是因为我们有了让敌人不敢越雷池一步的近似天下无敌，这是无数烈士用鲜血换来的，我不觉得可耻<text:span text:style-name="T3"><text:line-break/><text:line-break/></text:span>相反，我们依然只能自保，还没有做到天下无敌，所以东海，南海，台湾，甚至连缅甸越南菲律宾都可以仗着美国大兵的支持，欺负我们，而我们只能抗议。<text:span text:style-name="T3"><text:line-break/><text:line-break/></text:span>照您说的我们只要与人为善，不用天下无敌，那别人为何要莫名其妙的把资源给我们，让我们过好日子，非洲和印度还有很多饿肚子的人呢。<text:span text:style-name="T3"><text:line-break/><text:line-break/></text:span>再说您说的家庭无敌，我确实是家庭无敌的，难道您不是吗？我家里并没有人想要我死，也没有人想要我过的不好，所以没有敌人啊，所以我们的家庭才是一个利益共同体，这有什么错误码？<text:span text:style-name="T3"><text:line-break/><text:line-break/></text:span>如果家族内部不能团结，就不能维持共同利益，那么迟早分解成多个小利益体。<text:span text:style-name="T3"><text:line-break/><text:line-break/></text:span>不管别人喜不喜欢，我们就是要成为天下无敌的国家，只有实力对等，才能公平交往。<text:span text:style-name="T3"><text:line-break/><text:line-break/></text:span>另外，我没有替十几亿中国人做选择，我只是说出了我生活的环境中，周围中国人的实际情况，至少我在中国生活了几十年，您在大陆生活了多久？可以不经调查的否定我的判断呢？<text:span text:style-name="T3"><text:line-break/><text:line-break/></text:span></text:p>
      <text:p text:style-name="P1"><text:span text:style-name="T1">甄欣</text:span><text:s/>  |  2016.06.17 13:04   |   <text:a xlink:type="simple" xlink:href="http://palinfo.habago.org/Entry?Command=Information_PrintForum&amp;iPage=246#FORUM34712"><text:span text:style-name="T2">#</text:span></text:a></text:p>
      <text:p text:style-name="P2">陈真先生，<text:span text:style-name="T3"><text:line-break/><text:line-break/></text:span>难道我写简体字您看不太懂？<text:span text:style-name="T3"><text:line-break/><text:line-break/></text:span>我所说的天下无敌并不是要吞并世界，美国天下无敌没人反对吧，但是美国统治世界了吗<text:span text:style-name="T3"><text:line-break/><text:line-break/></text:span>我所说的无神论也不是不允许宗教，相反一神论才真的不允许其他宗教，而且中国自古就没有被宗教统治过，即使佛教道教也一直是被皇帝利用愚民的手段而已。<text:span text:style-name="T3"><text:line-break/><text:line-break/></text:span>天下无敌是实力，统治世界是野心<text:span text:style-name="T3"><text:line-break/><text:line-break/></text:span>看来您并没有真正理解什么是利益共同体，可能是因为您长期漂泊，所以感受不深<text:span text:style-name="T3"><text:line-break/><text:line-break/></text:span>你可以关爱另一个人，前提是他不打算伤害你，或他没有伤害你的能力<text:span text:style-name="T3"><text:line-break/></text:span>同理，一个国家也可以关爱全世界，前提是这个世界没有其他国家有能力伤害他<text:span text:style-name="T3"><text:line-break/></text:span>显然想要中国崩溃的国家很多，这是事实，不用论证<text:span text:style-name="T3"><text:line-break/><text:line-break/></text:span>您想要与世无争，但是中国不可能与世无争<text:span text:style-name="T3"><text:line-break/></text:span>中国人口是美国<text:span text:style-name="T3">4</text:span>倍，如果不考虑其他国家的资源变化<text:span text:style-name="T3"><text:line-break/></text:span>每个中国人每天多吃一个馒头，每个美国人就要少吃<text:span text:style-name="T3">4</text:span>个<text:span text:style-name="T3"><text:line-break/></text:span>多吃一个不会怎样，少吃<text:span text:style-name="T3">4</text:span>个是会饿死的<text:span text:style-name="T3"><text:line-break/></text:span>所以在没有新的科技革命，新的资源重新分配（战争），或者新的威胁（也许外星人）出现前，国家与国家之间都不可能成为利益共同体，都只是竞争与合作的关系。<text:span text:style-name="T3"><text:line-break/><text:line-break/></text:span>再说宗教，请不要说什么儒教道教，这是对中国哲学思想的侮辱，你不会吧古希腊哲学称为宗教吧？<text:span text:style-name="T3"><text:line-break/></text:span>圣经可兰经都只是些事迹和语录，其实和毛的红宝书没啥区别<text:span text:style-name="T3"><text:line-break/></text:span>道德经，儒家经典可是哲学思想，完全不在一个档次<text:span text:style-name="T3"><text:line-break/><text:line-break/></text:span>宗教是社会发展到一定阶段产生的，也会随着社会的发展消亡<text:span text:style-name="T3"><text:line-break/><text:line-break/></text:span>中国不需要宗教，全世界也不再需要，事实上随着科技文明的发展，西方信仰基督教的也在逐年减少，所以基督教也相对越来越温和。<text:span text:style-name="T3"><text:line-break/></text:span>要知道几百年前，基督教可不比伊斯兰教温和，什么十字军，教派清洗，烧魔女，杀异端，都没少干<text:span text:style-name="T3"><text:line-break/></text:span>为啥近代温和了？因为西方工业革命科技革命，人民觉醒了，宗教的力量消弱了。没有统治力，当然就温和了，这跟达赖被赶出西藏后变得温和是一个道理。<text:span text:style-name="T3"><text:line-break/><text:line-break/></text:span>但是中国是对宗教最包容的国家，因为我们不信，所以随便别人信不信。一个无神论的国家才是最包容宗教的国家。并不是你想的那么邪恶。我既可以有一个基督教的朋友，也可以同时有一个伊斯兰朋友，我们只要讨论世俗的东西就好了。<text:span text:style-name="T3"><text:line-break/></text:span>所以我们允许任何宗教，也尊重任何宗教，但是我们并不算是信仰宗教的国家，即使古代的佛教，到了中国也变了样，更像一种文化习俗而不是宗教信仰了。<text:span text:style-name="T3"><text:line-break/><text:line-break/></text:span>我可以和您打个赌，基督教<text:span text:style-name="T3">50</text:span>年内就会消亡，只成为一种文化纪念。<text:span text:style-name="T3"><text:line-break/></text:span>如果我们还可以活那么久的话。<text:span text:style-name="T3"><text:line-break/><text:line-break/></text:span>至于台湾人民这么喜欢西方宗教，那真是忘记自己祖先是不信鬼神的了。<text:span text:style-name="T3"><text:line-break/></text:span>台湾人民怎么想真的不重要，亲中我们欢迎同胞回归祖国，反中也不差这<text:span text:style-name="T3">2</text:span>千万逆子。<text:span text:style-name="T3"><text:line-break/><text:line-break/></text:span>真正重要的是我们自己的实力，只要一直维持台海为中国内部矛盾，也就是台湾不独立建国<text:span text:style-name="T3"><text:line-break/><text:line-break/></text:span>那么我们只要等到中国在亚洲有战胜美国的实力时，台湾问题自然迎刃而解<text:span text:style-name="T3"><text:line-break/><text:line-break/></text:span>当然我希望我能早日看到这一天，毕竟长期军备竞赛也不是什么好事</text:p>
      <text:p text:style-name="P1"><text:span text:style-name="T1">梁裕康</text:span><text:s/>  |  2016.06.17 10:45   |   <text:a xlink:type="simple" xlink:href="http://palinfo.habago.org/Entry?Command=Information_PrintForum&amp;iPage=246#FORUM34711"><text:span text:style-name="T2">#</text:span></text:a></text:p>
      <text:p text:style-name="P3">陳大哥，<text:span text:style-name="T3"><text:line-break/><text:line-break/></text:span>如果隱喻的特性是語言的本質與世界之間始終存在一個無法跨越的距離，那我大概可以理解所說的這些。如你之前所說，要跨過這個距離需要一種跳躍<text:span text:style-name="T3">(leap)</text:span>。<text:span text:style-name="T3"><text:line-break/><text:line-break/></text:span>但你提到<text:span text:style-name="T3"><text:s/>Davidson </text:span>的部分，又讓我想起另一個疑問。你說：<text:span text:style-name="T3"><text:line-break/><text:line-break/></text:span>這樣一種有關隱喻的傳統宣稱，爭議點在於當我們藉由<text:span text:style-name="T3"><text:s/>A </text:span>來描述<text:span text:style-name="T3"><text:s/>B </text:span>時，有人質疑<text:span text:style-name="T3"><text:s/>(</text:span>例如<text:span text:style-name="T3"><text:s/>Donald Davidson) </text:span>說，哪來什麼<text:span text:style-name="T3">B</text:span>，根本沒有<text:span text:style-name="T3"><text:s/>B </text:span>的存在，世上並沒有所謂<text:span text:style-name="T3"><text:s/>"</text:span>隱喻式的意義<text:span text:style-name="T3">" (Metaphorical Meaning)</text:span>；當我們說出<text:span text:style-name="T3"><text:s/>A (</text:span>比方說<text:span text:style-name="T3">"</text:span>今天是個黃色的星期四<text:span text:style-name="T3">")</text:span>，我們並沒有傳達出任何有效的意義，如果你從中感受到<text:span text:style-name="T3"><text:s/>"</text:span>什麼<text:span text:style-name="T3">"</text:span>，那個<text:span text:style-name="T3"><text:s/>"</text:span>什麼<text:span text:style-name="T3">" </text:span>只是你的想像，<text:span text:style-name="T3">A </text:span>本身事實上並不具有任何認知意義。<text:span text:style-name="T3"><text:line-break/><text:line-break/></text:span>就語言本身來說，我同意「根本沒有<text:span text:style-name="T3"><text:s/>B </text:span>的存在」，所以我大概可以明白你所舉的病患的例子。但是在一場對話當中，當我說出<text:span text:style-name="T3"><text:s/>A </text:span>的時候，我自己應該（在絕大多數的情況下）是藉由這個<text:span text:style-name="T3"><text:s/>A </text:span>來指涉某個特定的<text:span text:style-name="T3"><text:s/>B</text:span>（跟你的例子裡的你自己不太一樣）。然而語言中不存在任何能夠「保證」我的對話者能夠知道我要指涉的這個<text:span text:style-name="T3"><text:s/>B </text:span>的成分，因此溝通常會失敗。但是如果是這樣，成功的溝通難道全然是一種偶然<text:span text:style-name="T3">(contingent)</text:span>的結果？我印象中<text:span text:style-name="T3"><text:s/>Davidson </text:span>的確提過類似的例子，比方說二個語言完全不通的人仍然能夠理解彼此的意思。我的意思是，人與人之間能夠互相理解難道是出於某種神秘的力量？<text:span text:style-name="T3">Language game</text:span>可能可以幫助我們理解，但也無法「保證」可以成功理解。<text:span text:style-name="T3"><text:line-break/><text:line-break/></text:span>如果是這樣的話，人跟人之間真的是要靠緣分了。</text:p>
      <text:p text:style-name="P1"><text:span text:style-name="T1">杨阳</text:span><text:s/>  |  2016.06.17 10:03   |   <text:a xlink:type="simple" xlink:href="http://palinfo.habago.org/Entry?Command=Information_PrintForum&amp;iPage=246#FORUM34710"><text:span text:style-name="T2">#</text:span></text:a></text:p>
      <text:p text:style-name="P2">人生来具有维护自身利益的生物本领，那种<text:span text:style-name="T3">“</text:span>爭先恐後<text:span text:style-name="T3">”</text:span>就是那种生物本领的体现，在现代社会中，个人利益和社会利益之间并不是孤立的，维护社会利益在某种程度上也是在维护个人利益。<text:span text:style-name="T3"><text:line-break/><text:line-break/></text:span>从<text:span text:style-name="T3">“</text:span>爭先恐後<text:span text:style-name="T3">”</text:span>到<text:span text:style-name="T3">“</text:span>相互谦让<text:span text:style-name="T3">”</text:span>的过程需要社会氛围和意识形态的引导，当然也和社会物质的多寡有关。<text:span text:style-name="T3"><text:line-break/><text:line-break/></text:span>上世纪<text:span text:style-name="T3">50</text:span>年代大陆出生的老一辈普遍比年轻一代在物质上要<text:span text:style-name="T3">“</text:span>自私<text:span text:style-name="T3">”</text:span>一些，这是由于当初物质匮乏的特定环境下产生的思维。<text:span text:style-name="T3"><text:line-break/><text:line-break/></text:span>我想<text:span text:style-name="T3">“</text:span>爭先恐後<text:span text:style-name="T3">”</text:span>到<text:span text:style-name="T3">“</text:span>相互谦让<text:span text:style-name="T3">”</text:span>还是需要一个过程吧！<text:span text:style-name="T3"><text:line-break/><text:line-break/></text:span>我感觉华人社会也有一些好的东西，比如说，中国人普遍来说比较重视家庭或家族观念，这个观念让<text:span text:style-name="T3">“</text:span>个人利益<text:span text:style-name="T3">”</text:span>这个意识形态上升到家族这个小团体，从古到今，这种家族和传承的力量为社会的发展与稳定做出了很重要的贡献。<text:span text:style-name="T3"><text:line-break/><text:line-break/></text:span>直到今天，在中国大陆的广大农村地区，老人没有社保还能保持基本稳定，家庭养老在其中起了很重要的作用，家族成员产生困难的时候，会得到来自其他成员的自愿帮助。<text:span text:style-name="T3"><text:line-break/><text:line-break/></text:span>当很多人在推崇西方<text:span text:style-name="T3">“</text:span>职业经理人<text:span text:style-name="T3">”</text:span>制度或者企业家裸捐的时候，我对<text:span text:style-name="T3">“</text:span>家族企业<text:span text:style-name="T3">”</text:span>是持正面立场的，这里面有一种传承的力量与思维，这种传承思维更具长远性，当然这种传承<text:span text:style-name="T3"><text:line-break/></text:span>在现代社会也面临很大的局限，特别是独生子女时代，大大弱化了这种传承。<text:span text:style-name="T3"><text:line-break/><text:line-break/></text:span>大陆人与台湾人在智力和文化上接近，我之所以不赞成现阶段大陆采取类似台湾的全面<text:span text:style-name="T3">"</text:span>民主<text:span text:style-name="T3">",</text:span>是对普遍民众的不信任，我不认为现阶段的普遍民众会产生一种合力让中国这个<text:span text:style-name="T3">“</text:span>利益共同体<text:span text:style-name="T3">”</text:span>最大化。换句话说，我不认为民众能够清晰认识到个人利益上升到<text:span text:style-name="T3">“</text:span>国家利益体<text:span text:style-name="T3">”</text:span>，上升到<text:span text:style-name="T3">“</text:span>人类利益体<text:span text:style-name="T3">”</text:span>的重要意义。<text:span text:style-name="T3"><text:line-break/></text:span></text:p>
      <text:p text:style-name="P1"><text:span text:style-name="T1">唐文昭</text:span><text:s/>  |  2016.06.17 08:53   |   <text:a xlink:type="simple" xlink:href="http://palinfo.habago.org/Entry?Command=Information_PrintForum&amp;iPage=246#FORUM34709"><text:span text:style-name="T2">#</text:span></text:a></text:p>
      <text:p text:style-name="P3">陈真：<text:span text:style-name="T3"><text:line-break/></text:span>我关注巴勒两年有余，文采太差一直无法插话<text:span text:style-name="T3"><text:line-break/></text:span>我个人的理解<text:span text:style-name="T3">“</text:span>宗教<text:span text:style-name="T3">”=“</text:span>意识形态<text:span text:style-name="T3">”<text:line-break/></text:span>这两者的套路都挺类似的：树立权威<text:span text:style-name="T3">--</text:span>提倡自律或者为善或者某种价值观<text:span text:style-name="T3">--</text:span>经过各种机缘巧合<text:span text:style-name="T3">--</text:span>达成社会共识<text:span text:style-name="T3">--</text:span>随着时间的延长而向传统靠拢。<text:span text:style-name="T3"><text:line-break/></text:span>曾经有个人姓毛，他有本红宝书，然后来了场<text:span text:style-name="T3">“</text:span>文化大革命<text:span text:style-name="T3">”</text:span>。<text:span text:style-name="T3"><text:line-break/></text:span>所以外人说<text:span text:style-name="T3">“</text:span>儒<text:span text:style-name="T3">”</text:span>是宗教，我基本认同，因为套路一样，只是权威人士的特点有那么点差异，不过看了毛的红宝书之后，发现这点差异无关紧要。<text:span text:style-name="T3"><text:line-break/></text:span>中国经过两位<text:span text:style-name="T3">“</text:span>伟人<text:span text:style-name="T3">”</text:span>的一系列操作已经完全放弃了<text:span text:style-name="T3">“</text:span>意识形态建设<text:span text:style-name="T3">”</text:span>，造成了今天的国人一味的追求物质，而忽视了人文建设。【一个破坏了传统，一个破坏了意识形态建设并将经济建设摆在首要位置】<text:span text:style-name="T3"><text:line-break/></text:span>习近平在教材中要放入<text:span text:style-name="T3">“</text:span>大量<text:span text:style-name="T3">”</text:span>儒家的文章以及关于<text:span text:style-name="T3">“</text:span>传统<text:span text:style-name="T3">”</text:span>的文章等等诸多手段无非就是想亡羊补牢，希望接下来几代人能够重新将前人放弃的传统文化重新拿起来，并以其为豪。<text:span text:style-name="T3"><text:line-break/></text:span>再说个残酷的现实吧：<text:span text:style-name="T3"><text:line-break/>“</text:span>非理性崇洋媚外<text:span text:style-name="T3">”</text:span>这是我加拿大姑姑<text:span text:style-name="T3">2004</text:span>年对国人的评价，曾经的人<text:span text:style-name="T3">“</text:span>崇洋媚外<text:span text:style-name="T3">”</text:span>是为了更好的生活品质，无可厚非，但是随着时间的延长，这种品质逐渐走向了非理性的道路，比如陈真所言：恶霸老美。诸多人却视而不见，依然视其为人类的标杆，民主的灯塔，谁会认为一个没事儿就炸别人家房子的老美是好人？！而且居然现在还公然要求他国总理下台？真把地球当成自己家的了！【比慈溪还厉害】<text:span text:style-name="T3"><text:line-break/></text:span>再来说说现实中存在的正能量吧：<text:span text:style-name="T3"><text:line-break/></text:span>随着<text:span text:style-name="T3">“</text:span>公知<text:span text:style-name="T3">”</text:span>等等西方价值观的传声筒的话语空间逐渐被年轻人挤压，【大部分时候这群公知都是在吹嘘别国美好如天堂，自家悲惨如地狱，当然是非理性吹捧，比如鸦片战争是因为林则徐影响自由贸易】可以看得出，新一代的大陆年轻人已经开始反思这种非理性状态了，并且他们越来越自信了【自信这事儿其实还是老共干了不少长脸的事导致的，比如航母什么的】<text:span text:style-name="T3"><text:line-break/></text:span>所以我个人对祖国的未来依然抱有期待，因为我看到了年轻人们越来越自信，越来越敢于挑战西方的<text:span text:style-name="T3">“</text:span>话语权威<text:span text:style-name="T3">”<text:line-break/></text:span>按照某张性人士所言：中国人，你应该自信点！</text:p>
      <text:p text:style-name="P1"><text:span text:style-name="T1">陳真</text:span><text:s/>  |  2016.06.17 04:19   |   <text:a xlink:type="simple" xlink:href="http://palinfo.habago.org/Entry?Command=Information_PrintForum&amp;iPage=246#FORUM34708"><text:span text:style-name="T2">#</text:span></text:a></text:p>
      <text:p text:style-name="P2">每次去大陸，讚嘆所謂物質文明發展及各種先人遺跡的同時，看到生活方方面面那種令人不可思議的爭先恐後及自私自利不守規矩，總覺得實在難以置信。當然，我講的是北京、上海等等一些大城市。人口多，也許難免。但是，許多時候似乎並不是人口太多所能解釋，而是一般人好像根本完全不考慮他人的死活，也不考慮眾人的利益，完全只想著自己。台灣當然也差不多，華人民族性不知道是中了什麼邪。<text:span text:style-name="T3"><text:line-break/><text:line-break/></text:span>大陸一講起所謂進步，全是講經濟，講物質發展，講科技成就，但是，文明卻不是根據這些東西來評價。<text:span text:style-name="T3"><text:line-break/><text:line-break/></text:span>底下有兩段影片，我想，甘地說得很對，他說：<text:span text:style-name="T3">"</text:span>一個民族的素質，可以從他對待動物的態度來判斷。<text:span text:style-name="T3">" </text:span>在爭奪所謂<text:span text:style-name="T3"><text:s/>"</text:span>天下無敵<text:span text:style-name="T3">" </text:span>的過程中，不知道對於動物該怎麼看待牠們？無關緊要、無關大局的一種東西？<text:span text:style-name="T3"><text:line-break/><text:line-break/>https://m.youtube.com/watch?v=wETwt6_looE<text:line-break/><text:line-break/>https://m.youtube.com/watch?v=NoWE5Q0jQjY</text:span></text:p>
      <text:p text:style-name="P1"><text:span text:style-name="T1">陳真</text:span><text:s/>  |  2016.06.17 03:26   |   <text:a xlink:type="simple" xlink:href="http://palinfo.habago.org/Entry?Command=Information_PrintForum&amp;iPage=246#FORUM34707"><text:span text:style-name="T2">#</text:span></text:a></text:p>
      <text:p text:style-name="P3">甄欣<text:span text:style-name="T3"><text:line-break/><text:line-break/></text:span>真難想像，怎麼會有人能夠替十幾億人直接論斷他需要或不需要宗教。請問這是憑什麼樣的一種觀察呢？<text:span text:style-name="T3"><text:line-break/><text:line-break/></text:span>還有，任何一個國家如果一定要搞到自己<text:span text:style-name="T3"><text:s/>"</text:span>天下無敵<text:span text:style-name="T3">"</text:span>，然後他才會願意<text:span text:style-name="T3"><text:s/>"</text:span>考慮全球利益<text:span text:style-name="T3">"</text:span>，如果這是一種合理的想法，那不就意味著每個國家都不需要考慮別人的死活，除非他變成<text:span text:style-name="T3"><text:s/>"</text:span>天下無敵<text:span text:style-name="T3">"</text:span>？那不就意味著所有國家永遠根本不需要考慮別人的死活，因為即便當你已經天下無敵時，別人還是會盡一切力量來把你消滅，使自己變成天下無敵，那不就意味著我們永遠在一種純粹只考慮自身利益而不惜傷害別人的相殘鬥爭處境中？事實上，這也就是美國的一種典型思維，我是<text:span text:style-name="T3"><text:s/>"</text:span>天下無敵<text:span text:style-name="T3">"</text:span>，所以我的利益必須超越所有人，當中國或俄國逐漸茁壯而威脅到我的<text:span text:style-name="T3"><text:s/>"</text:span>天下無敵<text:span text:style-name="T3">" </text:span>的地位時，我就必須想辦法在他們能夠成功取代我的天下無敵的地位時，趕緊把他們都消滅了。<text:span text:style-name="T3"><text:line-break/><text:line-break/></text:span>美國的行為雖然就是如此，但好歹在口頭上他當然不會承認他就是這樣惡搞。真難想像，居然有人會歌頌這樣一種思維。<text:span text:style-name="T3"><text:line-break/><text:line-break/></text:span>假若一個公司或一個社會好了，假若有個人，他的一切作為就是要想辦法要消滅別人，使自己成為全公司或全社會無敵，但他卻又說，一旦我成為全公司或全社會無敵之後，我就會開始來考慮公司或社會的利益。這種鬼話不會太荒唐嗎？<text:span text:style-name="T3"><text:line-break/><text:line-break/></text:span>一個地球就像一個家，它的整體利益就是其所有成員的利益；怎麼會有個家，其中每個家庭成員都想要讓自己成為<text:span text:style-name="T3"><text:s/>"</text:span>全家無敵<text:span text:style-name="T3">" </text:span>之後，才願意來考慮<text:span text:style-name="T3"><text:s/>"</text:span>全家的利益<text:span text:style-name="T3">"</text:span>？<text:span text:style-name="T3"><text:line-break/><text:line-break/></text:span>全球的利益之確保，不需要來自什麼外星人的威脅之後才能被考慮，就好像許多工廠為了自己的利益之極大化，不惜減少成本，傷害整個環境；但他卻說，一旦他的工廠成為全球無敵之後，他才會願意考慮全球利益；或者說，除非有外星工廠出現，威脅整個地球的工廠，否則我沒必要考慮全球的利益，這樣合理嗎？<text:span text:style-name="T3"><text:line-break/><text:line-break/></text:span>當這樣一種思想或行為被認同，你想，這個地球還能住人嗎？肯定是像現在這樣，每天都在打仗，每天到處侵略殺人，為的就是鞏固這個<text:span text:style-name="T3"><text:s/>"</text:span>天下無敵<text:span text:style-name="T3">" </text:span>的地位。<text:span text:style-name="T3"><text:line-break/><text:line-break/></text:span>還好，我想你的想法在大陸應該不具任何代表性，要不然，這樣一種祖國，還不如讓美國趕緊把它消滅算了，因為，與其讓另一個<text:span text:style-name="T3"><text:s/>"</text:span>天下無敵<text:span text:style-name="T3">" </text:span>的恐怖帝國重新把血腥之路從頭再走一遍，不如就讓現有的這個<text:span text:style-name="T3"><text:s/>"</text:span>天下無敵<text:span text:style-name="T3">" </text:span>繼續天下無敵好了。<text:span text:style-name="T3"><text:line-break/><text:line-break/></text:span>假若你的這些想法在大陸具有一定的代表性，別說台獨看了之後會更堅定他原有的立場，就連統派我看也會開始立場動搖。比方說，假若有個人在台灣說，<text:span text:style-name="T3">"</text:span>宗教不適合台灣<text:span text:style-name="T3">"</text:span>，我想，大家一定會認為他是不是腦袋壞掉了。要是這樣一個人擁有著某種足以傷人的權勢，那大家還能活嗎？台灣應該不會有一個人願意接受這樣一種生活，就連中華統一促進黨之類，我看也會退避三舍。就連共產黨也不敢這樣講話，它一方面管制宗教活動的同時，仍然還是得嘗試著某種漸進式的開放，而不會直接幫十幾億人決定說你們不需要宗教，這豈不是自以為比上帝及各路神明還更偉大了。<text:span text:style-name="T3"><text:line-break/><text:line-break/></text:span>我覺得，一個人不斷提出各種論斷與宣稱其實是沒有任何意義的，重要的是，講明他這些宣稱或論斷究竟如何可能成立？以及在一些什麼樣的基礎或理由上成立？</text:p>
      <text:p text:style-name="P1"><text:span text:style-name="T1">甄欣</text:span><text:s/>  |  2016.06.16 14:48   |   <text:a xlink:type="simple" xlink:href="http://palinfo.habago.org/Entry?Command=Information_PrintForum&amp;iPage=246#FORUM34706"><text:span text:style-name="T2">#</text:span></text:a></text:p>
      <text:p text:style-name="P2">杨阳，<text:span text:style-name="T3"><text:line-break/><text:line-break/></text:span>是的，你说的没错，利益共同体本来就是变化的，小到个人，家庭，大到国家民族，宗教，甚至地球<text:span text:style-name="T3"><text:line-break/><text:line-break/></text:span>只是在现在阶段，国家任然是最普遍的最大利益共同体（宗教不适合中国）<text:span text:style-name="T3"><text:line-break/><text:line-break/></text:span>在不同级别的利益共同体下，是自下而上的<text:span text:style-name="T3"><text:line-break/><text:line-break/></text:span>也就是古人所说的齐家治国平天下<text:span text:style-name="T3"><text:line-break/><text:line-break/></text:span>各人吃饱喝足，就要考虑家人，家族和睦就要考虑区域，区域繁荣就会考虑国家，国家强盛，就会考虑地区，天下无敌了，自然就考虑全球了<text:span text:style-name="T3"><text:line-break/><text:line-break/></text:span>但是目前来说，即使美国也没有办法脱离国家这个利益体<text:span text:style-name="T3"><text:line-break/><text:line-break/></text:span>除非我们真的发现外星文明<text:span text:style-name="T3"><text:line-break/><text:line-break/></text:span>就好像在国际比赛中，当没有中国队参加的时候，我们会为日本队加油<text:span text:style-name="T3"><text:line-break/></text:span>这就是国家这个利益体不受伤害时，我们就会考虑更大的黄种人利益体</text:p>
      <text:p text:style-name="P1"><text:span text:style-name="T1">陳真</text:span><text:s/>  |  2016.06.16 14:42   |   <text:a xlink:type="simple" xlink:href="http://palinfo.habago.org/Entry?Command=Information_PrintForum&amp;iPage=246#FORUM34705"><text:span text:style-name="T2">#</text:span></text:a></text:p>
      <text:p text:style-name="P3">裕康，<text:span text:style-name="T3"><text:line-break/><text:line-break/></text:span>隱喻意味著以一種隱而不宣的曖昧方式，藉著<text:span text:style-name="T3"><text:s/>A </text:span>來描述<text:span text:style-name="T3"><text:s/>B</text:span>。<text:span text:style-name="T3"><text:line-break/><text:line-break/></text:span>我們會說話，於是用語言把腦子裏的思想表達出來，但它終究也只是一種表達，而不是一種複製式的重現。我們的腦子裏並非充塞著<text:span text:style-name="T3"><text:s/>"</text:span>一個個彷彿鋼鐵般的固定思想<text:span text:style-name="T3">"</text:span>，更不是裝滿了<text:span text:style-name="T3"><text:s/>"</text:span>一個個的句子<text:span text:style-name="T3">"</text:span>，而是一團無從名狀的<text:span text:style-name="T3"><text:s/>"</text:span>東西<text:span text:style-name="T3">"</text:span>，包括各種感覺。在這個意義上，你可以說語言帶有一種揮<text:span text:style-name="T3"><text:s/></text:span>之不去的隱喻特性。即便是<text:span text:style-name="T3"><text:s/>"</text:span>我等一下要去吃麵<text:span text:style-name="T3">" </text:span>這樣一句淺白語句，同樣的一句話<text:span text:style-name="T3"><text:s/>(A)</text:span>，隨著<text:span text:style-name="T3"><text:s/>"</text:span>上下文<text:span text:style-name="T3">" </text:span>及語言外在環境的不同與時空不同或表達方式的不同，意義也大不同；究竟它具體指涉了一些<text:span text:style-name="T3"><text:s/>"</text:span>什麼<text:span text:style-name="T3">" (B)</text:span>，連當事人也不可能確實掌握，更不用說精確呈現。<text:span text:style-name="T3"><text:line-break/><text:line-break/></text:span>說起來，我們不但是詩人、畫家，我們還是音樂家呢，因為這樣一種描繪<text:span text:style-name="T3"><text:s/>"</text:span>真實<text:span text:style-name="T3">" (reality) </text:span>的方式，十足具有音樂性。我們得從話語的字裏行間及弦內弦外，感受它豐富的意涵。維根斯坦曾經說，同樣一句話，帶有感情地說出，跟你不帶感情地訴說，兩者彷彿有著截然不同的鈴聲。當然，<text:span text:style-name="T3">AI</text:span>跟<text:span text:style-name="T3"><text:s/>AI "</text:span>講話<text:span text:style-name="T3">"</text:span>，比方說我的電腦傳達一個指令給我的印表機，也許就不會如此詩情畫意。<text:span text:style-name="T3"><text:line-break/><text:line-break/></text:span>這是比較強烈的普遍宣稱。若是比較溫和的說法是：我們藉著<text:span text:style-name="T3"><text:s/>A </text:span>來描述<text:span text:style-name="T3"><text:s/>B</text:span>，但是，這個描述方式一旦脫離了常軌便失去了意義，於是我們說它是一種隱喻。<text:span text:style-name="T3"><text:line-break/><text:line-break/></text:span>比方說，用類似維根斯坦的例子來說，<text:span text:style-name="T3">"</text:span>今天是個黃色的星期四<text:span text:style-name="T3">"</text:span>。這話什麼意思？星期幾難道還會有顏色嗎？真是胡說八道，不知所云。但在不知所云中，我們也許感受到了某種隱而不宣的東西，但說不上來，只能心領神會或任憑感受。<text:span text:style-name="T3"><text:line-break/><text:line-break/></text:span>這樣一種有關隱喻的傳統宣稱，爭議點在於當我們藉由<text:span text:style-name="T3"><text:s/>A </text:span>來描述<text:span text:style-name="T3"><text:s/>B </text:span>時，有人質疑<text:span text:style-name="T3"><text:s/>(</text:span>例如<text:span text:style-name="T3"><text:s/>Donald Davidson) </text:span>說，哪來什麼<text:span text:style-name="T3">B</text:span>，根本沒有<text:span text:style-name="T3"><text:s/>B </text:span>的存在，世上並沒有所謂<text:span text:style-name="T3"><text:s/>"</text:span>隱喻式的意義<text:span text:style-name="T3">" (Metaphorical Meaning)</text:span>；當我們說出<text:span text:style-name="T3"><text:s/>A (</text:span>比方說<text:span text:style-name="T3">"</text:span>今天是個黃色的星期四<text:span text:style-name="T3">")</text:span>，我們並沒有傳達出任何有效的意義，如果你從中感受到<text:span text:style-name="T3"><text:s/>"</text:span>什麼<text:span text:style-name="T3">"</text:span>，那個<text:span text:style-name="T3"><text:s/>"</text:span>什麼<text:span text:style-name="T3">" </text:span>只是你的想像，<text:span text:style-name="T3">A </text:span>本身事實上並不具有任何認知意義。<text:span text:style-name="T3"><text:line-break/><text:line-break/></text:span>我比較能認同這個說法，而比較不能認同所謂從<text:span text:style-name="T3"><text:s/>"</text:span>無意義<text:span text:style-name="T3">" </text:span>之中彷彿又找到了一種<text:span text:style-name="T3"><text:s/>"</text:span>嶄新的意義<text:span text:style-name="T3">"</text:span>。當然，我也不認為這樣一種<text:span text:style-name="T3"><text:s/>Davidson </text:span>式的<text:span text:style-name="T3"><text:s/>"</text:span>無意義就是無意義<text:span text:style-name="T3">" </text:span>的宣稱僅僅存在於某些句子裏頭。<text:span text:style-name="T3"><text:line-break/><text:line-break/></text:span>「<text:span text:style-name="T3">1+1=2</text:span>」不管是做為一種數學式子或一般語言，並不會使得它的意義更加精確。至於這式子本身的真假值，跟隱喻與否，扯不上關係；隱喻並非對於真假值的一種反叛。你若把「<text:span text:style-name="T3">1+1=2</text:span>」印在<text:span text:style-name="T3"><text:s/>T-SHIRT</text:span>上，應該不會有人認為它僅僅宣稱了一種數學程式。即便是做為一種數學語句，如我前文所說，數學恰恰是一種隱喻的典範，它隱而不宣地，沉默地，展現了事物某種難以言喻的抽象特質。我想，一隻小鳥吃完一顆蘋果之後，知道要趕緊再去吃另一顆，但牠應該不會懂得<text:span text:style-name="T3"><text:s/></text:span>「<text:span text:style-name="T3">1+1=2</text:span>」這樣一種表達式，不管它是一種數學式子或一般語言。<text:span text:style-name="T3"><text:line-break/><text:line-break/></text:span>人們常引用維根斯坦那句名言：<text:span text:style-name="T3">"</text:span>獅子如果會說話，我們也不可能知道牠在說什麼。<text:span text:style-name="T3">" </text:span>即便獅子說：<text:span text:style-name="T3">"</text:span>嗨，你好！<text:span text:style-name="T3">" </text:span>字正腔圓，國語講得跟我一樣標準，我們也無從理解<text:span text:style-name="T3"><text:s/>"</text:span>嗨，你好！<text:span text:style-name="T3">" </text:span>這句由獅子口中說出的中文究竟何意。這意味著，意義並非來自句子本身，更來自一種生活方式<text:span text:style-name="T3"><text:s/>(</text:span>用維根斯坦的詞就是<text:span text:style-name="T3"><text:s/>language game) </text:span>或整體生命形式<text:span text:style-name="T3"><text:s/>(form of life)</text:span>。<text:span text:style-name="T3"><text:line-break/><text:line-break/></text:span>如果你能同意這一點，大概就沒有理由反對語言揮之不去的隱喻特性，因為它終究不是一種彷彿在兩個具體事物<text:span text:style-name="T3"><text:s/>(A </text:span>和<text:span text:style-name="T3"><text:s/>B) </text:span>之間直線般的具體連結；不管你如何企圖追求清楚與精確這兩個被許多像羅素那樣的哲學家所膜拜的表達元素，永遠還是會有種種鬼魂一般的意義與無意義，瀰漫飄浮在這樣一種<text:span text:style-name="T3"><text:s/>A </text:span>和<text:span text:style-name="T3"><text:s/>B </text:span>的對應過程與連結之中，甚至擴散到<text:span text:style-name="T3"><text:s/>B </text:span>以外，而使得<text:span text:style-name="T3"><text:s/>B</text:span>根本無從存在。<text:span text:style-name="T3"><text:line-break/><text:line-break/></text:span>我敢說，我隨手都能寫出一首含有「<text:span text:style-name="T3">1+1=2</text:span>」這個式子的詩。這應該一點也不困難，而且，說不定在各位閱讀我的數學詩而感到一頭霧水的過程中，也許有人會被我的詩所感動也說不定；說不定我挑起了他內心某個難以言喻的連結，於是，<text:span text:style-name="T3">A </text:span>不光是連結到某個特定的<text:span text:style-name="T3"><text:s/>B, </text:span>事實上，因其隱喻本質，事實上它可以把意義的觸角連結到無限寬廣。<text:span text:style-name="T3"><text:line-break/><text:line-break/></text:span>胡適說，傳記文學是一種文學。這話其實也幾乎等同於<text:span text:style-name="T3"><text:s/>"</text:span>歷史是一種文學<text:span text:style-name="T3">"</text:span>。他似乎是在感嘆，寫作者往往文采不佳，把文學給當成呈堂證供來理解或闡釋了。我甚至可以說，寫歷史其實就是寫小說；這倒不是說我們在歷史材料裏頭做假；隱喻與否，與表面對錯無關，而只是說其<text:span text:style-name="T3"><text:s/>"</text:span>語言本質<text:span text:style-name="T3">" </text:span>與<text:span text:style-name="T3"><text:s/>"</text:span>真實<text:span text:style-name="T3">" (reality) </text:span>之間的關係，猶如曲譜音符之於某種難以言喻的感覺。<text:span text:style-name="T3"><text:line-break/><text:line-break/></text:span>二十年前，我剛學會用電腦打字時，寫下的第一句話是高達的電影<text:span text:style-name="T3"><text:s/>"</text:span>狂人皮埃洛<text:span text:style-name="T3">" </text:span>結尾的一段旁白：<text:span text:style-name="T3"><text:line-break/><text:line-break/>"</text:span>找到了<text:span text:style-name="T3"><text:line-break/></text:span>永恆<text:span text:style-name="T3"><text:line-break/></text:span>太陽<text:span text:style-name="T3"><text:line-break/></text:span>溶進海裏<text:span text:style-name="T3">"<text:line-break/><text:line-break/></text:span>看著自己用電腦打出的這些話，心裏著實澎湃激昂。可是，太陽怎麼會溶進海裏？太沒有科學常識了，那叫做夕陽好不好。但不知道為什麼，這段<text:span text:style-name="T3"><text:s/>"</text:span>沒有意義<text:span text:style-name="T3">" </text:span>的旁白竟擄獲了我的心。要是有人問我為何要在海外十年寒窗，他若真的想聽真心話，那麼，這段旁白就是我的心聲。<text:span text:style-name="T3"><text:line-break/><text:line-break/></text:span>今天是藍色的星期四，我得出門搭車了，匆匆就說這樣。當然，有關隱喻，我講的只是我的想法，無關對錯。旁人要怎麼理解語言是他的自由。奇怪的是，這樣一些討論有什麼重要？是不是吃飽太閒？當然不是。它雖無關對錯，卻事關美醜，一個人之所以會以這樣的方式而不是以那樣的方式看世界，也許是因為他渴望世界如其所<text:span text:style-name="T3"><text:s/>"</text:span>視<text:span text:style-name="T3">"</text:span>，他希望，人們理解世界就如同理解生命一樣，如此寬廣；他希望人們用那樣的一種眼光，看待生命。這樣一種寬廣，對於有口難言飽受誤解的異類來說，特別重要。</text:p>
      <text:p text:style-name="P5"/>
      <text:p text:style-name="P1"><text:span text:style-name="T1">梁裕康</text:span><text:s/>  |  2016.06.16 11:13   |   <text:a xlink:type="simple" xlink:href="http://palinfo.habago.org/Entry?Command=Information_PrintForum&amp;iPage=247#FORUM34704"><text:span text:style-name="T2">#</text:span></text:a></text:p>
      <text:p text:style-name="P3">陳大哥，<text:span text:style-name="T3"><text:line-break/><text:line-break/></text:span>我沒想到自己的簡短問題，竟引出您如此詳盡的說明。有點不好意思，投資報酬率太高了。<text:span text:style-name="T3"><text:line-break/><text:line-break/></text:span>我原始的疑問比較接近您所指出的：「當它必然為真時，憑什麼說它是一種隱喻？」。至於「憑什麼說數學也是一種建構之物？」，我倒比較沒問題。中醫跟西醫都是醫學理論，但是內容完全不同，二者間甚至無法「翻譯」。但我不會因此認為中醫就不是醫學，充其量只能說中醫是比較差勁的醫學理論。<text:span text:style-name="T3"><text:line-break/><text:line-break/></text:span>然而回到第一個問題，我原始想知道的是，畢卡索的畫跟「<text:span text:style-name="T3">1+1=2</text:span>」在某個（或者說絕對的）意義底下都是隱喻，可是至少在我們所熟悉的用法下，畢卡索的畫能被各式各樣的方式體會或解讀，但「<text:span text:style-name="T3">1+1=2</text:span>」卻只能是「一加一於二」。如果有人說「<text:span text:style-name="T3">1+1=2</text:span>」代表一種文學表達的方式，大概我們只會覺得不知所云。我的意思是說，即便所有語句都是隱喻，但是程度上似乎存有很大的差異。我經常跟學生提到，學術論文之所以枯燥，很大的原因就在論文讓你自我詮釋的空間（相對於詩）小了很多。不知道這樣理解對不對？<text:span text:style-name="T3"><text:line-break/><text:line-break/></text:span>越來越多的問題，但願不是越來越蠢的問題。</text:p>
      <text:p text:style-name="P1"><text:span text:style-name="T1">陳真</text:span><text:s/>  |  2016.06.16 10:49   |   <text:a xlink:type="simple" xlink:href="http://palinfo.habago.org/Entry?Command=Information_PrintForum&amp;iPage=247#FORUM34703"><text:span text:style-name="T2">#</text:span></text:a></text:p>
      <text:p text:style-name="P2">杨阳<text:span text:style-name="T3"><text:line-break/><text:line-break/></text:span>完全認同。<text:span text:style-name="T3"><text:line-break/><text:line-break/></text:span>這其實只是一些再簡單也不過的道理；並非說統一之結論是必然的，而是說，當一個人不管主張統或獨的時候，難道他不也應該是基於這樣一種良善的理性原則來進行思考？<text:span text:style-name="T3"><text:line-break/><text:line-break/></text:span>而且，支持某種結論，並不意味著支持該結論底下的一切卑劣作為。<text:span text:style-name="T3"><text:line-break/><text:line-break/></text:span>我深信，中國的強大與穩定發展，將對現有的由美國單邊主導、四處征戰擄掠與顛覆的血腥軍事外交現況，產生一種制衡力量，對於全球和平具有極大貢獻。<text:span text:style-name="T3"><text:line-break/><text:line-break/></text:span>假若統一是這樣：<text:span text:style-name="T3">"</text:span>因為中國人最重要，而統一對我們中國人是有利的，台獨對你們台灣人當然也最有利，只要是人，誰不想要獨立自由啊，但是，為了我們中國人的利益，所以你們台灣人當然就是要犧牲獨立自由<text:span text:style-name="T3">(</text:span>來當我們中國人的奴隸嗎？<text:span text:style-name="T3">)"</text:span>，假若統獨是這樣一種奇怪透頂的思維，那還真的是遠超乎我的理解力。<text:span text:style-name="T3"><text:line-break/><text:line-break/></text:span>那還不如說，我們家的利益最重要，只要是人，誰不想獨立自由啊<text:span text:style-name="T3"><text:s/>(</text:span>此獨立居然能等同於一種獨立自由？<text:span text:style-name="T3">)</text:span>，我們家宣布從全世界獨立出來好了。我要是看上了某位鄰居不錯的生活環境，那我是不是也可以基於<text:span text:style-name="T3"><text:s/>"</text:span>我們家最重要<text:span text:style-name="T3">" </text:span>的原則，把鄰居給統一變成我家的一部份。真難想像會有人這樣思考事情。<text:span text:style-name="T3"><text:line-break/><text:line-break/></text:span>當然，美國就是這樣一種思維，凡事都是以美國利益為唯一考量，即便對旁人極度有害，為了美國利益，照樣用武力貫徹到底。如果我們相信這一套，那根本沒什麼好講的了，凡事就是靠武力解決，只要拳頭夠大，誰就能捍衛他自身的利益，凌駕在所有其他人的利益之上。那麼，這個世界就會像現在這種局面，美帝夥同其它西方強權，到處侵略，到處殺人，到處佔領掠奪他人資源，到處培植傀儡政權，以便把所謂最為優先且唯一優先的美國人利益推展到極致。<text:span text:style-name="T3"><text:line-break/><text:line-break/></text:span>有一個詞，經常用來形容美國這樣一種心態，叫做<text:span text:style-name="T3">American Exceptionalism (</text:span>美國例外主義<text:span text:style-name="T3">)</text:span>。簡單說就是：我不需要遵守跟你們一樣的原則行事，我是例外的，因為我是如此特別，我是如此獨特，我的利益自然必須凌駕於所有人的利益之上。<text:span text:style-name="T3"><text:line-break/><text:line-break/></text:span>喬治歐威爾<text:span text:style-name="T3"><text:s/>(George Orwell)</text:span>的<text:span text:style-name="T3"><text:s/>"</text:span>動物農莊<text:span text:style-name="T3">" </text:span>大家讀過吧，動物革命成功，所有動物一律平等，但有些豬卻認為自己應該<text:span text:style-name="T3"><text:s/>"</text:span>比所有動物更平等<text:span text:style-name="T3">"</text:span>，原文是這麼說的：<text:span text:style-name="T3"><text:line-break/><text:line-break/>"All animals are equal, but some animals are more equal than others."<text:line-break/><text:line-break/></text:span>我上個月在翻譯一篇<text:span text:style-name="T3"><text:s/>Chomsky</text:span>的文章，標題很長，就叫做<text:span text:style-name="T3">: "</text:span>讀過喬治歐威爾的人，對於美國之所作所為應該不陌生<text:span text:style-name="T3">"</text:span>，那是一篇採訪稿，很短，理應一下子幾十分鐘就能翻譯完，但我翻譯幾段便一直擱著，因為多少覺得一種挫折。美國就像個巨大的怪獸，橫行無阻，誰能擋得了牠？比拳頭，論軍事，十個中國恐怕也不是美國的對手，至少目前看來似乎是這樣。<text:span text:style-name="T3"><text:line-break/><text:line-break/></text:span>假若，中國也是抱著這樣一種例外主義，認為自己的利益優先於其他人，比其他人<text:span text:style-name="T3"><text:s/>"</text:span>更平等<text:span text:style-name="T3">"</text:span>，那麼，我們何必反美？一個獨大的美國怪獸跟一個獨大的中國怪獸，難道會有什麼不同。</text:p>
      <text:p text:style-name="P1"><text:span text:style-name="T1">杨阳</text:span><text:s/>  |  2016.06.16 09:27   |   <text:a xlink:type="simple" xlink:href="http://palinfo.habago.org/Entry?Command=Information_PrintForum&amp;iPage=247#FORUM34702"><text:span text:style-name="T2">#</text:span></text:a></text:p>
      <text:p text:style-name="P3">如果是以中国这个<text:span text:style-name="T3">“</text:span>利益共同体<text:span text:style-name="T3">”</text:span>作为出发点去对待中共的话，我认为一味地诋毁和一味地推崇都是不合适的，这样一个庞大的组织，我们应该对其保持警惕并随时准备和其中的谬误做斗争，<text:span text:style-name="T3"><text:line-break/></text:span>使其能够始终维护中国这个<text:span text:style-name="T3">“</text:span>利益共同体<text:span text:style-name="T3">”</text:span>，用中共自己的话说，是使其能够代表<text:span text:style-name="T3">“</text:span>最广大人民的利益<text:span text:style-name="T3">”</text:span>。<text:span text:style-name="T3"><text:line-break/><text:line-break/></text:span>一味地诋毁意味着消灭，除非你有更好的东西去维护中国这个<text:span text:style-name="T3">“</text:span>利益共同体<text:span text:style-name="T3">”</text:span>，否则我就会鄙视和反对。<text:span text:style-name="T3"><text:line-break/></text:span>一味地推崇意味着忽视谬误，有病不治，与维护中国这个<text:span text:style-name="T3">“</text:span>利益共同体<text:span text:style-name="T3">”</text:span>不符。<text:span text:style-name="T3"><text:line-break/><text:line-break/></text:span>台湾的问题也类似，认识什么样的政策和道路有利于台湾这个<text:span text:style-name="T3">“</text:span>利益共同体<text:span text:style-name="T3">”</text:span>很重要。<text:span text:style-name="T3"><text:line-break/><text:line-break/><text:line-break/></text:span>现代社会人与人之间，地区与地区之间，国家与国家之间互动这么紧密，很多时候，国家<text:span text:style-name="T3">“</text:span>利益共同体<text:span text:style-name="T3">”</text:span>之间并不是孤立的，所以需要把人类<text:span text:style-name="T3">“</text:span>利益共同体<text:span text:style-name="T3">”</text:span>与国家<text:span text:style-name="T3">“</text:span>利益共同体<text:span text:style-name="T3">”</text:span>综合起来<text:span text:style-name="T3"><text:line-break/></text:span>思考和评判。<text:span text:style-name="T3"><text:line-break/><text:line-break/><text:line-break/></text:span>台湾这个<text:span text:style-name="T3">“</text:span>利益共同体<text:span text:style-name="T3">”</text:span>与中国这个<text:span text:style-name="T3">“</text:span>利益共同体<text:span text:style-name="T3">”</text:span>不是对立的，作为主张统一的我来说，我希望把台湾纳入中国这个<text:span text:style-name="T3">“</text:span>利益共同体<text:span text:style-name="T3">”</text:span>，同时我个人也认为这有利于台湾这个<text:span text:style-name="T3">“</text:span>利益共同体<text:span text:style-name="T3">”</text:span>。</text:p>
      <text:p text:style-name="P1"><text:span text:style-name="T1">杨阳</text:span><text:s/>  |  2016.06.15 22:08   |   <text:a xlink:type="simple" xlink:href="http://palinfo.habago.org/Entry?Command=Information_PrintForum&amp;iPage=247#FORUM34701"><text:span text:style-name="T2">#</text:span></text:a></text:p>
      <text:p text:style-name="P2">甄欣，<text:span text:style-name="T3"><text:line-break/></text:span>你所说的<text:span text:style-name="T3">“</text:span>利益共同体<text:span text:style-name="T3">”</text:span>，个人感觉确实有合理之处；就好比人吃猪肉，自然很少有人会为猪做<text:span text:style-name="T3">“</text:span>公平辩护<text:span text:style-name="T3">”</text:span>。<text:span text:style-name="T3"><text:line-break/></text:span>这个<text:span text:style-name="T3">“</text:span>利益共同体<text:span text:style-name="T3">”</text:span>可大，可小；<text:span text:style-name="T3"><text:line-break/></text:span>大的话可以把地球上人作为这个<text:span text:style-name="T3">“</text:span>利益共同体<text:span text:style-name="T3">”</text:span>，陳真引用的「因為我成為法國人只是一種偶然，但我做為一個人卻是必然。」这个观点，显然是以人作为这个<text:span text:style-name="T3">“</text:span>利益共同体<text:span text:style-name="T3">”</text:span>来思考。<text:span text:style-name="T3"><text:line-break/></text:span>更大一些的话，包括某些动物保护主义者，可能把地球上的生物作为了一种<text:span text:style-name="T3">“</text:span>利益共同体<text:span text:style-name="T3">”</text:span>。<text:span text:style-name="T3"><text:line-break/><text:line-break/></text:span>小的话，这个<text:span text:style-name="T3">“</text:span>利益共同体<text:span text:style-name="T3">”</text:span>，可以是一个地区，一个党派甚至一个人。<text:span text:style-name="T3"><text:line-break/><text:line-break/></text:span>不同的<text:span text:style-name="T3">“</text:span>利益共同体<text:span text:style-name="T3">”</text:span>概念会产生不同的思想和作为，比如博爱，比如自私。<text:span text:style-name="T3"><text:line-break/><text:line-break/></text:span>现代社会人类在智力上接近，交往更为便捷，我更喜欢以人作为这个<text:span text:style-name="T3">“</text:span>利益共同体<text:span text:style-name="T3">”</text:span>去评判与思考，当然适当地偏向个人，家庭，国家是会有的；<text:span text:style-name="T3"><text:line-break/></text:span>但是在大的问题上以人类作为这个<text:span text:style-name="T3">“</text:span>利益共同体<text:span text:style-name="T3">”</text:span>去评判与思考更合适一些。<text:span text:style-name="T3"><text:line-break/><text:line-break/></text:span>以中共作为一个的革命的党来为中共辩护，我是不赞同的；<text:span text:style-name="T3"><text:line-break/><text:line-break/></text:span>中共是一个群体，时代不同，人员构成不同，所产生的行为也会不同，大的方面，<text:span text:style-name="T3">40</text:span>多年前也产生过<text:span text:style-name="T3">“</text:span>文革<text:span text:style-name="T3">”</text:span>那样的龌龊事，小的方面就数不胜数，<text:span text:style-name="T3"><text:line-break/></text:span>各种局部的荒唐和欺压是有很多的。<text:span text:style-name="T3"><text:line-break/><text:line-break/></text:span>大的方面，我对中共这<text:span text:style-name="T3">30</text:span>年的作为，是基本认同的；但是中共作为一个拥有<text:span text:style-name="T3">8000</text:span>万人口的党，其构成复杂，不可能<text:span text:style-name="T3">100%</text:span>的机构或成员能以中国这个<text:span text:style-name="T3">“</text:span>利益共同体<text:span text:style-name="T3">”</text:span>作为<text:span text:style-name="T3"><text:line-break/></text:span>出发点，所以其内部也会有黑暗，也会有自私，甚至在某些时候在自私与黑暗会占据很大的位置。<text:span text:style-name="T3"><text:line-break/><text:line-break/><text:line-break/></text:span>大陆人与台湾人，智力与文化都接近，台湾社会发生的一些现象，大陆也有可能发生。</text:p>
      <text:p text:style-name="P1"><text:span text:style-name="T1">陳真</text:span><text:s/>  |  2016.06.15 21:00   |   <text:a xlink:type="simple" xlink:href="http://palinfo.habago.org/Entry?Command=Information_PrintForum&amp;iPage=247#FORUM34700"><text:span text:style-name="T2">#</text:span></text:a></text:p>
      <text:p text:style-name="P3">甄欣，<text:span text:style-name="T3"><text:line-break/><text:line-break/></text:span>你沒惡意，但我仍得提醒，這個留言板跟一般華人網路世界不一樣，咱們是拜神明的，拜哪個神呢？拜<text:span text:style-name="T3"><text:s/>"</text:span>每個個別人事物<text:span text:style-name="T3">" </text:span>這個神。違反天條之貼文，都會刪除。<text:span text:style-name="T3"><text:line-break/><text:line-break/></text:span>簡單說，討論事情只能討論一種想法或概念，拜託別扯到<text:span text:style-name="T3"><text:s/>“</text:span>我<text:span text:style-name="T3">” </text:span>或扯到任何一個非公眾人物的身上來。更何況你根本不知道<text:span text:style-name="T3"><text:s/>"</text:span>我<text:span text:style-name="T3">" </text:span>是誰，怎麼連這樣也能憑空做出那麼多針對我個人的論斷？<text:span text:style-name="T3"><text:line-break/><text:line-break/></text:span>若要講<text:span text:style-name="T3"><text:s/>"</text:span>我<text:span text:style-name="T3">"</text:span>，我跟你說，別光說是狗，就連人也一樣，我做到的狀況是：我拒絕了所有的利益與權位、所有的名聲與榮耀及各種所謂榮華富貴，卻硬是選擇了一條極度痛苦的自毀道路；不但自毀，而且家破人亡，所有跟我親近的家人，全都因為我的抉擇而付出一生血淚代價乃至生命。我知道我講這些，沒幾個人會信，因為這違反一般人的所謂人性，但信不信是別人家的事，我無法左右，只求這一生快快過去，免除這一切痛苦與誤解。<text:span text:style-name="T3"><text:line-break/><text:line-break/></text:span>我並不是唱高調的人，更不是一個窩囊到會想在網路上耍嘴皮講空話的人。我跟你說，我配得上我講的每一句話。我再跟你說，當我講<text:span text:style-name="T3"><text:s/>"</text:span>一<text:span text:style-name="T3">" </text:span>時，我很可能已經做了<text:span text:style-name="T3"><text:s/>"</text:span>一百<text:span text:style-name="T3">"</text:span>；要不是有這個<text:span text:style-name="T3"><text:s/>"</text:span>一百<text:span text:style-name="T3">"</text:span>，我沒有臉講出<text:span text:style-name="T3"><text:s/>"</text:span>一<text:span text:style-name="T3">"</text:span>。<text:span text:style-name="T3"><text:line-break/><text:line-break/></text:span>十幾年前，應該差不多就是我寫出<text:span text:style-name="T3"><text:s/>"</text:span>一封告別信<text:span text:style-name="T3">" </text:span>的那個時候，就像捅了綠營的什麼馬蜂窩一樣，每天甚至數以百計的<text:span text:style-name="T3"><text:s/>email</text:span>，謾罵，羞辱，抹黑，造謠，而且甚至公然為之，就跟文革批鬥完全沒兩樣。比方說，同時有幾十個或幾百個收件人，在信裏頭說我是國民黨臥底黨外的特務，說我是台奸，同時還捏造了各種完全無中生有的謠言，四處散發。我記得其中有一個，好像是住在嘉義，開什麼台灣書店，賣一些帶有所謂台灣本土意識之類的書籍吧我猜<text:span text:style-name="T3"><text:s/>(</text:span>前些年，我在立報上還看過一篇報導，就是在介紹這個所謂熱愛台灣文化的愛台急先鋒<text:span text:style-name="T3">)</text:span>，他當時在寄給一堆人的<text:span text:style-name="T3"><text:s/>email </text:span>裏頭對我進行人格謀殺。<text:span text:style-name="T3"><text:line-break/><text:line-break/></text:span>我之所以會看到那封信是因為有人傳給我看。我要說的是，我看到裏頭有個當時同樣也是留英的女學生，我當時並不認識她，至今也沒見過面，但我記得她在<text:span text:style-name="T3"><text:s/>email </text:span>裏頭反駁說，陳真不是那種人。她說，陳真是一個當中共打來，會跳出來替大家擋子彈的人。<text:span text:style-name="T3"><text:line-break/><text:line-break/></text:span>我會不會替人家擋子彈我不知道，但我在上大學之前的那個暑假，因為替一位跟我不認識的窮學生打抱不平，挨了黑白兩道三槍<text:span text:style-name="T3"><text:s/>(</text:span>白道是一個已過世、橫跨藍綠的政治大老<text:span text:style-name="T3">)</text:span>，其中一槍打中脖子，在鬼門關前走了一趟。事實上，當子彈打來，我一定趕快溜，不過，我還是很感謝這位與我從未謀面的留學生，感謝她自己跳出來幫我擋了這些來自四面八方的抹黑<text:span text:style-name="T3"><text:s/>"</text:span>子彈<text:span text:style-name="T3">"</text:span>。<text:span text:style-name="T3"><text:line-break/><text:line-break/></text:span>我要跟你說的是，三十幾年來，我捨棄一切塞到眼前來的各種權力地位與所謂榮華富貴，硬是往地獄走了好幾回，心裏在乎的是什麼呢？我說的地獄不是耍嘴皮式的形容詞，而是家破人亡的，會砍頭的，小命不保的。我怎麼會是你說的那樣一種沒出息的蒼白窩囊廢呢？我怎麼可能會蠢到腦子裏會去裝著那樣一些什麼立場如如何之類的低能想法呢？<text:span text:style-name="T3"><text:line-break/><text:line-break/></text:span>我還可以跟你說，假若有一天，我身邊再無任何需要我掛心的親人時，我不會對自己的生命有一絲眷戀。這樣一個人，你想他心裏頭會懷抱著一些什麼樣的想法？我不是要問你，更不是要叫大家來討論我。我只是要請你別再扯到<text:span text:style-name="T3"><text:s/>"</text:span>我<text:span text:style-name="T3">" </text:span>身上來。<text:span text:style-name="T3"><text:line-break/><text:line-break/></text:span>還有，我從來都不討厭台獨，我只討厭不管來自哪個陣營卑鄙無恥傷害異己的下三濫手段。另外，我也不相信當代的這些什麼民主自由，你看我像個很愚蠢很低能的人嗎？<text:span text:style-name="T3"><text:line-break/><text:line-break/></text:span>總之，請別再扯到<text:span text:style-name="T3"><text:s/>"</text:span>我<text:span text:style-name="T3">" </text:span>身上來。<text:span text:style-name="T3"><text:line-break/><text:line-break/></text:span>至於其它，我也不想多做討論了，算我怕了。不是怕你，而是怕麻煩，因為，講出一句傻話或犯下一個思想錯誤很容易，但要讓說傻話的人理解傻話傻在哪卻很難，往往必須千百倍以上的長篇大論。這跟醫學一樣，害個病很容易，少穿件衣服就感冒肺炎了，太容易了，誰不會呢？但要理解、研究與說明肺炎或感冒的種種生理生化病理藥理等問題，卻得寫上好幾本書才講得清楚。<text:span text:style-name="T3"><text:line-break/><text:line-break/></text:span>大概就是這樣。口氣不好，無意冒犯，請見諒。但仍得請所有人務必切記天條。在這一點上，我是六親不認的。要不然，若是老往對方身上扯，那麼，將沒有人能愉快地講話；因為不可能有人能談論某個事實上你根本不認識也無從認識的人；難道有人有可能做到把<text:span text:style-name="T3"><text:s/>"</text:span>自己<text:span text:style-name="T3">" </text:span>一生的一切作為和所有心思全部寫下讓大家看到，以便大家能客觀地討論？<text:span text:style-name="T3"><text:line-break/><text:line-break/></text:span>所以，請大家記住，請學習討論想法，而不要涉及對方這個<text:span text:style-name="T3"><text:s/>"</text:span>人<text:span text:style-name="T3">"</text:span>，不要用你自己胡亂猜測的想法去猜測別人的心靈。別人也沒有義務、同時也不可能做到讓自己成為一種討論對象。<text:span text:style-name="T3"><text:line-break/><text:line-break/></text:span>陳真<text:span text:style-name="T3"><text:line-break/><text:line-break/>============<text:line-break/></text:span>甄欣<text:span text:style-name="T3"><text:s/>| 2016.06.15 13:06 | #<text:line-break/><text:line-break/></text:span>陈真先生，<text:span text:style-name="T3"><text:line-break/><text:line-break/></text:span>我爱我们家的狗，如果邻居家的狗没有和我们家的狗有利与冲突，那我也爱他们家的狗。<text:span text:style-name="T3"><text:line-break/><text:line-break/></text:span>如果我们两家的狗，必须有一个饿死，我希望是邻居家的<text:span text:style-name="T3"><text:line-break/><text:line-break/></text:span>这就是立场，利益共同体。<text:span text:style-name="T3"><text:line-break/><text:line-break/></text:span>立场无处不在，您之所以没有感受到，是因为您没有站在风口浪尖上<text:span text:style-name="T3"><text:line-break/><text:line-break/></text:span>事实上我的生活也是一帆风顺，从未感觉过立场的威胁，但是我可以认识到它的存在。<text:span text:style-name="T3"><text:line-break/><text:line-break/></text:span>我想在您所说的普世价值，人人为善，社会和谐，自由民主的社会，应该不会采用政教合一的封建农奴制吧？<text:span text:style-name="T3"><text:line-break/><text:line-break/></text:span>您之所以讨厌台独，还不是因为您心中有大中华思想？<text:span text:style-name="T3"><text:line-break/><text:line-break/></text:span>如果您是非洲人，您还会厌恶台独吗？</text:p>
      <text:p text:style-name="P1"><text:span text:style-name="T1">陳真</text:span><text:s/>  |  2016.06.15 20:48   |   <text:a xlink:type="simple" xlink:href="http://palinfo.habago.org/Entry?Command=Information_PrintForum&amp;iPage=247#FORUM34699"><text:span text:style-name="T2">#</text:span></text:a></text:p>
      <text:p text:style-name="P2">裕康，<text:span text:style-name="T3"><text:line-break/><text:line-break/></text:span>這些問題可以簡答，也可以詳答，後者當然不太可能三言兩語，前者則往往流於通俗膚淺，但也只能通俗為之。<text:span text:style-name="T3"><text:line-break/><text:line-break/></text:span>先講個曾經講過的真實笑話。<text:span text:style-name="T3">17</text:span>年前，我在系上談<text:span text:style-name="T3"><text:s/>"</text:span>維根斯坦與隱喻<text:span text:style-name="T3">"</text:span>，不少人參加。講完後，主持現場討論會的一位老師，帶著似乎認同卻又不太認同的玩笑與興奮口吻說，<text:span text:style-name="T3">"</text:span>謝謝<text:span text:style-name="T3"><text:s/>emir (emir </text:span>就是我<text:span text:style-name="T3">) </text:span>提出如此挑釁的<text:span text:style-name="T3"><text:s/>(provocative) </text:span>觀點<text:span text:style-name="T3">"</text:span>。當天，發言質疑者異常踴躍，很多人提出許多有關隱喻的既有理論，問我如何回應或整合這樣一些傳統觀點。我被問到不知怎麼回答，感覺真是有點雞同鴨講，於是就說，<text:span text:style-name="T3">"</text:span>各位放輕鬆，不要對我所說的太當真，我講的只是一種隱喻<text:span text:style-name="T3">"</text:span>，聽眾大笑，成功結束了一場討論會。<text:span text:style-name="T3"><text:line-break/><text:line-break/></text:span>我這話雖是玩笑話，但玩笑話往往有其嚴肅意涵。這玩笑話本身，其實也恰恰表明了一種有關隱喻的態度。隱喻既然是隱喻，就跟詩一樣，抗拒分析，沒有邏輯；這跟<text:span text:style-name="T3"><text:s/>"</text:span>不合邏輯<text:span text:style-name="T3">" </text:span>不一樣，而是你沒法把一套既定的語意分析硬要給套到隱喻的頭上來；它沒有<text:span text:style-name="T3"><text:s/>"</text:span>合邏輯<text:span text:style-name="T3">"</text:span>，當然也沒有<text:span text:style-name="T3"><text:s/>"</text:span>不合邏輯<text:span text:style-name="T3">"</text:span>，傳統實證主義那套語言思維套不到它的頭上來。你讀一首詩，看一幅畫，總不會說它不合邏輯吧。你看畢卡索畫那個什麼東西，人的身體四肢根本不合比例，眼睛一個大一個小，外星人也不至於長成那副德性。儘管<text:span text:style-name="T3"><text:s/>"</text:span>亂畫<text:span text:style-name="T3">" </text:span>一通，根本不合現實，但它依然是一幅畫。我畫出來的圖，基本上也差不多是那樣，但不管好壞，它仍然是一幅畫。畫有畫天馬行空的本質，即便世上最強大最具約束力的東西<text:span text:style-name="T3">--</text:span>邏輯，也管不住它。<text:span text:style-name="T3"><text:line-break/><text:line-break/></text:span>二十多年前，我在台北馬偕醫院有個病人，男的，二十多歲，診斷為精神分裂症來住院，在病房經常搞出許多麻煩，而且藥物愛吃不吃，很難招呼。我接手這個病人後，發現他都不太講話，問話不答，常常在你問完話之後，他會兩手比畫出一個長長的棍狀物，然後就沉默不語了。問他什麼都不答，頂多把棍狀物再比一次給你看，有時比得長一些，有時比得短一些。<text:span text:style-name="T3"><text:line-break/><text:line-break/></text:span>後來，當他再度比畫這個棍狀物時，我就不再企求理解這個神祕棍狀物的語義究竟為何；反倒我也給他比回去。這回他笑了，淺淺一抹微笑，宛若蒙娜麗莎神祕的微笑。於是，我們就這樣比畫來比畫去；我也有時把棍狀物比畫得長一些，有時比畫得短一些，比畫完之後，他會再比回來，我就同樣展露一個迷死人的神祕微笑給他。從來沒有人跟我進行這麼富有詩意的<text:span text:style-name="T3"><text:s/>"</text:span>對話<text:span text:style-name="T3">"</text:span>。<text:span text:style-name="T3"><text:line-break/><text:line-break/></text:span>我和這病人之間，好像什麼也沒溝通，但卻又好像完成了一種旁人無法參透的重大溝通，只是我不知道這溝通之語意內容究竟為何。但不管怎麼樣，就像一種儀式那樣，藉著這套<text:span text:style-name="T3"><text:s/>"</text:span>比出長短不一的棍子外加神祕微笑<text:span text:style-name="T3">" </text:span>的儀式，我總算和他達成某種其實連基本語意我也根本答不上來的溝通。不久之後，透過藥物的作用，他病情改善了，幻聽沒了，行為也比較不那麼鬆散與干擾。但是，直到他出院那一天，我還是跑到他病床邊，給他比畫了好幾根棍子，外加一個迷死人的神祕微笑。<text:span text:style-name="T3"><text:line-break/><text:line-break/></text:span>這事常在我心頭翻轉，因為透過他的教導，我學會了這樣一套說不定是來自外星球的語言，如詩一般，肯定比北島的詩還抽象，還更具有隱喻性。隱喻的<text:span text:style-name="T3"><text:s/>(</text:span>某種不一定必要的<text:span text:style-name="T3">)</text:span>特徵之一就是：你沒法企求去理解一套具有特定意涵的意義；不是<text:span text:style-name="T3"><text:s/>"</text:span>無法理解<text:span text:style-name="T3">" (unintelligible)</text:span>，而是<text:span text:style-name="T3"><text:s/>"</text:span>根本沒有任何東西<text:span text:style-name="T3">" </text:span>需要你去理解。要是有這樣一種可供具體理解的意涵的話，那就直接講白了不就好了，幹嘛還比來比去。<text:span text:style-name="T3"><text:line-break/><text:line-break/></text:span>講到這裏，其實都還沒有回答你的問題。不過，或許已經回答了也說不定。你的問題若要答，我是有著一套比較完整說法的，因為我也曾經想過，並且下過工夫研究，憑什麼維根斯坦及叔本華等人，連<text:span text:style-name="T3"><text:s/>"</text:span>幾乎<text:span text:style-name="T3">" </text:span>可說是<text:span text:style-name="T3"><text:s/>"</text:span>顛撲不破<text:span text:style-name="T3">" </text:span>的自然科學定理，甚至毫無疑問的數學公設或定理<text:span text:style-name="T3"><text:s/>(</text:span>例如畢氏定理<text:span text:style-name="T3">)</text:span>，都能說成一種<text:span text:style-name="T3"><text:s/>"</text:span>偶然<text:span text:style-name="T3">"</text:span>，而非必然。後來我很快就弄懂了，不過，這個實在太抽象，牽涉許多哲學文本與數學哲學的問題，我沒法用一般話語來簡答。<text:span text:style-name="T3"><text:line-break/><text:line-break/></text:span>當然，那是指的一種專業學術上的答法。若是用較為膚淺的通俗方式來回答，也許就比較簡單了。簡單到我想根本不需要我多說也能看得出來，比方說，「<text:span text:style-name="T3">1+1=2</text:span>」這樣的數學式子，它恰恰就是一種隱喻的典範。為什麼呢？因為它根本沒有指涉任何<text:span text:style-name="T3"><text:s/>"</text:span>真實<text:span text:style-name="T3">" (reality)</text:span>，它就跟<text:span text:style-name="T3"><text:s/>1=1 </text:span>其實是一樣的，不具任何<text:span text:style-name="T3"><text:s/>"</text:span>意義<text:span text:style-name="T3">" (sense)</text:span>。<text:span text:style-name="T3"><text:line-break/><text:line-break/></text:span>你會這樣問，也許背後仍是執著於一套實證思維，彷彿一個語言或句子，當它必然為真時，憑什麼說它是一種隱喻？重點是，隱喻之本質，與真假值扯不上關係。所以，你或許是恰恰好舉了一個最不恰當的反例。<text:span text:style-name="T3"><text:line-break/><text:line-break/></text:span>但我猜，你的問題或許比較接近我上面提到的那個疑惑，憑什麼說數學也是一種建構之物？憑什麼說顛撲不破的各種自然科學定論也只是一種偶然。如果你要問的是這個，那我就沒法簡答了。但是，維根斯坦和叔本華在這一點上的想法，我可以用一個意象來傳達。這意象，其實就是來自維根斯坦。你不妨想像我們所謂<text:span text:style-name="T3"><text:s/>"</text:span>理解世界<text:span text:style-name="T3">" </text:span>是什麼樣的一種<text:span text:style-name="T3"><text:s/>"</text:span>景象<text:span text:style-name="T3">"</text:span>，它就像你用一個具有大小無數方格的大網子，把整個宇宙給蓋住；透過這樣一個網，我認識了世界，因為我若不蓋上一張認知之網，我根本不可能看見世界，世界根本不存在。這聽起來很<text:span text:style-name="T3"><text:s/>"</text:span>康德<text:span text:style-name="T3">"</text:span>，確實也是這樣。<text:span text:style-name="T3"><text:line-break/><text:line-break/></text:span>於是，問題來了，難道我就只能有一種網子可以蓋，難道當我換上另外一副截然不同的<text:span text:style-name="T3"><text:s/>"</text:span>眼鏡<text:span text:style-name="T3">"</text:span>，蓋上一張截然不同的網子時，世界仍然還會長這樣？<text:span text:style-name="T3">1+1</text:span>仍然還是等於<text:span text:style-name="T3"><text:s/>2</text:span>？會不會整個世界變得不一樣了，<text:span text:style-name="T3">1+1 </text:span>產生了與過去截然不同的各種意義或<text:span text:style-name="T3"><text:s/>"</text:span>無意義<text:span text:style-name="T3">"</text:span>？<text:span text:style-name="T3"><text:line-break/><text:line-break/></text:span>不管怎麼樣，當你總得給世界蓋上一張網子才有可能理解它的時候，意味著：你是透過一種媒介來理解它，而這媒介從來都無法等同於<text:span text:style-name="T3"><text:s/>"</text:span>世界<text:span text:style-name="T3">"</text:span>。就比方說神經科或精神科，研究人的大腦<text:span text:style-name="T3"><text:s/>(brain)</text:span>和心靈<text:span text:style-name="T3"><text:s/>(mind)</text:span>，但你挖遍了大腦也保證找不出<text:span text:style-name="T3"><text:s/>"</text:span>心靈<text:span text:style-name="T3">" </text:span>在哪，當然也看不見<text:span text:style-name="T3"><text:s/>"</text:span>思想<text:span text:style-name="T3">"</text:span>。一百多年前腦波剛發現時，醫學界揚言日後將可破解他人思想，這其實真的是想太多。近二十幾年來，各種腦部生理生化影像技術的突飛猛進，讓科學家又開始做白日夢，誇口以後將可直接<text:span text:style-name="T3"><text:s/>"</text:span>看到<text:span text:style-name="T3">" </text:span>人的情感與思想，這也是想太多。我們看見的始終只是一個網子，而不是世界或心靈本身。<text:span text:style-name="T3"><text:line-break/><text:line-break/></text:span>藉著談論<text:span text:style-name="T3"><text:s/>A (</text:span>意即網子上的各種定理與理論<text:span text:style-name="T3">)</text:span>，企圖來理解<text:span text:style-name="T3"><text:s/>B (</text:span>意即世界、思想或心靈<text:span text:style-name="T3">)</text:span>，恰恰就是一種隱喻的基本特徵。世界就跟鬼神一樣，我們看不見也摸不著，但祂或許留下一些足跡，藉著這些足跡，想像鬼神，想像世界，想像思想與心靈，想像它究竟是怎麼一回事。這個謎團，在我看來除非上帝現身，要不然應該是永遠無解。我們只能透過一個又一個隱喻之鏡，想像世界究竟長什麼樣。而天才呢，就是那些很會製造神奇鏡子的人，帶著我們的想像力起飛。所謂科學，在這個意義上，當然也就只能是<text:span text:style-name="T3"><text:s/>SCIENCE AS A METAPHOR</text:span>，就像一種詩。<text:span text:style-name="T3"><text:line-break/><text:line-break/></text:span>愛因斯坦曾經說，<text:span text:style-name="T3">"</text:span>想像比知識更重要<text:span text:style-name="T3">"</text:span>。這話我是認同的。隱喻就像一種飛行器，想像力則是它的燃料。很多人說，想像力無遠弗屆，對此我完全不認同。語言的極限何在，我們的想像之翼就也得在那個地方停下來，就像孫悟空永遠跨不過如來佛的五指山。<text:span text:style-name="T3"><text:line-break/><text:line-break/></text:span>維根斯坦說，<text:span text:style-name="T3">"</text:span>哲學只能以詩寫成<text:span text:style-name="T3">"</text:span>。絕大多數研究者把這樣一句極其強烈而罕見的論斷<text:span text:style-name="T3"><text:s/>(</text:span>維根斯坦很少做出論斷<text:span text:style-name="T3">)</text:span>，視為一種無須理會的無聊空話。但在我看來，這話才是理解他的思想的最重要一把鑰匙。但很多人肯定會納悶：<text:span text:style-name="T3">"</text:span>拜託哦，早期維根斯坦寫那個什麼鬼畫符，全是邏輯符號，哪來詩啊？<text:span text:style-name="T3">" </text:span>至於晚期的維根斯坦，幾乎就是他一生九成以上的著作，開始變成通俗話語。羅素說，維根斯坦的晚期著作看不出什麼營養，很沒內涵。我是覺得非常營養，讓我愛不釋手，但一般人一定也會說，實在看不出什麼詩意啊。而我長年以來的研究，如果說能有那麼一點點意義的話，或許就是我企圖指出這些毫無半點詩意的千言萬語究竟詩意何在。這有點像在抓鬼一樣，我沒法讓鬼現身，於是只能想盡辦法自己也弄出一隻鬼來，看能不能讓人們藉著這隻鬼看到另一隻鬼的存在。<text:span text:style-name="T3"><text:line-break/><text:line-break/></text:span>匆匆忙忙寫，大概也只能粗糙地這麼說了。辭不達意處，只能訴諸心領神會；如果還是不行，那我也只能比畫一些棍子，外送一個迷死人的神祕微笑來做答。<text:span text:style-name="T3"><text:line-break/><text:line-break/>======================<text:line-break/></text:span>梁裕康<text:span text:style-name="T3"><text:s/>| 2016.06.15 12:23 | #<text:line-break/><text:line-break/></text:span>陳大哥，<text:span text:style-name="T3"><text:line-break/><text:line-break/></text:span>您真是一語中的。我最早有類似的疑問，就是小時候被逼著學琴時，總是納悶為什麼有限的音符可以譜出那麼多曲子？難道不會重複嗎？後來出國唸書，上課上到<text:span text:style-name="T3">Tractatus</text:span>，才有剛才的問題。在台灣政治系唸書時，維根斯坦連聽都沒聽過。剛到英國遇到這東西，真有大開眼界的感覺，怎麼政治學需要談這些東西。不過畢竟不是哲學專業，談這些總有門外漢不得其門而入的感覺。<text:span text:style-name="T3"><text:line-break/><text:line-break/></text:span>您把語言類比成圖畫（這當然也是個隱喻），我大概能理解。可是您說所有語言都是隱喻的<text:span text:style-name="T3">(metaphoric)</text:span>，這真是很神奇的一件事。難道像是「<text:span text:style-name="T3">1+1=2</text:span>」這類的數學式子都是隱喻的嗎？如果是的話，那麼（我們一般意義下的）科學<text:span text:style-name="T3">(science)</text:span>本質是什麼？科學還能成立嗎？</text:p>
      <text:p text:style-name="P1"><text:span text:style-name="T1">甄欣</text:span><text:s/>  |  2016.06.15 13:38   |   <text:a xlink:type="simple" xlink:href="http://palinfo.habago.org/Entry?Command=Information_PrintForum&amp;iPage=247#FORUM34698"><text:span text:style-name="T2">#</text:span></text:a></text:p>
      <text:p text:style-name="P3">陈真先生，<text:span text:style-name="T3"><text:line-break/><text:line-break/></text:span>我想在您所说的普世价值，人人为善，社会和谐，自由民主的社会，应该不会采用政教合一的封建农奴制吧？<text:span text:style-name="T3"><text:line-break/><text:line-break/></text:span>所以达赖集团的统治是一定要推翻的，因为他的制度太落后了<text:span text:style-name="T3"><text:line-break/><text:line-break/></text:span>如果您的人人为善的社会不包括西藏的农奴，那您和我说的立场决定善恶，以利益共同体看价值观有什么区别呢？<text:span text:style-name="T3"><text:line-break/><text:line-break/></text:span>您低估了大陆人民对达赖的厌恶程度，远在台独之上<text:span text:style-name="T3"><text:line-break/><text:line-break/></text:span>因为在我看来，台独并不是什么邪恶理论，谁不想要自由独立呢？<text:span text:style-name="T3"><text:line-break/></text:span>从台湾角度出发，这是合理的理想<text:span text:style-name="T3"><text:line-break/></text:span>只是他危害了中国的国家利益，所以中国以及中国人民不能允许<text:span text:style-name="T3"><text:line-break/><text:line-break/></text:span>如果台独分子去非洲买块地独立，没有一个大陆人会反对<text:span text:style-name="T3"><text:line-break/><text:line-break/></text:span>所以好坏善恶无绝对，还是要看立场<text:span text:style-name="T3"><text:line-break/><text:line-break/></text:span>您之所以讨厌台独，还不是因为您心中有大中华思想？<text:span text:style-name="T3"><text:line-break/><text:line-break/></text:span>如果您是非洲人，您还会厌恶台独吗？</text:p>
      <text:p text:style-name="P1"><text:span text:style-name="T1">甄欣</text:span><text:s/>  |  2016.06.15 13:06   |   <text:a xlink:type="simple" xlink:href="http://palinfo.habago.org/Entry?Command=Information_PrintForum&amp;iPage=247#FORUM34697"><text:span text:style-name="T2">#</text:span></text:a></text:p>
      <text:p text:style-name="P2">陈真先生，<text:span text:style-name="T3"><text:line-break/><text:line-break/></text:span>我爱我们家的狗，如果邻居家的狗没有和我们家的狗有利与冲突，那我也爱他们家的狗。<text:span text:style-name="T3"><text:line-break/><text:line-break/></text:span>如果我们两家的狗，必须有一个饿死，我希望是邻居家的<text:span text:style-name="T3"><text:line-break/><text:line-break/></text:span>这就是立场，利益共同体。<text:span text:style-name="T3"><text:line-break/><text:line-break/></text:span>立场无处不在，您之所以没有感受到，是因为您没有站在风口浪尖上<text:span text:style-name="T3"><text:line-break/><text:line-break/></text:span>事实上我的生活也是一帆风顺，从未感觉过立场的威胁，但是我可以认识到它的存在。<text:span text:style-name="T3"><text:line-break/><text:line-break/></text:span>你说的大同社会也是全世界人类共同的理想，但是我们目前达不到，所以还得打好地基，不能空中楼阁。<text:span text:style-name="T3"><text:line-break/></text:span>也许一次外星人攻打地球能够让地球人首次站在同一个利益体里思考问题。<text:span text:style-name="T3"><text:line-break/><text:line-break/></text:span>对于民意，您太小看民意了，国民党当年战败就说共产党会宣传。<text:span text:style-name="T3"><text:line-break/></text:span>其实是他们的统治让人民不能好好生活，所以失去民心，人民才会转而相信共产党的宣传<text:span text:style-name="T3"><text:line-break/></text:span>现在在大陆举起反抗大旗，宣传推翻共产党，实行普选试试，看有多少人参加，估计还不如参加邪教的多。<text:span text:style-name="T3"><text:line-break/><text:line-break/></text:span>您所说的民意不是本质上的民意，只是舆论，舆论会被一时左右，可是现实的改变是实实在在的，柴米油盐才是真实的。<text:span text:style-name="T3"><text:line-break/><text:line-break/></text:span>那些没有办法发出舆论声音的底层人民，才是决定谁能合法统治的关键力量。<text:span text:style-name="T3"><text:line-break/><text:line-break/></text:span>台湾人民很快就会清醒，当他们生活质量迅速下降，斗争就会开始<text:span text:style-name="T3"><text:line-break/></text:span>貌似现在已经开始了<text:span text:style-name="T3"><text:line-break/><text:line-break/></text:span>最终台湾人民会选择正确的道路的，只是这个过程是痛苦的</text:p>
      <text:p text:style-name="P1"><text:span text:style-name="T1">梁裕康</text:span><text:s/>  |  2016.06.15 12:23   |   <text:a xlink:type="simple" xlink:href="http://palinfo.habago.org/Entry?Command=Information_PrintForum&amp;iPage=247#FORUM34696"><text:span text:style-name="T2">#</text:span></text:a></text:p>
      <text:p text:style-name="P3">陳大哥，<text:span text:style-name="T3"><text:line-break/><text:line-break/></text:span>您真是一語中的。我最早有類似的疑問，就是小時候被逼著學琴時，總是納悶為什麼有限的音符可以譜出那麼多曲子？難道不會重複嗎？後來出國唸書，上課上到<text:span text:style-name="T3">Tractatus</text:span>，才有剛才的問題。在台灣政治系唸書時，維根斯坦連聽都沒聽過。剛到英國遇到這東西，真有大開眼界的感覺，怎麼政治學需要談這些東西。不過畢竟不是哲學專業，談這些總有門外漢不得其門而入的感覺。<text:span text:style-name="T3"><text:line-break/><text:line-break/></text:span>您把語言類比成圖畫（這當然也是個隱喻），我大概能理解。可是您說所有語言都是隱喻的<text:span text:style-name="T3">(metaphoric)</text:span>，這真是很神奇的一件事。難道像是「<text:span text:style-name="T3">1+1=2</text:span>」這類的數學式子都是隱喻的嗎？如果是的話，那麼（我們一般意義下的）科學<text:span text:style-name="T3">(science)</text:span>本質是什麼？科學還能成立嗎？</text:p>
      <text:p text:style-name="P1"><text:span text:style-name="T1">陳真</text:span><text:s/>  |  2016.06.15 11:24   |   <text:a xlink:type="simple" xlink:href="http://palinfo.habago.org/Entry?Command=Information_PrintForum&amp;iPage=247#FORUM34695"><text:span text:style-name="T2">#</text:span></text:a></text:p>
      <text:p text:style-name="P2">裕康，<text:span text:style-name="T3"><text:line-break/><text:line-break/></text:span>音符比單字更少了，就多雷咪發梭拉西多這幾個，但你想歌曲有一天會被寫<text:span text:style-name="T3"><text:s/>"</text:span>完<text:span text:style-name="T3">" </text:span>嗎？當然不會。但是<text:span text:style-name="T3"><text:s/>"</text:span>不會<text:span text:style-name="T3">" </text:span>也許有兩種。一種是排列組合永遠不會有個盡頭<text:span text:style-name="T3"><text:s/>(</text:span>但這不是我喜歡的答案<text:span text:style-name="T3">)</text:span>，另一種是語言或思想做為一種圖像，原本就沒有所謂窮盡這回事。意思是說，並非因為它數目夠大，跡近無窮，而是說，它非關數量。<text:span text:style-name="T3"><text:line-break/><text:line-break/></text:span>好比說一張照片或一幅畫，你想它裏頭蘊含多少意義？這應該不是一種數量問題。<text:span text:style-name="T3"><text:line-break/><text:line-break/></text:span>容我開個玩笑，做個隱喻。最近民進唬爛黨不是說缺電嗎？有人說不用怕，只要心中有愛，我們可以用愛發電。那麼，問題來了，這樣用愛發出來的電會有一天用完嗎？也許會，也許不會，但不管會不會，只要愛還在，它就永不止息，因為這不是一個排列組合的數量問題。<text:span text:style-name="T3"><text:line-break/><text:line-break/></text:span>還有，如前文所說，我並不認為語言或思想可以分成隱喻和非隱喻，所以，你的最後一個問題在我看來是不存在的。語言不需要另外跟隱喻討救兵，它自身就是隱喻。<text:span text:style-name="T3"><text:line-break/><text:line-break/></text:span>羅素和維也納學派<text:span text:style-name="T3">(the vienna circle)</text:span>乃至寫作<text:span text:style-name="T3">Tractatus </text:span>那個時期的維根斯坦，都曾夢想尋找一種精確的語言，從而事物的意義將一清二楚。特別是羅素，這簡直就是他的一個夢了。但是，在我看來，不清不楚搞曖昧，反倒使得語言永生，而且趣味盎然。其他人始終執迷不悟，但維根斯坦很快就拋棄了這樣一個追求精確意義的想法，並斥之為荒唐。</text:p>
      <text:p text:style-name="P1"><text:span text:style-name="T1">梁裕康</text:span><text:s/>  |  2016.06.15 11:00   |   <text:a xlink:type="simple" xlink:href="http://palinfo.habago.org/Entry?Command=Information_PrintForum&amp;iPage=247#FORUM34694"><text:span text:style-name="T2">#</text:span></text:a></text:p>
      <text:p text:style-name="P3">陳大哥，<text:span text:style-name="T3"><text:line-break/><text:line-break/></text:span>您提到<text:span text:style-name="T3"><text:s/>metaphor</text:span>，讓我想起以前讀書時的一個疑問。我們所使用的文字是有限的，就只有牛津字典或康熙字典的字那麼多。換句話說，這些字再怎麼排列組合，能夠成的句子或命題也是有限的。難道這意味著人所能表達的意涵也是有限的，也就是這所有句子的總和？我當時一直對這個問題感到困擾，因為如果是這樣，豈不意味著總有一天我們能表達的東西是有限，天底下果真沒有新鮮事？但是如果有了<text:span text:style-name="T3">metaphor</text:span>，是不是就可以突破這個限制，產生出在原來所有句子集合之外的新的意義？<text:span text:style-name="T3"><text:line-break/><text:line-break/></text:span>不知道這是不是個蠢問題，但我是感到有點疑惑。</text:p>
      <text:p text:style-name="P5"/>
      <text:p text:style-name="P1"><text:span text:style-name="T1">陳真</text:span><text:s/>  |  2016.06.15 02:17   |   <text:a xlink:type="simple" xlink:href="http://palinfo.habago.org/Entry?Command=Information_PrintForum&amp;iPage=248#FORUM34693"><text:span text:style-name="T2">#</text:span></text:a></text:p>
      <text:p text:style-name="P3">甄欣，<text:span text:style-name="T3"><text:line-break/><text:line-break/></text:span>以中國做為一個思考對象來說，在可預見的將來，我們的想法也許大同小異，但這小異卻往往起了一個大作用。縈繞我心的始終是人，是生命，是貓狗豬牛羊，而不是國家，不是主義，不是立場，當然更不是領袖也不是黨。生命是一體的，我沒法想像有人能光愛他家的小白與小花，卻不愛世上其他的每一隻貓狗。人也一樣，美國人，印度人，中國人，統統都是人。生命自然有其親疏遠近，<text:span text:style-name="T3"><text:s/></text:span>但生命本身理應才是所有關切的核心。孟德斯鳩曾經說，假若有件事對法國人有利，卻對人類不利，那就是一種罪惡，他勢必反對，他說：「因為我成為法國人只是一種偶然，但我做為一個人卻是必然。」<text:span text:style-name="T3"><text:line-break/><text:line-break/></text:span>至於民意，就更不是思考重點了。今天假若由我來當中國領導，我保證一定可以創造出一種截然不同的民意；甚至可以這麼說，假若我願意，我肯定能讓我一己之意志成為全中國人民的意志。不管在什麼樣的國家，民意都是這樣一種產品，一種政治操作的必然結果，而不是一種引領文明發展的先行指標。民意如果那麼重要，那麼，台灣到今天都還在戒嚴，因為始終都有百分之<text:span text:style-name="T3"><text:s/>99 </text:span>的民意支持戒嚴。假若民意那麼重要，全世界各地的女生到現在都還不能念大學，因為主流民意是反對的，認為女生上大學有害身心且殘害文明的正常發展。同樣地，要不是有前人的流血犧牲，我們至今都還不會有<text:span text:style-name="T3"><text:s/>"</text:span>每天工作八小時<text:span text:style-name="T3">" </text:span>的普遍勞動規範。講不完的無數例子，證明民意不但是一種落後指標，而且是一種人為加工品。<text:span text:style-name="T3"><text:line-break/><text:line-break/></text:span>假若民意如此神聖，那麼，中國應該開放各種權力管道及媒體通路，經由民意依歸來決定權力歸屬，決定施政方向。假若民意那麼具有決定性，那麼，向來尊重所謂民意的美國及西方各國根本不應該侵略伊拉克；事實上，在侵略伊拉克之前，只有百分之三的美國人認為伊拉克對世界和平構成威脅。可當美國總統布希決定發動戰爭之後，發動媒體造謠與恐嚇，於是，短短幾個月內，認為伊拉克構成世界和平重大威脅的所謂民意，竟然高達八成，而且認為迫在眉睫。假若民意如你所說，是<text:span text:style-name="T3"><text:s/>"</text:span>世界最強大的武器<text:span text:style-name="T3">"</text:span>，那麼，共產黨應該全力開放一切思想管制才對，因為惟有這樣，才有可能產生真正的民意。<text:span text:style-name="T3"><text:line-break/><text:line-break/></text:span>三十年前，台灣的民意有百分之九十九點九九九支持兩岸統一<text:span text:style-name="T3"><text:s/>(</text:span>那個不支持統一的零點零零零一，不是被殺就是被關，要不就是跟我一樣<text:span text:style-name="T3"><text:s/>"</text:span>被叛亂<text:span text:style-name="T3">" </text:span>了<text:span text:style-name="T3">)</text:span>。三十年後的今天，民意卻完全整個翻轉，百分之九十幾的民意反對統一，那麼，究竟是要聽從哪一個民意？而且，你難道會相信這樣一種民意真的反映了人們的真實心意？它當然只是一種政治加工產品。<text:span text:style-name="T3"><text:line-break/><text:line-break/></text:span>真正改變現狀、引領文明與社會發展的絕不是民意，反倒是那極少數異端。不管是政治、宗教或科學與社會文化等等等，都是這樣，極少數人透過各種努力與犧牲<text:span text:style-name="T3"><text:s/>(</text:span>或是科學上則是透過各種新發現與新理論<text:span text:style-name="T3">)</text:span>，改變了現狀。以前我們反戒嚴時，生活周遭絕對找不到一個會支持你的人；因為，戒嚴令底下，即便三、五人聚眾抗議都能構成唯一死刑罪，或是隨便給你扣上一個<text:span text:style-name="T3"><text:s/>"</text:span>為匪宣傳<text:span text:style-name="T3">" </text:span>或什麼<text:span text:style-name="T3"><text:s/>"</text:span>挑撥政府與人民的感情<text:span text:style-name="T3">" </text:span>的大帽子，包你家破人亡，黑牢隨時等著你，哪來什麼民意？同理，若在大陸進行統獨民意調查，請問幾個人敢投票給台獨或藏獨疆獨？<text:span text:style-name="T3"><text:line-break/><text:line-break/></text:span>至於文化與傳統之內涵，更非一成不變。哪一天，如果中國變成一個比方說基督教大國，我也不會感到訝異，因為所謂傳統文化等等這些東西畢竟不是殭屍，而是一種活物。<text:span text:style-name="T3"><text:line-break/><text:line-break/></text:span>台灣這十幾年來很流行叫人家滾回大陸去，裏頭有著一種保護所謂固有傳統與文化的<text:span text:style-name="T3"><text:s/>"</text:span>復古<text:span text:style-name="T3">" </text:span>思想，簡單說就是<text:span text:style-name="T3"><text:s/>"</text:span>台灣是屬於台灣人的<text:span text:style-name="T3">"</text:span>，<text:span text:style-name="T3">"</text:span>支那賤畜滾，外來種滾<text:span text:style-name="T3">"</text:span>！<text:span text:style-name="T3">"</text:span>台灣有自己的偉大台灣文化，中華文化算老幾，滾！<text:span text:style-name="T3">" <text:line-break/><text:line-break/></text:span>同理，如果所謂中國傳統文化內涵那麼重要，那我們現在應該女人纏小腳、男人留辮子才對。傳統內涵如果應該一成不變，那我們應該繼續文革才對，打倒西方毒素，不許聽古典音樂，不許西方文明污染中國，而且更應該查禁所有有神論的外來宗教。<text:span text:style-name="T3"><text:line-break/><text:line-break/></text:span>在我看來，保存傳統文化最好的方法其實就是創新，或者說，容忍異端的存在。我們如果真的那麼在乎傳統文化的發展與存活，那麼，我們該捍衛的是少數異端，而不是捍衛一種一成不變的固有文化。異端有點像基因突變，衍生之物大多難以存活，但它卻帶來一種讓物種長遠存活的重大可能性，因為環境會變，唯有那些具有多元應變能力的物種，比較有可能存活，並且引領該物種往一種更好的方向演化。異端當然都是極少數，要不然也不叫做異端了，但這極少數事實上保有了一線生機，保有了一種多元發展的可能性。<text:span text:style-name="T3"><text:line-break/><text:line-break/></text:span>錢鍾書被當時文人公認英文最棒，但他說他英文並不好，因為<text:span text:style-name="T3"><text:s/>"</text:span>少了三分隨便＂。這<text:span text:style-name="T3"><text:s/>"</text:span>三分隨便＂在我看來極其重要，事實上它也確實標誌了一種較好的能力。比方說，我們使用中文時，遣辭用字可自由多了，有時玩點花樣，不怕文法對錯，信達雅之外，還帶點有趣甚至胡扯瞎掰，顛倒了既有文法。我們不怕犯錯，因為那是我們的母語。但面對外文時，我們通常就字斟句酌了，很彆扭，也許文法都對，但就是彆扭，少了一種靈活生動，少了三分隨便。<text:span text:style-name="T3"><text:line-break/><text:line-break/></text:span>這個<text:span text:style-name="T3"><text:s/>"</text:span>三分隨便＂就是異端，它也許文法有誤，但它卻讓文字活了過來。不但活了過來，而且讓文字持續演化與發展，豐富其舊有內涵，產生各種新意義。少數異端其實多多少少也就是這麼一回事，它實際上帶來了一種活水，一種新的可能性。<text:span text:style-name="T3"><text:line-break/><text:line-break/></text:span>哲學上，我對一個東西特別有研究，鑽研甚深，簡單說就是隱喻（<text:span text:style-name="T3">metaphor</text:span>）。亞里斯多德曾經說，<text:span text:style-name="T3">"</text:span>隱喻是語言的基礎，擅於使用隱喻是一種天才的特徵＂。<text:span text:style-name="T3"><text:line-break/><text:line-break/></text:span>很多人把語言分成隱喻與非隱喻，進而認為隱喻就像站在文字的風口浪尖的戰士那樣，引領語言與思想的大膽創新，深化舊有內涵的一種語言形式。我自己倒是有個稍微比較強烈一些的論斷，那就是所有文字，所有思想，都是隱喻，具有一種難以抹滅的圖畫本質。也就是說，其實我們都是詩人，都是畫家，因為，我們永遠抓不著語言與思想的精確意涵，不斷企圖捕捉之，但就像捕風捉影一樣，永遠抓不到。我們永遠只能在一種宿命般的曖昧中理解世界，說出對世界曖曖昧昧的看法。<text:span text:style-name="T3"><text:line-break/><text:line-break/></text:span>但是，這樣一種曖昧，卻反倒使得語言具有源源不斷的自我創新能力，同時也使得世界與意義、生命與經驗，更為微妙深邃，更加難以言喻。<text:span text:style-name="T3"><text:line-break/><text:line-break/></text:span>現在人工智慧（<text:span text:style-name="T3">artificial intelligence</text:span>，<text:span text:style-name="T3">AI </text:span>）不是很流行嗎？我確實有點擔心我以前（大約<text:span text:style-name="T3">17</text:span>年前）對於<text:span text:style-name="T3"><text:s/>AI </text:span>的看法很可能有一天會失去說服力，因為我沒想到科技進展得這麼快。還好我沒把那些論文發表，要不然，以後可能連自己看了都要搖頭。不過，還好目前看來所謂人工智慧遠遠還不到真正有<text:span text:style-name="T3"><text:s/>"</text:span>智慧<text:span text:style-name="T3">" </text:span>的地步。哪一天，如果機器人寫起文章也會<text:span text:style-name="T3"><text:s/>"</text:span>三分隨便＂，也會胡扯瞎掰一通，那我恐怕真的得把以前的論文給丟到垃圾桶了。<text:span text:style-name="T3"><text:line-break/><text:line-break/>"</text:span>三分隨便＂意味著一種真正意義上的自主性，我知道怎麼寫是對的，但我偏要違逆文法規則與既定語義，亂寫一通，求取有趣，求其自由，求其實無所求，反正老子高興就好。人工智慧哪天若也有這番本事，那我才算真的服了<text:span text:style-name="T3"><text:s/>"</text:span>他＂，而不再是<text:span text:style-name="T3"><text:s/>"</text:span>它＂。<text:span text:style-name="T3"><text:line-break/><text:line-break/></text:span>每天打開電腦，看它在那邊開機開得希哩嘩啦，忙個不停，總覺得這東西真是有夠蠢的，要它開就開，要它關就關，從不鬧彆扭，也不會玩花樣，就只會一味依照指令行事（<text:span text:style-name="T3">act according to a rule</text:span>）。哪天，我若擁有一部電腦，我得先哄<text:span text:style-name="T3"><text:s/>"</text:span>他＂開心，然後他才肯開機，那我就真的服了他，確實是很有<text:span text:style-name="T3"><text:s/>"</text:span>智慧<text:span text:style-name="T3">"</text:span>。<text:span text:style-name="T3"><text:line-break/><text:line-break/></text:span>常提維根斯坦兩個相關例子挺有趣，不妨再說一遍。他說，假若有個小孩，遠遠看著你，你看他可愛，就喊說，<text:span text:style-name="T3">"</text:span>小朋友，過來啊<text:span text:style-name="T3">"</text:span>。維根斯坦說，那個小朋友可能會慢慢走過來，可能一邊走一邊試探觀望，看你是不是壞人；也可能嫣然一笑，害羞地溜掉；或是他根本不鳥你也說不定<text:span text:style-name="T3">...</text:span>無數的可能反應。這就是維斯坦很有名的一個觀念叫<text:span text:style-name="T3"><text:s/>rule following (</text:span>守規則<text:span text:style-name="T3">)</text:span>，當規則一來，我們有無數種面對方式。<text:span text:style-name="T3"><text:line-break/><text:line-break/></text:span>但是，機器可沒這麼複雜，你叫它開機它就開，不會跟你囉唆，也不至於跟你套交情。萬一開不了機，可能就得送修，它不是鬧脾氣，可能是哪個零件壞了或中毒了，你若問<text:span text:style-name="T3"><text:s/>"</text:span>電腦電腦，你還好吧？你怎麼了？＂，旁人會以為你發神經。這就是<text:span text:style-name="T3"><text:s/>rule following </text:span>和<text:span text:style-name="T3"><text:s/>according a rule </text:span>的根本差別，一樣是面對規則，本質大不同。不過，這只是我自己的闡釋，倒不是說維根斯坦真的曾經做出這樣一種比較。<text:span text:style-name="T3"><text:line-break/><text:line-break/></text:span>維根斯坦還講過一些很有笑的例子。比方他說，假若你跟一個人聊天說笑，講到好笑的地方時，他卻跟你說，<text:span text:style-name="T3">"</text:span>陳真，等一下，我要換表情<text:span text:style-name="T3">"</text:span>，於是就像車子換檔那樣，換到第四號表情，然後<text:span text:style-name="T3"><text:s/>"</text:span>哈哈哈<text:span text:style-name="T3">" </text:span>大笑幾聲。接著，你講到悲傷處，他又說，<text:span text:style-name="T3">"</text:span>陳真，等一下＂，於是又從四號表情換回一號，中間還得先經過二號和三號表情；二號是憤怒，三號是奸詐表情。換個表情檔換很久，好不容易才換回一號表情，做出哀傷神色。<text:span text:style-name="T3"><text:line-break/><text:line-break/></text:span>維根斯坦說，假若你有一個這樣的朋友，你心裏一定會很納悶：媽的，這還算是個人嗎？<text:span text:style-name="T3"><text:s/>"</text:span>他是不是少了一個東西：靈魂＂。<text:span text:style-name="T3"><text:line-break/><text:line-break/></text:span>這麼多事，理應寫成一本書的厚度，只能籠籠統統迅速粗略地講上幾句。也許這些故事其實僅僅只想說上一件事，那就是生命究竟是怎麼一回事。我們今天絕不是為了貫徹民意而來到這裏，也絕不是要捍衛什麼固有文化或國家利益。全世界所有國家利益的總和，就是所有生命的利益。<text:span text:style-name="T3"><text:line-break/><text:line-break/></text:span>至於滾回去之類的復古人士，我也有話要說：若我真的這麼討人厭，或是汙染了台灣固有文化，我是很樂意滾，但我不知道究竟要滾到哪去。素珠小姐說，<text:span text:style-name="T3">"</text:span>從哪來就滾回哪裏去！＂聽起來，這是一個有關生命起源的問題了。那我是應該滾回叢林，尋找我的猩猩始祖？還是滾回非洲？有科學家說人類起源於非洲；或者我應該滾回外星球，很多科學家認為某個宇宙事件，讓人類跨越星際在地球播了種。<text:span text:style-name="T3"><text:line-break/><text:line-break/></text:span>我比較喜歡外星球這個版本，可我每天深夜，身心交瘁之餘，經常在陽台仰望滿天繁星，實在不知道哪一顆才是我的家，我該滾回哪裏去？</text:p>
      <text:p text:style-name="P1"><text:span text:style-name="T1">甄欣</text:span><text:s/>  |  2016.06.14 16:18   |   <text:a xlink:type="simple" xlink:href="http://palinfo.habago.org/Entry?Command=Information_PrintForum&amp;iPage=248#FORUM34692"><text:span text:style-name="T2">#</text:span></text:a></text:p>
      <text:p text:style-name="P2">晕龊龊<text:span text:style-name="T3"><text:line-break/><text:line-break/></text:span>有些人把统治者当做普通人来看待，这是错误的<text:span text:style-name="T3"><text:line-break/></text:span>他们不喜欢统治者，所以想换一个，而不是考虑这个统治者的治理能力如何<text:span text:style-name="T3"><text:line-break/></text:span>却不知换一个来只会更加变本加厉，因为斗争胜利的统治者一定更黑<text:span text:style-name="T3"><text:line-break/><text:line-break/></text:span>我没有那么笨，我是闲云野鹤，不喜欢统治者，但是我不反对能把国家管好的统治者<text:span text:style-name="T3"><text:line-break/><text:line-break/></text:span>只是那不是我的风格，我不参与就是<text:span text:style-name="T3"><text:line-break/><text:line-break/></text:span>但是在网上维护下，说下公道话，我还是有闲工夫的</text:p>
      <text:p text:style-name="P1"><text:span text:style-name="T1">甄欣</text:span><text:s/>  |  2016.06.14 16:15   |   <text:a xlink:type="simple" xlink:href="http://palinfo.habago.org/Entry?Command=Information_PrintForum&amp;iPage=248#FORUM34691"><text:span text:style-name="T2">#</text:span></text:a></text:p>
      <text:p text:style-name="P3">晕龊龊<text:span text:style-name="T3"><text:line-break/><text:line-break/></text:span>你错了，我们全家都是共产党，除了我<text:span text:style-name="T3"><text:line-break/><text:line-break/></text:span>我姥爷是红军，我爷爷是八路军武工队队长，李向阳那种<text:span text:style-name="T3"><text:line-break/><text:line-break/></text:span>我爱这个革命的党<text:span text:style-name="T3"><text:line-break/><text:line-break/></text:span>但是我不喜欢统治阶级，因为统治者要想治理好国家，必须够黑够狠<text:span text:style-name="T3"><text:line-break/><text:line-break/></text:span>因为你不把你的敌人，竞争者弄死，自己就要死<text:span text:style-name="T3"><text:line-break/><text:line-break/></text:span>我只是不喜欢统治者，不管谁来我都不喜欢，如此而已</text:p>
      <text:p text:style-name="P1"><text:span text:style-name="T1">晕龊龊</text:span><text:s/>  |  2016.06.14 15:36   |   <text:a xlink:type="simple" xlink:href="http://palinfo.habago.org/Entry?Command=Information_PrintForum&amp;iPage=248#FORUM34690"><text:span text:style-name="T2">#</text:span></text:a></text:p>
      <text:p text:style-name="P2">甄欣<text:span text:style-name="T3"><text:line-break/><text:line-break/></text:span>又见爱国不爱党言论，，共产党到底黑不黑暗，其实中共一直在改善，，党内作恶者多多少少能抓出来，，那怕你死了，比如康生，夏衍，让后来者知道错误所在，中共多少次的起死回生，，应该不只是运气，，至少证明她的运行模式能纠错，能把疯子坏蛋赶下来，，台湾自由选举模式最大问题是选上的人临时搞个草台班子，政策的执行，效果，后续都是推来拖去，可以说四年就换掉，，但是不知道大家算一个帐没，，别以为只是当选人浪费四年，，一个城市<text:span text:style-name="T3">100</text:span>万人算算浪费多少，，文官体制也是人，，一群靠嘴起来的人当正职，，做好了成绩是嘴子的，，做坏了又怎样，，如果我是文官一个字混，，，</text:p>
      <text:p text:style-name="P1"><text:span text:style-name="T1">甄欣</text:span><text:s/>  |  2016.06.14 15:12   |   <text:a xlink:type="simple" xlink:href="http://palinfo.habago.org/Entry?Command=Information_PrintForum&amp;iPage=248#FORUM34689"><text:span text:style-name="T2">#</text:span></text:a></text:p>
      <text:p text:style-name="P3">陈真先生，<text:span text:style-name="T3"><text:line-break/><text:line-break/></text:span>我只是用恐怖袭击这种极端宗教分子的行为来类比。必须承认以宗教名义自焚也是一种极端宗教行为，并不是教义支持的。世上没有哪个宗教的教义会让信徒去自焚的，除非是邪教。<text:span text:style-name="T3"><text:line-break/><text:line-break/></text:span>我的<text:span text:style-name="T3">“</text:span>我们<text:span text:style-name="T3">”</text:span>指的是大多数大陆老百姓，至少我接触到的普通大陆人，<text:span text:style-name="T3">90%</text:span>以上是无神论者。<text:span text:style-name="T3"><text:line-break/><text:line-break/></text:span>而且传统的中国儒家，道家，法家等等都是无神论者。最反对怪力乱神。<text:span text:style-name="T3"><text:line-break/><text:line-break/></text:span>我想世上本无神这种思想可以代表中国文化的<text:span text:style-name="T3"><text:line-break/><text:line-break/></text:span>善恶没有绝对的说法，善恶是随着种群的产生产生的，动物种群也有自己的行为规范，违反规范就会被驱逐。<text:span text:style-name="T3"><text:line-break/></text:span>可见善恶必须有一个立场做前提，也就是利益共同体<text:span text:style-name="T3"><text:line-break/><text:line-break/></text:span>我的利益共同体就是中国，就是中国普通老百姓，而不是西藏流亡奴隶主贵族，我没有必要从他们的角度考虑善恶。<text:span text:style-name="T3"><text:line-break/></text:span>我只知道广大的西藏人民不想回到农奴制，否则他们早就造反成功了<text:span text:style-name="T3"><text:line-break/></text:span>这世间最强大的武器就是民意，民意真的反对什么，谁也挡不住，核武也不行<text:span text:style-name="T3"><text:line-break/><text:line-break/></text:span>我讨厌共产党，因为他真的是一个很黑暗的统治群体，所以我没有入党甚至没有入所谓的共青团<text:span text:style-name="T3"><text:line-break/></text:span>但是我支持他，因为只有这么黑的手段，才能力挽狂澜，顶着全世界的压力将中国拯救回来<text:span text:style-name="T3"><text:line-break/></text:span>谁叫我是中国人，至少未来几十年内，我和共产党还是属于同一个利益共同体。<text:span text:style-name="T3"><text:line-break/><text:line-break/></text:span>如果让我在台独和达赖中间，非要选择一个来支持<text:span text:style-name="T3"><text:line-break/></text:span>我想绝大多数中国人宁可支持一个台独分子，也不会支持这个神棍<text:span text:style-name="T3"><text:line-break/><text:line-break/></text:span>因为台独分子只是傻，企图用错误的方法，保住自己的利益<text:span text:style-name="T3"><text:line-break/></text:span>这个神棍却很聪明，想要借助愚昧的人来获得他早已失去的利益<text:span text:style-name="T3"><text:line-break/><text:line-break/></text:span>这也是共产党根本不屌达赖的原因</text:p>
      <text:p text:style-name="P1"><text:span text:style-name="T1">陳真</text:span><text:s/>  |  2016.06.14 13:36   |   <text:a xlink:type="simple" xlink:href="http://palinfo.habago.org/Entry?Command=Information_PrintForum&amp;iPage=248#FORUM34688"><text:span text:style-name="T2">#</text:span></text:a></text:p>
      <text:p text:style-name="P2">甄欣，<text:span text:style-name="T3"><text:line-break/><text:line-break/></text:span>你說的<text:span text:style-name="T3"><text:s/>"</text:span>我們<text:span text:style-name="T3">" </text:span>並不存在，人群與生命畢竟不是同一家工廠出品的東西，不是一種均質的存在物。某些人無神論，某些人有神論；某些人這樣，某些人那樣。<text:span text:style-name="T3">"</text:span>我們<text:span text:style-name="T3">" </text:span>很難做為決定是非準則的一個標準。主流或強勢的一方，也許決定了結果，但決定不了價值與是非，因為善惡對錯並非一種多數決。<text:span text:style-name="T3"><text:line-break/><text:line-break/></text:span>還有，自焚應該不算一種恐怖攻擊行為。<text:span text:style-name="T3"><text:line-break/><text:line-break/></text:span>還有，我一點都不討厭共產黨，我要有機會，倒很想入黨。我沒法為祖國做什麼，也就只能以某種象徵，聊表一點心意。</text:p>
      <text:p text:style-name="P1"><text:span text:style-name="T1">陳真</text:span><text:s/>  |  2016.06.14 13:21   |   <text:a xlink:type="simple" xlink:href="http://palinfo.habago.org/Entry?Command=Information_PrintForum&amp;iPage=248#FORUM34687"><text:span text:style-name="T2">#</text:span></text:a></text:p>
      <text:p text:style-name="P3">素珠風暴<text:span text:style-name="T3"><text:line-break/><text:line-break/></text:span>陳真<text:span text:style-name="T3"><text:line-break/><text:line-break/>2016. 06. 14.<text:line-break/><text:line-break/><text:line-break/>email </text:span>剛出現時，我的第一個疑問是<text:span text:style-name="T3"><text:s/>"</text:span>郵票貼在哪<text:span text:style-name="T3">?"</text:span>。經高人講解，我的第二個疑問是<text:span text:style-name="T3"><text:s/>"</text:span>郵差呢<text:span text:style-name="T3">? </text:span>不用付他錢嗎？<text:span text:style-name="T3">" </text:span>高人繼續耐心講解，我的第三個疑問是：<text:span text:style-name="T3">"</text:span>我需要準備信紙和信封嗎<text:span text:style-name="T3">?" </text:span>高人此時已無言。一個行家，其實從對方的一點蛛絲馬跡，往往就能馬上知道他在某方面的程度。比方說我看人打桌球，光看對方拿起拍子的神情模樣，大約就能知道他的桌球實力是否在我之上；一個人講兩句哲學，我也馬上就能知道對方是不是科班出身。<text:span text:style-name="T3">"</text:span>程度<text:span text:style-name="T3">" </text:span>這東西很難偽裝。而且，程度高的，能看見低的，反之則不一定；當程度低到某種水平以下時，他甚至無法對自己產生所謂<text:span text:style-name="T3"><text:s/>"</text:span>病識感<text:span text:style-name="T3">"</text:span>；他以為自己很懂，事實上他也許什麼都不懂，於是，悲劇或災難就來了。<text:span text:style-name="T3"><text:line-break/><text:line-break/></text:span>政治其實也一樣，是不是內行人，聽他講兩句就知道。眾聲喧嘩，吵吵鬧鬧，然而，市面上其實大多是門外漢，大多是被政客耍得團團轉的無知群眾，但卻熱情昂揚，信誓旦旦，彷彿他真的了解政治似的。也許那是因為政治如此生活化普及化，藉著特定主流媒體每天灌輸一堆經過高度剪裁與炮製的特定資訊到人們的腦袋裏，它要你怎麼思考，你自然就會依照它所設定的既定結論去<text:span text:style-name="T3"><text:s/>"</text:span>思考<text:span text:style-name="T3">"</text:span>，就跟輸入軟體到一台機器裏頭其實是一樣的道理，但人們卻往往很難意識到自己的被動、幼稚與可笑，他總以為自己的想法是他自己的腦袋所思考出來的結果，他沒法意識到事實上並非如此，他很難知道他的<text:span text:style-name="T3"><text:s/>"</text:span>程度<text:span text:style-name="T3">" (</text:span>也就是認知水平<text:span text:style-name="T3">)</text:span>，出現了嚴重問題。<text:span text:style-name="T3"><text:line-break/><text:line-break/></text:span>不用說別人，就說我自己吧，在我<text:span text:style-name="T3"><text:s/>1997 </text:span>年出國之前，我都還以為美國是個追求民主與人權的偉大國度呢。我這輩子唯一一次去美國，就是<text:span text:style-name="T3">1994</text:span>年抱著一種朝聖的心情，應<text:span text:style-name="T3"><text:s/>PHR (</text:span>世界醫師人權協會<text:span text:style-name="T3">) </text:span>之邀，前往美國參加為期數天的國際醫療人權會議。那時候，如果有人跟我說美國是天字第一號的恐怖主義國家，我應該會摸摸對方額頭，看看是不是發燒了。但這不能怪我，畢竟在那個年代，沒有電腦，沒有網路，完全沒有國際資訊，頂多只有一些沒有營養、代表美國主流聲音的特定雜誌例如<text:span text:style-name="T3"><text:s/>"Time"</text:span>，我如何可能認識或許比較貼近真實的世界？<text:span text:style-name="T3"><text:line-break/><text:line-break/></text:span>再比方說，我認識很多政治狂熱者，媒體一炒作，他就馬上聞聲起舞，搖旗吶喊，為虎作倀。但這些人很多其實是好人，居心良善。重點是，他並不覺得他所做的事不好，反倒認為是正義之舉。因為，在他所屬的認知世界裏，確實是<text:span text:style-name="T3"><text:s/>"</text:span>正義<text:span text:style-name="T3">" </text:span>的，儘管客觀上來說<text:span text:style-name="T3"><text:s/>(</text:span>也就是就其行為本身來說<text:span text:style-name="T3">) </text:span>明明是錯的、不義的，但是，因其所屬<text:span text:style-name="T3"><text:s/>"</text:span>認知架構<text:span text:style-name="T3">" </text:span>的不同，<text:span text:style-name="T3">"</text:span>世界<text:span text:style-name="T3">" </text:span>於是也就長得跟你我不一樣。這時候，你或許可以說他做了<text:span text:style-name="T3"><text:s/>"</text:span>壞事<text:span text:style-name="T3">"</text:span>，但你很難說他是一個<text:span text:style-name="T3"><text:s/>"</text:span>壞人<text:span text:style-name="T3">"</text:span>。事實上，他很可能心眼並不壞，他確實是致力於行善，致力於公義，只是這樣一種良善與公義，僅僅在他所屬的<text:span text:style-name="T3"><text:s/>"</text:span>那個<text:span text:style-name="T3">" </text:span>世界中才能成立。<text:span text:style-name="T3"><text:line-break/><text:line-break/></text:span>舉一個犯台灣社會大忌的例子來說，曾經有個人，一個真實案例，是個精神分裂症病患，他把他媽媽的頭給砍下來，還提在街上走。你能想像，在台灣這樣一種無腦喧囂的社會裏，隔天嗜血低能媒體將會下什麼樣的頭條標題，肯定是：<text:span text:style-name="T3">"</text:span>弒母人魔！<text:span text:style-name="T3">"</text:span>、<text:span text:style-name="T3">"</text:span>畜生<text:span text:style-name="T3">"</text:span>、<text:span text:style-name="T3">"</text:span>禽獸不如！<text:span text:style-name="T3">"</text:span>，群眾則是鳴鼓攻之，能揍上兩拳者，便被封為<text:span text:style-name="T3"><text:s/>"</text:span>正義哥<text:span text:style-name="T3">"</text:span>。可是，真相真是這樣嗎？凶手真的如此邪惡嗎？事實上，他或許之所以對自己的媽媽痛下殺手是因為，他的腦子裏形成一種幻聽與妄想，他相信那個人並不是他媽媽，而是惡魔偽裝，變身成他媽媽的模樣；他深信，這個惡魔將會傷害全人類，唯有除魔才得以拯救世界，同時也才能救出被惡魔俘虜的媽媽。在他腦子裏的這樣一種<text:span text:style-name="T3"><text:s/>"</text:span>認知結構<text:span text:style-name="T3">" </text:span>下，他的行為當然是一種<text:span text:style-name="T3"><text:s/>(</text:span>自以為的<text:span text:style-name="T3">) "</text:span>公義<text:span text:style-name="T3">"</text:span>，一種<text:span text:style-name="T3"><text:s/>"</text:span>善行<text:span text:style-name="T3">"</text:span>，就如同那些激昂圍毆凶手的烏合之眾一般，根據他們腦子裏的<text:span text:style-name="T3"><text:s/>"</text:span>認知架構<text:span text:style-name="T3">" </text:span>所產生的<text:span text:style-name="T3"><text:s/>"</text:span>真相<text:span text:style-name="T3">"</text:span>，群眾確實以為自己是在行使正義；你不能說他心眼壞，他只是腦袋不清或頭殼壞掉而已。<text:span text:style-name="T3"><text:line-break/><text:line-break/></text:span>但我知道，台灣社會是不容許你這樣理解人事物的。然而，事實上卻是如此；很多卑劣行為的本身，背後並不一定是一顆邪惡的心靈，說不定恰恰相反，他是懷著某種善意去從事所謂正義。並非是他的善惡觀念出了問題，而是他背後那套<text:span text:style-name="T3"><text:s/>"</text:span>認知結構<text:span text:style-name="T3">" </text:span>嚴重扭曲。<text:span text:style-name="T3"><text:line-break/><text:line-break/></text:span>雨果說：<text:span text:style-name="T3">"</text:span>無知的熱心，猶如在黑暗中長征。<text:span text:style-name="T3">" </text:span>最近就有個很<text:span text:style-name="T3"><text:s/>"</text:span>熱心<text:span text:style-name="T3">" </text:span>的素珠小姐很有名，因為她很<text:span text:style-name="T3"><text:s/>"</text:span>熱心<text:span text:style-name="T3">" </text:span>地四處去辱罵外省老兵。看過那些影片的人，大概都會對她很不以為然，於是，一夕之間，素珠竟然成為全民公敵，兩岸三地大團結，一堆人揚言要揍她，她家每天被人丟東西、砸玻璃，丟雞蛋；我還看到網路上充斥無數赤裸裸的所謂人肉搜索與公然羞辱及人格謀殺，完全就是一種野蠻公審，看了心裏很難過。這樣一種正義，絕非正義。<text:span text:style-name="T3"><text:line-break/><text:line-break/></text:span>你想，素珠的行為應該算是有點熱心過了頭，有點不太尋常吧，想必背後應該有著某種<text:span text:style-name="T3"><text:s/>"</text:span>強烈熱情<text:span text:style-name="T3">" </text:span>促使她想要積極這麼做。那麼，她個人從中得到了什麼好處嗎？好像也沒有，反倒是原先任職的旅行社因為她常和客人因為政治看法吵架而請她離職，但她依然不改其志，持續<text:span text:style-name="T3"><text:s/>"</text:span>熱心<text:span text:style-name="T3">" </text:span>地為她的政治理念發聲，四處尋找<text:span text:style-name="T3"><text:s/>"</text:span>敵人<text:span text:style-name="T3">"</text:span>，加以<text:span text:style-name="T3"><text:s/>"</text:span>討伐<text:span text:style-name="T3">"</text:span>。你當然可以說她的政治理念有夠荒唐可笑，但是，重點是，對她而言，這樣一種理念顯然是善的、公義的。這時候，你能說她邪惡嗎？<text:span text:style-name="T3"><text:line-break/><text:line-break/></text:span>其實很多綠油油的支持者不也都是這樣，他們真心相信著一套<text:span text:style-name="T3"><text:s/>(</text:span>往往十分可笑荒唐的<text:span text:style-name="T3">) </text:span>政治騙術，一套政治宣傳理念，並且願意為它付出心力與各種代價。其所作所為，或許讓人反感或痛恨，但你沒法排除這樣一個可能性：他們很可能同樣也是懷抱著所謂公義之心在做那些令你反感痛恨之事。我當然不是說只要自以為居心良善就可為所欲為。犯法當然還是要制裁，但我並不是在講法律獎賞，而只是講人心善惡之為物。我相信素珠小姐的行為很可能也是出於一種正義感，甚至是一種企圖有利於社會大眾的積極善意。世上很多極右派人士也常有這種傾向，希特勒不就是這樣嗎？他們的行為或許很可怕，但我能理解可怕或可惡的是當事人行為背後那套<text:span text:style-name="T3"><text:s/>"</text:span>認知架構<text:span text:style-name="T3">"</text:span>，那套所謂<text:span text:style-name="T3"><text:s/>"</text:span>神聖的政治理念<text:span text:style-name="T3">"</text:span>，可怕的並不是他的心。<text:span text:style-name="T3"><text:line-break/><text:line-break/></text:span>倫敦市中心某個公園裏頭有個長柱子，幾丈高，上頭立了個雕像，我猜應該是莎士比亞，雕像底座小小一行字，寫著：<text:span text:style-name="T3">There is no darkness but ignorance. (</text:span>世上沒有黑暗，只有無知。<text:span text:style-name="T3">) </text:span>人類歷史上，我最仰慕的人之一就是聖女貞德，但我能想像，她要是活在當代，憑其一番熱血，恐怕不知道會幹出多少血腥之事來。我只能仰慕她無私虔誠的心，而非仰慕其特定行為或其背後的某種政治信念。同樣地，素珠小姐若活在比方說十五世紀聖女貞德那個英法百年戰爭的年代，搞不好就是聖女素珠，可惜生錯了時代。<text:span text:style-name="T3"><text:line-break/><text:line-break/></text:span>但是，素珠小姐縱然行為荒唐，但她顯然並非為謀一己之私。而且，她對整個社會所造成的傷害如此細小，根本微不足道，但卻因此招來整個社會全面性的瘋狂辱罵以及完全沒有任何文明尺度的人身攻擊與人身安全威脅。這樣一種極其野蠻的全民公審，在道德上或文明素質上難道就更高明？對於素珠小姐，需要做的應該不是全面性的猛烈攻擊，而是對話與溝通，簡單說就是，友善地找她看她願不願意出來談一談，了解一下她心裏頭究竟真正在想什麼，看看她和外省人彼此之間有沒有可能找到和平共存的方法。<text:span text:style-name="T3"><text:line-break/><text:line-break/></text:span>幾乎是以一種獵巫似的全民運動方式攻擊素珠小姐，其實是很荒唐的；素珠小姐都已經有點不可理喻了，但整體社會的反應及認知，事實上卻更荒唐。最不可思議的是，對於那些真正充滿卑劣動機，長年以來不斷盡一切力量刻意挑撥族群對立與仇恨，藉以謀取私人權位暴利與一黨之私的政客及其同路人與御用媒體，人們對其卑鄙用心及齷齪行徑，卻反而從來都不吭一聲，而且反倒還因此熱烈支持、喝采，進而再度拱上大位，全面掌權。他們的惡行億萬倍於素珠小姐之所為，而且更重要的是，他們並不是不懂是非善惡，而是刻意以此來進行族群分化與仇恨挑撥，做為一種政治手段，藉以謀取一黨一己之私。<text:span text:style-name="T3"><text:line-break/><text:line-break/></text:span>我甚至還看到竟然連司法機關也主動來參一腳，真是非常可恥，硬是要偵辦素珠小姐什麼公然侮辱罪。可是，司法機關怎麼不去偵辦網路上千千萬萬公然侮辱她、糟蹋其人格、威脅其人身安全的那些暴民？更重要的是，怎麼不去偵辦由民進黨所有這些政客長年以來不斷散播與刻意製造的族群仇恨與抹黑？並且把他們繩之以法。<text:span text:style-name="T3"><text:line-break/><text:line-break/></text:span>人們獵巫素珠小姐的同時，卻完全縱容並獎勵無恥政客及其同路人對於社會長年以來的巨大傷害，我還真難體會這究竟是一種什麼樣的奴隸心態？州官可以幾十年來每天放火，素珠小姐不能偶爾點個燈？後者行為可議，前者難道不是更加嚴重千百萬倍？然而，我們卻反而對於巨大惡行視若無睹。大家應該唾棄的是那些真正意義上的為惡者，而不是糟蹋一個事實上毫無為惡能力而且很可能懷抱善意的素珠小姐；把政治人物長年以來<text:span text:style-name="T3"><text:s/>(</text:span>早年是藍，近年是綠<text:span text:style-name="T3">) </text:span>所種下的族群惡果全由她一人來承擔，這樣不會太扭曲太偽善太詭異了一點嗎？這其實也恰恰意味著，也許這個社會至今都還沒有真正意識到問題的癥結與嚴重性。<text:span text:style-name="T3"><text:line-break/><text:line-break/></text:span>雨果說得對：<text:span text:style-name="T3">"</text:span>盡一切努力去教導那些無知者吧，該被譴責的是黑夜究竟是怎麼來的？一個靈魂，若被棄置在無知的黑暗中，遲早會犯下罪行。然而，真正該被判處有罪的並不是那些犯下罪行者，而是那些帶來黑暗的人。<text:span text:style-name="T3">"<text:line-break/><text:line-break/></text:span>杜斯妥也夫斯基在<text:span text:style-name="T3"><text:s/>"</text:span>卡拉馬助夫兄弟們<text:span text:style-name="T3">" </text:span>裏頭也有這麼一段話：<text:span text:style-name="T3"><text:line-break/><text:line-break/>"</text:span>可怕之處就在於：這類邪惡恐怖之事，我們早已不覺得恐怖，這才是最可怕的。最駭人聽聞的，並非在於這一個或那一個單一的個別罪行，而是在於我們居然對於普遍巨大惡行見怪不怪。這樣的狀況，這樣的一種時代特徵，在在向我們預示著未來不容樂觀，而我們的態度卻依舊冷漠，不痛不癢。原因究竟何在，以致於我們如此玩世不恭？是不是在我們這個尚且如此年輕卻已未老先衰的社會裏，智慧與想像力早已提早枯竭？是不是我們的道德法則已經在根本上發生了動搖？<text:span text:style-name="T3">"</text:span></text:p>
      <text:p text:style-name="P1"><text:span text:style-name="T1">甄欣</text:span><text:s/>  |  2016.06.14 11:31   |   <text:a xlink:type="simple" xlink:href="http://palinfo.habago.org/Entry?Command=Information_PrintForum&amp;iPage=248#FORUM34685"><text:span text:style-name="T2">#</text:span></text:a></text:p>
      <text:p text:style-name="P2">陈真先生，<text:span text:style-name="T3"><text:line-break/><text:line-break/></text:span>谁也没把达赖当恶魔，我们是无神论者，在我们眼中，他只是叛乱的旧社会宗教头子而已<text:span text:style-name="T3"><text:line-break/><text:line-break/></text:span>请记住我们是无神论者，宗教首领在我们眼中根本没有地位<text:span text:style-name="T3"><text:line-break/><text:line-break/></text:span>当然，他把自己当精神领袖，可是却被我们当做叛乱的奴隶主，所以他感觉被当成了恶魔，也说得过去<text:span text:style-name="T3"><text:line-break/><text:line-break/></text:span>我想，伊斯兰教的圣战首领，也会觉得西方国家把他当做恶魔<text:span text:style-name="T3"><text:line-break/><text:line-break/></text:span>自焚是不是有呢？是不是打着他们的旗号呢？这是事实，所以说是达赖集团教唆并没有抹黑。<text:span text:style-name="T3"><text:line-break/><text:line-break/></text:span>注意是达赖集团，因为并没有直接证据证明是谁教唆的，就像你没办法说某个恐怖分子的行为是受谁教唆的，但是你可以说是伊斯兰极端组织教唆的<text:span text:style-name="T3"><text:line-break/><text:line-break/></text:span>而且不要认为中国人做的事说的话，就一定是共产党的意志<text:span text:style-name="T3"><text:line-break/><text:line-break/></text:span>我们当年能赶走国民党，将来就能赶走共产党，如果这个党不能让中国变得更好的话。<text:span text:style-name="T3"><text:line-break/><text:line-break/></text:span>自人类社会产生以来，人的意志就是自由的，即使秦始皇也无法压制民意，为什么西方人和台湾人会认为共产党就能呢？<text:span text:style-name="T3"><text:line-break/><text:line-break/></text:span>没有人造反就是共产党压制的好？为什么不说主流民意支持政府呢？<text:span text:style-name="T3"><text:line-break/><text:line-break/></text:span>首现假定共产党是不好的，才会产生这么荒谬的推论</text:p>
      <text:p text:style-name="P1"><text:span text:style-name="T1">俞先生</text:span><text:s/>  |  2016.06.14 00:18   |   <text:a xlink:type="simple" xlink:href="http://palinfo.habago.org/Entry?Command=Information_PrintForum&amp;iPage=248#FORUM34684"><text:span text:style-name="T2">#</text:span></text:a></text:p>
      <text:p text:style-name="P3">謝謝版主所提供寶貴的關於軍事方面的譯作，這在台灣這親美的環境不容易讀到。希望版主可以繼續提供此類譯文，讓讀者得以得知各樣事實的真相。<text:span text:style-name="T3"><text:line-break/><text:line-break/></text:span>（朋友發了一篇此站的譯文給我，我覺得不錯，所以把其它關於軍事的譯文都讀過，讀後有感。）</text:p>
      <text:p text:style-name="P1"><text:span text:style-name="T1">晕龊龊</text:span><text:s/>  |  2016.06.13 23:00   |   <text:a xlink:type="simple" xlink:href="http://palinfo.habago.org/Entry?Command=Information_PrintForum&amp;iPage=248#FORUM34683"><text:span text:style-name="T2">#</text:span></text:a></text:p>
      <text:p text:style-name="P2">陈真先生对华人还是失望，，可以理解，，本人程度不高，只能猜测是不是我们引进德赛二位先生太迟，但是我们有孔孟老庄，先生提到的英国，，记得看见过一个资料，英国议会辩论以前要一剑的距离，，理性也是会做出疯狂的事情，，就拿二战来说，，东西方的屠杀，，德国以最理性计算计划杀人，，日本则是疯狂的乱杀一通，，台湾是有点乱，至少没几次流血冲突吧，，无非就是嘴贱一点，，造点谣，，抹点黑，，，就算杀人也不见血，，看见你们在讨论达赖什么的，，就我所理解中共对他的定位，背叛祖国的政治和尚，，什么教唆自焚暴力一类的宣传，不是特指他个人，，一般用语是达赖集团，，也就是印度流亡政府和海外藏独组织的统称</text:p>
      <text:p text:style-name="P1"><text:span text:style-name="T1">陳真</text:span><text:s/>  |  2016.06.13 21:50   |   <text:a xlink:type="simple" xlink:href="http://palinfo.habago.org/Entry?Command=Information_PrintForum&amp;iPage=248#FORUM34682"><text:span text:style-name="T2">#</text:span></text:a></text:p>
      <text:p text:style-name="P3">晕先生，<text:span text:style-name="T3"><text:line-break/><text:line-break/></text:span>我離開政治差不多<text:span text:style-name="T3">26</text:span>年。我寫的東西大多沒有公開，因為那些東西應該沒幾個人看得懂或有興趣看；至於有公開的部份，政治也只是一小部份；即便談到政治，事實上我也不是在談政治。政治跟愛情一樣，沒什麼好談；不爽就去做，不想做就不要做，如此而已。講到政治，往往只是拿它做為一種例子，講有關善惡美醜。<text:span text:style-name="T3"><text:line-break/><text:line-break/></text:span>民族性是存在的，不同地區或文化底下，千百年之後，自然會型塑出它的某種特質。我講的華人或台灣人之醜陋，當然包括醫界、學界、文化界、司法界、媒體界、社運界、政界等等等等等，並不僅僅限於政治，各行各界其實都一樣；越是光鮮亮麗、口號理想滿天飛的地方，越是資源搶奪與權力競逐之處，人性越是可怕，行事作風越是陰暗複雜。<text:span text:style-name="T3"><text:line-break/><text:line-break/></text:span>在這一點上，跟吾友柏楊先生一樣，我是<text:span text:style-name="T3"><text:s/>"</text:span>崇洋<text:span text:style-name="T3">" </text:span>的。當然不是說洋人一塵不染，好壞總是相對的；相對來講，西方人似乎要單純許多，比較習慣講道理；往往在一個<text:span text:style-name="T3"><text:s/>"</text:span>理<text:span text:style-name="T3">" </text:span>字上議論不休；但華人卻不然，稍有批評，而且只不過是針對<text:span text:style-name="T3"><text:s/>"</text:span>想法<text:span text:style-name="T3">"</text:span>本身的一點批評，往往就是從此埋下深仇大恨。<text:span text:style-name="T3"><text:line-break/><text:line-break/></text:span>我在英國住了十年，英國社會基本上是一個有夠無聊的地方，整天講理、討論，講個不停。但無聊其實也意味著一種文明，哪像台灣這麼<text:span text:style-name="T3"><text:s/>"</text:span>熱鬧刺激<text:span text:style-name="T3">"</text:span>；台灣人不會跟你講理，他直接想盡各種辦法把你抹黑，把你人格謀殺掉，這樣比較快，也比較刺激，大家都愛看。<text:span text:style-name="T3"><text:line-break/><text:line-break/></text:span>你看，一到選舉，大家就興奮死了，抹黑，造謠，虛構瞎掰，鬥臭，自導自演，網軍出動，假帳號，扣帽子，一人化身多人，製造輿論，爆料，揭底，連署抗議，千名教授支持，栽贓，偷拍，神祕女子出面指控，裙帶關係，掛勾，罪及祖宗八代<text:span text:style-name="T3">...</text:span>等等等等等，好刺激，好好玩，什麼花樣都有，但就是從來不講個<text:span text:style-name="T3"><text:s/>"</text:span>理＂字。<text:span text:style-name="T3"><text:line-break/><text:line-break/></text:span>選舉只是把一種民族性給具體化、集中化演出而已，平常生活中，人其實也就是這麼一回事，於是不管來到哪一行哪一界，表現方式都一樣，政界並沒有特別黑。那是一種民族性的問題，也許千百年來我們已經習慣這一套表現方式。<text:span text:style-name="T3"><text:line-break/><text:line-break/></text:span>最近整理東西，找到一堆世界衛生組織發行的有關失眠的衛教小冊子，裏頭甚至還提到亞里斯多德對於失眠的看法，實在很神奇；也許那是因為西方社會有著一種習慣訴諸理性議論的傳統，但我們卻比較擅長宮廷鬥爭的戲碼，不管幹啥，都是玩這一套陰陰沉沉的東西，毫無意義的道德高調或道德腔很重，動不動就喜歡把什麼<text:span text:style-name="T3"><text:s/>"</text:span>智慧<text:span text:style-name="T3">" </text:span>與<text:span text:style-name="T3"><text:s/>"</text:span>道德＂搬出來當攻擊武器，理性成份卻幾乎趨近於零。<text:span text:style-name="T3"><text:line-break/><text:line-break/></text:span>事實上，胡適也講了很多有關這方面的事。他說，這類充滿偉大道德腔的社會，往往道德敗壞得嚇死人，至於那些不以空泛道德與空洞智慧為榮的社會，那些比較習慣講道理的社會，文明程度卻往往比較高。</text:p>
      <text:p text:style-name="P5"/>
      <text:p text:style-name="P1"><text:span text:style-name="T1">陳真</text:span><text:s/>  |  2016.06.13 20:24   |   <text:a xlink:type="simple" xlink:href="http://palinfo.habago.org/Entry?Command=Information_PrintForum&amp;iPage=249#FORUM34681"><text:span text:style-name="T2">#</text:span></text:a></text:p>
      <text:p text:style-name="P3">甄欣，<text:span text:style-name="T3"><text:line-break/><text:line-break/></text:span>我說中共把達賴說成<text:span text:style-name="T3"><text:s/>"</text:span>大惡人<text:span text:style-name="T3">"</text:span>，這只是我輕描淡寫的說法。它當然不一定剛剛好說出<text:span text:style-name="T3"><text:s/>"</text:span>大惡人<text:span text:style-name="T3">" </text:span>三個字，事實上，中共對達賴個人的抹黑完全可以用<text:span text:style-name="T3"><text:s/>"</text:span>妖魔化<text:span text:style-name="T3">" </text:span>來形容。這只是一個再平常也不過的普通常識不是嗎？難道連這樣也要舉證？<text:span text:style-name="T3"><text:line-break/><text:line-break/></text:span>就如同綠營勢力把中國和中國人妖魔化一樣，把中國人和中華文化形容成一種毒瘤、毒素。他們當然不一定會剛剛好使用<text:span text:style-name="T3"><text:s/>"</text:span>毒素<text:span text:style-name="T3">" </text:span>或<text:span text:style-name="T3"><text:s/>"</text:span>毒瘤<text:span text:style-name="T3">" </text:span>一詞，但你大概很難找到更貼切的形容詞來形容這樣一種抹黑；就如同你很難光是用<text:span text:style-name="T3"><text:s/>"</text:span>大惡人<text:span text:style-name="T3">" </text:span>一詞來形容共產黨對達賴的抹黑一樣。這都只是輕描淡寫的說法。<text:span text:style-name="T3"><text:line-break/><text:line-break/></text:span>達賴有幾次在記者訪談中，往自己頭上比了兩個角，說自己是人，不是惡魔，但共產黨硬是要把他描述成惡魔一般。共產黨當然不一定會剛剛好使用<text:span text:style-name="T3"><text:s/>"</text:span>惡魔<text:span text:style-name="T3">" </text:span>一詞，但抹黑程度卻有過之無不及。我覺得這是很愚蠢的一種作法。<text:span text:style-name="T3"><text:line-break/><text:line-break/></text:span>你在一些中共官方網站經常可以看到一些荒唐文章。比方說指控達賴教唆殺生，殘害多少生命等等，真是胡說八道一通。<text:span text:style-name="T3"><text:line-break/><text:line-break/></text:span>不管古今外，政治基本上是這樣一種東西，任何一方勢力都想造假，蓄意誇大或甚至捏造對方的惡。於是，一個懷著單純善意、正直行事的人，往往兩邊都會得罪。</text:p>
      <text:p text:style-name="P1"><text:span text:style-name="T1">晕龊龊</text:span><text:s/>  |  2016.06.13 20:17   |   <text:a xlink:type="simple" xlink:href="http://palinfo.habago.org/Entry?Command=Information_PrintForum&amp;iPage=249#FORUM34680"><text:span text:style-name="T2">#</text:span></text:a></text:p>
      <text:p text:style-name="P2">陈真先生偏颇了，，不是华人或者台湾人品行普遍不好，心理阴暗，，而是因为政治挂帅，先生的文章圈子都是这些人，政治就是权力斗争，，权力斗争最能激发人的动物性，大陆文革就是写照，看你前面的文章还说人性趋善，，这点我有保留，，我是相信人性本恶的，，善是后天的社会制度法制道德约束出来的，，</text:p>
      <text:p text:style-name="P1"><text:span text:style-name="T1">陳真</text:span><text:s/>  |  2016.06.13 19:40   |   <text:a xlink:type="simple" xlink:href="http://palinfo.habago.org/Entry?Command=Information_PrintForum&amp;iPage=249#FORUM34679"><text:span text:style-name="T2">#</text:span></text:a></text:p>
      <text:p text:style-name="P3">我當然不是說我去冒人家的名字，我就是陳真，我去冒誰的名字幹嘛？我是說，如果有人取那樣一個名字，那就是故意要混淆視聽，讓人以為那個陳真就是我。台灣很多這種故意冒用我的名字發言的人渣，我不知道大陸也有。不過算了。<text:span text:style-name="T3"><text:line-break/><text:line-break/></text:span>但是，我想大陸人應該沒有人知道我是誰，不會有興趣抹黑我，我猜百分之百是台灣人。故意用我的名字在大陸呼籲共產黨打台灣，然後讓人以為那個人就是我，從而我就會變成更多台灣人心目中的台奸。<text:span text:style-name="T3"><text:line-break/><text:line-break/></text:span>這種齷齪事真是說不完。比方說我知道有一些綠營的網站，故意用一些奇奇怪怪的名字寫文章，但文章內容卻明明就是我的一些個人經歷，然後穿插各種真真假假的資訊在文章裏頭，達到各種抹黑的目的。<text:span text:style-name="T3"><text:line-break/><text:line-break/></text:span>比方說，認識我的人看到文章內容，心裏一定會想，這個署名很怪異的作者，他講的內容不就是陳真嗎，原來作者就是陳真啊，原來陳真是會幹這種搞匿名勾當跑到其它網站來講一些很低級很低能的怪話的人。然後，他心裏就會對我產生一種不信任感和鄙視感，於是我的人格就被打上了問號。<text:span text:style-name="T3"><text:line-break/><text:line-break/></text:span>這話題就別再說了，反正我真的很害怕華人，特別是台灣人，普遍品性很不好，陰暗複雜心眼邪門。</text:p>
      <text:p text:style-name="P1"><text:span text:style-name="T1">晕龊龊</text:span><text:s/>  |  2016.06.13 19:28   |   <text:a xlink:type="simple" xlink:href="http://palinfo.habago.org/Entry?Command=Information_PrintForum&amp;iPage=249#FORUM34678"><text:span text:style-name="T2">#</text:span></text:a></text:p>
      <text:p text:style-name="P2">陈真先生你可能误会了，，不是说你冒名之类，，只是那个台湾人取的名字，，我以为是先生本人，，那人原号在新浪微博叫陈志强，，好像是因为写的东西太红太左，批评中共<text:span text:style-name="T3"><text:s/></text:span>不严厉打击台独之类，，被新浪微博封号了，，</text:p>
      <text:p text:style-name="P1"><text:span text:style-name="T1">甄欣</text:span><text:s/>  |  2016.06.13 17:22   |   <text:a xlink:type="simple" xlink:href="http://palinfo.habago.org/Entry?Command=Information_PrintForum&amp;iPage=249#FORUM34677"><text:span text:style-name="T2">#</text:span></text:a></text:p>
      <text:p text:style-name="P3">有利用价值，和没有利用价值而已<text:span text:style-name="T3"><text:line-break/><text:line-break/></text:span>达赖对共产党政权根本没有威胁，反而作为对照组，是个亮点<text:span text:style-name="T3"><text:line-break/><text:line-break/></text:span>他越荒唐，越证明共产党说的是对的<text:span text:style-name="T3"><text:line-break/><text:line-break/></text:span>而且，共产党也没说达赖是大恶人啊。。。我作为被洗脑的大陆人，怎么从来没有听说过，您从哪里听来的<text:span text:style-name="T3"><text:line-break/><text:line-break/></text:span>共产党的说法，达赖是旧西藏农奴制度下的统治阶级，由于不肯放弃农奴制度，被逼武装叛乱，失败后逃亡海外<text:span text:style-name="T3"><text:line-break/><text:line-break/></text:span>如此而已<text:span text:style-name="T3"><text:line-break/><text:line-break/></text:span>他的宗教地位任然是受到承认的<text:span text:style-name="T3"><text:line-break/><text:line-break/></text:span>记得前段时间还有个笑话，说达赖不打算转世了<text:span text:style-name="T3"><text:line-break/><text:line-break/></text:span>中共说不行，达赖必须转世。。。</text:p>
      <text:p text:style-name="P1"><text:span text:style-name="T1">陳真</text:span><text:s/>  |  2016.06.13 16:05   |   <text:a xlink:type="simple" xlink:href="http://palinfo.habago.org/Entry?Command=Information_PrintForum&amp;iPage=249#FORUM34676"><text:span text:style-name="T2">#</text:span></text:a></text:p>
      <text:p text:style-name="P2">舉個例來說，如果你看<text:span text:style-name="T3">Yahoo </text:span>奇摩新聞，應該經常會看到大量的報導或文章，來自一個比<text:span text:style-name="T3"><text:s/>"</text:span>人渣自由亂報<text:span text:style-name="T3">" </text:span>稍微好一點的媒體叫做<text:span text:style-name="T3"><text:s/>"</text:span>民報<text:span text:style-name="T3">"</text:span>。這是什麼東西？總是寫一些綠油油的荒唐文字，幾乎完全以顏色為取向的一個媒體。裏面的寫手有不少是我以前的舊識或<text:span text:style-name="T3"><text:s/>"</text:span>同志<text:span text:style-name="T3">"</text:span>，當年白色恐怖年代從沒見過他們如此<text:span text:style-name="T3"><text:s/>"</text:span>勇敢<text:span text:style-name="T3">"</text:span>，當綠營思想成為政治主流之後，這些朋友們卻突然一個比一個<text:span text:style-name="T3"><text:s/>"</text:span>勇敢<text:span text:style-name="T3">"</text:span>；言論之荒唐，經常讓我感到瞠目結舌。<text:span text:style-name="T3"><text:line-break/><text:line-break/></text:span>底下這位陳永昌不知道是不是台大那個陳永昌，言論之荒唐，實難想像。總之，我只是要說，即便是像民報這樣一種綠油油的荒唐媒體，你知道它的創辦人是誰嗎？就是大我十幾屆的高醫學長、也是我在門諾醫院的同事，當過民進黨代理主席，叫做陳永興。但我不會因為他創辦一個如此可怕的媒體而懷疑他的人品。他確實也在許多方面對於台灣有極大的貢獻，比方說推動二二八和平運動，聲援雛妓，擔任最早期的台權會會長，不顧安危參與早年各種黨外抗爭。<text:span text:style-name="T3"><text:line-break/><text:line-break/></text:span>當我因為叛亂案走投無路時，主動幫我穿針引線指點迷津，讓我終於能夠在林口長庚醫院工作的人，就是他。當然，我並不是因為他曾善待我所以我才推崇他。人的好壞仍然還是得持平來看待。你可以大力反駁或攻擊對方的想法或主張，但還是應該還給對方一種為人處世上的公道；即便是交戰的敵人，也該還給敵人一個理應屬於他的榮耀與評價。<text:span text:style-name="T3"><text:line-break/><text:line-break/></text:span>達賴也一樣，其所作所為連我這樣一個高度推崇者都感到荒唐，但他終究不是共產黨所宣傳的什麼大惡人。共產黨真的很奇怪，真正的大惡棍是民進黨及其外圍組織等等這些人，但老共卻執之以禮，稱兄道弟，甚至還幫忙他們大賺人民幣。<text:span text:style-name="T3"><text:line-break/><text:line-break/></text:span>陳真<text:span text:style-name="T3"><text:line-break/>===============<text:line-break/></text:span>嚴厲譴責國、民兩黨迫害台灣立場堅定的洪素珠！<text:span text:style-name="T3"><text:line-break/><text:line-break/>https://goo.gl/GDnvMF<text:line-break/><text:line-break/></text:span>民報<text:span text:style-name="T3"><text:line-break/><text:line-break/></text:span>作者陳永昌<text:span text:style-name="T3"><text:line-break/><text:line-break/>2016</text:span>年<text:span text:style-name="T3">6</text:span>月<text:span text:style-name="T3">13</text:span>日<text:span text:style-name="T3"><text:line-break/><text:line-break/>6</text:span>月<text:span text:style-name="T3">11</text:span>日媒體報導今年<text:span text:style-name="T3">228</text:span>紀念日當天，洪素珠在高雄<text:span text:style-name="T3">228</text:span>公園現場幫忙記錄活動，聽到有人說「台灣人笨」、「不是中國人殺的」等，覺得好奇才過去談談，進而有後面的<text:span text:style-name="T3">2</text:span>分半影片，對方先口角衝突。<text:span text:style-name="T3"><text:line-break/><text:line-break/></text:span>洪素珠與<text:span text:style-name="T3">1949</text:span>逃難來台老榮民兩個社會基層人民之間有關<text:span text:style-name="T3">6</text:span>、<text:span text:style-name="T3">70</text:span>年來台灣、中國認同不同，再加上對話不對勁<text:span text:style-name="T3"><text:s/>(</text:span>榮民：你媽勒個屄。洪素珠：你罵什麼你？榮民：罵<text:span text:style-name="T3">…</text:span>我<text:span text:style-name="T3">…</text:span>我<text:span text:style-name="T3">…</text:span>（老伯舉起助行器試圖威嚇）<text:span text:style-name="T3">) </text:span>，爆發衝突。<text:span text:style-name="T3">(</text:span>見<text:span text:style-name="T3">6</text:span>月<text:span text:style-name="T3">11</text:span>日蘋果日報<text:span text:style-name="T3">)<text:line-break/><text:line-break/></text:span>某些媒體公開大力譴責洪素珠「辱罵」老榮民「中國難民」，醜化、仇視洪素珠。洪素珠「辱罵」他人變成不道德的氣氛發酵後，接著蔡英文、林全、民進黨、國民黨等再共同加入譴責迫害洪素珠，而蔡英文、國民黨、洪秀柱、朱立倫再於臉書相互讚許，兩黨一家親，變成端午節<text:span text:style-name="T3">4</text:span>天連假的大新聞！<text:span text:style-name="T3"><text:line-break/><text:line-break/></text:span>媒體如何醜化、仇視洪素珠呢？媒體、蔡英文、林全、陳菊、民進黨、國<text:span text:style-name="T3"><text:s/></text:span>民黨等說洪素珠「辱罵」老榮民「中國難民」，是破壞族群和諧、製造社會<text:span text:style-name="T3"><text:s/></text:span>對立、歧視言論。<text:span text:style-name="T3"><text:line-break/><text:line-break/></text:span>但說「難民」、「歐洲難民」、「中國難民」等名詞是辱罵嗎？<text:span text:style-name="T3"><text:line-break/><text:line-break/>6</text:span>月<text:span text:style-name="T3">1</text:span>日媒體報導達賴喇嘛日前接受德國媒體採訪，針對「歐洲難民」潮<text:span text:style-name="T3"><text:s/></text:span>表示歐洲已經接納了太多「難民」。<text:span text:style-name="T3"> <text:line-break/><text:line-break/>3</text:span>月<text:span text:style-name="T3">21</text:span>日羅馬天主教教皇方濟各，在復活節前的棕櫚主日禮拜上，促勿對「難民」問題袖手旁觀。<text:span text:style-name="T3"><text:line-break/><text:line-break/></text:span>從達賴喇嘛及教皇方濟各皆使用「難民」、「歐洲難民」等名詞，可見「難民」、「歐洲難民」及「中國難民」都是普通話、普通名詞，不是辱罵！何況<text:span text:style-name="T3">6</text:span>月<text:span text:style-name="T3">7</text:span>日蔡英文出席「歐洲難民婦幼關懷中繼站」捐贈儀式，指出面對「歐洲難民」的議題，也是用「歐洲難民」一詞！<text:span text:style-name="T3"><text:line-break/><text:line-break/></text:span>媒體說洪素珠「辱罵」老榮民「中國難民」，根本就是媒體故意以「辱罵」一詞來醜化、仇視洪素珠，煽動社會一些較不理性的人起哄，再由<text:span text:style-name="T3"><text:s/>Chinese Taipei </text:span>蔡英文、林全、陳菊、民進黨、國民黨等及一些較不理性的人共同加入迫害譴責洪素珠，譴責洪素珠對抗「中國」、「中國難民」！<text:span text:style-name="T3">...(</text:span>略掉一段廢話<text:span text:style-name="T3">)<text:line-break/><text:line-break/></text:span>刑法第<text:span text:style-name="T3">27</text:span>章妨害名譽及信用罪共<text:span text:style-name="T3">6</text:span>條，規定本章之罪，須告訴乃論。雄檢撈過界，欲擔任義務律師，煽動衝突，違反職責。高雄市長陳菊想親自製造另一個「高雄美麗島事件」嗎？！<text:span text:style-name="T3">....(</text:span>略掉一段廢話<text:span text:style-name="T3">)<text:line-break/><text:line-break/></text:span>媒體報導洪素珠曾在國小當故事媽媽，投影片教小學生「全世界最笨是台灣人，拿金錢、技術養大敵人，然後自己死無葬身之地」。<text:span text:style-name="T3"><text:line-break/><text:line-break/></text:span>台灣今天很多年青人薪水長久<text:span text:style-name="T3">22K</text:span>，比<text:span text:style-name="T3">20</text:span>年前還低、失業，這都是因為台灣企業、資金、技術逃到敵人中國，養大敵人中國，害死台灣很多年青人<text:span text:style-name="T3">22K</text:span>、失業，媒體怎會不知道呢？！<text:span text:style-name="T3"><text:line-break/><text:line-break/></text:span>由此內容可看出洪素珠是台灣立場堅定，為台灣年青人就業、薪水講話，憂台憂民，腦筋清楚，戰鬥力強！但媒體如民視卻以此內容譴責洪素珠，令人懐疑民視是否親中賣台？！腦筋有無思考？！<text:span text:style-name="T3"><text:line-break/><text:line-break/></text:span>外獨會<text:span text:style-name="T3">(</text:span>外省人台灣獨立會<text:span text:style-name="T3">)</text:span>成員認同台灣，受到台灣人尊敬，可見族群、語言、年代、歧視等都不是問題，而是「認同」問題。世界上各地，無法認同當地國，又與敵國互通款曲的人，自然會與當地國人民格格不入、衝突，並不奇怪。<text:span text:style-name="T3"><text:line-break/></text:span>這是一件<text:span text:style-name="T3"><text:s/>Chinese Taipei </text:span>族群對站穩台灣立場洪素珠的政治迫害！也證實民進黨是第二個國民黨，<text:span text:style-name="T3">Chinese Taipei </text:span>蔡英文「維持現狀」、追隨<text:span text:style-name="T3">Chinese Taipei </text:span>國民黨<text:span text:style-name="T3"><text:s/></text:span>、迎合中國！</text:p>
      <text:p text:style-name="P1"><text:span text:style-name="T1">陳真</text:span><text:s/>  |  2016.06.13 15:27   |   <text:a xlink:type="simple" xlink:href="http://palinfo.habago.org/Entry?Command=Information_PrintForum&amp;iPage=249#FORUM34675"><text:span text:style-name="T2">#</text:span></text:a></text:p>
      <text:p text:style-name="P3">甄欣<text:span text:style-name="T3">,<text:line-break/><text:line-break/></text:span>你說的我也都能認同。我對達賴在政治上的所作所為，近幾年特別感到失望。我幾乎已經沒法再把他看成是一個宗教人物。甘地卻剛好相反，甘地宗教性格很強，但他卻說自己只是一個老謀深算的政客。<text:span text:style-name="T3"><text:line-break/><text:line-break/></text:span>張藝謀說，一場戰役，兩邊都有英雄。這話挺有道理。人歸人，事歸事。但是，一般卻總是喜歡把不同立場的人給一概打為混蛋。<text:span text:style-name="T3"><text:line-break/><text:line-break/></text:span>比方說，林義雄所做的許多事，我都不認同，非常感冒，但我不會懷疑他的人品；我不會因為不認同其作為而把他打成混蛋。同理，我也不會因為有人想法或主張跟我一樣而抬舉他。<text:span text:style-name="T3"><text:line-break/><text:line-break/></text:span>現實世界的運作邏輯卻是這樣：只要旗子顏色對了，不管怎麼胡搞瞎搞，例如阿扁，永遠都是綠營的英雄。反之，顏色不對了，例如馬英九，明明是個品格正直、為人民賣力打拼、幾乎找不到一點毛病的政治人物，乾淨得跟水晶球一樣，但台灣人卻硬是要把他抹黑鬥臭。<text:span text:style-name="T3"><text:line-break/><text:line-break/></text:span>假若今天我還是綠的，我相信我應該也會被捧為人格者或綠營英雄，至少不會被人這樣糟蹋抹黑。<text:span text:style-name="T3"><text:line-break/><text:line-break/></text:span>總之，實事求是比較好，敵人也有可能是好人；但華人世界似乎有這樣一種思維：彷彿只要想方設法運用各種抹黑的修辭或手段把對手給鬥臭了，那麼，他的一切作為與想法便也跟著臭掉了。<text:span text:style-name="T3"><text:line-break/><text:line-break/></text:span>每次聽中共官方罵達賴，把他罵成一個居心險惡的無恥惡棍，我總覺得荒唐，因為這不但沒有任何說服力，反而只是讓人對官方失去基本的信任。別人要抹黑我很容易，因為我不是名人，我完全沒法替自己向社會大眾澄清，但要抹黑達賴卻很難，因為他是個公眾人物，動見觀瞻，他究竟為人如何，其實很難扭曲。硬要去扭曲他，只是讓自己失去人們的信任。</text:p>
      <text:p text:style-name="P1"><text:span text:style-name="T1">陳真</text:span><text:s/>  |  2016.06.13 14:57   |   <text:a xlink:type="simple" xlink:href="http://palinfo.habago.org/Entry?Command=Information_PrintForum&amp;iPage=249#FORUM34674"><text:span text:style-name="T2">#</text:span></text:a></text:p>
      <text:p text:style-name="P2">你是在跟我講話嗎？我不知道你在講什麼。<text:span text:style-name="T3"><text:line-break/><text:line-break/></text:span>網路世界令人厭惡。任何一個人渣，動動滑鼠，輕易就能冒名、抹黑或是捏造各種假資料假訊息，讓你只能吃啞巴虧，根本無從澄清。<text:span text:style-name="T3"><text:line-break/><text:line-break/></text:span>我不是那種窩囊到會想匿名的人，我也絕不會去其它任何地方留言，甚至我也不太寫<text:span text:style-name="T3"><text:s/>email, </text:span>二十幾年來幾乎不接電話。我一點都不是孤癖的人，我喜歡朋友，喜歡言不及義，但我對於華人世界<text:span text:style-name="T3">(</text:span>特別是台灣人<text:span text:style-name="T3">)</text:span>之陰暗複雜感到恐懼。<text:span text:style-name="T3"><text:line-break/><text:line-break/></text:span>我不知道你是誰，在這版面留言，敬請各位盡量發言要有重點，這裏畢竟不是聊天室。當然，最好請各位盡量以真實身份見人。一個人，如果他連講幾句不痛不癢的話都得匿名，如果連這樣也怕或是顧慮一大堆，那何不就保持沉默不要發言。<text:span text:style-name="T3"><text:line-break/><text:line-break/></text:span>陳真<text:span text:style-name="T3"><text:line-break/><text:line-break/>============<text:line-break/></text:span>晕龊龊<text:span text:style-name="T3"><text:s/>| 2016.06.13 12:47 | #<text:line-break/><text:line-break/></text:span>先生是微博被封号那位陈志强吗？他被封号后搞了个小号叫赛德克巴莱<text:span text:style-name="T3">-</text:span>陈真<text:span text:style-name="T3">-</text:span>台湾</text:p>
      <text:p text:style-name="P1"><text:span text:style-name="T1">甄欣</text:span><text:s/>  |  2016.06.13 13:57   |   <text:a xlink:type="simple" xlink:href="http://palinfo.habago.org/Entry?Command=Information_PrintForum&amp;iPage=249#FORUM34673"><text:span text:style-name="T2">#</text:span></text:a></text:p>
      <text:p text:style-name="P3">直接说阶级，大部分台湾人又没有了解过马哲，不仅不懂，还会下意识的反对。所以我说一个大家都能听懂的道理。<text:span text:style-name="T3"><text:line-break/><text:line-break/></text:span>其实哲学也不过是将大家都明白的道理归纳总结，形成理论体系而已</text:p>
      <text:p text:style-name="P1"><text:span text:style-name="T1">晕龊龊</text:span><text:s/>  |  2016.06.13 13:16   |   <text:a xlink:type="simple" xlink:href="http://palinfo.habago.org/Entry?Command=Information_PrintForum&amp;iPage=249#FORUM34672"><text:span text:style-name="T2">#</text:span></text:a></text:p>
      <text:p text:style-name="P2">呵呵，，甄欣的话不需要那么多，，就是中共的提法<text:span text:style-name="T3"><text:line-break/><text:line-break/></text:span>个人的好坏不能代表阶级或者群体的好坏，，除非他脱离代表那个阶级或者群体，消灭个人那个阶级群体还在，，<text:span text:style-name="T3"><text:line-break/><text:line-break/></text:span>现在中共反台独使不上力就是这原因，，只能笼统的说反台独，，对台独的冒尖代表人物批评一下，，但是如果要对付这个群体，，就不是那么好办，，会殃及池鱼，，</text:p>
      <text:p text:style-name="P1"><text:span text:style-name="T1">甄欣</text:span><text:s/>  |  2016.06.13 12:56   |   <text:a xlink:type="simple" xlink:href="http://palinfo.habago.org/Entry?Command=Information_PrintForum&amp;iPage=249#FORUM34671"><text:span text:style-name="T2">#</text:span></text:a></text:p>
      <text:p text:style-name="P3">陈医师，达赖是不是好人我不知道，但我知道他是封建农奴制度的奴隶主<text:span text:style-name="T3"><text:line-break/><text:line-break/></text:span>奴隶制时期，也有很多奴隶主对奴隶很好，很善良，但是我们要推翻他们<text:span text:style-name="T3"><text:line-break/><text:line-break/></text:span>封建时期，很多贵族，皇帝都是好人，但是我们还是要推翻他<text:span text:style-name="T3"><text:line-break/><text:line-break/></text:span>甚至蒋介石，公正的说，我也是佩服的，他怎么说也是一个有民族气节的伟大领袖，只是还不够伟大，在当时的社会环境下，他不足以拯救中国，不足以带来翻天覆地的变化而已，他受到太多中国传统士绅文化的约束。<text:span text:style-name="T3"><text:line-break/><text:line-break/></text:span>要不要推翻他，不是因为他是不是好人，而是他代表的统治者是否适合社会的发展<text:span text:style-name="T3"><text:line-break/><text:line-break/></text:span>这个世界上真正完全邪恶的人是不存在的，除非精神不正常，即使是本拉登，也有很多人支持他，爱他，只是每个人的眼界是局限的，因为他有他所属的利益共同体，你不能跳出利益共同体看问题<text:span text:style-name="T3"><text:line-break/><text:line-break/></text:span>达赖也许在他所属的利益共同体是个伟大的人，例如当年西藏的喇嘛与贵族群体，但是对于西藏数以万计的农奴来说，我相信他们更希望得到解放，而不是给一个看似善良的喇嘛头当奴隶。因为这个善良的喇嘛不答应解放奴隶，废除农奴制度。<text:span text:style-name="T3"><text:line-break/><text:line-break/></text:span>您可以上网搜索一个纪录片<text:span text:style-name="T3">“</text:span>废奴<text:span text:style-name="T3">”</text:span>，当然这是央视拍的，您可以说不可信，但是以您的智商，应该能够比较着看出，哪部分更可信。双方肯定都有偏向自己一方的言论。<text:span text:style-name="T3"><text:line-break/><text:line-break/></text:span>但是有一点，今天藏独，疆独的规模和能力，远不如您从西方媒体看到的那样，您可以去西藏新疆看看就知道了。<text:span text:style-name="T3"><text:line-break/><text:line-break/></text:span>如果达赖真有那么好，疆独真有那么好，为什么人民不支持？人民可不是只有那些会发表文章的上等人，还有更多在地里干活的农民，他们才是决定政权归属的人。<text:span text:style-name="T3"><text:line-break/><text:line-break/></text:span>要知道哪怕只有<text:span text:style-name="T3">1</text:span>万人造反，那对于一个政权来说，都是极其可怕的破坏力。别说他们没有武器，西方免费赠送都赶不及。<text:span text:style-name="T3"><text:line-break/><text:line-break/></text:span>就像我们手中的翻墙软件，西方以及法轮功组织免费赠送都赶不及<text:span text:style-name="T3"><text:line-break/><text:line-break/></text:span>翻不翻只是我们想不想的问题，其实墙已经不存在了，只是中文世界就是那么大，如果看中文的网站，绝大多数还是在大陆网站咨询更加丰富<text:span text:style-name="T3"><text:line-break/><text:line-break/></text:span>其实墙内的世界比墙外斗争还激烈，因为墙外才是真的一个声音。<text:span text:style-name="T3"><text:line-break/></text:span>您来看看就知道了<text:span text:style-name="T3"><text:line-break/><text:line-break/></text:span>共产党有武器，有军队，所以无法推翻这种话是西方骗人的，苏联就是军队造反了，国军当年也是天下谁人不通共。<text:span text:style-name="T3"><text:line-break/><text:line-break/></text:span>军人也是人，也是人生父母样的，如果一个政权真的不得民心，第一个推翻他的就是他的军队。参考中国历代王朝灭亡进程。</text:p>
      <text:p text:style-name="P5"/>
      <text:p text:style-name="P1"><text:span text:style-name="T1">晕龊龊</text:span><text:s/>  |  2016.06.13 12:47   |   <text:a xlink:type="simple" xlink:href="http://palinfo.habago.org/Entry?Command=Information_PrintForum&amp;iPage=250#FORUM34670"><text:span text:style-name="T2">#</text:span></text:a></text:p>
      <text:p text:style-name="P3">先生是微博被封号那位陈志强吗？他被封号后搞了个小号叫赛德克巴莱<text:span text:style-name="T3">-</text:span>陈真<text:span text:style-name="T3">-</text:span>台湾</text:p>
      <text:p text:style-name="P1"><text:span text:style-name="T1">陳真</text:span><text:s/>  |  2016.06.13 12:06   |   <text:a xlink:type="simple" xlink:href="http://palinfo.habago.org/Entry?Command=Information_PrintForum&amp;iPage=250#FORUM34669"><text:span text:style-name="T2">#</text:span></text:a></text:p>
      <text:p text:style-name="P6"><text:span text:style-name="T1">這是當時所謂太陽花</text:span><text:s/>"<text:span text:style-name="T1">學運</text:span>" <text:span text:style-name="T1">的現場：</text:span>"<text:span text:style-name="T1">支那賤畜，外來種滾</text:span>"<text:line-break/><text:line-break/>http://blog.yam.com/jostar2/article/38888893<text:line-break/><text:line-break/>http://goo.gl/vMNYds<text:line-break/><text:line-break/>http://goo.gl/WJyc0V</text:p>
      <text:p text:style-name="P1"><text:span text:style-name="T1">晕龊龊</text:span><text:s/>  |  2016.06.13 11:43   |   <text:a xlink:type="simple" xlink:href="http://palinfo.habago.org/Entry?Command=Information_PrintForum&amp;iPage=250#FORUM34668"><text:span text:style-name="T2">#</text:span></text:a></text:p>
      <text:p text:style-name="P3">个人对于台湾的政治运动，或者说人群大规模聚集，中间不出乱子还是比较佩服，大陆现在如果是有组织活动还行，，特别是那种自发的，，就像前几年钓鱼岛，对外的示威在有些城市差点演变成对内的打砸抢，，我以为<text:span text:style-name="T3">90</text:span>过后大家都忙着赚钱，，人至少理性点，，会算账了，，结果还是有大批吃饱太闲的，，最近几年这类事少了，，不知道是素质提高，还是闲人少了，，反正人这东西不好说，，</text:p>
      <text:p text:style-name="P1"><text:span text:style-name="T1">陳真</text:span><text:s/>  |  2016.06.13 11:41   |   <text:a xlink:type="simple" xlink:href="http://palinfo.habago.org/Entry?Command=Information_PrintForum&amp;iPage=250#FORUM34667"><text:span text:style-name="T2">#</text:span></text:a></text:p>
      <text:p text:style-name="P2">最近有位洪素珠因為四處辱罵外省人受到矚目。其實，在過去至少<text:span text:style-name="T3"><text:s/>20 </text:span>年來，類似言論難道不就是民進黨的一個基本句型。底下是阿扁當總統時的一段談話，時間應該是<text:span text:style-name="T3"><text:s/>2007</text:span>年。我不知道對岸看不看得到這段影像：<text:span text:style-name="T3"><text:line-break/><text:line-break/>https://www.youtube.com/watch?v=lbIHbltfvUo<text:line-break/><text:line-break/></text:span>你能想像一個所謂總統，居然會講這樣一些話嗎？但這不是特例，而是日常用語。綠營純粹就是靠這一套挑撥族群仇恨的語言做為一種養份而茁壯。一群理當受到各方敬重的老兵，在綠營人士的嘴裏，往往就跟寄生蟲沒兩樣。難道他們真的誤解如此之深？當然不是。只要對他們個人或他們的黨有利，看是要抹黑誰或造什麼謠等等等，根本不是問題。<text:span text:style-name="T3"><text:line-break/><text:line-break/></text:span>更早之前罵得更是離譜，往往夾雜辱及先人或帶有生殖器字眼的各種髒話，並且把這樣一種言行，視為<text:span text:style-name="T3"><text:s/>"</text:span>真正台灣人<text:span text:style-name="T3">" </text:span>的一種<text:span text:style-name="T3"><text:s/>"</text:span>氣魄<text:span text:style-name="T3">"</text:span>；政客只要操弄這一套抹黑中國人的語言，往往就會被人民視為英雄，在南部更是如此。<text:span text:style-name="T3"><text:line-break/><text:line-break/></text:span>我不知道各位有沒有聽過一度非常盛行的南部地下電台，每天全年無休地播放，完全沒有任何文明尺度可言，純粹就是造謠抹黑，要不就是以各種不堪入耳的話反中反華，辱罵外省人。但是，你得搞清楚，即便是洪素珠或王定宇或段什麼康的之類，他們自己統統都是所謂外省人。<text:span text:style-name="T3"><text:line-break/><text:line-break/></text:span>記得曾寫過一段往事，將近三十年前，我跟當時幾位黨外朋友的對話。這幾位朋友後來都當上部會首長，而且還是所謂形象牌，形象<text:span text:style-name="T3"><text:s/>"</text:span>清新<text:span text:style-name="T3">"</text:span>。記得當時我跟他們聊天講到雛妓問題，聊到一些偷渡來台賣春的大陸年輕女孩。我講了很多很可悲的故事，大家靜靜地聽，沒想到我講完之後，他們竟然說，<text:span text:style-name="T3">"</text:span>真是越聽越火大，聽得歸卵泡火<text:span text:style-name="T3"><text:s/>(</text:span>台語：整個生殖器氣到都冒火了之意<text:span text:style-name="T3">)</text:span>，要不然大家來去玩女人消消氣好了<text:span text:style-name="T3">"</text:span>。另一位則幫腔說，<text:span text:style-name="T3">"</text:span>記得要玩外省女人，不要欺負本省的<text:span text:style-name="T3">"</text:span>。黨外時，同樣也有些前輩，居然以他自己向來嫖妓玩女人只嫖外省女人為榮。<text:span text:style-name="T3"><text:line-break/><text:line-break/></text:span>為什麼會離譜到這種地步，大家卻不以為忤，反倒覺得很光榮，很偉大。這當然有它整個結構上與歷史上的因素。國民黨當初以高級外省人之姿，長達數十年，百般糟蹋、醜化台灣人，台灣人簡直就跟二等國民或未開化的低等民族沒兩樣，於是種下了這樣一個禍根。綠油油的生物，利用這樣一種深藏社會底層的不滿，拿來大力炒作，藉以區分敵我，騙取選票，獲取個人權位暴利。<text:span text:style-name="T3"><text:line-break/><text:line-break/></text:span>這個黨，及其同路人，向來滿口自由民主與人權，真難想像怎麼會有人相信這種鬼話，難道是瞎了眼？這些人，基本上就是不擇手段謀取私利、卻不惜傷害公眾長遠福祉的一個詐騙集團。現在全面掌權了，你看，才短短幾天，所作所為依然還是鬥爭、抹黑、造謠、濫權耍詐以及各種政治操弄。經過<text:span text:style-name="T3"><text:s/>20</text:span>年這樣一種<text:span text:style-name="T3"><text:s/>"</text:span>民主洗禮<text:span text:style-name="T3">"</text:span>，台灣老早已經被世界遠遠拋在後面，往後至少還有四年到八年的荒唐痛苦日子要過。一群不擇手段的賊，當他全面佔領一個國家與社會，你想他會幹些什麼？<text:span text:style-name="T3"><text:line-break/><text:line-break/></text:span>這些人其實是沒有任何信念與信仰的，當然也沒有所謂立場，更不是什麼台獨；這一切都只是一種手段，個人利益才是唯一目的。把這些人視為什麼台獨份子，真是一種天大的誤會。過去不是，現在不是，將來更不是。</text:p>
      <text:p text:style-name="P1"><text:span text:style-name="T1">方在平</text:span><text:s/>  |  2016.06.13 10:24   |   <text:a xlink:type="simple" xlink:href="http://palinfo.habago.org/Entry?Command=Information_PrintForum&amp;iPage=250#FORUM34666"><text:span text:style-name="T2">#</text:span></text:a></text:p>
      <text:p text:style-name="P3">陈真医师你好，巴勒网在大陆并未被墙，直连即可。</text:p>
      <text:p text:style-name="P1"><text:span text:style-name="T1">陳真</text:span><text:s/>  |  2016.06.13 02:19   |   <text:a xlink:type="simple" xlink:href="http://palinfo.habago.org/Entry?Command=Information_PrintForum&amp;iPage=250#FORUM34665"><text:span text:style-name="T2">#</text:span></text:a></text:p>
      <text:p text:style-name="P2">歡迎各位同志。我不知道何處是<text:span text:style-name="T3"><text:s/>"</text:span>天涯<text:span text:style-name="T3">"</text:span>。平常很少上網，因為不知道上網要看什麼。電腦之於我，就只是一台打字機兼音樂播放器。<text:span text:style-name="T3"><text:line-break/><text:line-break/></text:span>祖國不是管得很嚴嗎？不知道進來巴勒是翻牆還是走大門？巴勒網在台灣算是極少數的異端<text:span text:style-name="T3"><text:s/>(</text:span>當然，它只是一個不太為人所知的小團體，小到也許連團體都稱不上<text:span text:style-name="T3">)</text:span>，而我呢，應該又是巴勒網裏頭更為少數的異端。不過，所謂異端，僅僅只是指的兩岸關係的理解與態度上。至於做為一個人應有的人性上，我想絕大多數人終究是一致的。人心總是趨向善，但因為宣傳與謊言，給善惡搞了人為加工，於是，善惡是非往往就顛倒了，混淆了，讓原本應該站在一起的人，各自站到善惡的兩端，甚至互為寇讎。<text:span text:style-name="T3"><text:line-break/><text:line-break/></text:span>對於六四，你們講的我大多認同。我不至於偽善或無知愚蠢到會在公眾意義上去放大或渲染這樣一件事。現實世界裏，一大片無人聞問的巨大血腥天天上演，我都能默然了，自然也不會在相對細微的過往歷史上裝腔作勢。當然，在另外一層意義上，事無大小，同等重要，在你看來瑣碎之事，在我看來也許重大，每個人有他各自的品味與關注。<text:span text:style-name="T3"><text:line-break/><text:line-break/></text:span>每天買菜做飯，但我終究不是一個廚師；我參與很多政治與社運，但我終究也不會是一個政治人物或社運家。對我來說，生活並不僅僅是柴米油鹽，它理當是更為寬廣的一種東西。政治也一樣，它只是生活、文化以及整體生命的一小部份。但是，對很多人來講，彷彿政治就是整個世界的唯一顏色，足以扭曲人性，扭曲善惡是非。<text:span text:style-name="T3"><text:line-break/><text:line-break/></text:span>我的阿公，一百年前飄洋過海來到台灣，我在這裏出生，理當兩岸三地都是家，但不知曾幾何時，在這島上，家的感覺越來越淡薄，家鄉如異鄉。十多年前，我就曾經用<text:span text:style-name="T3"><text:s/>"</text:span>家鄉如異鄉<text:span text:style-name="T3">" </text:span>這標題在報紙上寫過文章，因為綠油油的政治，把家弄得越來越不像個家了，天天都有人叫我滾回去。可是我要滾回哪裏去？這難道不就是同一個家嗎？難道是要叫我從陽台滾回客廳？<text:span text:style-name="T3"><text:line-break/><text:line-break/></text:span>我很小就失去了家，年少飄泊，流浪在外，始終渴望一種家的感覺。家有大有小，小的姑且不說，光說大的，別人怎麼想的我不知道，但即便是三十年前當我在政治上還是個不要命的台獨份子時，依然始終仰望著一種文化上的連結。曾幾何時，似乎只要與中國或中華文化有關的一切，突然被定義為一種毒素，一種精神污染；就連寫個短文表達對於對岸某個高中的同學之間有人罹患絕症的患難真情，都能因此招惹來彷彿我犯下巨奸大惡之罪的一片辱罵與抹黑。十多年前，幾位因為貧窮偷渡來台謀生的大陸年輕女子被人蛇集團推入海底喪命，竟也能引來部份人的一片叫好，眾人竟對此不覺訝異與反感。可是，這真的是人性之常嗎？若非人為洗腦，人性有可能自然發展成這樣嗎？<text:span text:style-name="T3"><text:line-break/><text:line-break/></text:span>對岸口中十惡不赦的壞蛋<text:span text:style-name="T3">--</text:span>達賴，我覺得他不但一點也不壞，而且心地善良；就如同綠營支持者之中也有很多好人，而且，越是基層，越是良善，他只是腦袋不清而已，心腸倒不壞。當然，我同樣也不認同達賴自甘被美國所利用的種種行徑。但是，行為與心靈終究是兩回事。所謂好人，並不是做好事的人；好人不一定做好事，所謂混蛋也不一定做壞事。事實上，我看台灣很多人渣，十個有九個半，幾乎都聚集在所謂進步的社運界裏。<text:span text:style-name="T3"><text:line-break/><text:line-break/></text:span>提到達賴是因為他曾講過一件事，讓我印象很深。他說，有個喇嘛被共產黨抓去關在黑牢裏，長達十數年，一度遭受酷刑。出獄後見到達賴。達賴問他牢裏苦不苦，他說不苦，但有一事特別痛苦，那就是他打從心底油然而生的恨；他得花多少心力才能把這個恨給壓下來。他說，他很害怕自己會失去心裏的善念。<text:span text:style-name="T3"><text:line-break/><text:line-break/></text:span>我很喜歡杜斯妥也夫斯基，從高中便開始讀他的小說，讀過一遍又一遍，經常感覺自己都快融入故事中，成為其中的角色。杜斯妥也夫斯基曾經這麼說：<text:span text:style-name="T3">"There is only one thing that I dread: not to be worthy of my sufferings." (</text:span>我只害怕一件事，我怕我配不上我所承受的痛苦。<text:span text:style-name="T3">) <text:line-break/><text:line-break/></text:span>我雖然沒法證實，但至少在某些事情上，所謂人同此心，我相信，面對著綠營十幾二十年來極度卑劣無恥的挑撥族群仇恨與妖魔化大陸人，滿口謊言，不擇手段，以及種種無法無天的倒行逆施與顛倒是非黑白，很多人的心裏頭肯定也跟我一樣，對之充滿厭惡甚至仇恨；就如同我對美國充滿痛恨一般。有時，我似乎能體會那位喇嘛講的話，我害怕的其實不是外來的折磨，而是來自自己內心的恨，因為那將使我所承受的一切痛苦失去它應有的意義。杜斯妥也夫斯基如此說道：<text:span text:style-name="T3">"</text:span>苦難是一種土壤，只要你願意把你內心所有的情感全數深藏在這片土壤中，很可能會綻放出令你意想不到的美麗花朵<text:span text:style-name="T3">"</text:span>。<text:span text:style-name="T3"><text:line-break/><text:line-break/></text:span>也許我們應該痛恨的是惡事，而不是痛恨人本身。美國再怎麼壞，美國人跟我們一樣都是人，根本沒有兩樣；把一顆飛彈或核彈給砸在華盛頓，表面上聽起來好像很爽，這下終於讓美國人也能嚐嚐戰火的滋味，嚐嚐肢體破碎、家園毀於一旦的感覺，可是，死傷的難道不也一樣是人命？美國人難道就不會痛？不會哭？美國人難道就沒有他自己的家人？<text:span text:style-name="T3"><text:line-break/><text:line-break/></text:span>講這個不知道會不會太抽象，太不切實際，其實我也不知道。我只知道，不管什麼樣膚色的人，不管他來自哪裏，他的痛苦，理當也是你我的痛苦才對。因此，人類應該盡一切可能避免戰爭，並且盡一切可能去制止惡事，減少戰爭發生的風險。<text:span text:style-name="T3"><text:line-break/><text:line-break/></text:span>曾經有人嘲笑甘地的非暴力太過於不切實際，有個記者故意問他說，<text:span text:style-name="T3">"</text:span>甘地先生，假如敵人準備對印度丟下核彈，請問你的非暴力如何可能制止？<text:span text:style-name="T3">" </text:span>甘地說，這很簡單，我們就大家一起集結來到戶外大地上，眾人仰起頭，對著準備投下核彈的飛行員微笑。甘地的意思當然不是說敵人看到你的微笑，心腸就軟了；但是，難道你殺我一億，我就該炸你八千？這樣能有什麼好處？甘地主張印度獨立，他說，他毫不猶豫會用<text:span text:style-name="T3"><text:s/>"</text:span>惡魔<text:span text:style-name="T3">" </text:span>一詞來形容英國的殖民政策，但他說，<text:span text:style-name="T3">"</text:span>如果印度人對於英國人心裏懷著一絲仇恨，那他寧可印度永遠不要獨立，永遠當英國人的奴隸<text:span text:style-name="T3">"</text:span>。<text:span text:style-name="T3"><text:line-break/><text:line-break/></text:span>綠色政客們藉著醜化大陸人，塑造為邪惡仇敵，挑起台灣人對於大陸人根本就是莫名其妙的仇恨，藉以從中謀取私人權位與暴利。我們該痛恨的是這種行為，而不是痛恨那些被洗腦被誤導的人。人其實大多是很笨的，他的無知與愚蠢很容易就會被利用；但是，笨雖笨，每個人總有個心腸，我相信這顆心腸基本上都還是善的。唯有善意才能贏得善意，這並不妨礙人們去制止各種惡事的發生與蔓延。</text:p>
      <text:p text:style-name="P1"><text:span text:style-name="T1">晕龊龊</text:span><text:s/>  |  2016.06.12 19:25   |   <text:a xlink:type="simple" xlink:href="http://palinfo.habago.org/Entry?Command=Information_PrintForum&amp;iPage=250#FORUM34664"><text:span text:style-name="T2">#</text:span></text:a></text:p>
      <text:p text:style-name="P3">各位谈<text:span text:style-name="T3">64</text:span>还要注意那个年代，我是成长在那个年代，那时候大陆制造业还没起来，不要说农村，各大城市都有大批的无业青年，<text:span text:style-name="T3">81.83</text:span>的严打虽然打击了很多，，但是社会上还是有大批吃饱太闲的人，，那个年代娱乐消遣也少，，<text:span text:style-name="T3">64</text:span>不光北京，，全国都在闹，，我们四川的成都把人民商场都抢光烧了，警察都没法，，但绝对不是学生干的，，可能有个别，干这些事的就是那些吃饱太闲的社会青年，就我在的小县城那些人三天两头都搞点打架斗殴事，，不要说大城市了，有网络过后娱乐消遣多了，，就好点了，，现在混社会的不会吃饱太闲去惹事，，惹事都是为钱</text:p>
      <text:p text:style-name="P1"><text:span text:style-name="T1">甄欣</text:span><text:s/>  |  2016.06.12 19:25   |   <text:a xlink:type="simple" xlink:href="http://palinfo.habago.org/Entry?Command=Information_PrintForum&amp;iPage=250#FORUM34663"><text:span text:style-name="T2">#</text:span></text:a></text:p>
      <text:p text:style-name="P2">有人将这里的链接发到了天涯，没想到现在还有人这么热烈的讨论<text:span text:style-name="T3">64<text:line-break/><text:line-break/></text:span>作为台湾人，陈真先生（抱歉我不了解台湾名人，不知道该怎么称呼您）能够透过现象看到极其接近本质，已经相当令人敬佩了，毕竟长期生活在抹黑中国的环境中，还能保持独立的见解是很不容易的。<text:span text:style-name="T3"><text:line-break/><text:line-break/></text:span>但是有个问题不在大陆生活您是感受不到的，也许这可以解释您的疑问。<text:span text:style-name="T3"><text:line-break/><text:line-break/></text:span>中国人背上的包袱到底是什么，上到国家领袖，下到贩夫走卒，心中都有一个渴望，那就是中国重回世界之巅，在这个目标实现之前，其他一切矛盾都可以放下。<text:span text:style-name="T3"><text:line-break/><text:line-break/></text:span>共产党不是没有解释，事实上解释了，只是国外媒体不会报道，就算报道了，也不会相信，共产党说的都是骗人的，这是西方媒体长期洗脑的结论。<text:span text:style-name="T3"><text:line-break/><text:line-break/></text:span>这是话语权的问题，既然说了没用，那这个锅就干脆背了。要想洗白自己的委屈，就必须出让国家利益，否则西方不会帮你说话。为了国家利益，一个党的名声算什么，更不要说哪个领袖的名声了。<text:span text:style-name="T3"><text:line-break/><text:line-break/></text:span>其实在中国人民看到解放军被烧尸，吊在桥上的时候，西方已经失败了，他们不懂解放军在中国人民心中的分量。共产党已经获得了民心的支持，不再畏惧西方媒体的抹黑了。<text:span text:style-name="T3"><text:line-break/><text:line-break/></text:span>在那一刻，事情已经定性，学生是为国牺牲，军人是为国牺牲，大家都是为国牺牲，但是后来的发展，尤其是苏联的解体，已经证明了他们的牺牲是值得的，我们避免了走上苏联的结局。<text:span text:style-name="T3"><text:line-break/><text:line-break/></text:span>这也是为什么现在大陆人都不想提这个事，不是害怕不敢提，而是没有意义了，一场失败的颠覆运动，牺牲了一些爱国学生，就是这样，我么能成功抵御了一次有可能亡国的攻击。<text:span text:style-name="T3"><text:line-break/><text:line-break/></text:span>我经常看到台湾人觉得大陆不会打台湾怎样怎样，却不知道世界上每天都在战争，我们的和平是用武力和牺牲换来的，不是用圣母心换来的。<text:span text:style-name="T3"><text:line-break/><text:line-break/></text:span>大陆有思想的人都知道和平崛起是个笑话，最终必有一战，我们已经准备好迎接战争，所以为了挺过这一战，中国不能没有共产党，不管你多么讨厌他。<text:span text:style-name="T3"><text:line-break/><text:line-break/></text:span>一但中国动乱，就算不灭种，等我们<text:span text:style-name="T3">100</text:span>年后再次崛起，恐怕人类都已经进入星际时代了<text:span text:style-name="T3"><text:line-break/><text:line-break/></text:span>所以我们乱不起，不是我们不想争取权益，实在是有更加重要的事情要去做</text:p>
      <text:p text:style-name="P1"><text:span text:style-name="T1">晕龊龊</text:span><text:s/>  |  2016.06.12 18:50   |   <text:a xlink:type="simple" xlink:href="http://palinfo.habago.org/Entry?Command=Information_PrintForum&amp;iPage=250#FORUM34662"><text:span text:style-name="T2">#</text:span></text:a></text:p>
      <text:p text:style-name="P3">从天涯过来，看到好多人对<text:span text:style-name="T3">64</text:span>的留言，陈先生也希望中共平反之类话语，本人<text:span text:style-name="T3">77</text:span>年生人，动乱那年小学六年级，对有些事情还有记忆，但不是亲历。<text:span text:style-name="T3">64</text:span>估计翻案是不可能的<text:span text:style-name="T3"><text:line-break/></text:span>事件中大部分参与者，学生，政府，警察，军人，都没有错，，错在哪里呢，，错在中国人太多，又爱围观，，俗话说人上一百形形色色，，政府派军队驱散的时候，，大部分群众本着建国一直的理念人民军队为人民去阻挡是没错的，但是谁能保证人群中没有流氓地痞或者老美的线人，只需要几拳头砖头就能点燃矛盾，在说发展到后面已经抢到枪和坦克了，军队也是人，就算有打不还手骂不还口的命令，，火气上来，，后面的就不说了，，这事平不平反没什么意义，，看看那些当时的领军人物都异化成什么了，，</text:p>
      <text:p text:style-name="P1"><text:span text:style-name="T1">陳真</text:span><text:s/>  |  2016.06.12 14:52   |   <text:a xlink:type="simple" xlink:href="http://palinfo.habago.org/Entry?Command=Information_PrintForum&amp;iPage=250#FORUM34661"><text:span text:style-name="T2">#</text:span></text:a></text:p>
      <text:p text:style-name="P2">最近忙搬家，整理東西，在好幾大箱的<text:span text:style-name="T3"><text:s/>"</text:span>廢紙<text:span text:style-name="T3">" </text:span>堆裏找到一些往日遺跡。以前沒有電腦，每天爬格子，所以過去作家常自稱爬格子動物。很多傳單幾乎都是我用手寫的。自己寫，自己發。每張傳單的背後，都是一番血淚，不堪回首。<text:span text:style-name="T3"><text:line-break/><text:line-break/></text:span>我找到一張廢棄的傳單，上頭是我發表在報上的一篇文章影印本，標題是<text:span text:style-name="T3"><text:s/>"</text:span>去其軀殼，留其靈魂<text:span text:style-name="T3">"</text:span>，悼念五天前剛自焚死去的鄭南榕。內文中我如此寫道：<text:span text:style-name="T3"><text:line-break/><text:line-break/>"</text:span>南榕先生，嫉惡如仇，剛烈正直，獻身反對運動多年，不求聞達，不計毀譽，堅持原則與理想，踽踽獨行而無所怨，無所悔。終而，以血肉之軀，抗暴政之不仁，去其軀殼，留其靈魂。<text:span text:style-name="T3">"<text:line-break/><text:line-break/></text:span>文章影印本的旁邊，我還用手寫了一段話，整個就這樣編排成一張小傳單。<text:span text:style-name="T3"><text:line-break/><text:line-break/></text:span>我手寫的這段話原文是英文，很長，作者佚名不可考。我在傳單上用比較簡短的話把它翻成中文。我是這麼寫的：<text:span text:style-name="T3"><text:line-break/><text:line-break/>"</text:span>假如我們的目光，能超越今天，具有像神那樣的慧眼，我們決不會介意眼前的痛苦。<text:span text:style-name="T3"><text:line-break/><text:line-break/></text:span>假如我們能看到今天以後的事，具有像神那樣的見識，我們就會知道：<text:span text:style-name="T3"><text:line-break/><text:line-break/></text:span>為什麼必須流淚<text:span text:style-name="T3"><text:line-break/><text:line-break/></text:span>為什麼珍愛的東西會逝去<text:span text:style-name="T3"><text:line-break/><text:line-break/></text:span>為什麼黑暗將導向光明<text:span text:style-name="T3"><text:line-break/><text:line-break/></text:span>為什麼坎坷的道路，終必平坦。<text:span text:style-name="T3">"<text:line-break/><text:line-break/></text:span>幾十年來，這段話始終縈繞胸懷，不曾離去，就好像有個會說話的小精靈住在我心裏頭似的。<text:span text:style-name="T3"><text:line-break/><text:line-break/></text:span>往事杳杳，如煙如塵，只不過一張張薄薄爛爛發黃的廢紙，無足輕重；如同生命一般，一個個艱難的日子，就這樣輕飄飄地過去了。然而，<text:span text:style-name="T3">"</text:span>往事如煙，但往事並不如煙<text:span text:style-name="T3">"(</text:span>章詒和語<text:span text:style-name="T3">)</text:span>。如煙消散的是一己悲歡，不如煙的究竟又是一些什麼呢？其實我也惘然了。</text:p>
      <text:p text:style-name="P1"><text:span text:style-name="T1">陳真</text:span><text:s/>  |  2016.06.12 14:51   |   <text:a xlink:type="simple" xlink:href="http://palinfo.habago.org/Entry?Command=Information_PrintForum&amp;iPage=250#FORUM34660"><text:span text:style-name="T2">#</text:span></text:a></text:p>
      <text:p text:style-name="P3">李敖八十大壽的座談，是<text:span text:style-name="T3"><text:s/>YOUTUBE </text:span>首頁<text:span text:style-name="T3"><text:s/>"</text:span>推薦<text:span text:style-name="T3">" </text:span>我看的，因為推薦的那一天剛好是<text:span text:style-name="T3"><text:s/>6</text:span>月<text:span text:style-name="T3">9 </text:span>號，我以為是這兩天的事，原來是去年此時的事。謝謝友人指正，內文已更改。</text:p>
      <text:p text:style-name="P5"/>
      <text:p text:style-name="P1"><text:span text:style-name="T1">陳真</text:span><text:s/>  |  2016.06.12 04:27   |   <text:a xlink:type="simple" xlink:href="http://palinfo.habago.org/Entry?Command=Information_PrintForum&amp;iPage=251#FORUM34659"><text:span text:style-name="T2">#</text:span></text:a></text:p>
      <text:p text:style-name="P3">前天下午，我去拷貝一把鑰匙，站在路邊等著，有個年輕女生站在一旁屋簷下看了我一眼，然後，似乎鼓起一番勇氣，慢慢向我走來。她一開口，我就知道她來自大陸，手上拿著一張地圖，問我<text:span text:style-name="T3"><text:s/>"</text:span>阿珠鱔魚麵<text:span text:style-name="T3">" </text:span>在哪？我說<text:span text:style-name="T3"><text:s/>"</text:span>我不知道啊，妳有地址嗎？<text:span text:style-name="T3">" </text:span>他秀出一張用原子筆圈圈叉叉畫得密密麻麻的地圖給我看，說是飯店櫃台告訴她的一家小吃店，但沒給地址，就只在地圖上海安路的某個位置上標了個大紅點。<text:span text:style-name="T3"><text:line-break/><text:line-break/></text:span>我說，<text:span text:style-name="T3">"</text:span>海安路離這裏很遠哦，差不多一兩公里。妳沒交通工具嗎？<text:span text:style-name="T3">" </text:span>她說<text:span text:style-name="T3"><text:s/>"</text:span>不遠不遠，從地圖上看來很近。<text:span text:style-name="T3">" </text:span>她說她<text:span text:style-name="T3"><text:s/>"</text:span>從五、六公里外的地方一路走來都不覺得遠<text:span text:style-name="T3">"</text:span>。我問她去<text:span text:style-name="T3"><text:s/>"</text:span>阿珠鱔魚麵<text:span text:style-name="T3">" </text:span>幹嘛？她說是旅館櫃台推薦的。我說我就住海安路上，<text:span text:style-name="T3">"</text:span>就在妳地圖上畫的這一帶，但我從沒聽過有這家店。應該很不容易找，因為那一帶很多小巷弄，上百家小吃店。<text:span text:style-name="T3">" </text:span>她反問我，<text:span text:style-name="T3">"</text:span>那你有沒有推薦我吃什麼？<text:span text:style-name="T3">" </text:span>我說，<text:span text:style-name="T3">"</text:span>現在都下午三點多了，妳是要吃晚餐還是吃點心？其實在台南吃什麼都差不多。<text:span text:style-name="T3">"<text:line-break/><text:line-break/></text:span>說完，我就把她給扔下了。她似乎仍不死心，非吃阿珠鱔魚麵不可，眼神有著一種失望，但我也只能幫到這。我跟她說，<text:span text:style-name="T3">"</text:span>妳就隨便亂逛，總會碰到妳想吃的，只要記得怎麼回去旅館就好，不用特地大老遠跑到哪一家店，鱔魚麵都差不多，沒聽說過哪一家特別有名。<text:span text:style-name="T3">"<text:line-break/><text:line-break/></text:span>等她走遠了，我的鑰匙也打好了。原本考慮開車載她去尋找她非吃不可的阿珠鱔魚麵，後來想想算了，旅行嘛，總得自己冒點險才有趣。當我開車離去經過她身邊時，發現她彎腰盯著路邊一家賣布丁與飲料店的看板，看得很專心。<text:span text:style-name="T3"><text:line-break/><text:line-break/></text:span>在台灣，有時看到陸客，心裏頭難免都會有這樣一個憂慮：<text:span text:style-name="T3">"</text:span>你們來台灣玩，台灣人待你們友善嗎？<text:span text:style-name="T3">" </text:span>背地裏講講難聽話也就算了，但是，來者是客，至少表面上應該不會跟你們為難、講些什麼<text:span text:style-name="T3"><text:s/>"</text:span>支那賤畜滾回去<text:span text:style-name="T3">" </text:span>之類的吧？<text:span text:style-name="T3"><text:line-break/><text:line-break/></text:span>過去十幾年來，當我都還不曾去過大陸之前，就經常有所謂愛台灣的台灣人叫我滾回大陸去，不管是<text:span text:style-name="T3"><text:s/>email </text:span>或電話或網路等等，各種極其難聽的辱罵，十幾年來不曾停止。如果只是辱罵那還算客氣哦，辱罵之外往往還有各種不可思議的抹黑造謠，或是冒名騷擾、自導自演，或干擾工作單位或半夜、清晨打電話來裝神弄鬼或罵人等等等等等，可以說是無所不用其極。這些人，毫無疑問都是所謂<text:span text:style-name="T3"><text:s/>"</text:span>台獨<text:span text:style-name="T3">"</text:span>。<text:span text:style-name="T3"><text:line-break/><text:line-break/></text:span>可是，台獨如果真的那麼神聖，那你們應該叫我一聲祖師爺才對，怎麼是叫我滾呢？我可是綠營人士二十多年前出書認證的第一個在校園裏頭公開喊台獨的學生哦，時間就在<text:span text:style-name="T3"><text:s/>1987</text:span>年鄭南榕在台北金華女中第一個公開喊出台獨之後不久，我便在校園裏頭跟進了。我在高醫校園的所謂非法聚會台上說：<text:span text:style-name="T3">"</text:span>台下的爪爬仔們聽著，請你們拿出錄音機來準備蒐證，因為我接著要講一些你們會很有興趣的話<text:span text:style-name="T3">"</text:span>，然後我就說：<text:span text:style-name="T3">"</text:span>我叫陳真，我主張台灣獨立<text:span text:style-name="T3">"</text:span>。<text:span text:style-name="T3"><text:line-break/><text:line-break/></text:span>兩年後，<text:span text:style-name="T3">1989</text:span>年，鄭南榕與詹益樺相繼自焚而死。在那一年的立委選舉中，民進黨組成<text:span text:style-name="T3"><text:s/>"</text:span>新國家連線<text:span text:style-name="T3">"</text:span>。按當時的法律規定，學生不得參與助選，但我因為身份證上的職業欄寫著某私人公司的<text:span text:style-name="T3"><text:s/>"</text:span>業務員<text:span text:style-name="T3">" </text:span>而不是學生，因此陰錯陽差突破法令限制，成功登記為正式助選員。我口才不好，但幾次在演講台上發現底下群眾竟然聽我<text:span text:style-name="T3"><text:s/>"</text:span>演講<text:span text:style-name="T3">" </text:span>聽到都哭起來。而且，每次只要我一站上講台，底下的蒐證錄影人員好像就會很緊張，全身戒備，如臨大敵；有時還會一個人錄影，另一個在旁邊幫忙打燈光，不是為了要把我拍得帥一點，而是想蒐證得更清楚一些。<text:span text:style-name="T3"><text:line-break/><text:line-break/></text:span>其實我也沒講什麼，總是固定講那幾句話，比方說我經常提到：一個正直的公民，面對一個不義政權，叛亂就是他應盡的義務。我還說，選舉的功能不是讓你選好玩，它應該具備一種足以藉由選舉來更換政權的功能，因此，國會應該全面改選，不應該有絕大多數以上的立委竟然可以一輩子都不需要改選；這樣的國會，當然永遠被你們掌控。我大概都只是重覆講這幾個觀念。<text:span text:style-name="T3"><text:line-break/><text:line-break/></text:span>一兩個月後，我就被以涉嫌<text:span text:style-name="T3"><text:s/>"</text:span>煽惑內亂<text:span text:style-name="T3">" </text:span>的罪名移送法辦，法院公文書上寫說我<text:span text:style-name="T3"><text:s/>"</text:span>企圖分裂國土，涉嫌叛亂<text:span text:style-name="T3">"</text:span>，而且<text:span text:style-name="T3"><text:s/>"</text:span>煽惑群眾推翻政府<text:span text:style-name="T3">"</text:span>，就這兩項罪名。我常開玩笑說，我又不是挖馬路工人，怎麼分裂國土？就我所知，我應該是台灣最後一個涉嫌叛亂的人。<text:span text:style-name="T3"><text:line-break/><text:line-break/></text:span>幾個月後，我從醫學院畢業，原本想出國讀書，學校都找好了，但因為叛亂案最低本刑七年，被限制出境。一直到<text:span text:style-name="T3">1995</text:span>年考上教育部公費留學時，我都還不確定自己身為叛亂嫌犯究竟能不能出國。當時既無法出國，而且也當不了醫生。台灣法律規定，叛亂犯一旦定罪，既不能當醫生，也不能當公務員。於是，我申請上一家又一家的醫院，卻也一家又一家地被院方拜託我主動辭職，說他們實在承受不住情治單位的恐嚇施壓。<text:span text:style-name="T3"><text:line-break/><text:line-break/></text:span>比方說，在高醫十幾位應徵者之中，我是唯一一個錄取者，但情治單位馬上恐嚇院方，不得讓我就職。我為了不讓師長受到牽連拖累，於是都還沒上班就馬上辭職。在草屯療養院也是一樣，我甚至都已經分配到一間宿舍了，卻不許我上班。每天去院長室接受偵訊，要求我把我過去大學七年來陰謀推翻政府與分裂國土的所有敗行劣跡全部一一寫下，前後長達數個月的折磨，畢竟我在政治與社運方面的<text:span text:style-name="T3"><text:s/>"</text:span>履歷<text:span text:style-name="T3">" </text:span>那麼豐富，哪有可能一下子記得起那麼多事？我每多提出一項，就得交待更多細節。那幾個月的期間，我到草屯療養院<text:span text:style-name="T3"><text:s/>"</text:span>上班<text:span text:style-name="T3">" </text:span>的唯一<text:span text:style-name="T3"><text:s/>"</text:span>工作<text:span text:style-name="T3">"</text:span>，就是到院長室寫<text:span text:style-name="T3"><text:s/>"</text:span>回憶錄<text:span text:style-name="T3">"</text:span>，回憶我究竟幹過哪些傷害黨國的勾當？那段期間，沒有收入，不許看診，每天就是到院長室寫自白書。<text:span text:style-name="T3"><text:line-break/><text:line-break/></text:span>到最後，原本跟我說他絕對擋得住政治壓力的草療院長，也終於表明他承受不住高壓。他當時對我說了一句相當經典的話，那句話，一模一樣的話，其實高醫院長謝獻臣老師也曾對我說過。草療院長說：<text:span text:style-name="T3">"</text:span>你不要以為在醫院裏頭院長最大喔，我的<text:span text:style-name="T3"><text:s/>'</text:span>上面<text:span text:style-name="T3">' </text:span>還有人哦<text:span text:style-name="T3">"</text:span>；甚至還意有所指地<text:span text:style-name="T3"><text:s/>"</text:span>開玩笑<text:span text:style-name="T3">" </text:span>說，也許院內某個不起眼的小職員，說不定權力都還比他大。我知道他的意思，他意思是說，特務無所不在，情治單位才是老大，只有他們才能決定我是否能留在草療工作。<text:span text:style-name="T3"><text:line-break/><text:line-break/></text:span>後來，走投無路之際，沒想到曾經被我寫文章批評過的王永慶竟然出面相救，只要求我簽下一紙切結書，切結書上頭寫得很簡短，只有一行字：<text:span text:style-name="T3">"</text:span>本人日後若因案被捕，一概與長庚醫院無關<text:span text:style-name="T3">"</text:span>。我連<text:span text:style-name="T3"><text:s/>"</text:span>自傳式<text:span text:style-name="T3">" </text:span>的自白書都在寫了，薄薄一張切結書當然沒問題。再說，我的案子跟長庚醫院本來就扯不上關係。於是，我就簽了名，這下總算才當上了醫生。<text:span text:style-name="T3"><text:line-break/><text:line-break/></text:span>那段期間，好幾年的折磨，真是人見人怕，人見人厭，人見人辱人笑，誰看了我都很不屑很鄙視，真是很痛苦。不過，真的很奇怪，不知道是不是被虐狂還是因為沒法上班整天遊山玩水，那段走投無路的痛苦漫長日子，我總感覺似乎是我這一生中最快樂的一段時光。<text:span text:style-name="T3"><text:line-break/><text:line-break/></text:span>當時很多黨外同志，一直勸我把牽涉許多醫院和醫界大老等等這些醜事全抖出來，訴諸輿論，一方面既可以累積個人聲望與政治資本，一方面又可以重重打擊國民黨，有助於黨外運動。但我對這些事沉默了很多年，絕口不提，為的純粹就只有一個原因：我不想讓那些感受到政治高壓並且因此感到恐懼的師長與醫界前輩們受到更大的壓力和恐懼。我覺得殷海光講得很對，他說，任何一個人，當他面臨巨大威脅時，旁人不應該要求他必須勇敢反抗；假若他想避開牽連以求自保，道德上仍然是合理的。<text:span text:style-name="T3"><text:line-break/><text:line-break/></text:span>一直到<text:span text:style-name="T3"><text:s/>27 </text:span>年後的今天，我其實也只是講了這些事的一點點微不足道的皮毛而已，而不是完整過程。<text:span text:style-name="T3"><text:line-break/><text:line-break/></text:span>講這些只是想表明這樣一種荒唐：過去被國民黨整肅，我也認了；只是沒想到，改朝換代之後，我自己參與創建的黨，它的徒子徒孫們，居然也處心積慮想傷害我。<text:span text:style-name="T3"><text:line-break/><text:line-break/></text:span>去年，李敖八十大壽<text:span text:style-name="T3">(</text:span>？<text:span text:style-name="T3">)</text:span>，在台大有個由陳文茜主持的座談：長達兩小時，我利用一些零碎時間把它給整個看了一遍。找到其中幾段稍微有點內容，有空不妨看看。<text:span text:style-name="T3"><text:line-break/><text:line-break/>https://goo.gl/5bwNMV<text:line-break/><text:line-break/>https://goo.gl/9mMqTE<text:line-break/><text:line-break/>https://goo.gl/neV9B0<text:line-break/><text:line-break/></text:span>座談中，陳文茜總是打岔，喜歡朝一種庸俗的娛樂方向炒作，不過，李敖講話依然還是值得一聽。但他提到鄭南榕的那部份有些是錯的。比方說，鄭南榕並沒有對警方扔汽油彈，李敖卻說有，我敢保證絕對沒有，因為我在事情發生後，很快就趕到了現場。所謂以汽油彈攻擊警方，那完全是主流媒體在造謠，絕非事實。甚至當時媒體還造謠說什麼攻堅的警察被鄭南榕用汽油彈給炸斷了雙腿，說鄭南榕發瘋了，有台大精神科病歷為證<text:span text:style-name="T3"><text:s/>(</text:span>其實是多年前因失眠與焦慮就診<text:span text:style-name="T3">)</text:span>；媒體還造謠說鄭南榕在丟完汽油彈後準備自焚時，阻止同志逃命，叫大家跟他一起死。這些完全都是胡說八道，任意造謠。<text:span text:style-name="T3"><text:line-break/><text:line-break/></text:span>事實上，包括詹益樺與鄭南榕與長達<text:span text:style-name="T3"><text:s/>71 </text:span>天的整個自囚與自焚過程，我完全一清二楚。我之所以沒跟大家一起去輪流陪伴自囚在雜誌社、抗拒李登輝派人拘提的鄭南榕，是因為我在當年<text:span text:style-name="T3"><text:s/>(1989</text:span>年<text:span text:style-name="T3">) </text:span>的<text:span text:style-name="T3"><text:s/>3</text:span>月<text:span text:style-name="T3"><text:s/>29 </text:span>號創辦了<text:span text:style-name="T3"><text:s/>"</text:span>台灣兒童福利協進會<text:span text:style-name="T3">"</text:span>，<text:span text:style-name="T3">4</text:span>月<text:span text:style-name="T3"><text:s/>4 </text:span>號兒童節那一天，我還擔任總指揮，以違反集遊法的方式，發起一場史無前例的遊行，主要訴求是：<text:span text:style-name="T3"><text:s/>"</text:span>增加中央兒福預算<text:span text:style-name="T3">" </text:span>及<text:span text:style-name="T3"><text:s/>"</text:span>開辦重病兒童醫療保險<text:span text:style-name="T3">"</text:span>，前後長達幾個月非常忙碌。原本打算忙完這些事之後就去陪伴鄭南榕，想不到我<text:span text:style-name="T3"><text:s/>4 </text:span>月<text:span text:style-name="T3"><text:s/>4 </text:span>號辦完遊行之後的第三天早上，就傳來他自焚的消息。<text:span text:style-name="T3"><text:line-break/><text:line-break/></text:span>鄭南榕自焚後不久，我跟陳菊兩人來到他家慰問葉菊蘭，他們的女兒鄭竹梅也在場。我記得葉菊蘭提到悼唁花籃的事，她指名某位大老，說他也送花籃來，葉一副很不以為然的表情說，她故意把那花籃給塞到最後面看不到的地方。我猜她可能是在講鄭南榕生前經常遭到民進黨同志的抹黑與懷疑。對此我其實也了解甚深，因為我在黨外雜誌社待了兩年，很清楚黨外這個圈子裏頭的<text:span text:style-name="T3"><text:s/>"</text:span>輿論<text:span text:style-name="T3">" </text:span>生態。比方說<text:span text:style-name="T3"><text:s/>(</text:span>我不想指名<text:span text:style-name="T3">)</text:span>，反正就是大家必然都知道、政治位階非常高的兩位綠營大老，當時就經常告誡我要小心鄭南榕，說他是國民黨的特務，因為他是外省人，而且又<text:span text:style-name="T3"><text:s/>"</text:span>異常<text:span text:style-name="T3">" </text:span>勇敢，顯然是在<text:span text:style-name="T3"><text:s/>"</text:span>釣魚<text:span text:style-name="T3">"</text:span>，企圖<text:span text:style-name="T3"><text:s/>"</text:span>引蛇出洞<text:span text:style-name="T3">"</text:span>，日後就會把這些被他引誘出來的同志給一網打盡，全抓起來。這樣一種耳語，遍佈黨外及民進黨。<text:span text:style-name="T3"><text:line-break/><text:line-break/></text:span>在李敖這次座談中，陳文茜提到她擔任民進黨文宣部主任時，施明德擔任黨主席，受邀到美國國會演講，講稿是陳文茜幫忙寫的，裏頭有一句話說：<text:span text:style-name="T3">"</text:span>民進黨若執政，不必、也不會宣佈台灣獨立。<text:span text:style-name="T3">" </text:span>陳文茜說，那些在過去從來不曾參與過任何反對運動或社會運動的人，竟然當政治已不再恐怖時，卻變得姿態很高，很衝，很猛。她舉例說，阿扁的愛將高志鵬，在施明德美國國會的演說之後，竟然動員群眾在民進黨門口抗議，掛個長長的白布條，上面寫著：<text:span text:style-name="T3">"</text:span>台奸<text:span text:style-name="T3"><text:s/>(</text:span>指施明德<text:span text:style-name="T3">) </text:span>滾出民進黨<text:span text:style-name="T3">"</text:span>。陳文茜說，從那一刻起，她就知道她必須離開這個黨。<text:span text:style-name="T3"><text:line-break/><text:line-break/>"</text:span>台奸滾出去<text:span text:style-name="T3">"</text:span>、<text:span text:style-name="T3">"</text:span>中國豬滾回去<text:span text:style-name="T3">"...</text:span>這只是民進黨的一個日常基本慣用語，請問有哪幾個民進黨人在各種場合不是這樣講話的？近十幾年來更是惡劣，動不動就是<text:span text:style-name="T3"><text:s/>"</text:span>中國豬滾回去<text:span text:style-name="T3">"</text:span>。至於它所豢養出來的支持者，不也一樣，整天到處罵<text:span text:style-name="T3"><text:s/>"</text:span>支那賤畜滾出台灣<text:span text:style-name="T3">"</text:span>、<text:span text:style-name="T3">"</text:span>支那賤種<text:span text:style-name="T3">" </text:span>如何如何之類。這難道不就是這十幾二十年來由民進黨所大力成功炒作的一個台灣普遍現象嗎？<text:span text:style-name="T3"><text:line-break/><text:line-break/></text:span>各位或許知道，<text:span text:style-name="T3">1997</text:span>年，當我剛抵達英國差不多一個月時，寫了一封<text:span text:style-name="T3"><text:s/>"</text:span>給英國人的公開信<text:span text:style-name="T3">"</text:span>，發起一個運動叫做<text:span text:style-name="T3"><text:s/>CARD (Campaign Against Racial Discrimination</text:span>，反種族歧視運動<text:span text:style-name="T3">)</text:span>，我是在為台灣人及整個亞洲人打抱不平，真沒想到，竟然惹來不是來自英國人而是來自台灣留學生的種種非常惡劣齷齪的攻擊抹黑及騷擾，彷彿我拆穿了台灣人長年以來喜歡瞎掰美化的偉大海外留學夢似的。我這輩子，若要說我真正對人性之邪惡與複雜開始有那麼一點點認識，完全就是來自<text:span text:style-name="T3"><text:s/>CARD </text:span>那幾年的折磨。人性的邪惡，真是讓我總算開了眼界；就邪惡程度來講，遠遠超過國民黨過去對我所做的。<text:span text:style-name="T3"><text:line-break/><text:line-break/>CARD</text:span>之後，接著就是長達十幾年的綠油油勢力更為恐怖的折磨。老實說，這也終於讓我有了一種很深的覺悟，我發現：政治本身不可能救自己，如果人心與人性如此墮落與邪惡的話，那麼，任何所謂理想與改革其實都只是一場空話。所有理想與改革，終究都還是必須建立在人性的基本良善之基礎上，而不可能出於任何邪惡動機。<text:span text:style-name="T3"><text:line-break/><text:line-break/></text:span>在英國或歐洲，大概很難不遇到這種在街上莫名其妙對你怒罵叫囂、叫你<text:span text:style-name="T3"><text:s/>"</text:span>滾回你的國家<text:span text:style-name="T3">" </text:span>的挑釁甚至肢體攻擊，特別是某些時候例如假日夜晚，或某些地區與路段，人身危險程度往往相當高，這其實就是歐洲國家的一種生活常態。台灣這兩天不是也有個洪姓女士很有名嗎？因為她到處去辱罵外省人，引起公憤。很噁心的是，民進黨竟然表達<text:span text:style-name="T3"><text:s/>"</text:span>強烈譴責<text:span text:style-name="T3">"</text:span>。媽的，這位洪女士的作為，哪能跟貴黨及貴黨同路人及諸如自由時報這樣的人渣報相比？其惡劣程度根本連億萬分之一都不到。網路上更是如此，什麼支那賤種、支那賤畜，到處都是，根本就是一種綠營慣用語。所謂太陽花運動，現場及網路上不也是四處充斥同樣的族群仇恨語言，不也是<text:span text:style-name="T3"><text:s/>"</text:span>支那賤畜滾回去<text:span text:style-name="T3">" </text:span>之類，並且總是能因此贏得掌聲。<text:span text:style-name="T3"><text:line-break/><text:line-break/></text:span>也許你會說，這類極右派法西斯現象每個國家都有。這樣說倒也沒錯。問題是，比方說在英國，如果有人這樣公開對你辱罵或甚至肢體攻擊，如果你去控告，罪是很重的。更重要的是，在英國，應該沒有人會稱讚這樣一種作為。但在台灣，它卻是一種令人噤若寒蟬的政治主流；誰若膽敢像我這樣提出批評，保證你一定會得到懲罰。<text:span text:style-name="T3"><text:line-break/><text:line-break/></text:span>在台灣，不管是綠營的群眾聚會或演講台，或什麼抗議場合，或地下電台，或綠油油的網站等等等，這類語言是最能博得熱烈掌聲與選票的；罵得越難聽越是英雄，不但掌聲熱烈，選票也越多。特別是南部，這一招特別有效，講的全是根本不堪入耳的挑撥族群仇恨與醜化大陸人的這類語言。而且，這不是最近幾年才有的現象，而是由來已久，少說也有將近<text:span text:style-name="T3"><text:s/>20</text:span>年。這位洪女士，只不過是千千萬萬個例子之一而已。<text:span text:style-name="T3"><text:line-break/><text:line-break/></text:span>她之所以挑起眾怒，是因為她怒罵的對象是一個個在路邊散步、休閒、根本沒惹到誰的老年人。但是，很重要的一點是：人們譴責這位洪女士，但平常卻反而對一整個民進黨及其同路人與御用媒體二十年來極其卑劣無恥的各種炒作族群仇恨、藉以反中反華、藉以妖魔化大陸人的種種齷齪行徑，不但從不譴責，反而炒作得越凶狠罵得越難聽醜化得越厲害，就越是受到台灣人的熱烈支持。這不會很奇怪很矛盾嗎？洪女士的作為比得上整個綠油油勢力之長年卑劣作為的億萬分之一嗎？<text:span text:style-name="T3"><text:line-break/><text:line-break/></text:span>這樣一種挑撥族群對立、妖魔化大陸人的招數，對於吸收選票非常有用。一種招數，之所以會盛行長達<text:span text:style-name="T3"><text:s/>20 </text:span>年，當然就是因為它實在太有效了。你知道這次立委選舉全國最高票是誰嗎？他叫王定宇。王定宇就是台南市選出來的立委，出身地下電台，很可能就是以後的台南市長。他有許多挑撥族群對立與仇恨這方面的<text:span text:style-name="T3"><text:s/>"</text:span>豐功偉業<text:span text:style-name="T3">"</text:span>，因此深獲台南人的愛戴，以全國最高票的驚人超高得票數，把他送進立法院。<text:span text:style-name="T3"><text:line-break/><text:line-break/></text:span>王定宇比較著名的<text:span text:style-name="T3"><text:s/>"</text:span>豐功偉業<text:span text:style-name="T3">" </text:span>之一，就是動員群眾<text:span text:style-name="T3"><text:s/>"</text:span>圍捕共匪<text:span text:style-name="T3">"</text:span>，在地下電台<text:span text:style-name="T3"><text:s/>"</text:span>號召民眾武裝，對付張銘清<text:span text:style-name="T3">"</text:span>，最後在台南孔廟<text:span text:style-name="T3"><text:s/>"</text:span>抓到共匪<text:span text:style-name="T3">"</text:span>，毆打、飛踢、推倒張銘清。請看這些台獨戰士們的英勇攻擊行為，其中那個帶頭、穿白襯衫的就是王定宇：<text:span text:style-name="T3"><text:line-break/><text:line-break/>https://www.youtube.com/watch?v=imnEudNFABk<text:line-break/><text:line-break/>https://www.youtube.com/watch?v=1aMbkgm85PM<text:line-break/><text:line-break/></text:span>我想說的是，任何卑劣邪惡的手段，都不可能帶來一種良善的結局。造一個孽，以後都會需要還的。台灣人就算不打算講究是非善惡，總該想一想利害關係的後果。台灣人至今似乎都好像還活在一種純粹自欺欺人、自我膨漲的夢幻中，自己玩得好開心好得意，好像完全看不見世界，完全看不清自己之所作所為以及它所可能帶來的更大悲劇與痛苦。</text:p>
      <text:p text:style-name="P1"><text:span text:style-name="T1">陳真</text:span><text:s/>  |  2016.06.12 00:35   |   <text:a xlink:type="simple" xlink:href="http://palinfo.habago.org/Entry?Command=Information_PrintForum&amp;iPage=251#FORUM34658"><text:span text:style-name="T2">#</text:span></text:a></text:p>
      <text:p text:style-name="P2"><text:span text:style-name="T3">"</text:span>六四<text:span text:style-name="T3">" </text:span>中，打死軍警的事，台灣當年也有大量報導，但說法是<text:span text:style-name="T3"><text:s/>"</text:span>人民英勇抗暴<text:span text:style-name="T3">"</text:span>，不過，台灣媒體倒是從來沒說竟然打死這麼多軍人。至於那個擋坦克車的鏡頭，更是傳為人民英勇抗暴的影像經典。事實上，要是軍警沒有節制，哪會被打死這麼多人？更不可能連開個坦克車都會打輸一小撮沒有正式武裝的民眾，連坦克車都被人佔領，拿來當玩具把玩，天底下有這樣一種<text:span text:style-name="T3"><text:s/>‘’</text:span>屠殺<text:span text:style-name="T3">‘’ </text:span>嗎？<text:span text:style-name="T3"><text:line-break/><text:line-break/></text:span>當然，影像本身是不會說話的。因為你無從判斷官方是否事實上也樂於見到某種暴亂的產生及影像流傳，藉以合理化某種鎮壓的正當性。<text:span text:style-name="T3"><text:line-break/><text:line-break/></text:span>台灣的美麗島事件中也有許多被所謂<text:span text:style-name="T3"><text:s/>"</text:span>暴民<text:span text:style-name="T3">" </text:span>打傷的軍警血腥影像，比方說其中有一位警察，滿口牙齒被<text:span text:style-name="T3"><text:s/>"</text:span>暴民<text:span text:style-name="T3">" </text:span>用狼牙棒給打掉，鮮血直流，痛苦不堪。但是幾年後，真相浮現，這些所謂暴民確實是暴民沒錯，但主要都是國民黨找來的，自導自演，另外有一些則是先鎮後暴，故意先用鎮暴部隊把你打得稀巴爛，逼你動手反擊，然後媒體就拍下<text:span text:style-name="T3"><text:s/>"</text:span>暴民行凶<text:span text:style-name="T3">" </text:span>的畫面，引來全台人民的譴責。<text:span text:style-name="T3"><text:line-break/><text:line-break/></text:span>我當然不是說六四的軍警被殺也是自導自演。我相信不是，但也只是<text:span text:style-name="T3"><text:s/>"</text:span>相信<text:span text:style-name="T3">"</text:span>，而非<text:span text:style-name="T3"><text:s/>"</text:span>知道<text:span text:style-name="T3">"</text:span>，畢竟真相如何還是得需要更多時間與證據。共產黨對六四諱莫如深，也許顧慮的並不是外界反應，畢竟來自西方社會的抹黑與攻擊那麼多年也都熬過來了；最主要的顧慮應該是那些當年牽涉其中但還活著的領導及其相關政治勢力。因為，一旦檢討起六四，必有褒貶評價之舉，必有歸責之一方，萬一不服氣怎麼辦？總之屆時權鬥難免。為求安定起見，能先不談就不談。<text:span text:style-name="T3"><text:line-break/><text:line-break/></text:span>重點是，你不談，外界還是大談特談，而且談論往往非關理性與事實，而是全懷著政治惡意動機的抹黑式談法。在這樣一種近乎一面倒的不對稱評價中，共產黨恐怕只會吃下一些啞巴虧。<text:span text:style-name="T3"><text:line-break/><text:line-break/></text:span>我相信台灣市面上肯定充斥著一堆什麼悼念六四、捍衛民主之類的文章或活動。悼念當然沒問題，高喊民主也沒什麼錯。但我還是那句老話：<text:span text:style-name="T3">"</text:span>道德上的一致性<text:span text:style-name="T3">"</text:span>。我對島內這樣一些一談起六四就裝模作樣大表義憤的反中人士或所謂民主人士很厭惡，一種難以言喻、由衷的鄙視感。這樣一些人，對於美國與西方國家至今依然每天在發生的、在世界各地真正意義上的的大屠殺，大加讚揚或根本就當做沒這回事，卻對於祖國在規模上僅僅萬分之一都不到的一種面對外來顛覆勢力所操控下的動亂所採取的<text:span text:style-name="T3"><text:s/>(</text:span>在我看來不得不然的<text:span text:style-name="T3">) </text:span>鎮壓，表現得如喪考妣。我沒法理解、也不相信這樣一種道德感之可信度與基本真誠。<text:span text:style-name="T3"><text:line-break/><text:line-break/></text:span>就比方說吧，二二八事件究竟死了多少人，從不到一千人的學術研究到幾萬人的推測都有，比較常聽到的說法是一萬到兩萬人之間。但是，依據官方統計，日本人在台灣卻殺害了四十萬人，至少是幾十個<text:span text:style-name="T3"><text:s/>"</text:span>二二八<text:span text:style-name="T3">" </text:span>的規模與殘暴，而且是姦殺、虐殺、老人、小孩及嬰兒統統不放過，採取一種屠村式及抄家滅族式的大屠殺，前後長達二十幾年，人類歷史上找不到多少像這樣一種長時間的滅種式大屠殺。<text:span text:style-name="T3"><text:line-break/><text:line-break/></text:span>但是，台灣這些綠油油的人渣王八蛋，從二十年前卻開始美化日本人，現在更進一步想把台灣人定位為某種日本皇民。於是，就連教科書上日本殖民台灣的這段歷史也不許說是<text:span text:style-name="T3"><text:s/>"</text:span>殖民<text:span text:style-name="T3">"</text:span>，而必須說成一種對於台灣極其美好、令人感恩的經驗，一種具有正當性的偉大統治。至於被殺害的四十幾萬人，佔當時台灣總人口的百分之一，這樣一種極其恐怖的種族清洗式大屠殺，竟然一筆勾銷，彷彿根本沒這回事。<text:span text:style-name="T3"><text:line-break/><text:line-break/></text:span>你看，甚至就連教科書上也不許說慰安婦是被迫的，非得說她們是自願的才行，甚至還說是一種<text:span text:style-name="T3"><text:s/>"</text:span>出人頭地<text:span text:style-name="T3">" </text:span>的管道，彷彿是日本人的恩賜似的。綠營這些人，真是非常卑劣的一群無恥政治人渣。<text:span text:style-name="T3"><text:line-break/><text:line-break/></text:span>講到慰安婦，我滿肚子火就來了，得說說這事跟我之間的一些關係：<text:span text:style-name="T3"><text:line-break/><text:line-break/></text:span>你知道嗎？<text:span text:style-name="T3">1986</text:span>年民進黨建黨後的一兩年，我就很想退黨，不料剛好遇上<text:span text:style-name="T3"><text:s/>520 </text:span>農民事件。我跟陳菊提起我想退黨的事，她說，現在民進黨這麼弱，<text:span text:style-name="T3">520 </text:span>事件中同志被打得頭破血流，你卻要退黨，這不是在打擊士氣嗎？於是我就沒再提退黨這件事。<text:span text:style-name="T3"><text:line-break/><text:line-break/></text:span>一直到<text:span text:style-name="T3">1994</text:span>年，民進黨腐爛得簡直比國民黨還誇張，於是這回我就決心退黨了。這時候的民進黨已經不是當年僅有幾百名黨員的民進黨，我退不退黨，根本不會有人鳥我。<text:span text:style-name="T3"><text:line-break/><text:line-break/></text:span>但是，儘管退黨，我那時還是支持民進黨，直到<text:span text:style-name="T3">1998</text:span>年，我看到這個黨的種種行徑真是越來越離譜，越來越法西斯。於是我就從英國寫了幾封信和卡片給幾位熟識的黨中央要員，表明我對他們一些政治操弄行為的強烈反感。那時候是林義雄擔任民進黨主席，而林義雄就是我<text:span text:style-name="T3"><text:s/>1997</text:span>年留學劍橋幫我寫推薦信的人之一。<text:span text:style-name="T3">1999</text:span>年，在林義雄的主政下，民進黨開始發明一個法西斯辭彙叫做<text:span text:style-name="T3"><text:s/>"</text:span>愛台灣<text:span text:style-name="T3">"</text:span>，開始以此來進行思想檢查，藉以區分敵我，判定忠貞，進而成為一切善惡是非的最高指導原則。於是，從此選舉不再只是選舉，而是一種忠奸之辨與敵我之分。所謂愛台灣，其實就是<text:span text:style-name="T3"><text:s/>"</text:span>我愛台灣國<text:span text:style-name="T3">" </text:span>的同義詞。反中反華，從此揭開序幕。<text:span text:style-name="T3"><text:line-break/><text:line-break/></text:span>於是，我就寫了<text:span text:style-name="T3"><text:s/>"</text:span>給長老教會的一封公開信<text:span text:style-name="T3">"</text:span>，因為我很驚訝，一個政黨墮落至此我還能想像，怎麼連教會竟然也會變成一種政治上的法西斯！教會不是一種宗教團體嗎？不是應該以聖經為唯一依據嗎？怎麼竟然是以台獨意識形態掛帥，整天鬥臭非我族類；所謂非我族類，就是那些不以那樣一種極右法西斯方式支持所謂台獨的人。我那封公開信，收藏了至少四個多月之後才決定把它公開發表，因為我知道一旦發表，其實也就等於正式宣告我和這個黨以及這群原本與我淵源深厚友好的所謂<text:span text:style-name="T3"><text:s/>"</text:span>同志<text:span text:style-name="T3">"</text:span>，從此對立！<text:span text:style-name="T3"><text:line-break/><text:line-break/></text:span>原本我很多文章會交給長老教會的機關報<text:span text:style-name="T3"><text:s/>"</text:span>教會公報<text:span text:style-name="T3">" </text:span>刊登發表。這個教會報紙，一星期出版一份，薄薄兩張，其實沒什麼人閱讀，但我之所以把文章給它而從來都不給當時的主流媒體<text:span text:style-name="T3"><text:s/></text:span>（中國時報與聯合報），主要是出於尊敬，表達我對高俊明牧師以及和我和林美容及洪錦珍長老（洪奇昌的爸爸）等人一同創立台灣<text:span text:style-name="T3"><text:s/>AI (</text:span>國際特赦組織<text:span text:style-name="T3">) </text:span>的高李麗珍牧師娘的敬意。<text:span text:style-name="T3"><text:line-break/><text:line-break/></text:span>可是，當我把<text:span text:style-name="T3"><text:s/>"</text:span>給長老教會的一封公開信<text:span text:style-name="T3">" </text:span>公開發表在網路上之後，從此就被教會公報給封殺了，直到今天，<text:span text:style-name="T3">17</text:span>年過去了，我沒有再給他們任何稿子，給了其實也不會刊登。<text:span text:style-name="T3"><text:line-break/><text:line-break/></text:span>不久之後，因為葉小慧<text:span text:style-name="T3"><text:s/>(</text:span>當時我還不認識她<text:span text:style-name="T3">) </text:span>告訴我一些有關外省人被歧視與羞辱的事，我聽了很難過，於是就又發表了一封長信，好像是叫做<text:span text:style-name="T3"><text:s/>"</text:span>一封告別信<text:span text:style-name="T3">"</text:span>，告別昔日同志，從此咱們各自一方。<text:span text:style-name="T3"><text:line-break/><text:line-break/></text:span>那封告別信其實也沒寫什麼，內容主要仍只是在反對民進黨所發動的一種反中反華的族群挑撥與思想檢查。但我沒想到，這封長信，竟然會引來綠色生物們瘋狂的攻擊抹黑與造謠，白白布硬要染成黑，百口莫辯，非常痛苦，只差沒有身敗名裂。我記得我在那封告別信前面引用了亨利梭羅的一句話：<text:span text:style-name="T3"><text:line-break/><text:line-break/>"</text:span>假若有人沒有與同伴們齊步並進，那是因為他聽到不一樣的鼓聲。<text:span text:style-name="T3">"<text:line-break/><text:line-break/></text:span>事情還沒結束，讓我在真正意義上痛恨民進黨是在大約<text:span text:style-name="T3"><text:s/>2001</text:span>年，當時有個日本右翼漫畫家叫做小林善紀，此人向來否認有南京大屠殺這回事，出版了一本有關台灣的漫畫叫<text:span text:style-name="T3"><text:s/>"</text:span>台灣論<text:span text:style-name="T3">"</text:span>，裏頭說慰安婦是自願的，還說那是當時台灣女人出人頭地的一個管道。<text:span text:style-name="T3"><text:line-break/><text:line-break/></text:span>我知道後很生氣。但是，讓我真正徹底絕望的是，民進黨竟然附和這樣的言論。我的幾位多年好友，所謂黨內大老<text:span text:style-name="T3"><text:s/>(</text:span>姑隱其名<text:span text:style-name="T3">)</text:span>，與我交情深厚，而且向來對我極為推崇，甚至平常老說我是人格者，彷彿我年齡雖比他們小很多，卻是他們精神與人格上應該效法的<text:span text:style-name="T3"><text:s/>"</text:span>前輩<text:span text:style-name="T3">" </text:span>似的。我真不敢相信，連他們也支持這樣的荒唐無恥言論，甚至其中有人還出資大量印刷，廣為散布。為的是什麼呢？難道他們真的連這樣的基本事實也搞不清？當然不是。讓我很訝異、當然也很心碎的是，他們根本不在乎什麼事實與善惡是非，反正只要能打擊所謂<text:span text:style-name="T3"><text:s/>"</text:span>中國人<text:span text:style-name="T3">"</text:span>，就不管什麼樣的卑劣手段都可以把它講得很偉大；只要誰跟中國人敵對<text:span text:style-name="T3"><text:s/>(</text:span>例如美、日<text:span text:style-name="T3">)</text:span>，就是我們台灣人的好朋友。<text:span text:style-name="T3"><text:line-break/><text:line-break/></text:span>於是，就因為慰安婦這件事，讓我徹底覺醒，原來政治可以扭曲基本人性到這麼卑鄙而不可思議的程度。在這事件之後，我就跟這個黨以及這群所謂社運界或文化界醫界人權界環保界等等一大堆這個界那個界的所謂同志們，一刀兩斷，從此再也不往來。他們甚至混蛋到什麼地步呢？比方說，有些人竟然讚賞南京大屠殺，認為屠殺支那賤畜就是值得肯定。<text:span text:style-name="T3"><text:line-break/><text:line-break/></text:span>我記得，當時好多人從台灣傳話來英國說：<text:span text:style-name="T3">"</text:span>陳真怎麼才出國兩年就頭殼壞掉，不反國民黨了？是不是被國民黨洗腦了？<text:span text:style-name="T3">"</text:span>，說我晚節不保等等。<text:span text:style-name="T3"><text:line-break/><text:line-break/></text:span>可悲的是，有什麼樣的人民，就會有什麼樣的政府與主流政客。當民進黨墮落卑劣到徹底無可救藥時，卻反而也是它空前地受到台灣人的支持與愛戴之時。<text:span text:style-name="T3">2000</text:span>年，被我向來形容為<text:span text:style-name="T3"><text:s/>"</text:span>天下第一大壞蛋<text:span text:style-name="T3">" </text:span>的阿扁上台了。上台後，甚至高達百分之八十幾的滿意度，幾乎所有台灣人把民進黨與阿扁看成一種美好希望與夢想的象徵。我當時常寫文章批評，不斷招惹來自四面八方的綠營支持者各種非常卑劣齷齪的報復、抹黑與攻擊。<text:span text:style-name="T3"><text:line-break/><text:line-break/></text:span>以上是隨手隨地零星寫、斷斷續續地寫，辭不達意。寫到這裏，只是個開頭，我都還沒開始講下文呢。事隔將近一天，原本要接著往下寫，打開電腦卻突然覺得辭窮了，只覺得很可悲。我真不知道究竟是該憐憫人性的脆弱、經不起考驗？還是應該痛恨人性的邪惡與卑鄙？<text:span text:style-name="T3"><text:line-break/><text:line-break/></text:span>以下是一些有關日本人屠殺台灣人的文字。在歷史普遍被扭曲的今天，這樣一些事，並非被世人<text:span text:style-name="T3"><text:s/>"</text:span>遺忘<text:span text:style-name="T3">"</text:span>，而是它早已不被提起。所謂歷史，總是任由當權者任意竄改。<text:span text:style-name="T3"><text:line-break/><text:line-break/>http://goo.gl/1ckGOR <text:line-break/><text:line-break/></text:span>綠色生物平常最喜歡歌頌的一個當時日本佔領台灣的統治者，即臺灣總督府民政長官後藤新平，在他所寫的一本書叫<text:span text:style-name="T3"><text:s/>"</text:span>日本植民政策一斑<text:span text:style-name="T3"><text:s/>"</text:span>裏頭提到，在他統治台灣的頭五年之間，就殺害了一萬一千九百五十人。一位研究日本的重要學者、台灣日本綜合研究所所長許介鱗教授，在他的<text:span text:style-name="T3"><text:s/>"</text:span>日本「武士道」揭謎<text:span text:style-name="T3">" </text:span>一書中有這麼一段話：<text:span text:style-name="T3"><text:line-break/><text:line-break/>"</text:span>後藤新平在其『日本植民政策一斑』公開說，在他統治台灣的五年間，依法「殺戮匪徒數」就達<text:span text:style-name="T3"><text:s/>11,950</text:span>人。日本所謂的「匪徒」，不用說，全都是抗日的台灣人。依據台北市文獻委員會副主任委員王國璠編著的『台灣抗日史』，「台灣淪於日人之手，垂五十有一年<text:span text:style-name="T3">……</text:span>我同胞慘遭屠殺總數，約近四十萬人；焚燒房屋僅乙未年（<text:span text:style-name="T3">1895</text:span>年）一年內即達三千餘所，至於婦女之被淫虐，丁壯之被奴役，其在精神上之損失，更是難以估算。現在日本的右翼份子常歌頌日本的<text:span text:style-name="T3"><text:s/>50 </text:span>年台灣殖民地統治的成功為「現代化」，有許多台灣學者追隨著說，台灣的「殖民地化」也就是「現代化」。如果台灣割讓日本後日本武士道在台發威，台灣才能有「現代化」成果的話，不是等於說台灣人是賤骨頭，台灣人自己沒有「現代化」的能力嗎？<text:span text:style-name="T3">" <text:line-break/><text:line-break/></text:span>後藤新平死掉之後成立一個<text:span text:style-name="T3"><text:s/>"</text:span>後藤新平會<text:span text:style-name="T3">"</text:span>，後來還成立一個<text:span text:style-name="T3"><text:s/>"</text:span>後藤新平獎<text:span text:style-name="T3">"</text:span>，頒給<text:span text:style-name="T3"><text:s/>"</text:span>偉大的政治家<text:span text:style-name="T3">"</text:span>。你知道第一屆<text:span text:style-name="T3"><text:s/>(2007</text:span>年<text:span text:style-name="T3">) </text:span>得獎人是誰嗎？就是李登輝那個人渣王八蛋。你知道李登輝的得獎感言是怎麼說的嗎？他說，感謝後藤新平接管台灣之後<text:span text:style-name="T3"><text:s/>"</text:span>立即著手剿滅土匪<text:span text:style-name="T3">"</text:span>。這混蛋的演講全文在他的網站上還能找到，題目是<text:span text:style-name="T3"><text:s/>"</text:span>後藤新平與我<text:span text:style-name="T3">"</text:span>。網址是：<text:span text:style-name="T3"><text:line-break/><text:line-break/>http://goo.gl/RQ0s4j<text:line-break/><text:line-break/></text:span>我摘要如下。<text:span text:style-name="T3"><text:line-break/><text:line-break/></text:span>陳真<text:span text:style-name="T3"><text:s/>2016. 06. 11.<text:line-break/><text:line-break/>==================<text:line-break/></text:span>李登輝接受後藤新平會第一屆後藤新平獎致詞<text:span text:style-name="T3"><text:line-break/><text:line-break/>2007 </text:span>年<text:span text:style-name="T3"><text:s/>6 </text:span>月<text:span text:style-name="T3">1</text:span>日<text:span text:style-name="T3"><text:line-break/><text:line-break/></text:span>各位評審委員先生、小姐、各位來賓：大家好！<text:span text:style-name="T3"><text:line-break/><text:line-break/></text:span>今天是後藤新平賞第一屆頒獎儀式舉行的日子，個人有幸獲獎，內心深懷感謝，相信這將是我一生最大的光榮之一。首先，在後藤新平誕生一百五十週年之際，「後藤新平之會」所創辦的後藤新平賞，不僅具有劃時代意義，更具有培育新時代創造力領導人物的重要功能與目的。所以，在各位評審委員慎重且廣泛的考慮下，選出本人作為第一屆得獎者，個人內心確實有點惶恐、不安。在此對各位表達深深謝意：<text:span text:style-name="T3"><text:line-break/><text:line-break/></text:span>時代先覺者後藤新平先生<text:span text:style-name="T3">...</text:span>在台灣留下了巨大功蹟。也就是在他手中，原本落後、未開發地區的台灣，終於完成近代化，這項成就與貢獻非常難能可貴。就這點而言，我們兩人之間確實存在一種空間聯繫。所以，雖然我年幼之際，他就已經過世，彼此並沒有實質互動，但後藤新平先生一生行誼，他留給台灣的輝煌貢獻與成就，特別是其瞻之彌高、望之彌遠的偉大人格與宏大價值觀，仍深深感動、影響了我。<text:span text:style-name="T3"><text:line-break/><text:line-break/></text:span>當時台灣是盜賊橫行、治安非常惡化<text:span text:style-name="T3">...</text:span>他立刻著手剿滅土匪工作。後藤新平訂定「土匪投降政策」，全力推動。<text:span text:style-name="T3"><text:line-break/><text:line-break/>(</text:span>陳真按：台灣的奇美電子老闆<text:span text:style-name="T3">) </text:span>許文龍先生提出一個問題──<text:span text:style-name="T3"><text:line-break/><text:line-break/></text:span>「後藤先生是日本統治台灣的代表性人物，而我有一個疑問，那就是為什麼日本能在台灣實施如此優異的統治，為什麼日本人願意用那麼大的熱情來統治台灣？」<text:span text:style-name="T3"><text:line-break/><text:line-break/></text:span>對此，池田的看法是：「當時桂太郎、兒玉源太郎與後藤新平等人制定一系列台灣統治政策時，可以想見背後最關鍵因素就是明治天皇的睿智與遠見。<text:span text:style-name="T3">...</text:span>明治天皇自己或許就有非常強烈的使命感。這種使命感和明治建國的澎湃熱烈精神，可說一脈相成、前後連貫。」池田先生補充說明：「我們整理了後藤新平先生在本校相關媒體所發表的所有文稿，仔細閱讀之後有了新的發現。那就是，作為當時日本先覺者之一，後藤先生有非常敏銳、豐富的感性。他充滿好奇心，熱愛接觸各種事物，毫不畏懼。此外，他沒有偏見，能實事求是地看待事情、處理問題，找出解決問題的辦法。即便時機不佳、狀況並不是很順利，他也能勇往直前，充滿果敢地進行決策。<text:span text:style-name="T3">...</text:span>那可說是超過一國利害關係，並和東洋世界的未來融為一體的偉大抱負與氣概。我們非常清楚地發現，這便是後藤新平先生最重要的個人特質所在。」<text:span text:style-name="T3"><text:line-break/><text:line-break/></text:span>今天的台灣其實是在後藤新平所打下基礎之上發展起來的。在此基礎之下，成立新台灣政府、促進台灣民主化的我，和後藤新平先生之間可說存在著一種看不見的關係。即使我們之間就時間而言並沒有交集，但空間方面關係卻是非常緊密<text:span text:style-name="T3">(</text:span>有共同的交集──台灣<text:span text:style-name="T3">)</text:span>。而且，我認為後藤新平先生與我個人之間，有著非常深厚的精神聯繫。<text:span text:style-name="T3"><text:line-break/><text:line-break/></text:span>談到這樣的層次，可以說已經不只是一般邏輯論理的問題，而是牽扯到形而上學的信仰。後藤新平先生信仰怎樣的宗教，我個人並不清楚。不過，可想而知，他應該是有深厚信仰的。或許那就是對天皇的信仰或者對國家的信仰。<text:span text:style-name="T3"><text:line-break/><text:line-break/></text:span>最後容我做個結論。後藤新平先生和我之間所存在的最重要精神聯繫，我想應該就是強烈的信仰<text:span text:style-name="T3">(</text:span>即使是不同宗教也無妨<text:span text:style-name="T3">)</text:span>吧。<text:span text:style-name="T3"><text:line-break/><text:line-break/></text:span>因此我相信，對於我而言，後藤新平先生是一位偉大的精神導師。<text:span text:style-name="T3"><text:line-break/><text:line-break/></text:span>演講到此告一段落。謝謝各位聆聽。</text:p>
      <text:p text:style-name="P1"><text:span text:style-name="T1">楊宏</text:span><text:s/>  |  2016.06.11 08:59   |   <text:a xlink:type="simple" xlink:href="http://palinfo.habago.org/Entry?Command=Information_PrintForum&amp;iPage=251#FORUM34656"><text:span text:style-name="T2">#</text:span></text:a></text:p>
      <text:p text:style-name="P3">甄先生提供的連結：<text:span text:style-name="T3">https://goo.gl/egfxAb</text:span>，點圖片可看到更多的圖。李先生提供的第二段影片<text:span text:style-name="T3">(</text:span>第一段未看<text:span text:style-name="T3">)</text:span>，坦克刻意閃避阻擋的人，沒有傷害的意圖與行為。兩個來源都透露當時軍隊是很克制的，難以想像這樣的場面發生在美國，會以怎樣的結局收尾。<text:span text:style-name="T3"><text:line-break/><text:line-break/></text:span>第二段柴玲面對群眾眼中閃耀著初嚐權力的興奮，投訴外國媒體則動情哭泣訴說，希望中共出手讓學生血濺廣場，自己卻不願陪學生犧牲的荒謬與虛假。柴玲這樣說的目的何在<text:span text:style-name="T3">?</text:span>是為了用學生的鮮血灌溉民主的種子，顛覆中共政權，還是為了讓這場運動更有正當性讓自己更有威望<text:span text:style-name="T3">?</text:span>事隔多年，人在物非，當時訪問的記者應該再到美國問問柴玲。</text:p>
      <text:p text:style-name="P1">locust   |  2016.06.11 07:59   |   <text:a xlink:type="simple" xlink:href="http://palinfo.habago.org/Entry?Command=Information_PrintForum&amp;iPage=251#FORUM34655"><text:span text:style-name="T2">#</text:span></text:a></text:p>
      <text:p text:style-name="P2">那个<text:span text:style-name="T3">3</text:span>小时的纪录片相对是客观地在记录事情，但是采访的对象全是运动领袖或者是头目或者是受害者家属，所以观点难免会有失偏颇。那个丁子霖是中国人大的教授，也即是我前面所提到的<text:span text:style-name="T3">“</text:span>天安门母亲<text:span text:style-name="T3">”</text:span>，她的儿子在那次事件中不幸遇难。过去<text:span text:style-name="T3">20</text:span>多年她一直在寻找和统计那次事件中死亡人数并列出名单，<text:span text:style-name="T3">2</text:span>年前是总共<text:span text:style-name="T3">202</text:span>人。这些学运领袖中以刘晓波及侯德健最为客观，就事论事！但是他们俩当时都不是学生。而且后面几乎所有的学生领袖都陆陆续续出国了，唯有他一直坚决不出去，算是个有担当的真正的男人，虽然对他的一些观点不是很赞成。。柴玲最为可恶！</text:p>
      <text:p text:style-name="P1"><text:span text:style-name="T1">李念淨</text:span><text:s/>  |  2016.06.11 06:08   |   <text:a xlink:type="simple" xlink:href="http://palinfo.habago.org/Entry?Command=Information_PrintForum&amp;iPage=251#FORUM34654"><text:span text:style-name="T2">#</text:span></text:a></text:p>
      <text:p text:style-name="P4"><text:span text:style-name="T1">推薦陳醫師看這兩部紀錄片：</text:span><text:line-break/><text:line-break/>https://www.youtube.com/watch?v=bDrvOOSTJks<text:line-break/><text:span text:style-name="T1">八九點鐘的太陽</text:span><text:line-break/><text:line-break/>https://www.youtube.com/watch?v=vF2YACrLP8w<text:line-break/><text:span text:style-name="T1">天安門</text:span><text:line-break/><text:line-break/><text:span text:style-name="T1">這兩部紀錄片，尤其後者那個相當有名</text:span><text:line-break/><text:line-break/><text:span text:style-name="T1">作者兼旁白都是同一個人，是</text:span>Carma Hinton<text:span text:style-name="T1">，中文說得極好</text:span><text:line-break/>https://www.youtube.com/watch?v=Pe1FOIrubFw<text:line-break/><text:line-break/><text:span text:style-name="T1">這位女士生長經歷非常獨特，維基有條目</text:span><text:line-break/><text:line-break/><text:span text:style-name="T1">是一位出生在西方左派知識分子家庭，在中國成長了幾十年</text:span><text:line-break/><text:line-break/><text:span text:style-name="T1">她在這幾部裡面表達的立場頗為獨特，對於對岸的人來說也許偏向美國，可是台灣人看這部會覺得偏向對岸</text:span></text:p>
      <text:p text:style-name="P1"><text:span text:style-name="T1">甄力民</text:span><text:s/>  |  2016.06.11 01:50   |   <text:a xlink:type="simple" xlink:href="http://palinfo.habago.org/Entry?Command=Information_PrintForum&amp;iPage=251#FORUM34653"><text:span text:style-name="T2">#</text:span></text:a></text:p>
      <text:p text:style-name="P2"><text:span text:style-name="T3">https://goo.gl/egfxAb<text:line-break/></text:span>這些照片似乎是六四照片，感覺作假機率不高，裡面的坦克的確是中共坦克，軍人屍體旁邊也都看的到簡體字，如果這些都是真的，那可以理解為何中共會血腥鎮壓</text:p>
      <text:p text:style-name="P1"><text:span text:style-name="T1">澄寬</text:span><text:s/>  |  2016.06.10 22:19   |   <text:a xlink:type="simple" xlink:href="http://palinfo.habago.org/Entry?Command=Information_PrintForum&amp;iPage=251#FORUM34650"><text:span text:style-name="T2">#</text:span></text:a></text:p>
      <text:p text:style-name="P3">陳真說的那個故事以前我看過類似的，主角是波斯國王<text:span text:style-name="T3">Xerxes</text:span>，故事發生在他率軍渡海侵略希臘的時候。<text:span text:style-name="T3"><text:line-break/>http://goo.gl/Jp7GiJ</text:span></text:p>
      <text:p text:style-name="P1"><text:span text:style-name="T1">小陳</text:span><text:s/>  |  2016.06.10 20:58   |   <text:a xlink:type="simple" xlink:href="http://palinfo.habago.org/Entry?Command=Information_PrintForum&amp;iPage=251#FORUM34649"><text:span text:style-name="T2">#</text:span></text:a></text:p>
      <text:p text:style-name="P2">人想要相信什麼，什麼都可變成真相。</text:p>
      <text:p text:style-name="P1"><text:span text:style-name="T1">陳真</text:span><text:s/>  |  2016.06.10 04:30   |   <text:a xlink:type="simple" xlink:href="http://palinfo.habago.org/Entry?Command=Information_PrintForum&amp;iPage=251#FORUM34648"><text:span text:style-name="T2">#</text:span></text:a></text:p>
      <text:p text:style-name="P3">這裏還有一段影片，其中有兩位男神。伶牙利齒的那個就是吾爾開溜，比較瘦小安靜的是王丹：<text:span text:style-name="T3"><text:line-break/><text:line-break/>https://goo.gl/yy2Fmx<text:line-break/><text:line-break/></text:span>相隔<text:span text:style-name="T3">27</text:span>年，看到過去如此熟悉、曾經橫掃整個台灣、讓台灣年輕一代為之著迷與瘋狂的影像，真是感觸良多。<text:span text:style-name="T3"><text:line-break/><text:line-break/></text:span>六四事件發生一年後，李登輝就在台灣複製了一個台灣版的六四愛國運動叫做<text:span text:style-name="T3"><text:s/>"</text:span>野<text:span text:style-name="T3">xx </text:span>學運<text:span text:style-name="T3">"</text:span>，一舉把郝柏村等意味著統派的外省政治勢力給整個鬥垮；同時，台灣主流媒體也同樣以造神的方式，製造出一些似乎一輩子就能靠這光環吃喝不盡的所謂<text:span text:style-name="T3"><text:s/>"</text:span>學運領袖<text:span text:style-name="T3">"</text:span>。<text:span text:style-name="T3"><text:line-break/><text:line-break/></text:span>我對台灣這些<text:span text:style-name="T3"><text:s/>"</text:span>學生領袖<text:span text:style-name="T3">" </text:span>感到由衷的厭惡。但是，對於六四這幾位帶頭者，特別是這兩位男神，直到今天，我基本上還是相當尊敬他們。我相信他們初衷之良善及非凡的勇氣。畢竟，你很難把美國的種種惡行給全盤怪罪到他們頭上，他們只是一個被利用或甘於被利用的棋子。而且，他們自身在某種不同程度上都冒了極大的風險，甚至生命危險，王丹還因此坐了好幾年牢。<text:span text:style-name="T3"><text:line-break/><text:line-break/></text:span>六四跟台灣的<text:span text:style-name="T3"><text:s/>"</text:span>野<text:span text:style-name="T3">xx</text:span>學運<text:span text:style-name="T3">" </text:span>截然不同，台灣這種運動哪叫運動？又不是參加運動會比賽或大會操表演，天底下哪會有一種運動是當政者所熱烈歡迎與鼓勵甚至還由教官帶隊參加的？天底下哪會有一種運動是主流媒體所不斷歌頌吹捧與造神的？既然都已經主流到不能更主流了，那還能叫做社運或學運嗎？總不會有人說文革是一種學運吧？這就跟<text:span text:style-name="T3"><text:s/>"</text:span>大腸花運動<text:span text:style-name="T3">" </text:span>一樣，誰敢對之稍有不敬，誰就遭殃；天底下怎麼可能會有這樣一種如此強勢而主流、令人噤若寒蟬的運動？<text:span text:style-name="T3"><text:line-break/><text:line-break/></text:span>所謂運動，必然是屬於少數的，邊緣的，弱勢的，非主流的，難以發聲的，被打壓的，被誤解與抹黑的，權力所不及的，乃至異端的，那才有所謂運動不是嗎？你想，今天如果有人發起一個愛美運動<text:span text:style-name="T3">(</text:span>愛台灣的愛，美國的美<text:span text:style-name="T3">)</text:span>，誰敢不愛，誰就會倒大楣，你想，這也能叫做運動嗎？同理，假設今天誰膽敢不支持巴勒斯坦，誰就會被全民所唾棄，你想，巴勒網還需要發起什麼支持巴勒斯坦的運動嗎？<text:span text:style-name="T3"><text:line-break/><text:line-break/></text:span>當然，你可以說，相對於大陸，台灣就是少數與弱勢，反中當然也可以是一種運動。這樣講倒也沒錯。但是，不管什麼樣的運動，本質上都應該是獨立的，自主的，自發的，理念導向而非顏色與立場取向的，更不是和特定政黨掛勾，甚至聽其使喚與動員；甚至更荒唐的是，竟然赤裸裸地做為一種內部政治權力的鬥爭工具。這只能說是政黨的尾巴團體或御用團體或外圍組織，而不是運動。</text:p>
      <text:p text:style-name="P1"><text:span text:style-name="T1">陳真</text:span><text:s/>  |  2016.06.10 02:43   |   <text:a xlink:type="simple" xlink:href="http://palinfo.habago.org/Entry?Command=Information_PrintForum&amp;iPage=251#FORUM34647"><text:span text:style-name="T2">#</text:span></text:a></text:p>
      <text:p text:style-name="P2">六四那段時間，我在醫院實習，在神經內科。記得有一天早上，大家在會議室討論昨晚中風住院病人的病況，有位醫師從外頭衝進來，打斷大家的討論，很興奮地跟大家<text:span text:style-name="T3"><text:s/>"</text:span>插播<text:span text:style-name="T3">" </text:span>天安門前學生示威的狀況。他說，告訴大家一個好消息，李鵬<text:span text:style-name="T3"><text:s/>(</text:span>中國總理<text:span text:style-name="T3">) </text:span>的貼身侍衛因為看不慣中共的暴政，已經當場把李鵬給殺了。幾位醫生、護士聞言，頓時揚起一片歡呼。<text:span text:style-name="T3"><text:line-break/><text:line-break/></text:span>當時的台灣媒體發高燒，西方媒體更是一片狂熱，每天各種刻意營造與散播的傳言與謠言，四處瀰漫；就跟八點檔連續劇一樣，每天繪聲繪影，極盡所能地渲染炒作，目的無非就是盡一切力量把中共給妖魔化，希望中國能一舉崩潰瓦解。吾爾開希<text:span text:style-name="T3"><text:s/>(</text:span>我當時給他取個綽號叫吾爾開溜<text:span text:style-name="T3">)</text:span>、王丹及柴玲等等，更是被成功炒作為台灣年輕人的集體偶像，特別是揚言要彎弓射下中共這顆<text:span text:style-name="T3"><text:s/>"</text:span>黑太陽<text:span text:style-name="T3">" </text:span>的吾爾開溜，更是男神排行榜的榜首，蟬聯多年寶座，成為許多台灣女性的性幻想對象。<text:span text:style-name="T3"><text:line-break/><text:line-break/></text:span>如之前所說，我一開始對學生反貪腐示威是認同的，但是到了運動中期就不再認同，直到運動晚期也就是鎮壓開始前後，更是反感；因為我發現這些帶頭者明明知道將會鎮壓，自己卻先溜；溜沒關係，畢竟沒有人有義務當烈士，可我很<text:span text:style-name="T3"><text:s/>"</text:span>懷疑<text:span text:style-name="T3">"</text:span>，流血<text:span text:style-name="T3"><text:s/>"</text:span>似乎<text:span text:style-name="T3">" </text:span>是他們所期待的，甚至是後期刻意激化運動的一種卑劣企圖。我當時沒有任何證據能證明我的<text:span text:style-name="T3"><text:s/>"</text:span>懷疑<text:span text:style-name="T3">" (</text:span>當然，當時有一些黨外前輩告訴我這樣一些內幕，但我不知道他們的內幕從何而來<text:span text:style-name="T3">)</text:span>，我只是很納悶，如果流血不是帶頭者的期待，為什麼他們不盡量想辦法讓運動平和發展，同時讓大家知道鎮壓即將展開，反而是一方面強烈激化運動，一方面自己卻先溜之大吉？<text:span text:style-name="T3"><text:line-break/><text:line-break/></text:span>我得承認，我對六四的認識與理解，始終停留在<text:span text:style-name="T3"><text:s/>27 </text:span>年前。<text:span text:style-name="T3">27 </text:span>年來，我有意無意避開所有相關訊息，因為我想市面上這類訊息看了其實也是白看，不外就是一些什麼譴責暴政啦、民主精神不死啦等等這些極其空洞無腦的說法，要不然就是西方主流媒體的各種抹黑與誇大渲染。一直到剛剛，看完夜診回到宿舍，身心俱疲之餘，打開電腦，準備聽聽<text:span text:style-name="T3"><text:s/>Michael Nyman </text:span>的<text:span text:style-name="T3"><text:s/>"The heart asks pleasure first" (https://goo.gl/2h9vD7) </text:span>時，打開<text:span text:style-name="T3"><text:s/>youtube </text:span>首頁，真是很奇怪，可能是大數據分析出我最近寫了好幾次<text:span text:style-name="T3"><text:s/>"</text:span>六四<text:span text:style-name="T3">" </text:span>這兩個字吧，<text:span text:style-name="T3">youtube </text:span>首頁竟然推薦我看底下這三段影片：<text:span text:style-name="T3"><text:line-break/><text:line-break/>https://www.youtube.com/watch?v=27T63QNLpqg<text:line-break/><text:line-break/>https://www.youtube.com/watch?v=736ujwndCSQ<text:line-break/><text:line-break/>https://www.youtube.com/watch?v=GwKx02ClIA8<text:line-break/><text:line-break/></text:span>第一段影片是柴玲在鎮壓前接受美國記者採訪，我真不敢相信我的耳朵，她竟然說<text:span text:style-name="T3"><text:s/>"</text:span>我們期待的就是流血<text:span text:style-name="T3">"</text:span>。<text:span text:style-name="T3"><text:line-break/><text:line-break/></text:span>第二段訪談內容比較完整一些，柴玲甚至還譴責一些知名社會人士，譴責他們努力阻止中共進行血腥鎮壓。<text:span text:style-name="T3"><text:line-break/><text:line-break/></text:span>第三段則是<text:span text:style-name="T3"><text:s/>"</text:span>維基解密<text:span text:style-name="T3">" </text:span>揭露美國的幾份外交密電指出，美國與西方社會老早就知道中共並沒有在天安們廣場上開槍掃射學生，也沒有在廣場上朝著示威學生用坦克車一個個壓成肉餅。可是，<text:span text:style-name="T3">27 </text:span>年來，我始終都以為所謂天安們事件就是在天安門廣場上以這樣一種虐殺方式殺害數千名學生。當中共說天安門廣場上沒有一個人死掉時，台灣媒體便天天以此來<text:span text:style-name="T3"><text:s/>"</text:span>證明<text:span text:style-name="T3">" </text:span>中共政權之血腥殘暴與滿口謊言。<text:span text:style-name="T3"><text:line-break/><text:line-break/></text:span>我還另外看到一段影片：<text:span text:style-name="T3"><text:line-break/><text:line-break/>https://www.youtube.com/watch?v=VSR9zgY1QgU#t=116.099364<text:line-break/><text:line-break/></text:span>這段是柴玲的吶喊，越說越誇張了，柴玲說坦克車趁著學生睡著時，偷偷把他們壓成肉餅。<text:span text:style-name="T3"><text:line-break/><text:line-break/></text:span>大概差不多四十歲以上的人應該都還有印象，台灣媒體當時引用所謂外電報導就是這麼說的：中共不但把天安門廣場上手無寸鐵的數千名學生用坦克車全壓成一堆肉醬，或是拿機關槍朝著驚慌四散企圖逃生的學生們開槍掃射；而且，屍橫遍野之際，還連夜出動解放軍當場焚燒屍體，徹底洗淨血流成河的天安門廣場，製造<text:span text:style-name="T3"><text:s/>"</text:span>沒有人死掉<text:span text:style-name="T3">" </text:span>的假象。對吧，這就是台灣人當時被天天灌輸的所謂六四屠殺真相。我原本也是相信的，只是不相信死幾千人，甚至還有媒體說死了幾萬人。<text:span text:style-name="T3"><text:line-break/><text:line-break/></text:span>究竟六四死多少人我不知道。也許比較可靠的說法是數百人到兩千人之間。其實，以這樣一種屠殺規模，根本還遠遠達不到美國半個多世紀來在世界各地無日無之的屠殺規模的萬分之一。美國在伊拉克甚至可以一口氣殺掉六千人，然後不論死活，就地掩埋。美國殺人已經殺到根本不能算是<text:span text:style-name="T3"><text:s/>"</text:span>新聞<text:span text:style-name="T3">"</text:span>，幾乎每天就是幾十、幾百人地殺，主流媒體根本也從來都不報導，頂多小小一段幾行字，彷彿殺害的不是人命，而只是幾百萬隻螞蟻。但是，你看，一個飽受扭曲、造假、誇大與渲染的六四天安門事件卻舉世皆知，舉世哀悼，舉世譴責，舉世憤恨，前後長達<text:span text:style-name="T3">27</text:span>年！至於在規模上數以萬倍的美國血腥侵略與屠殺，無日無之，而且不斷變本加厲，大家卻反而一點感覺也沒有，甚至絕大多數人根本完全不知道半個多世紀來地球上有帝國屠殺這麼一回事。天安門鎮壓或有其不得不然的道德兩難，但是，美國永不間斷的血腥侵略與屠殺，卻純粹只是為了極少數人的私利。<text:span text:style-name="T3"><text:line-break/><text:line-break/></text:span>這類東西，寫來滿紙污穢。寫的人難受，看的人想必看了也不會愉快。但是，事實就是這樣。跟大家一樣，我也不喜歡理會政治，但你不理政治，政治卻會理你，我不相信有誰能逃避政治。或許你可以一時逃避它，甚至你可以參與作惡，但你終究如何逃避自己內心深處的良知？聖經說，<text:span text:style-name="T3">"</text:span>人心不喜歡不義<text:span text:style-name="T3">"</text:span>。對於這一點，基本上我還是相信的。種種一時一地乃至一黨一己的表面利益，或障眼法一般的謊言迷惑與詐欺，或許會讓我們一時做出誤判，但我還是相信人心終究會嚮往著善良、憐憫與正直，就如同所有人都會喜歡美麗的花朵、雲彩一般；只是我不知道這個<text:span text:style-name="T3"><text:s/>"</text:span>終究<text:span text:style-name="T3">"</text:span>，究竟是需要一千年還是一萬年。<text:span text:style-name="T3"><text:line-break/><text:line-break/></text:span>黨外時期，我常給痛恨黨外的忠黨愛國人士們講一個故事。這故事從哪來的我忘了，說不定是我自己瞎掰的。不管從哪來，故事的畫面經常就在我腦海裏浮沉。故事是說，有個年輕王子率領軍隊打勝仗，一路攻城掠地，凱旋歸來。路途中，跨越一條大江時，走在隊伍最前頭的王子轉頭看著浩浩蕩蕩跟隨過江的千軍萬馬，當下泫然欲泣，悲從中來。同行的將軍問王子何故憂傷。王子說，你知道嗎？再經過也許五十年或一百年，所有這些軍隊，連同這些馬，全都要化成一堆白骨。<text:span text:style-name="T3"><text:line-break/><text:line-break/></text:span>全部的故事就是這樣，沒有下文了。連我自己也不知道自己講述這故事究竟是要傳達何種訊息。它就只是一個畫面，我不知道你是否也能感受到那樣一種可悲與滄桑？不管是打勝仗或打敗仗的都一樣，生命一樣可悲而短暫；再大的輝煌也不過一瞬間，轉眼成空，如飛而去；剩下的是什麼呢？長存於世的又是什麼呢？</text:p>
      <text:p text:style-name="P1"><text:span text:style-name="T1">陳真</text:span><text:s/>  |  2016.06.09 01:47   |   <text:a xlink:type="simple" xlink:href="http://palinfo.habago.org/Entry?Command=Information_PrintForum&amp;iPage=251#FORUM34646"><text:span text:style-name="T2">#</text:span></text:a></text:p>
      <text:p text:style-name="P3">家事，國事，天下事，說到底，終究都還是我家的事，乃至我一個人的事。<text:span text:style-name="T3"><text:line-break/><text:line-break/></text:span>徐志摩再別康橋，<text:span text:style-name="T3">"</text:span>揮一揮衣袖，不帶走一片雲彩<text:span text:style-name="T3">"</text:span>。亨利梭羅卻相反，揮一揮衣袖，帶走了所有的燦爛。絕大部份人，參與了一點政治或社運，往往便拿來賣，變成一種政治資源，簡單說就是晉身階，敲門磚，藉以權位在握，名利雙收。人們深信這一套流程，彷彿從一個人的權位、名聲便能判斷其參與政治與社運之成就與深淺。因此，假若一個人沒沒無聞，一點權位也沒撈到，你幾乎不可能讓人們相信他曾經做過什麼，即便其作為巨大而深遠。這就好像一個從沒在大學裏謀得教職的人，人們幾乎不可能相信他在學術上能有什麼驚天動地的本事；反倒把那些位高權重的馬文才們給當成唐伯虎了。乍看之下，似乎不搞買賣的人吃了啞巴虧。<text:span text:style-name="T3"><text:line-break/><text:line-break/></text:span>許鞍華有部電影，原著好像是金庸的<text:span text:style-name="T3"><text:s/>"</text:span>書劍江山<text:span text:style-name="T3">"</text:span>，電影片尾是真正武功高強的男主角制服了對手，但沒殺他，卻把劍扔掉，留下一句話：<text:span text:style-name="T3">"</text:span>我才是真正會使劍的人<text:span text:style-name="T3">"</text:span>。任何買賣都有個價格，但你若不賣，便是無價，那麼，誰才是那個<text:span text:style-name="T3"><text:s/>"</text:span>真正會使劍的人<text:span text:style-name="T3">" </text:span>呢？<text:span text:style-name="T3"><text:line-break/><text:line-break/></text:span>有一天，梭羅來到一片美麗莊園，駐足欣賞，直到莊園主人出來驅趕。梭羅應聲離去，但他說，事實上，他已經帶走了這片莊園所有的美，這片莊園已為他所有。我相信，哪怕是宇宙般天大的輝煌盛事，如果它終究不是你家的事、你一個人的事，如果它終究無法成為一種私密之物、難言之隱，那你很難說你曾經真正參與在這事情裏頭。就跟愛情一樣，愛情能說、能賣、能為公眾所理解嗎？<text:span text:style-name="T3"><text:line-break/><text:line-break/></text:span>向來與人聊天，絕口不提我的任何社運或政治經歷。我也很不喜歡有人把我的相關文字拿來當成一種議論材料或鬥爭工具，或當成什麼社會分析似的。它終究是我家的事，我一個人的事；你不可能理解它，除非你具有桂冠詩人一般的心靈，神一般的眼光。要不然，只是憑添更多誤解與訕笑。<text:span text:style-name="T3"><text:line-break/><text:line-break/></text:span>婁燁的<text:span text:style-name="T3"><text:s/>"</text:span>頤和園<text:span text:style-name="T3">"</text:span>，我看了很多遍，應該不會有人能比這部電影更貼近我那段慘烈的青春歲月了。我沒法管轄別人如何看待自己的生命，但我之於政治與社運，基本上就是這麼一種感覺，像風一樣，說不上來它何等模樣，畢竟我不是作家，不是藝術家，只能藉由旁人的作品，找到一把屬於自己的心靈之鑰。哪天，我死了，如果上帝規定只能帶三部電影下地獄或上天堂，我估計會帶走這三部：亞歷桑那夢遊，聖殤，小武，因為它們看起來就像在拍我的自傳，談的就是我家的事、我一個人的事。要是上帝可以法外通融，能讓我多帶一部，我會帶走<text:span text:style-name="T3"><text:s/>"</text:span>頤和園<text:span text:style-name="T3">"</text:span>。<text:span text:style-name="T3"><text:line-break/><text:line-break/>"</text:span>頤和園<text:span text:style-name="T3">" </text:span>一開始就來了這麼一段自白：<text:span text:style-name="T3"><text:line-break/><text:line-break/></text:span>「有一種東西，它會在某個夏天的夜晚，像風一樣突然襲來，讓你措不及防，無法安寧，與你形影相隨，揮之不去，我不知道那是什麽，只能稱它為愛情。」<text:span text:style-name="T3"><text:line-break/><text:line-break/></text:span>有觀眾問婁燁說，<text:span text:style-name="T3">"</text:span>頤和園<text:span text:style-name="T3">" </text:span>究竟是在談政治還是談愛情？婁燁說，兩小時的電影不足以呈現一場歷史，但拿來說說一段愛情故事倒還差不多。他說：「六四就像學生和政府的一場做愛，做得很難受，很不舒服，政府打了學生一個耳光，打得太重，流血了，於是用之後的十年來補償，六四和兩人談戀愛是一模一樣的。」他還說：「所有這一切就像主角之間發生的愛情一樣。所以我覺得就是說，愛情實際上是整個世界的一片葉子<text:span text:style-name="T3">——</text:span>如果整個世界是一棵樹的話，愛情是這棵樹上的一片葉子。那麽，一片葉子上面你就可以讀到整棵樹的資訊。所以，不用這麽麻煩，我只要表達愛情就可以了。我說清楚了愛情，也就說清楚了這個世界。」</text:p>
      <text:p text:style-name="P5"/>
      <text:p text:style-name="P1"><text:span text:style-name="T1">陳真</text:span><text:s/>  |  2016.06.08 09:55   |   <text:a xlink:type="simple" xlink:href="http://palinfo.habago.org/Entry?Command=Information_PrintForum&amp;iPage=252#FORUM34645"><text:span text:style-name="T2">#</text:span></text:a></text:p>
      <text:p text:style-name="P3">這位同志寫得還蠻好的。<text:span text:style-name="T3"><text:line-break/><text:line-break/></text:span>很多運動是這樣，它一開始或許是三、五人單純基於某種改革理念，但是，很快地就會有禿鷹進來，或是內部原本就有一堆禿鷹，製造更大動亂，目標則不在於任何改革理念，而是奪權與政變，在變局動亂中，創造一個對自己更為有利的局面。<text:span text:style-name="T3"><text:line-break/><text:line-break/></text:span>要是事情能成，要是政權能顛覆，那當然最好。要是做不到，至少我可以一再踩紅線，逼使對方鎮壓，從此揹負罵名或因此遭到世人抵制。不管哪一種下場結局，做為一個境內或境外禿鷹，保證都是穩賺不賠。<text:span text:style-name="T3"><text:line-break/><text:line-break/></text:span>事件一開始我也是站在學生這一邊，但是事件中期之後，我就看清楚了這一點，特別是鎮壓前夕，帶頭者在美國帶領下幾乎跑光光，但他們卻故意留下根本不知死期將至的群眾當炮灰，以他人生命為代價，進一步墊高屬於自己的利益。<text:span text:style-name="T3"><text:line-break/><text:line-break/></text:span>當然，也有一些運動打從一開始就是人為加工的一場鬥爭，掛的是改革羊頭，賣的全是政治狗肉，例如香港的什麼佔中與雨傘革命便是。</text:p>
      <text:p text:style-name="P1">locust   |  2016.06.08 05:47   |   <text:a xlink:type="simple" xlink:href="http://palinfo.habago.org/Entry?Command=Information_PrintForum&amp;iPage=252#FORUM34644"><text:span text:style-name="T2">#</text:span></text:a></text:p>
      <text:p text:style-name="P2">个人以为，这次运动最后以悲剧结束是多种因素造成的。一是学生内部一些激进的领袖后面很大程度为了个人目的不断地引导和利用这场学生运动；二是共产党内部的一些权力斗争也在利用这场运动。简单地说就是改革派以赵紫阳为首的想籍由这场运动达到既削弱以当时的总理李鹏为首的保守派以及实质的掌权以军委主席邓小平为首的一批老人，达到从名义上的中国一把手变成实至名归的老大。这也是为啥当学运的初期<text:span text:style-name="T3"><text:s/></text:span>针对赵紫阳真人时，他坚持避而远之跑去朝鲜访问了一个多礼拜，回来后又发表很多在共产党内部和学生运动都引起争议的谈话，并直接促进了学生运动的进一步激化。而保守派以李鹏为首的则是想利用这场运动打倒改革派的赵紫阳从而取而代之为党的总书记，在当时至少是名义上的老大；三是国际上的因素，这就是美国了。学生运动开始时美国驻华大使是暂时空缺，学生运动开始后，美国紧急调派中情局高官出身的李洁明临时紧急出任驻华大使。而且后期形势突然急剧恶化（<text:span text:style-name="T3">5</text:span>月<text:span text:style-name="T3">13</text:span>日开展的绝食运<text:span text:style-name="T3"><text:s/></text:span>动），这可能是美国介入后导致局势恶化的<text:span text:style-name="T3">“</text:span>高招<text:span text:style-name="T3">”</text:span>。<text:span text:style-name="T3"><text:line-break/><text:line-break/></text:span>据<text:span text:style-name="T3">Snowden</text:span>最新透露，学运后期的经费资助主要是香港的支联会，而支联会的经费又来自<text:span text:style-name="T3">CIA</text:span>和索罗斯的反华基金。另据多方面没经最终确认的信息表明，在运动的后期，这帮领袖都已经获得了美国绿卡或者是护照。美国介入主要又有可能出于<text:span text:style-name="T3">3</text:span>个方面考虑：<text:span text:style-name="T3"> <text:line-break/><text:line-break/>1.</text:span>意识形态：对于社会主义国家，尽管当时中国和美国还处在战略合作期，美国都要努力让它和平演变掉。<text:span text:style-name="T3"><text:s/>2.</text:span>短期战略考量：前面提到，期间正逢苏联戈尔巴乔夫访华，中苏开始改变敌对状态，这从根本上不符合当时美国联中抗苏的战略利益。<text:span text:style-name="T3"><text:s/>3.</text:span>战略长远考量：在美国战略家眼中，无论是苏联（俄罗斯）或是中国，这<text:span text:style-name="T3">2</text:span>个国家任何一个发展起来，都会对美国的世界霸权构成威胁，而且整个世界也大概仅有这<text:span text:style-name="T3">2</text:span>个国家可能对美国的世界霸权构成威胁。所以只要能够破坏这<text:span text:style-name="T3">2</text:span>个国家的稳定和发展的事情，美国都会不遗余力地去推动，这符合美国的国家战略利益。<text:span text:style-name="T3"><text:line-break/><text:line-break/></text:span>所以也奉劝这些海内外的民运分子可别幻想：一旦中国真的和美国一样的社会制度，美国就不会敌视和批评中国，对中国友好，中国就会发展更好？门都没有！除非你能带领中国逐渐走向衰落和分裂，否则美国一定会站在中国的对立面来遏制你。俄罗斯的叶利钦就是如此，无论怎么靠近和讨好西方，他们都无论如何要把你往死里整。<text:span text:style-name="T3"><text:s/></text:span>但是我也相信不久的将来应该会对<text:span text:style-name="T3">64</text:span>有个比较客观的评价：<text:span text:style-name="T3"><text:line-break/><text:line-break/>64</text:span>前期是一场由学生发起的反腐败、反官倒、追求民主自由、挽救中国前途的一场声势浩大爱国运动。后期由于各种<text:span text:style-name="T3"><text:s/></text:span>国内外的因素，借用邓小平同志的话说就是国内的小气候和国外的大气候共同推波助澜和利用导致爱国运动变质为类似革命了，最终导致了比较悲剧的流血冲突。前期运动有明确的口号和诉求，后期就很难达成统一的诉求，因为学运头头的内部的头头都各有算计，争权夺利。后期甚至有人提出口号是打到共产党，打倒邓小平，这就是革命了，请问世界上哪个国家碰到革命而不会去镇压？<text:span text:style-name="T3"><text:line-break/><text:line-break/></text:span>记得李敖曾经提及吾尔开希后来拜访他时的一段对话。李敖问吾尔开希：<text:span text:style-name="T3"><text:s/></text:span>你觉得<text:span text:style-name="T3">6 4</text:span>除了镇压还能有其它解决办法吗？吾尔开希想了想回答：没有，因为当时我们的诉求每天都不一样，今天政府答应了这个，明天又提出新的。<text:span text:style-name="T3"><text:line-break/><text:line-break/></text:span>当然，个人以为能够客观评价<text:span text:style-name="T3">64</text:span>的前提有<text:span text:style-name="T3">2</text:span>个：一是李鹏去世，甚至要等江泽民也去世。二是中国已经崛起并取代美国成为最强大的国家。短时间内中国还必须聚精会神谋求国家和社会发展，此时不能触碰这个容易引起社会争议及国际压力的事情，因为这有可能会中断中国的发展进程，这个后果我想是任何一个中国领导人都不能承受之重，所以现在只能暂时避而不谈。等上述两个条件满足之后，我想中国就会开始面对这个问题了。对<text:span text:style-name="T3">64</text:span>的评价估计会如我前文所说的对不同的阶段有不同的评价。<text:span text:style-name="T3"><text:line-break/><text:line-break/></text:span>试问这世界上有哪个国家的政府会容许抗议群众占领国家权力象征的广场长达<text:span text:style-name="T3">50</text:span>天？除非这个国家是无政府状态。试问这个世界上哪个政府在宣布戒严两周后才开始驱散抗议群众？试问这个世界上哪个政府的正规化军队在对抗议群众清场是会死亡武装的军人<text:span text:style-name="T3">50</text:span>人？事实上是当时在军博及木樨地，社会上的抗议群众先打死了军人然后军人才有条件的反击的，而且手段极其残暴！而且当时给军人的命令是只有遇到严重的挑衅时才能开枪反击。<text:span text:style-name="T3"><text:line-break/><text:line-break/></text:span>另外，根据我所看到的另外一则资料显示，中国政府当时曾试图通过香港的港英政府购买橡皮子弹和催泪瓦斯器械（当时的中国还没能力生产这种东西），可是当时港英政府拒绝提供，由此可见西方国家的虚伪性。总之，<text:span text:style-name="T3">64</text:span>是个悲剧，但是总体来说，当时的中国政府和军人还是非常克制的。</text:p>
      <text:p text:style-name="P1">locusts   |  2016.06.08 05:46   |   <text:a xlink:type="simple" xlink:href="http://palinfo.habago.org/Entry?Command=Information_PrintForum&amp;iPage=252#FORUM34643"><text:span text:style-name="T2">#</text:span></text:a></text:p>
      <text:p text:style-name="P3"><text:span text:style-name="T3">64</text:span>发生时我还没上初中，当时印象比较深的是电视新闻里看到解放军士兵被烧死并吊起来的画面。在国外的这么多年，看了大量的各方面的采访报道和纪录片，我反而由原来的同情学生转变为反对甚至反感那些学生领袖，认为以当时的情况镇压比不镇压好。<text:span text:style-name="T3"><text:line-break/><text:line-break/></text:span>下面我大概梳理一下整个过程，这些资料大部分来自维基百科及个人认为比较客观可信的文献资料或者是访谈：<text:span text:style-name="T3"><text:line-break/><text:line-break/>64</text:span>起始于胡耀邦去世的<text:span text:style-name="T3">4</text:span>月<text:span text:style-name="T3">15</text:span>号，当时的学生出于悼念胡耀邦要求反腐败、<text:span text:style-name="T3"><text:s/></text:span>反官倒、<text:span text:style-name="T3"><text:s/></text:span>反<text:span text:style-name="T3"><text:s/></text:span>通货膨胀以及要求政府行政决策公平、公正、公开化（别的方面对胡耀邦持保留意见，但是胡耀邦的清廉还是比较公认的）。而其中的反腐败和打倒官倒其实主要针对赵紫阳的<text:span text:style-name="T3">2</text:span>个儿子赵大军、赵二军为首的官二代在广东的胡作非为而来的。<text:span text:style-name="T3"><text:line-break/><text:line-break/></text:span>起始阶段<text:span text:style-name="T3">64</text:span>是出于挽救中国前途的一场声势浩大的爱国运动。<text:span text:style-name="T3"><text:s/></text:span>应该说<text:span text:style-name="T3">, 64</text:span>的动机和出发点是好的。<text:span text:style-name="T3"><text:s/></text:span>政府也一度以和解的姿态跟示威的学生开展谈判，很多大学学生都滿意政府所做的让步。<text:span text:style-name="T3"><text:s/></text:span>到了<text:span text:style-name="T3">5</text:span>月<text:span text:style-name="T3">4</text:span>日，除了北京大学和北京师范大学外所有北京的大学皆宣布罢课行动结束，隨后大部分学生也逐渐失去参与抗议活动的兴趣逐渐返校。<text:span text:style-name="T3"><text:line-break/><text:line-break/></text:span>在面对学生內部不和以及参与群众不断減少的情況下，包括王丹、柴玲和吾尔开希等学生领袖呼吁采取更激进的作法来恢复抗议声势，（这之后开始有赵紫阳及美国的势力开始介入了）。他们认为中国政府所提出的<text:span text:style-name="T3">“</text:span>对话<text:span text:style-name="T3">”</text:span>只不过是一种诱骗学生就范的方式，因此自<text:span text:style-name="T3">5</text:span>月<text:span text:style-name="T3"><text:s/>11</text:span>日开始动员学生发起更为激进的绝食运动。最后学生决定在苏联领导人戈尔巴乔夫高调进行国事访问的前兩天<text:span text:style-name="T3">5</text:span>月<text:span text:style-name="T3">13</text:span>日开始展开绝食抗议。并且使得全国各地<text:span text:style-name="T3">400</text:span>多个城市陆续发<text:span text:style-name="T3"><text:s/></text:span>起抗议行动以表达支持，成立了近<text:span text:style-name="T3">50</text:span>个高校及工人自治联合会。社会上的各式各样的人纷<text:span text:style-name="T3"><text:s/></text:span>纷加入这场运动，从而把这场学生运动带入一个非得流血的不归路。<text:span text:style-name="T3"><text:line-break/><text:line-break/></text:span>到了<text:span text:style-name="T3">5</text:span>月<text:span text:style-name="T3">20</text:span>日中国政府正式宣布实施戒严。进入<text:span text:style-name="T3">6</text:span>月，情势更为紧急，部队开进北京城区。在广场外的军事博物馆及木樨地等地方，抗议群众（主要是社会上的人，最有可能是某些故意激化矛盾的别有用心的人）与军人发生严重冲突，最后直接导致了<text:span text:style-name="T3">6</text:span>月<text:span text:style-name="T3">3</text:span>日晚及<text:span text:style-name="T3">4</text:span>日临晨的清场，但是目前几乎一致认为没有人在天<text:span text:style-name="T3"><text:s/></text:span>安门清场中死亡。这次事件导致了总共<text:span text:style-name="T3">300-700</text:span>人死亡（<text:span text:style-name="T3">300</text:span>是政府公布的，<text:span text:style-name="T3">700</text:span>是美国领<text:span text:style-name="T3"><text:s/></text:span>事馆官员公布的，根据<text:span text:style-name="T3">“</text:span>天安门母亲<text:span text:style-name="T3">”</text:span>公布的名单，有据可查的是<text:span text:style-name="T3">202</text:span>名，其中还包括不知姓名来历的<text:span text:style-name="T3">3</text:span>人。所以似乎来自中国政府的数据更可靠），其中警察和军人死亡<text:span text:style-name="T3">50</text:span>人左右，学生死亡<text:span text:style-name="T3">30</text:span>人左右，其余的<text:span text:style-name="T3">100</text:span>多都是社会人士（这段内容主要基于维基百科）。</text:p>
      <text:p text:style-name="P1"><text:span text:style-name="T1">蘇秀慧</text:span><text:s/>  |  2016.06.08 03:33   |   <text:a xlink:type="simple" xlink:href="http://palinfo.habago.org/Entry?Command=Information_PrintForum&amp;iPage=252#FORUM34641"><text:span text:style-name="T2">#</text:span></text:a></text:p>
      <text:p text:style-name="P2">在台灣，感覺一切很平靜，但我覺得中、美間的南海問題，其實應與台灣息息相關。我認為息息相關，並不是台灣真的能在這當中取得好處（借軍事基地讓美日駐軍是一種好處嗎？我不知道，但我會想到一句俗諺：請神容易送神難），而是一旦南海有戰事，台灣絕無法置身事外，和平即將遠離這片土地，而它卻是我唯一能安身立命的地方。<text:span text:style-name="T3"><text:line-break/><text:line-break/></text:span>但南海問題的討論，在台灣新聞媒體報導的頻率並不高，政論節目的評論，肢體語言豐富之外，只讓我感覺像是在觀賞八點檔。我並無什麼影響力，真正的軍事評析和意義或許我並不真能了解，但至少知道事情發展至什麼狀況，作心理的準備，應該是最小限度內能得到的。但南海問題好似真的離台灣很遠。<text:span text:style-name="T3"><text:line-break/><text:line-break/>"</text:span>家事，國事，天下事，事事關心<text:span text:style-name="T3">"</text:span>，這是許多年前學生時代所學的？口號。<text:span text:style-name="T3">"</text:span>立足台灣，胸懷中國，放眼天下<text:span text:style-name="T3">"</text:span>，也是。現在提前中國，在台灣已經是政治不正確了，但我自問總還是要些許放眼天下吧？知道世界上其他國家發生了什麼事，更何況就鄰近在身旁。所以，自助<text:span text:style-name="T4">⋯</text:span>，我定期看<text:span text:style-name="T3"><text:s/>BBC </text:span>的中文新聞（常看，久了，就了解了為什麼那年那兔那些事的鷹醬旁總有一隻牛），看中國的新浪網，看雷倩女士的軍事評論。因為我真的有種也許當戰事已起，身處台灣的我竟渾然不知的憂慮。</text:p>
      <text:p text:style-name="P1"><text:span text:style-name="T1">陳真</text:span><text:s/>  |  2016.06.08 02:47   |   <text:a xlink:type="simple" xlink:href="http://palinfo.habago.org/Entry?Command=Information_PrintForum&amp;iPage=252#FORUM34640"><text:span text:style-name="T2">#</text:span></text:a></text:p>
      <text:p text:style-name="P3"><text:span text:style-name="T3">(</text:span>續<text:span text:style-name="T3">)<text:line-break/><text:line-break/></text:span>從選擇學校、選擇開戶銀行、選擇餐廳、選擇保單，乃至選擇交友婚姻對象與同事等等等，我們每天都在做出選擇。例如我最近決定加保許多意外險，因為每天長時間在外開車東奔西走，加上台灣人開車大多不守規矩，出事機率很高。我同時還決定最近得緊盯英鎊走勢，因為英國<text:span text:style-name="T3"><text:s/>6 </text:span>月<text:span text:style-name="T3"><text:s/>23 </text:span>日有可能脫歐，英鎊說不定會進一步大跌；每年出國都會用到英鎊，得趁重大利空當前的這時候低點買進，比較划算。所有這一切選擇，裏頭或多或少都有其各種理由與盤算。每個人根據自身需要，所持的理由也許不盡相同，但有個基本共同點是：當我們根據各種理由做出判斷與選擇時，必然是為了達成一個最有利的結果。<text:span text:style-name="T3"><text:line-break/><text:line-break/></text:span>你看，就連這麼小的一些事，不過只是買個總數頂多一兩千元的英鎊<text:span text:style-name="T3"><text:s/>(</text:span>台幣約十萬<text:span text:style-name="T3">)</text:span>，我們都還是會很小心注意各種相關因素，盡量不使自己吃虧，盡量取得最有利的結果。不可思議的是，如此細小的事我們尚且充滿理性去思索與判斷，可是，當我們遇到諸如統獨、服貿貨貿、核電或各種政治重大事項等等這樣一些幾乎可以說是影響島上世世代代長遠利害的事情時，我們卻反而變成徹徹底底的腦殘，完全不思索，不議論，而只會依據政黨與主流媒體的指令搖旗吶喊，喧囂鬥爭；鬥爭方式永遠就是造謠抹黑與造勢，從無一絲理性成份在裏頭。<text:span text:style-name="T3"><text:line-break/><text:line-break/></text:span>難道你不會覺得很訝異？平常生活中一丁點小事，我尚且們都知道要左思右想，盡量取得一個比較有利的結果，可是，在真正事關天堂與地獄的重大事物上，我們卻成為政黨與主流媒體的狗，成為他們藉以謀取私人暴利與權勢的鬥爭工具，完全沒有大腦與心靈可言；既無理性，亦無感性，跡近瘋狂。<text:span text:style-name="T3"><text:line-break/><text:line-break/></text:span>我當然不是說任何事物必然預設一個特定的最好選項，而是說，不管你做出什麼選擇，難道你完全不覺得需要用到一點點腦細胞？當然，腦殘者往往就會像機器人那樣，嘴巴會不斷吐出一些由政黨與主流媒體所灌輸的特定字眼，比方說明明透明得像顆水晶球的服貿，腦殘者卻一直喊黑箱，全國各大學突然一夕之間連課也不用上了，全面出動說要救國，要反黑箱救台灣。<text:span text:style-name="T3"><text:line-break/><text:line-break/></text:span>你問他究竟哪一點黑箱？他根本一無所知，但他還是熱血沸騰地反黑箱反個不停。可是，過去那個綠油油的爛黨執政，進行同樣的事情時，不是烏七媽黑到根本伸手不見五指嗎？比方說，這位現在當總統的蔡女士，當初在扁朝當官時，甚至主張這類兩岸談判因為事涉機密，根本不需要送立法院審查。你看，他們在今年四月都還沒上台就任之前，憑其國會多數席位優勢，竟然就企圖通過<text:span text:style-name="T3"><text:s/>"</text:span>只要三十天一到，就自動視為審查通過<text:span text:style-name="T3">" </text:span>的條款，這一切不就是最典型的所謂黑箱賣台？怎麼腦殘者不去佔領立法院砸爛行政院呢？<text:span text:style-name="T3"><text:line-break/><text:line-break/></text:span>比方說核電，你問他為什麼反核電？你問他懂多少核電問題？他只會覆述各種可笑的、由特定政黨與媒體所散播的各種低能謠言與謊言，要不就只會說：<text:span text:style-name="T3">"</text:span>因為我是人，所以我反核<text:span text:style-name="T3">"</text:span>。我看倒不如說<text:span text:style-name="T3"><text:s/>"</text:span>因為我腦殘，所以我反核<text:span text:style-name="T3">" </text:span>恐怕還貼切一些。<text:span text:style-name="T3"><text:line-break/><text:line-break/></text:span>比方說，你看當年葉金川以<text:span text:style-name="T3"><text:s/>"</text:span>中華台北<text:span text:style-name="T3">" </text:span>的名義參與世界衛生組織會議時，腦殘者們在綠油油的人渣黨的強力動員下，如何辱罵、攻擊與羞辱甚至肢體攻擊這些參與開會的官員，說他們以<text:span text:style-name="T3"><text:s/>"</text:span>中華台北<text:span text:style-name="T3">" </text:span>名義出席國際會議就是賣台、台奸、喪權辱國等等。可是，這回綠營不也一樣是<text:span text:style-name="T3"><text:s/>"</text:span>中華台北<text:span text:style-name="T3">" </text:span>？但這回他們卻說這就是穩健愛台灣、顧主權的作法。<text:span text:style-name="T3"><text:line-break/><text:line-break/></text:span>任何一個腦殼裏還裝有一點點腦細胞的人，活在台灣，如果他真要對各種荒唐的人事物當真，恐怕會<text:span text:style-name="T3"><text:s/>"</text:span>精神分裂<text:span text:style-name="T3">"</text:span>，因為完全沒有理性可言，純粹就是任意胡說八道。騙子會胡說八道是天經地義的事，不足為奇，令人驚訝的是，為什麼竟然會有人相信這樣一些詐騙伎倆與政治操弄？而且不是一個兩個腦殘，而是幾乎全部都是，特別是年輕一代，非常容易讓人操弄玩弄於鼓掌之上，而且還覺得很光榮很驕傲。<text:span text:style-name="T3"><text:line-break/><text:line-break/></text:span>綠油油的黨，不是還有一個相當引以為得意的現象叫做什麼<text:span text:style-name="T3"><text:s/>"</text:span>天然獨<text:span text:style-name="T3">" </text:span>嗎？你想天底下有可能會有這種生物嗎？一個人先天就是台獨？生下來就是台獨？他都不需要思索，不需要充份理解兩岸與國際各種事物的趨勢與內涵，然後一出生就往自己身上貼個標籤叫做<text:span text:style-name="T3"><text:s/>"</text:span>天然獨<text:span text:style-name="T3">"</text:span>？這不叫天然，這純粹是政黨人為加工、大規模製造的產品。這樣一些生物，你問他為什麼要台獨？為什麼台獨是一項神聖使命？他就會像機器人那樣，嘴巴會不斷吐出一些由政黨與主流媒體所灌輸的特定字眼，比方說什麼民主與自由。大概就只會講這幾句而已。<text:span text:style-name="T3"><text:line-break/><text:line-break/></text:span>可是，如果這理由說得通，那麼，當李登輝執政時以及他執政之前的台灣，各種言論自由與人權絕對遠遠落後於現在的大陸。那我們當時是應該怎樣？每個縣市各自宣布獨立，以便追求自由與民主？不再接受中央政府的白色恐怖政策所荼毒？鄭南榕與詹益樺也不用因此被黑金教父李登輝所迫害、進而自焚而死了。<text:span text:style-name="T3"><text:line-break/><text:line-break/></text:span>同理，如果投票那麼重要，甚至是唯一重要，甚至意味著一種神聖的人權，一種獨立自主的偉大文明，那麼，永康區為什麼不脫離台南市宣布獨立？我們自己選永康國總統多好！不用再被台南這種爛到嚇死人的市政所荼毒，而且可以很有尊嚴地每天投票，進行各種公投，展現讓全世界都羨慕死的偉大<text:span text:style-name="T3"><text:s/>"</text:span>直接民主<text:span text:style-name="T3">" </text:span>典範。而且，永康國也毫無疑問可以自己發展國防與軍隊，它擁槍自重的黑道那麼多，隨便派出幾個都能抵禦外侮。萬一打仗，永康國還可以發展神風特攻隊，平常每個偉大的永康國國民騎機車時所展現的不怕死精神，就足以讓敵人聞風喪膽。<text:span text:style-name="T3"><text:line-break/><text:line-break/></text:span>我並不是說台獨很可笑，而是說，不管是統或獨，腦殘都很可笑，講來講去永遠就只是講一些傻話，或是只以某個單一因素來決定一切。統一當然也一樣，講來講去就只會說台灣是中國固有領土，可是，西班牙和義大利以前不也都是羅馬帝國的固有領土？為什麼現在不統一呢？考慮一個事情總得方方面面去設想各種利害關係，哪有一句話就是一個絕對標準的？<text:span text:style-name="T3"><text:line-break/><text:line-break/></text:span>比方說，你出國留學選擇學校，你難道不是選一個你認為最好而且最有可能申請成功而且最適合你的各種個人需求與個人因素的學校去就讀或去做研究？所謂最好或最適合，當然包括無數考量，難道你只會考量看該校有無由學生自由選舉出校長？如果有的話，就是偉大神聖、充滿民主精神的一所大學？否則就不考慮就讀？會有人這樣考慮事情的利害得失進而做出判斷與選擇的嗎？<text:span text:style-name="T3"><text:line-break/><text:line-break/></text:span>我不知道現在是怎樣？連這麼<text:span text:style-name="T3"><text:s/>"</text:span>初級<text:span text:style-name="T3">" </text:span>的文章也要寫？我是在跟兩歲小孩講話嗎？我是在教他們怎麼生活怎麼避免危險怎麼保護自己嗎？我三十幾年前黨外時代所寫的文章絕對都還沒這麼<text:span text:style-name="T3"><text:s/>"</text:span>初級<text:span text:style-name="T3">"</text:span>。比起現在來，當時的台灣人真是進階太多，腦子也大多了。至少當時的人們普遍<text:span text:style-name="T3"><text:s/>"</text:span>企圖<text:span text:style-name="T3">" </text:span>講理但被壓制不許講；現在則是自動廢棄自己的大腦，卻反而因此還很得意，以為自己很聰明很酷很炫很自由。<text:span text:style-name="T3"><text:line-break/><text:line-break/></text:span>在現代文明素養這一點上，台灣究竟是進步或退步，不言可喻。我只是一直很難接受這是事實，一個社會怎麼可能會退步到這樣一種令人難以置信的腦殘地步！在這島上，綠油油的黨及其御用無恥媒體，控制了腦，控制了心靈，控制了概念與語言，控制了一切。更不可思議的是，島上的人卻很驕傲地說自己好自由好民主。喬治歐威爾如果還活著，如果他見識過台灣，見識過美國，見識過綠油油的黨，我想他會寫出比「動物農莊」和「一九八四」更加深刻的寓言小說。</text:p>
      <text:p text:style-name="P1"><text:span text:style-name="T1">陳真</text:span><text:s/>  |  2016.06.07 12:51   |   <text:a xlink:type="simple" xlink:href="http://palinfo.habago.org/Entry?Command=Information_PrintForum&amp;iPage=252#FORUM34639"><text:span text:style-name="T2">#</text:span></text:a></text:p>
      <text:p text:style-name="P2">居於主流政治勢力的一方，通常會刻意避免討論，簡化問題，愚化民眾，因為它已經居於主流，任何理性議論必然都會隱含著一種危險，畢竟在議論中，很多簡化的思維及無腦口號乃至各種謊言都有可能露底或遭到質疑。所以，你看，當過去台獨在這島上是一種禁忌時，主張或認同台獨者超喜歡尋找或製造各種機會來討論統獨的利弊，他們說，真理越辯越明。<text:span text:style-name="T3"><text:line-break/><text:line-break/></text:span>可是，一旦他們不管是透過什麼樣的手段而取代統一，取得政治主流地位時，嘴臉馬上就變了，真理不再越辯越明，反而是越辯越危險，因為無數簡化的思維及無腦口號乃至各種謊言都有可能露底或遭到質疑。<text:span text:style-name="T3"><text:line-break/><text:line-break/></text:span>如果今天的祖國仍然處於文革時期，或是處於文革剛結束後不久的那樣一種長達十數年、依然極其混亂而不可測的政經局面，我想，兩岸統一是很不智的，在那樣一種時代背景下，我主張台獨。但是，你知道嗎？在那樣一段長達半個世紀的時期裏，台灣人主張統一的卻高達幾乎百分之百。即便後來九零年代白色恐怖早已煙消雲散，主張統一者依然高達恐怕至少九成以上。<text:span text:style-name="T3"><text:line-break/><text:line-break/></text:span>你覺得這會是一種理性思索下的結果嗎？當然不是。這是一種主流媒體與教育愚化洗腦及<text:span text:style-name="T3"><text:s/>"</text:span>法西斯<text:span text:style-name="T3">" </text:span>式政治操作下的結果，亦即把少數異己及其主張給妖魔化，把理性與利害問題直接轉化為一種神聖不可侵犯、自然也無須討論的忠奸問題，誰敢主張台獨，誰就是全民公敵，人人得而誅之。<text:span text:style-name="T3"><text:line-break/><text:line-break/></text:span>相反地，當大陸已不再是過去民不聊生的大陸，當大陸不管是在經濟、文化、政治、公衛、醫療與社會安全福利等等等都有極其驚人的結構性進步與發展時，台灣卻反而有<text:span text:style-name="T3"><text:s/>95%</text:span>以上的人反對統一。<text:span text:style-name="T3"><text:line-break/><text:line-break/></text:span>你覺得這會是一種理性思索下的結果嗎？當然不是。這同樣也是一種主流媒體與教育愚化洗腦及<text:span text:style-name="T3"><text:s/>"</text:span>法西斯<text:span text:style-name="T3">" </text:span>式政治操作下的結果，亦即把少數異己及其主張給妖魔化，把理性與利害問題直接轉化為一種神聖不可侵犯、自然也無須討論的忠奸問題，誰敢主張統一，誰就是賣台，誰就是台奸，人人得而誅之。<text:span text:style-name="T3"><text:line-break/><text:line-break/></text:span>於是，各種急先鋒就出現了。當統一之聲甚囂塵上時，大家都想當統一急先鋒，不但忙著表態支持統一，而且努力攻擊異己；可是，一旦局面逆轉，這些統一急先鋒現在又個個全部搖身一變，變成愛台戰士！整天檢查旁人的思想是否親中賣台。<text:span text:style-name="T3"><text:line-break/><text:line-break/></text:span>事實上，不管掛哪面顏色的旗子，法西斯的幽靈始終不曾離開這塊島嶼。<text:span text:style-name="T3"><text:line-break/><text:line-break/></text:span>我常納悶，為什麼人是這樣一種如此容易愚化操弄的生物？難怪政治會變成一種純粹以詐騙為核心操作的暴利事業。我也常納悶，台灣人如此熱衷於統獨鬥爭，半個多世紀來始終不變，但為什麼你卻幾乎從來不曾聽過關於統獨的任何一絲討論，純粹就只是表態與攻擊，而無任何一絲絲的議論與思索。<text:span text:style-name="T3"><text:line-break/><text:line-break/></text:span>一個人或一群人，怎麼會有這樣一種不可思議的狀況產生？真的很不可思議！一方面對某個主張或立場如此神聖般地捍衛，充滿狂熱，近乎瘋狂，但另一方面卻又完全不曾去想過自己究竟是在捍衛什麼。<text:span text:style-name="T3"><text:line-break/><text:line-break/></text:span>我想，以現在的眼光，應該很容易就能理解在我年少的那樣一個時代，為什麼我會主張台獨，因為當時的祖國實在太可怕；文革，饑荒，人吃人，兒子打老子，女兒揍媽媽，學生體罰老師，而且政治內鬥得那麼瘋狂與血腥，全然不可測的一種局面，為什麼要統一呢？<text:span text:style-name="T3"><text:line-break/><text:line-break/></text:span>同理，假若以<text:span text:style-name="T3">20</text:span>年後的眼光來看現在，應該也很容易就能理解為什麼我會在二十世紀末轉而支持統一。我可以說出一百個支持統一的理由，但我說不出一個支持台獨的必要性。所謂統一，在我看來就像從水族箱的魚缸換成一片汪洋，舞台變大了，資源變多了，伸展手腳的機會與空間更加千百倍的寬廣，何樂不為？<text:span text:style-name="T3"><text:line-break/><text:line-break/></text:span>至於什麼民主與自由，那就不要再自欺欺人了，難道你真的笨到會相信這樣每四年投一次票就等於什麼民主？難道你真的相信選出一個政治人物，究竟他是叫做省長或總統，對你以及你家人的人生與前途如此神聖而重要？<text:span text:style-name="T3"><text:line-break/><text:line-break/></text:span>若要說什麼自由與人權，大陸目前的狀況，其實差不多就等於十幾二十年前的台灣，也就是差不多李登輝和阿扁當權的那個時候。若要比起蔣家的年代，那麼，大陸目前的人權與自由絕對超越蔣家主政下的台灣千百倍的自由與人權。但是，蔣家的年代，一大部份的台灣人至今不是都還很懷念嗎？我的意思是說，這些從來都不是什麼洪水猛獸，更何況這些所謂自由與人權，它是會逐漸進展而不是一成不變的。<text:span text:style-name="T3"><text:line-break/><text:line-break/></text:span>倒過來說也一樣，統一對你會有什麼損失嗎？你不是照樣可以升學、工作、結婚交友？而且機會、資源與舞台變多變廣了。假若住得實在不爽，照樣可以出入自由，看是要移民或外派工作，誰攔得了你？假若對政治有什麼不滿或抱負，如果你連那麼恐怖血腥的蔣家政權都能忍受與對抗了，現在的大陸政權，你要去改善它會比蔣家那時候更困難嗎？你照樣可以去從政或從事社運啊，面對各種可能會有的所謂迫害，難道現在的台灣就沒有？根本不是這樣，台灣之抹黑與傷害異己以及各種前途阻撓與私相授受之惡行，幾時何曾少過？<text:span text:style-name="T3"><text:line-break/><text:line-break/></text:span>我的意思是說，把大陸說成什麼人權與自由的煉獄，把台灣說成自由與人權的天堂，這樣一種盛行於島內的聲音，真是荒唐可笑、自欺欺人到極點。<text:span text:style-name="T3"><text:line-break/><text:line-break/></text:span>更何況，所謂統一又不是說非得馬上改變所有政經體制。統一還是可以有許多不同的作法，比方說一國兩制，比方說簽訂兩岸和平協議，在一中架構下，花個三、五十年的時間去相互調整與發展，兩岸差異只會越來越小，而不是越來越大。我還記得<text:span text:style-name="T3"><text:s/>1997 </text:span>年剛到英國時，經常反駁一些台灣留學生對於大陸的輕視。台灣人那時候超喜歡說大陸人多麼窮，窮到真是笑死人；笑他們多麼草包，嘲笑大陸女生穿著打扮多麼俗氣可笑，還說什麼兩岸統一之後，我們的薪水等各項收入將會只剩以往的十分之一或百分之一，這些都是過去民進黨很喜歡講的反對統一的理由，總歸一句就是誰要跟窮鬼統一？<text:span text:style-name="T3"><text:line-break/><text:line-break/></text:span>我那時經常替大陸人說話，我並不是說大陸以後會變得很有錢，而是說，窮不應該是一種被歧視與嘲笑的理由；一個很窮的親人，難道就光因為他窮而不再是親人？我想，那時候，恐怕誰也沒料到不過才十幾二十年的時間，大陸已經變成一個足以撼動美國之世界經濟主導地位的經濟強國。<text:span text:style-name="T3"><text:line-break/><text:line-break/>2003</text:span>年，記得有一天，我在鳳凰衛視上湊巧看到一位叫鄭必堅的人<text:span text:style-name="T3"><text:s/>(</text:span>前中央黨校副校長<text:span text:style-name="T3">) </text:span>提出一個想法叫<text:span text:style-name="T3"><text:s/>"</text:span>中國和平崛起<text:span text:style-name="T3">"</text:span>，我仔細看完整個訪談，心裏之震憾，難以言喻。<text:span text:style-name="T3">"</text:span>中國崛起<text:span text:style-name="T3">" </text:span>如今已是一種根本無須多說的事實，但在<text:span text:style-name="T3"><text:s/>2003 </text:span>年那時候依然是一種非常具有前瞻性、根本是前所未聞的看法。當然，台灣則是整天在散播<text:span text:style-name="T3"><text:s/>"</text:span>中國崩潰論<text:span text:style-name="T3">"</text:span>，用一些很可笑的方式預言<text:span text:style-name="T3"><text:s/>(</text:span>其實是詛咒<text:span text:style-name="T3">) </text:span>中國將會在二十世紀末或哪一年就崩潰瓦解。<text:span text:style-name="T3"><text:line-break/><text:line-break/></text:span>鄭必堅那次的訪談，讓我感到極度震撼的不是他的<text:span text:style-name="T3"><text:s/>"</text:span>中國崛起<text:span text:style-name="T3">" </text:span>結論，而是他談及此一看法的種種議論之高度理性，而這樣一種高度理性是我在台灣活了五十幾年迄今從未見過的。在台灣，我只看到瘋狂、再瘋狂、更瘋狂，以及低能、再低能、更低能，卑鄙，再卑鄙，更卑鄙的一種社會與政治文化；瘋狂者贏，卑鄙者勝，低能者主導了一切喧囂口號。鄭必堅的訪談，可說是我人生中一個印象極為深刻的衝擊，因為我從未在台灣的公共領域感受到這樣一種清澈的理性與高度智能。<text:span text:style-name="T3"><text:line-break/><text:line-break/></text:span>台灣完全是另一種極端，低能與卑劣主導了一切，從來沒有任何思索，不許任何議論，而只有主流立場與顏色之不斷叫囂、造勢與攻擊。而且，在台灣的長期洗腦下，人們總以為黨校黨官嘛，一定都是腦滿腸肥不識字貪污腐敗的一些混蛋人渣，但我所看到的卻完全不是這樣。<text:span text:style-name="T3"><text:line-break/><text:line-break/></text:span>我並無意影響他人支持統一，因為我始終相信，任何一種想法或主張，都應該還是透過自己的大腦和眼睛去明辨與思索，進而形成屬於自己的看法，最好不要把任何一個人的想法直接當成自己的看法。我只是很納悶很無言，一些如此明明白白的狀況或不可思議的怪象，為什麼竟然沒有幾個人能看得出來？台灣人甚至還自鳴得意，以為自己比對岸優越，以為自己真是什麼民主自由與人權的公民社會。天底下會有一種公民社會是如此瘋狂、如此理性徹底崩盤、完全不許討論、只會在主流立場與顏色上不斷叫囂、造勢與攻擊的嗎？所謂統獨，其實是不等人的，一個時機一旦錯過，往往就是走向天堂或走入地獄的不同下場差別。<text:span text:style-name="T3"><text:line-break/><text:line-break/></text:span>雖說支持統一，但我同樣不認為台灣有本錢和美國對抗。個人或民間當然可以反美，但政府作為上最好還是盡量和各方勢力保持友好與中立，盡量讓自己不要捲入烽火，捲入是非。當然，這主要是站在台灣人的利益上來看。台灣最好的發展模式不是成為什麼<text:span text:style-name="T3"><text:s/>"</text:span>東方的瑞士<text:span text:style-name="T3">"</text:span>，而是成為另一個香港，讓自己非軍事化，進而成為一個國際金融中心，或許比較有可能保護自己在大國衝突中，儘可能免於烽火。不過，這種純粹一己之見，畢竟無關緊要而不值得多說。<text:span text:style-name="T3"><text:line-break/><text:line-break/></text:span>至於主張台獨者，那其實就等於主張兩岸打仗，對此我毫無疑問，百分之一億會馬上發生戰爭。我絕不相信有幾個台灣人會願意以身殉台灣國，同時我也不相信會打贏。至於打敗仗之後被迫統一，跟你現在還有籌碼與人談判時，所得到的待遇當然會截然不同。假若台灣就像一個<text:span text:style-name="T3"><text:s/>"</text:span>家<text:span text:style-name="T3">"</text:span>，任何人做為<text:span text:style-name="T3"><text:s/>"</text:span>家長<text:span text:style-name="T3">" </text:span>或家庭成員的一份子，假若他還有點理性與良知，事實上他肯定會知道該怎麼做對這個家以及家人最有利，因為現實種種其實是如此一清二楚，這不需要兩岸事務專家或國際關係分析師也能看得出來。<text:span text:style-name="T3"><text:line-break/><text:line-break/></text:span>可惡的是，有那樣一個綠油油的黨，為了私利而不惜以公眾福祉為代價；其所思所想及種種言行與作為，絕對不是以眾人福利為考量。台灣人應該至少要看清這一點，不要讓詐騙集團給整個帶入地獄。二十年的糟蹋，時間也夠長了，難道連這樣也看不出來？難道你真會相信這些人是什麼<text:span text:style-name="T3"><text:s/>"</text:span>愛台灣<text:span text:style-name="T3">"</text:span>，他們愛的其實是美元、台幣與人民幣等等等。你看，這個黨才上台幾星期，從保證絕不缺電、反核、反美豬、反陸生陸客等等等，馬上七、八個重大議題一再轉彎，根本數不清的謊言與操弄，難道這樣你還看不出來這是一個極其危險的政治詐騙集團？</text:p>
      <text:p text:style-name="P1"><text:span text:style-name="T1">隆誌</text:span><text:s/>  |  2016.06.07 09:35   |   <text:a xlink:type="simple" xlink:href="http://palinfo.habago.org/Entry?Command=Information_PrintForum&amp;iPage=252#FORUM34638"><text:span text:style-name="T2">#</text:span></text:a></text:p>
      <text:p text:style-name="P3">到<text:span text:style-name="T3">2016</text:span>年，還在討論這種白痴問題，大概只有夜郎自大的台灣，會做出來的蠢事。說白了，被人罵了八年的馬英九，弄了一個安定的兩岸情況，讓很多台灣人開始自大且自我膨脹起來。過去八年，大陸對台灣的超國民待遇，更讓台灣自以為是地，認為只要台灣有任何變化，對岸勢必配合。這種論調，在我身邊的綠色支持者與綠色政黨的場子裡，不斷地噴灑。猶如嗎啡或迷幻藥一般，自我陶醉著。<text:span text:style-name="T3"><text:line-break/><text:line-break/></text:span>看著網路論壇上，一則則自我陶醉在拒絕對岸也不會怎麼樣的發言裡，總有一種不寒而慄的感覺。政客、名嘴和媒體更是不知死活地煽動民粹，許多人也愚蠢地跟著起舞，各種酸言惡語流傳著。更別說貧乏至極世界觀和對國際情勢的認知，無限上綱到自己為世界繞著台灣轉。<text:span text:style-name="T3"><text:line-break/><text:line-break/></text:span>現在被自己營造的民粹所綁架的執政黨，為了繞開對岸，天天講著東南亞。可是台灣人對東南亞的人士與勞工有多友善？那些虐待東南亞勞工﹑幫傭的新聞少過嗎？那些看不起東南亞外配的言論，三不五時流傳在民間。現在只是為了政治目的，就把歧視到底的東南亞拿出來利用。<text:span text:style-name="T3"><text:line-break/><text:line-break/></text:span>以前某綠色總統候選人說，一旦開放兩岸，男生要到黑龍江做工之類。現在這個陣營，現在卻要台灣的年輕人去自己從小到大都看不起的東南亞當勞工，去競爭微薄的工資。卻不敢鼓勵和幫助年輕人，直接向大市場搏擊。遑論，東南亞的政經貿幾乎是仰對岸鼻息。別看南海爭端，就天真的以為南海周邊的東南亞國家，會斷絕與大陸往來。國際上這種領土和領海爭端沒有少過，南韓和日本的獨島<text:span text:style-name="T3">/</text:span>竹島爭議，俄羅斯和日本的北方四島爭議等等。這些爭議吵歸吵，罵歸罵，政治動作一大堆。可是講到「經貿」，有看到誰敢跟誰斷絕來往？<text:span text:style-name="T3"><text:line-break/><text:line-break/></text:span>台灣有些更天真的言論，認為只要拒絕對岸，就可以擁抱歐美日，歐美日也會倒屣相迎。好玩的是，歐美日都自顧不暇，早已失去二十年前的經濟實力，甚至希望大陸的企業加大對當地的投資力道或是試圖打入大陸市場。台灣卻還停留在二十年前對世界經濟局勢的看法，認為即便失去大陸的市場，還有歐美日市場。<text:span text:style-name="T3"><text:line-break/><text:line-break/></text:span>機會擺在眼前，卻因為自己僵固的腦袋、貧乏的思維和狹隘的觀點而失去，這是台灣二十年來的寫照。<text:span text:style-name="T3"><text:line-break/><text:line-break/>===============================================<text:line-break/></text:span>台灣在亞洲的布局有本錢甩開中國嗎？<text:span text:style-name="T3"><text:line-break/><text:line-break/>http://goo.gl/aelWM0<text:line-break/><text:line-break/></text:span>文／郭正亮<text:span text:style-name="T3"><text:line-break/><text:line-break/>520</text:span>之後，兩岸官方互動陷入急冷，不但大陸海協會傳真機改為「只收不回」，陳菊市長呼籲城市交流也遭到冷處理，陸客來台減少、對台採購喊停、訪台團喊停、農漁產品銷陸減少，兩岸關係已從選前的吹冷風，進入選後的急速冷卻、乃至冷凍狀態。<text:span text:style-name="T3"><text:line-break/><text:line-break/></text:span>獨派認為，蔡英文<text:span text:style-name="T3">520</text:span>演說已經讓步到最大極限：「九二會談的共同認知與諒解」，已經很接近「九二共識」；「依據憲法和『兩岸人民關係條例』處理兩岸事務」，也遙相呼應了「兩岸同屬一中」。結果大陸卻如此吹毛求疵，硬是不給臉，獨派難免心生不滿，認為台灣只能繞開中國，對外自謀生路。<text:span text:style-name="T3"><text:line-break/><text:line-break/></text:span>獨派強調，台灣可以繞開中國、自謀生路的亞洲新佈局有三，一是強化台美關係：二是強化台日關係；三是推動新南向政策，但這三種想當然爾的亞洲佈局，到底能讓台灣繞過中國多遠，恐怕不能太過樂觀。<text:span text:style-name="T3"><text:line-break/><text:line-break/></text:span>第一種亞洲佈局是「親美遠中」，台灣固然可以透過支持美國南海政策、爭取參加<text:span text:style-name="T3">TPP</text:span>、深化與美國軍事合作，表達加入親美陣營的決心，問題是，美國對抗中國往往「中看不中用」、「口惠而實不至」，逼到關鍵時刻，常反把盟邦當做施壓籌碼，徑自和中國進行檯面下交易。最近新加坡總理李顯龍就在華府核安峰會上公開抱怨：「多數亞洲國家都心向美國，但美國卻常首鼠兩端，讓大家陷入苦惱」。事實上，多數亞洲國家都寧可採取「安全靠美國，經貿靠中國」的左右逢源立場，並不願因為靠向美國就得罪中國。<text:span text:style-name="T3"><text:line-break/><text:line-break/></text:span>畢竟，美中看似在亞洲劍拔弩張，其實在更多全球議題上，是合作遠大於競爭。目前美中政府的雙邊定期溝通平台，已經將近上百個，雙方在聯合國制裁北韓、敘利亞內戰、伊朗核武問題上，都有密切合作。去年<text:span text:style-name="T3">9</text:span>月<text:span text:style-name="T3">24</text:span>到<text:span text:style-name="T3">25</text:span>日歐習會，美中還達成「絕不兵戎相見」默契，保證不會為東海和南海小島開戰。換句話說，即使美國國防部長卡特最近到處譴責中國，還倡議黃岩島國際仲裁具有法律效力，但亞洲國家心知肚明，充其量只是美國高官在總統競選期間的誇大表態而已。<text:span text:style-name="T3"><text:line-break/><text:line-break/></text:span>另以台灣爭取優先參加<text:span text:style-name="T3">TPP</text:span>為例，<text:span text:style-name="T3">TPP</text:span>固然是由美國主導，但美國並非一國說了算。台灣作為第二輪申請參加國，必須得到<text:span text:style-name="T3">12</text:span>個<text:span text:style-name="T3">TPP</text:span>創始國全部同意，但中國是其中<text:span text:style-name="T3">9</text:span>個創始國的最大貿易夥伴，尤其是馬來西亞和越南，未必一面倒向美國，一旦中國以「兩岸尚未完成貨貿」為由，或主張「兩岸應同時參加<text:span text:style-name="T3">TPP</text:span>」反對台灣優先參加，美日能否排除萬難讓台灣優先入會，恐怕也不無變數。<text:span text:style-name="T3"><text:line-break/><text:line-break/></text:span>第二種亞洲佈局是「親日遠中」，恐怕比「親美遠中」更不可靠。以<text:span text:style-name="T3">2013</text:span>年「台日漁業協議」談判為例，台日此前已經談過<text:span text:style-name="T3">16</text:span>次，日本即使面對最親日的李登輝政府，或是相對友好的陳水扁政府，也從來都不讓步，直到最反日的馬政府作勢要與中國大陸「聯手保釣」，日本才不得不為了分化兩岸，在第<text:span text:style-name="T3">17</text:span>次漁業談判做出讓步。由此可知，日本是最不講情面、最講究現實的國家，除非台灣有籌碼在手，否則根本不能寄望日本會力挺台灣到底。<text:span text:style-name="T3"><text:line-break/><text:line-break/></text:span>更離譜的是，最近日本眼看民進黨執政，知道兩岸政府不再交好，不可能訴諸聯手保釣，立刻恢復現實嘴臉，表示沖繩漁民抗議「台日漁業協議」讓步過多，要求與台灣重啟東海漁權談判。此外，日本還立刻要求台灣新政府不要對沖之鳥的法律定位表態，要盡快開放可能遭受福島輻射污染的日本食品等等，都進一步暴露出日本政府的欺善怕惡本質。<text:span text:style-name="T3"><text:line-break/><text:line-break/></text:span>第三種亞洲佈局是「新南向政策」，恐怕也不能期待太高。畢竟，中國與東協早在<text:span text:style-name="T3">2010</text:span>年就建立雙邊自貿區，最近更以「海上絲綢之路」強化東南亞基礎建設，除了菲律賓之外，中國已是東南亞各國的最大貿易國和最大投資國。在跨境貿易和投資兩股力量帶動下，中國市場與東南亞市場已經越來越多交集，台灣的新南向政策也越來越難繞開中國大陸、獨立於兩岸政策之外。<text:span text:style-name="T3"><text:line-break/><text:line-break/></text:span>誠如藍濤亞洲公司總裁黃齊元所言：「中國透過『一帶一路』投入巨資，創造中國與東協生態系統的連結，但台灣卻只以散彈打鳥方式，在東南亞各自發展」。直到今天，台灣除了新加坡之外，與東南亞各國都沒簽署自貿協定，雙方仍然存在嚴重的關稅障礙。東南亞與世界的連結，有些早已超越台灣，例如<text:span text:style-name="T3">2015</text:span>年東南亞各國吸引外資就比台灣多，台灣竟和柬埔寨並列亞洲末段班！<text:span text:style-name="T3"><text:line-break/><text:line-break/></text:span>更嚴重的是，東南亞各國都是中國邦交國，在中國政商壓力籠罩下，更不可能為了討好台灣而得罪中國，台灣官員要在東南亞公開拜會重量級官員，恐怕會比往年要困難許多。台灣駐東南亞代表處的艱困處境，即使在台灣曾高居外資第一名的越南，也不遑多讓。<text:span text:style-name="T3"><text:line-break/><text:line-break/></text:span>例如<text:span text:style-name="T3">2014</text:span>年越南民眾抗議中國在南海鑽探油氣，引發對外資企業暴動，結果受損最嚴重的竟然不是陸商，而是台商！主因是越南不敢得罪中國，竟然拿台商當做替罪羊洩恨！台灣駐越代表處面對越南暴民到處打砸搶台商，卻毫無能力協調當地政府出面制止，也不像中日韓的駐越代表，早在暴動的第一時間，就有本事協調出動裝甲巴士，及時將本國商人運走脫離險境。<text:span text:style-name="T3"><text:line-break/><text:line-break/></text:span>綜上所述，不管是寄望「親美遠中」，「親日遠中」，或是「新南向政策」，三種獨派想當然爾、可以繞開中國的亞洲佈局，最後恐怕都會踢到現實鐵板。台灣比較務實的做法，毋寧是像韓國、越南、新加坡、泰國一樣，同時交好中美兩大國，既要避免一面倒偏向一方，也要避免一面倒反對一方，始終堅持在中美兩大國之間不斷尋求平衡，不斷尋求對自己最有利的利益組合。<text:span text:style-name="T3"><text:line-break/><text:line-break/></text:span>就此而言，儘管兩岸官方互動已在<text:span text:style-name="T3">520</text:span>之後陷入急冷，但台灣基於務實考量，仍要堅持兩岸「溝通、溝通、再溝通」，不能放棄任何有助於兩岸重建互信的機會。原因很簡單，台灣在亞洲繞不開中國崛起的壓力，自以為可以依賴美日或東南亞，就可以另起爐灶，恐怕只會遭遇更多不測。<text:span text:style-name="T3"><text:line-break/><text:line-break/>===================================<text:line-break/></text:span>龔明鑫：新南向政策<text:span text:style-name="T3"><text:s/></text:span>行銷台灣經驗<text:span text:style-name="T3"><text:line-break/><text:line-break/>http://goo.gl/hDxmGt<text:line-break/><text:line-break/></text:span>（中央社記者潘智義台北<text:span text:style-name="T3"><text:s/>4</text:span>日電）準國家發展委員會副主委龔明鑫表示，台灣年輕人到東南亞發展，靠的是台灣經驗；準教育部政務次長陳良基說，台灣應避開過去引進東南亞廉價勞工心態。<text:span text:style-name="T3"><text:line-break/><text:line-break/></text:span>龔明鑫在「商業周刊」台灣哥倫布大亞洲戰略記者會指出，台灣擅長的是服務業的經驗模式，就如同商周拍攝的影音新聞專題中，年輕人在緬甸經營火鍋店，教導當地店員如何和客人應對，成功行銷台灣的經營模式。<text:span text:style-name="T3"><text:line-break/><text:line-break/></text:span>面對中國大陸「一帶一路」前進東南亞市場，搶食基礎建設商機。他認為，台灣不該和中國大陸正面交鋒，因為這幾年對岸積極投入基礎建設，累積豐富經驗，這是他們擅長的部分。<text:span text:style-name="T3"><text:line-break/><text:line-break/></text:span>龔明鑫直言，前進東南亞市場，台灣應發揮自己的優點，其實就是台灣近<text:span text:style-name="T3">10</text:span>幾、<text:span text:style-name="T3">20</text:span>年發展的模式，憑這些經驗帶動東南亞市場成長。台灣年輕人到東南亞發展，靠的也是台灣經驗。<text:span text:style-name="T3"><text:line-break/><text:line-break/></text:span>陳良基強調，台灣年輕人應和東南亞人才多交流，除到東南亞發展之外，也可讓東南亞人才來台灣；台灣企業投入東南亞市場，要讓當地人覺得希望和他們一起成長，共享共榮。<text:span text:style-name="T3"><text:line-break/><text:line-break/></text:span>台灣外配子女有幾十萬人，他坦言，這些都是前進東南亞市場的人才。<text:span text:style-name="T3"><text:line-break/><text:line-break/></text:span>他說，網路世界無限寬廣，年輕人看到的世界非常大，即便沒出過國，也能了解世界局勢，現在年輕人出國發展的意願很高，如果要追逐夢想，亞洲可以是一個不錯的舞台。<text:span text:style-name="T3">1050504</text:span></text:p>
      <text:p text:style-name="P1"><text:span text:style-name="T1">懷軒</text:span><text:s/>  |  2016.06.07 03:22   |   <text:a xlink:type="simple" xlink:href="http://palinfo.habago.org/Entry?Command=Information_PrintForum&amp;iPage=252#FORUM34637"><text:span text:style-name="T2">#</text:span></text:a></text:p>
      <text:p text:style-name="P2">陳真，<text:span text:style-name="T3"><text:line-break/><text:line-break/></text:span>我當然要。我其實看過兩次圍城<text:span text:style-name="T3">(</text:span>應該是<text:span text:style-name="T3">1.5</text:span>次其實<text:span text:style-name="T3">...)</text:span>，一次是讀我娘年輕時買的<text:span text:style-name="T3">(</text:span>還是她借回來的，記不清了<text:span text:style-name="T3">)</text:span>，現在書也找不到了，但是我記得它的封面，灰灰點點，上了膜，只題上<text:span text:style-name="T3">"</text:span>圍城<text:span text:style-name="T3">"</text:span>二字及作者，印刷品質沒很好，就是那時那種活字印刷版本，許多字還歪歪斜斜，那時才國一國二，沒啥太大興趣，也沒讀完。另一本是我大學時買的，這次倒是讀完了。最近閒一點，想重讀。<text:span text:style-name="T3"><text:line-break/><text:line-break/></text:span>先謝了。<text:span text:style-name="T3"><text:line-break/><text:line-break/></text:span>懷軒</text:p>
      <text:p text:style-name="P1"><text:span text:style-name="T1">陳真</text:span><text:s/>  |  2016.06.06 22:29   |   <text:a xlink:type="simple" xlink:href="http://palinfo.habago.org/Entry?Command=Information_PrintForum&amp;iPage=252#FORUM34636"><text:span text:style-name="T2">#</text:span></text:a></text:p>
      <text:p text:style-name="P3">上一則留言從網上剪來的<text:span text:style-name="T3"><text:s/>"</text:span>圍城<text:span text:style-name="T3">"</text:span>，我對照了書本，發現錯誤百出，甚至胡亂刪減。我對照原書，盡量給補齊改正了。<text:span text:style-name="T3"><text:line-break/><text:line-break/></text:span>網路這東西真不可靠，四處流傳，亂七八糟剪裁刪改，只有原書裏的東西較確實，但這年頭不知道還有多少人手裏會捧著書看？</text:p>
      <text:p text:style-name="P1"><text:span text:style-name="T1">陳真</text:span><text:s/>  |  2016.06.06 22:02   |   <text:a xlink:type="simple" xlink:href="http://palinfo.habago.org/Entry?Command=Information_PrintForum&amp;iPage=252#FORUM34635"><text:span text:style-name="T2">#</text:span></text:a></text:p>
      <text:p text:style-name="P2">同志，一個民族就如同一個物種，它的民族性就跟物種基因一樣，不是幾十年內就會改變的，除非基因突變。一百年前，日本人對台灣人的民族性給了三句箴言：<text:span text:style-name="T3">"</text:span>愛錢、怕死、虛榮愛面子<text:span text:style-name="T3">"</text:span>，至今看來依舊貼切。你若要說柏楊的<text:span text:style-name="T3"><text:s/>"</text:span>醜陋的中國人<text:span text:style-name="T3">" </text:span>不適用於當今的大陸中國人，那你得說說究竟是哪些說法你覺得不適用，而不是光下結論。<text:span text:style-name="T3"><text:line-break/><text:line-break/></text:span>另外，最近忙搬家，在八寶箱裏找出錢鍾書的<text:span text:style-name="T3"><text:s/>"</text:span>圍城<text:span text:style-name="T3">"</text:span>，是我讀爛的那一本，很舊，上頭還有我<text:span text:style-name="T3"><text:s/>29 </text:span>年前的簽名。因為是黨外盜印版，印刷品質很差，有些字都已退色，快糊了，而且上頭還畫滿了線；我畫的，不是畫重點，只是隨手亂畫，過去讀書的壞習慣，很多書被我畫爛了，後來就改掉這個壞習慣，不再亂畫線。懷軒你要嗎？要就送給你。先說謝，謝謝你要它，哪天見了面再給。如果看了不喜歡，最好別丟，就把它再轉送給下一個主人。<text:span text:style-name="T3"><text:line-break/><text:line-break/></text:span>我老擔心我的這些<text:span text:style-name="T3"><text:s/>"</text:span>夥伴<text:span text:style-name="T3">"</text:span>，同我訴說、伴我渡過無數漫漫長夜；將來我走了，它們何去何從，總得有個說法。書是有價之物，不怕沒人要，怕是那些對我無價、對旁人則與垃圾無異的私人東西，我費盡一生力氣保護它們，共存共亡，大約也就只能保護到這個尾聲了。<text:span text:style-name="T3"><text:line-break/><text:line-break/></text:span>隨手抄一段圍城的<text:span text:style-name="T3"><text:s/>"</text:span>序<text:span text:style-name="T3">" </text:span>給大家瞧瞧：<text:span text:style-name="T3"><text:line-break/><text:line-break/></text:span>「這本書整整寫了兩年。兩年裏憂亂傷生，屢想中止。由於楊絳女士不斷的督促，替我擋了許多事，省出時間來，得以錙銖積累地寫完。照例這本書應該獻給她。不過，近來覺得獻書也像致身於國、還政于民等等佳話，只是語言幻成的空花泡影，名說交付出去，其實只仿佛魔術家玩的飛刀，放手而並沒有脫手。隨你怎樣把作品奉獻給人，作品總是作者自己的。大不了一本書，還不值得這樣精巧地不老實，因此罷了。」<text:span text:style-name="T3"><text:line-break/><text:line-break/></text:span>我沿著畫線處隨手又翻到了一頁，覺得有點好笑，想手抄一遍給大家笑笑，但是一整頁太長，所以從網上剪貼現成的如下：<text:span text:style-name="T3"><text:line-break/><text:line-break/></text:span>「辛楣道：<text:span text:style-name="T3">“</text:span>英國人吃東西遠比不上美國人花色多。不過，外國人的吃膽總是太小，不敢冒險，不像我們中國人什麼肉都敢吃。並且他們的燒菜原則是<text:span text:style-name="T3">‘</text:span>調<text:span text:style-name="T3">’</text:span>，我們是<text:span text:style-name="T3">‘</text:span>烹<text:span text:style-name="T3">’</text:span>，所以他們的湯菜尤其不夠味道。他們白煮雞，燒了一滾，把湯丟了，只吃雞肉，真是笑話。<text:span text:style-name="T3">” <text:line-break/><text:line-break/></text:span>鴻漸道：<text:span text:style-name="T3">“</text:span>這還不算冤呢！茶葉初到外國，那些外國人常把整磅的茶葉放在一鍋子水裡，到水燒開，潑了水，加上胡椒和鹽，專吃那葉子。<text:span text:style-name="T3">” <text:line-break/><text:line-break/></text:span>大家都笑。<text:span text:style-name="T3"><text:line-break/><text:line-break/></text:span>斜川道：<text:span text:style-name="T3">“</text:span>這跟樊樊山把雞湯來沏龍井茶的笑話相同。我們這老世伯光緒初年做京官的時候，有人外國回來送給他一罐咖啡，他以為是鼻菸，把鼻孔裡的皮都擦破了。他集子裡有首詩講這件事。<text:span text:style-name="T3">” <text:line-break/><text:line-break/></text:span>鴻漸道：<text:span text:style-name="T3">“</text:span>董先生不愧系出名門！今天聽到不少掌故。<text:span text:style-name="T3">” <text:line-break/><text:line-break/></text:span>慎明把夾鼻眼鏡按一下，咳聲嗽，說：<text:span text:style-name="T3">“</text:span>方先生，你那時候問我什麼一句話？<text:span text:style-name="T3">” </text:span>鴻漸胡塗道：<text:span text:style-name="T3">“</text:span>什麼時候？<text:span text:style-name="T3">” <text:line-break/><text:line-break/>“</text:span>蘇小姐還沒來的時候，<text:span text:style-name="T3">”——</text:span>鴻漸記不起<text:span text:style-name="T3">——”</text:span>你好像問我研究什麼哲學問題，對不對？<text:span text:style-name="T3">”<text:line-break/><text:line-break/></text:span>對這個照例的問題，褚慎明有個刻板的回答，那時候因為蘇小姐還沒來，所以他留到現在表演。<text:span text:style-name="T3"> <text:line-break/><text:line-break/>“</text:span>對，對。<text:span text:style-name="T3">” <text:line-break/><text:line-break/>“</text:span>這句話嚴格分析起來，有點毛病。哲學家碰見問題，第一步研究問題：這成不成問題，不成問題的是假問題<text:span text:style-name="T3"><text:s/>(pesudo-question)</text:span>，不用解決，也不可解決。假使成問題呢，第二步研究解決，相傳的解決正確不正確，要不要修正。你的意思恐怕不是問我研究什麼問題，而是問我研究什麼問題的解決。<text:span text:style-name="T3">” <text:line-break/><text:line-break/></text:span>方鴻漸驚奇，董斜川厭倦，蘇小姐迷惑。<text:span text:style-name="T3"><text:line-break/><text:line-break/></text:span>趙辛楣大聲道：<text:span text:style-name="T3">“</text:span>妙，分析得真精細，了不得！了不得！鴻漸兄，你雖然研究哲學，今天也甘拜下風了，聽了這樣好的議論，大家得乾一杯。<text:span text:style-name="T3">” <text:line-break/><text:line-break/></text:span>鴻漸經不起辛楣苦勸，勉強喝了兩口，說：<text:span text:style-name="T3">“</text:span>辛楣兄，我只在哲學系混了一年，看了幾本指定參考書。在褚先生前面只能虛心領教做學生。<text:span text:style-name="T3">” <text:line-break/><text:line-break/></text:span>褚慎明道：<text:span text:style-name="T3">“</text:span>豈敢，豈敢！聽方先生的話好像把一個個哲學家為單位，來看他們的著作。這只算研究哲學家，至多是研究哲學史，算不得研究哲學。充乎其量，不過做個哲學教授，不能成為哲學家。我喜歡用自己的頭腦，不喜歡用人家的頭腦來思想。科學文學的書我都看，可是非萬不得已決不看哲學書。現在許多號稱哲學家的人，並非真研究哲學，只研究些哲學上的人物文獻。嚴格講起來，他們不該叫哲學家<text:span text:style-name="T3"><text:s/>(philosophers)</text:span>，該叫<text:span text:style-name="T3"><text:s/>‘</text:span>哲學家學家<text:span text:style-name="T3">’ (philophilosophers)</text:span>。<text:span text:style-name="T3">” <text:line-break/><text:line-break/></text:span>鴻漸說：<text:span text:style-name="T3">“philophilosophers </text:span>這個字很妙，是不是先生用自己頭腦想出來的？<text:span text:style-name="T3">” <text:line-break/><text:line-break/>“</text:span>這個字是有人在什麼書上看見了告訴倍弟<text:span text:style-name="T3"><text:s/>(Bertie)</text:span>，倍弟告訴我的。<text:span text:style-name="T3">” <text:line-break/><text:line-break/>“</text:span>誰是倍弟<text:span text:style-name="T3"><text:s/>(Bertie)</text:span>？<text:span text:style-name="T3">” <text:line-break/><text:line-break/>“</text:span>就是羅素了。<text:span text:style-name="T3">” <text:line-break/><text:line-break/></text:span>世界有名的哲學家，新襲勳爵，而褚慎明跟他親狎得叫他乳名，連董斜川都羨服了，便說：<text:span text:style-name="T3">“</text:span>你跟羅素很熟？<text:span text:style-name="T3">” <text:line-break/><text:line-break/>“</text:span>還夠得上朋友，承他瞧得起，請我幫他解答許多問題。<text:span text:style-name="T3">”<text:line-break/><text:line-break/></text:span>天知道褚慎明並沒吹牛，羅素確問過他什麼時候到英國，有什麼計劃，茶裡要擱幾塊糖這一類非他自己不能解決的問題。<text:span text:style-name="T3"><text:line-break/><text:line-break/>"</text:span>方先生，你對數理邏輯用過功沒有？<text:span text:style-name="T3">” <text:line-break/><text:line-break/>“</text:span>我知道這東西太難了，從沒學過。<text:span text:style-name="T3">” <text:line-break/><text:line-break/>“</text:span>這話有語病，你沒學過，怎會<text:span text:style-name="T3">‘</text:span>知道<text:span text:style-name="T3">’</text:span>它難呢？你的意思是：<text:span text:style-name="T3">‘</text:span>聽說這東西太難了。<text:span text:style-name="T3">’” <text:line-break/><text:line-break/></text:span>辛楣正要說<text:span text:style-name="T3"><text:s/>“</text:span>鴻漸兄輸了，罰一杯<text:span text:style-name="T3">”</text:span>，蘇小姐為鴻漸不服氣道：<text:span text:style-name="T3">“</text:span>褚先生可真精明厲害哪！嚇得我口都不敢開了。<text:span text:style-name="T3">” <text:line-break/><text:line-break/></text:span>慎明說：<text:span text:style-name="T3">“</text:span>不開口沒有用，心裡的思想照樣的混亂不合邏輯，這病根還沒有去掉。<text:span text:style-name="T3">”<text:line-break/><text:line-break/></text:span>蘇小姐撅嘴道：<text:span text:style-name="T3">“</text:span>你太可怕了！我們心裡的自由你都要剝奪了。我瞧你就沒本領鑽到人心裡去。<text:span text:style-name="T3">” <text:line-break/><text:line-break/></text:span>褚慎明有生以來，美貌少女跟他講<text:span text:style-name="T3"><text:s/>“</text:span>心<text:span text:style-name="T3">”</text:span>，今天是第一次。他非常激動，夾鼻眼鏡潑刺一聲直掉在牛奶杯子裡，濺得衣服上桌布上都是奶，蘇小姐胳膊上也沾潤了幾滴。大家忍不住笑。趙辛楣捺電鈴叫跑堂來收拾。蘇小姐不敢皺眉，輕快地拿手帕抹去手臂上的飛沫。褚慎明紅著臉，把眼鏡擦乾，幸而沒破，可是他不肯就戴上，怕看清了大家臉上逗留的餘笑。<text:span text:style-name="T3"><text:line-break/><text:line-break/></text:span>董斜川道：<text:span text:style-name="T3">“</text:span>好，好，雖然<text:span text:style-name="T3"><text:s/>‘</text:span>馬前潑水<text:span text:style-name="T3">’</text:span>，居然<text:span text:style-name="T3"><text:s/>‘</text:span>破鏡重圓<text:span text:style-name="T3">’</text:span>，慎明兄將來的婚姻一定離合悲歡，大有可觀。<text:span text:style-name="T3">” <text:line-break/><text:line-break/></text:span>辛楣道：<text:span text:style-name="T3">“</text:span>大家乾一杯，預敬我們大哲學家未來的好太太。方先生，也喝半杯。<text:span text:style-name="T3">”——</text:span>辛楣不知道大哲學家從來沒有娶過好太太，蘇格拉底的太太就是潑婦，把髒水澆在丈夫頭上，亞里斯多德的情婦把他當馬騎，叫他裸體在地上爬，還給他吃鞭子，奧理立<text:span text:style-name="T3">ˇ</text:span>斯<text:span text:style-name="T3"><text:s/>(Marcus Aurelius) </text:span>的太太偷人，褚慎明的好朋友羅素也離了好幾次婚。<text:span text:style-name="T3"><text:line-break/><text:line-break/></text:span>鴻漸果然說道：<text:span text:style-name="T3">“</text:span>希望褚先生別像羅素那樣的三四次鬧離婚。<text:span text:style-name="T3">” <text:line-break/><text:line-break/></text:span>慎明板著臉道：<text:span text:style-name="T3">“</text:span>這就是你所學的哲學！<text:span text:style-name="T3">”<text:line-break/><text:line-break/></text:span>蘇小姐道：<text:span text:style-name="T3">“</text:span>鴻漸，我看你醉了，眼睛都紅了。<text:span text:style-name="T3">” </text:span>斜川笑得前仰後合。辛楣嚷道：<text:span text:style-name="T3">“</text:span>豈有此理！說這種話非罰一杯不可！<text:span text:style-name="T3">”<text:line-break/><text:line-break/></text:span>本來敬一杯，鴻漸只需喝一兩口，現在罰一杯，鴻漸自知理屈，捱了下去，漸漸覺得另有一個自己離開了身子在說話。<text:span text:style-name="T3"> <text:line-break/><text:line-break/></text:span>慎明道：<text:span text:style-name="T3">“</text:span>關於倍弟結婚離婚的事，我也和他談過。他引一句英國古話，說結婚彷彿金漆的鳥籠，籠子外面的鳥想住進去，籠內的鳥想飛出來；所以結而離，離而結，沒有了局。<text:span text:style-name="T3">” <text:line-break/><text:line-break/></text:span>蘇小姐道：<text:span text:style-name="T3">“</text:span>法國也有這麼一句話。不過，不說是鳥籠，說是被圍困的城堡<text:span text:style-name="T3"><text:s/>(Fortresse Assiegee)</text:span>，城外的人想衝進去，城裡的人想逃出來。鴻漸，是不是？<text:span text:style-name="T3">”<text:line-break/><text:line-break/></text:span>鴻漸搖頭表示不知道。<text:span text:style-name="T3"><text:s/></text:span>辛楣道：<text:span text:style-name="T3">“</text:span>這不用問，你還會錯嗎！<text:span text:style-name="T3">” <text:line-break/><text:line-break/></text:span>慎明道：<text:span text:style-name="T3">“</text:span>不管它鳥籠罷，圍城罷，像我這種一切超脫的人是不怕被圍困的。」</text:p>
      <text:p text:style-name="P1"><text:span text:style-name="T1">小陳</text:span><text:s/>  |  2016.06.06 20:53   |   <text:a xlink:type="simple" xlink:href="http://palinfo.habago.org/Entry?Command=Information_PrintForum&amp;iPage=252#FORUM34634"><text:span text:style-name="T2">#</text:span></text:a></text:p>
      <text:p text:style-name="P3">也謝謝李鑑慧教授，您所翻譯的文章或書本<text:span text:style-name="T3">(</text:span>動物福音<text:span text:style-name="T3">)</text:span>，主題我非常喜愛。<text:span text:style-name="T3">8</text:span>年前我受動物解放一書啟蒙成為生活上的實踐者；政治經濟方面，最近讀些喬姆斯基的中文翻譯書，再來讀本站的文章，深感受用。謝謝。</text:p>
      <text:p text:style-name="P5"/>
      <text:p text:style-name="P1"><text:span text:style-name="T1">小陳</text:span><text:s/>  |  2016.06.06 20:39   |   <text:a xlink:type="simple" xlink:href="http://palinfo.habago.org/Entry?Command=Information_PrintForum&amp;iPage=253#FORUM34633"><text:span text:style-name="T2">#</text:span></text:a></text:p>
      <text:p text:style-name="P3">這裡很多非主流的，政治不正確資訊，我看到入迷。謝謝陳醫師<text:span text:style-name="T3">!</text:span></text:p>
      <text:p text:style-name="P1"><text:span text:style-name="T1">信自己（桂承志）</text:span><text:s/>  |  2016.06.06 17:47   |   <text:a xlink:type="simple" xlink:href="http://palinfo.habago.org/Entry?Command=Information_PrintForum&amp;iPage=253#FORUM34632"><text:span text:style-name="T2">#</text:span></text:a></text:p>
      <text:p text:style-name="P2">柏杨（<text:span text:style-name="T3">1920.3.7~2008.4.29</text:span>），原名郭定生，自称是<text:span text:style-name="T3">“</text:span>野生动物<text:span text:style-name="T3">”</text:span>。一生念过很多个学校，但从没有拿到过一张文凭，为上大学数次使用假学历证件，曾被教育部<text:span text:style-name="T3">“</text:span>永远开除学籍<text:span text:style-name="T3">”</text:span>。<text:span text:style-name="T3"><text:s/></text:span>他的言论和书籍在社会各界产生了广泛争议。<text:span text:style-name="T3"><text:s/></text:span>代表作《丑陋的中国人》、《中国人史纲》、《异域》。<text:span text:style-name="T3"><text:line-break/>1949</text:span>年，到台湾。<text:span text:style-name="T3">1953</text:span>年，发表平生第一篇文章。<text:span text:style-name="T3">1960</text:span>年，开始以<text:span text:style-name="T3">“</text:span>柏杨<text:span text:style-name="T3"><text:s/>”</text:span>之名写作杂文专栏。他也许很了解<text:span text:style-name="T3">1949</text:span>年之前的中国大陆，也就是<text:span text:style-name="T3">1949</text:span>年之后的台湾。</text:p>
      <text:p text:style-name="P1"><text:span text:style-name="T1">陳真</text:span><text:s/>  |  2016.06.06 12:09   |   <text:a xlink:type="simple" xlink:href="http://palinfo.habago.org/Entry?Command=Information_PrintForum&amp;iPage=253#FORUM34631"><text:span text:style-name="T2">#</text:span></text:a></text:p>
      <text:p text:style-name="P3">核電又要啟動了！而且不是較為安全的核四哦，而是重啟最為老舊、安全疑慮最高、因為不堪使用而停機快兩年的古董級核一廠一號機。<text:span text:style-name="T3"><text:line-break/><text:line-break/></text:span>我不知道究竟是我記憶力太好，還是台灣人普遍得了失憶症？可是，不是才剛發生在總統選舉不久之前的事嗎？有可能這麼健忘嗎？為了打垮國民黨，為了奪得政權，當時整個台灣像瘋了似的，在民進黨及其御用媒體與一大堆御用文人及所謂反核團體的強力動員下，全民瘋狂反核，把核電這東西給徹底妖魔化。一個原本見仁見智的理性問題，瞬間變成一種根本不許任何異議、具有絕對價值的崇高道德規範。<text:span text:style-name="T3"><text:line-break/><text:line-break/></text:span>在台灣，似乎不管什麼議題，包括統獨，那個人渣黨及其同路人永遠就是有辦法把它搞成一種神聖的道德立場；誰膽敢有異聲，誰就會遭受羞辱、抹黑與人身攻擊，彷彿全民公敵。一時之間，大街小巷甚至連小攤販及電影院四處都可見到令人極其反感的所謂反核旗幟與標語，例如什麼「我是人，我反核」、「為了孩子不要核子」等等，核電居然變成一種核武問題了。接著便是林義雄絕食，以死相逼，馬英九只好把整個核四廠停工。<text:span text:style-name="T3"><text:line-break/><text:line-break/></text:span>這些事你難道全都不記得了？有可能這麼健忘嗎？這當然不是忘記，而是蓄意詐欺，而且更重要的是，台灣人其實是沒有能力反抗政治洗腦的，特別是年輕一代，總是像個應聲蟲似的，聞聲起舞，扮演主流政治勢力的打手而不自知，對各種自己根本一無所知而且絲毫不感興趣的東西扮演攻擊手；人家要他沸騰他就會沸騰，要他安靜他就會整個安靜下來，要他喊出什麼口號，他就會瘋狂地吶喊個不停，非常令人難以置信。很可悲的是，半個多世紀來，台灣始終都一直是這樣的一種狀況。西方學生向來總是扮演一種跟主流政治勢力唱反調的角色，引領社會發展，但台灣的學生卻恰恰相反，完全就是跟主流政治勢力一個調，充當其最忠實的打手卻引以為傲，無絲毫病識感。<text:span text:style-name="T3"><text:line-break/><text:line-break/></text:span>就在兩三年前，人渣黨發起所謂的「千場下鄉、十萬反核尖兵」行動說明會，用盡各種謊言來反核，目的當然不是反核，而是反國民黨，藉以奪得政權。去年總統選舉前夕，那位蔡小姐以及她的黨還口口聲聲說台灣根本不缺電，並且「保證只要民進黨執政，絕對不會缺電，而且不需要任何核電廠」，甚至還說，不單是已停工的核四廠，就算核一、核二及核三所有機組即日起全部停用，也不會缺電，而且還說台灣電太多了，每多出<text:span text:style-name="T3"><text:s/>1% </text:span>的備用容量率，就會平白損失一百多億，所以，光是迫使國民黨核四停工，民進黨就已經為台灣人民的荷包一年省下<text:span text:style-name="T3"><text:s/>700 </text:span>多億。<text:span text:style-name="T3"><text:line-break/><text:line-break/></text:span>不太注意這些事的人一定會以為我在胡扯，哪有可能一個黨會講出這麼低能可笑的謊言？不信的話，趁這個人渣黨還沒移除網頁，請大家進到那個爛黨的網頁上：<text:span text:style-name="T3"><text:line-break/><text:line-break/>http://www.dpp.org.tw/news_content.php?sn=6525<text:line-break/><text:line-break/></text:span>裏頭有一本彩色精裝的<text:span text:style-name="T3"><text:s/>"</text:span>反核無懼文宣小冊<text:span text:style-name="T3">"</text:span>，純粹沒有大腦的一篇洗腦文，很短，沒幾個字。前言是這麼寫的：<text:span text:style-name="T3"><text:line-break/><text:line-break/></text:span>「民主進步黨特別製作「反核無懼文宣手冊」，強調台灣禁不起核災，核四若繼續興建，錢坑將永無止境。而且在沒有核四的狀況下，台灣不但不缺電，浪費的發電量甚至還相當於一座核四廠。希望大家能在閱讀後，能更進一步了解本黨為何要反核。」<text:span text:style-name="T3"><text:line-break/><text:line-break/></text:span>然後，請翻開第<text:span text:style-name="T3"><text:s/>12</text:span>頁還有這麼一段文字：<text:span text:style-name="T3"><text:line-break/><text:line-break/><text:line-break/><text:line-break/></text:span>「核四的發電容量只佔台灣<text:span text:style-name="T3"><text:s/>5.25</text:span>％<text:span text:style-name="T3"><text:s/></text:span>電力，以去年為例，台灣的備用容量率高達<text:span text:style-name="T3"><text:s/>22.7</text:span>％，超出<text:span text:style-name="T3">16</text:span>％<text:span text:style-name="T3"><text:s/></text:span>的法定備用容量率多達<text:span text:style-name="T3"><text:s/>6.7</text:span>％。每多<text:span text:style-name="T3"><text:s/>1%</text:span>，就浪費了<text:span text:style-name="T3"><text:s/>100</text:span>億，光是去年一年就浪費納稅人荷包<text:span text:style-name="T3"><text:s/>700 </text:span>億。」<text:span text:style-name="T3"><text:line-break/><text:line-break/><text:line-break/><text:line-break/></text:span>如今，民進黨才執政兩星期，竟然馬上改口說台灣會有缺電問題，而且更不可思議的是，竟然是要重啟風險疑慮最高的核一廠一號機。我在想，林義雄是不是應該出來給個說法？當蔡小姐在選舉前保證民進黨執政既不需要核能，同時也保證不會缺電時，台電還發出聲明表示：「這怎麼保證？再生能源的不確定性太高，不可能靠這個保證不缺電。眼前狀況是核一廠<text:span text:style-name="T3"><text:s/>2017 </text:span>及<text:span text:style-name="T3"><text:s/>2018 </text:span>年兩部機組就要除役，瞬間少掉<text:span text:style-name="T3"><text:s/>4</text:span>％<text:span text:style-name="T3"><text:s/></text:span>電力。如果核一到核三延役問題不討論，地方政府禁燒生煤問題不化解，那麼，今年<text:span text:style-name="T3"><text:s/>7 </text:span>月<text:span text:style-name="T3"><text:s/>2 </text:span>日指考當天備轉容量率降到<text:span text:style-name="T3"><text:s/>1.9</text:span>％<text:span text:style-name="T3"><text:s/></text:span>的瀕臨限電危機，就會再發生。」<text:span text:style-name="T3"><text:line-break/><text:line-break/></text:span>結果，台電的這番如實聲明，遭到民進黨攻擊說是在「恐嚇咱台灣人」、「欺騙咱台灣人」。這個黨，整天動不動就是講「咱勇敢的台灣人不是被嚇大的」那套族群煽動說詞。而且，所謂反核團體還因此控告台電發言人，說他造謠，以刑法罪名控告他「偽造文書」，還說台電「若膽敢再說缺電，每說一次，我們就控告一次。」至於一些所謂反核人士更是離譜到爆，完全就是以一種信口開河隨口撒謊造謠的方式在「反核」，比方說有一位旅日「作家」<text:span text:style-name="T3">(</text:span>我不確定是不是作家<text:span text:style-name="T3">)</text:span>，竟然說，即便是在最炎熱的夏天用電最尖峰，台灣的備載容量還有<text:span text:style-name="T3"><text:s/>23~28%</text:span>！<text:span text:style-name="T3"><text:line-break/><text:line-break/></text:span>去年總統選舉時，面對蔡小姐的「民進黨執政，保證絕不缺電」的謊言，當時，洪秀柱就曾代表國民黨提出質疑如何可能保證不缺電？希望民進黨應該講出真話。洪秀柱是很溫和的人，她表示，「苦民所苦、疾民所疾是每一個政治人物應盡的責任。請蔡英文主席與妳所帶領的民進黨三思。」結果呢，當然是立即遭到各方的攻擊與辱罵，同樣是說她在「恐嚇咱台灣人」、「欺騙咱台灣人」。民進黨的一位沒什麼文化、但現在卻在當什麼文化部長、年紀輕輕財產就將近十億的鄭麗君，當時召開記者會表示，她是「將反核當成畢生的社會運動職志在推動」，指控台電的缺電說法是一種「恐嚇」。<text:span text:style-name="T3"><text:line-break/><text:line-break/>1987</text:span>年，我和施信民及田秋堇和劉峰松等人所創立的台灣環境保護聯盟，於<text:span text:style-name="T3"><text:s/>2014 </text:span>年<text:span text:style-name="T3"><text:s/>2 </text:span>月<text:span text:style-name="T3"><text:s/>25 </text:span>日還發表「零核電不缺電！」的聲明：<text:span text:style-name="T3"><text:line-break/><text:line-break/></text:span>譴責國民黨「罔顧全台人民生命，企圖拖延非核家園的時程。事實上，我國現有三座核電廠即使現在<text:span text:style-name="T5">立</text:span>即停止運轉，也根本<text:span text:style-name="T5">不會缺電。而且，核四不商轉，未來也不會缺電。我國自</text:span><text:span text:style-name="T3"><text:s/>2008 ­</text:span><text:span text:style-name="T5">年以來，夏季尖峰用電時期，備用容量率</text:span><text:span text:style-name="T6">都高達</text:span><text:span text:style-name="T3"><text:s/>20% </text:span>以上，<text:span text:style-name="T3">2012­ </text:span><text:span text:style-name="T5">年</text:span>為<text:span text:style-name="T3"><text:s/>22.70%</text:span>，而核電的裝置容<text:span text:style-name="T5">量</text:span>為總裝置容<text:span text:style-name="T5">量的</text:span><text:span text:style-name="T3"><text:s/>10.63%</text:span>，<text:span text:style-name="T5">若停止核電，備用容量率仍有</text:span><text:span text:style-name="T3">12%</text:span>，根本沒有缺電的問題。<text:span text:style-name="T3">2012­</text:span><text:span text:style-name="T5">年，我國的平均發電設備利用率只有</text:span><text:span text:style-name="T3"><text:s/>49.80%</text:span>，也就是<text:span text:style-name="T5">說，發電設備有一半的時間或一半的容量是閒置的。因此，台灣現在就可以零核電，而且未來也不缺電。我們要求政府不應以供電不足等理由來恐</text:span>嚇人民，應立即停建核四，並早日讓現有核電廠除役，達成非核家園的目標。」<text:span text:style-name="T3"><text:line-break/><text:line-break/></text:span>林義雄也同樣說，「台灣根本不缺電，建造核四根本就是一種浪費」，因此跳出來絕食，說是「終結愚昧的時候到了」，還說興建核電廠造成「台灣民主政治的危機」，「為了維護與落實好不容易得來的民主體制，為了讓掌權者遵從多數國家主人的意志」，他決定絕食至死，除非核四停建。林義雄還說：興建核電廠是「蔑視廣大民意，不顧國家安危、人民生計的強橫作為。此種踐踏民主的惡行，每一個人都應該竭盡所能起來極力反抗」。<text:span text:style-name="T3"><text:line-break/><text:line-break/></text:span>如今，林義雄所支持的那個黨，居然一執政就改口喊缺電，甚至要把已經老舊不堪使用的核一廠一號機給重新啟用，我很好奇，不久前才剛以死相逼、迫使馬英九核四停工的林義雄，難道就當做沒這件事？至於其他那些說什麼準備要革命上街頭的所謂反核人士，我就不會對他們會有什麼反應感到好奇了，因為這樣一些人本來就是綠油油的騙子，但林義雄不是，他是綠的，但他不是騙子。<text:span text:style-name="T3"><text:line-break/><text:line-break/></text:span>我曾寫過，台灣最早出來發起反核示威的其實就是我和戴振耀等人，地點是在恆春核三廠，時間大約是<text:span text:style-name="T3">1987</text:span>年。為了宣傳那次遊行，我差不多有三天沒回家，沒洗澡；在大街小巷沿路四處拿著麥克風演講，鼓勵大家參加。那次還發行了一份反核傳單，就是我寫的。基本上我至今還是反核，但我絕不會笨到去參與這樣一種帶有強烈不良政治動機而且純粹靠謊言來煽動的所謂「反核」。我之反核也從來都不是馬上就要廢除核電，而是把它當成一種緩慢達成的長期目標；我之反核也只是在台灣島內反核而已，而不是全球各地到處反，畢竟台灣面積實在太小，人口又那麼多，不怕一萬，只怕萬一。<text:span text:style-name="T3"><text:line-break/><text:line-break/></text:span>但我得承認，經過這十多年來全世界各地的劇烈氣候變化所造成的全球巨大傷亡，我的反核想法其實也越來越動搖。這十多年來，我逐漸採取一種不表態的立場，因為我得承認，我的相關專業知識事實上不足以形成任何強而有力的判斷。<text:span text:style-name="T3"><text:line-break/><text:line-break/></text:span>我寫這東西，並不是要談核電，而只是一再舉證已經操弄台灣二十年的這個人渣黨無所不為、無惡不作的無數卑劣行徑之一。一個人可以被騙一次兩次，但如果被騙幾百幾千次都還是繼續被騙，我真是感到很無言。勉強自己一再寫這類東西，其實也只是自我做賤而已。若要說我是在批評這樣一個黨，那是對我的一個最大的侮辱。世界這麼大，問題這麼多，誰會想浪費時間寫文章去批評一個事實上根本不值得任何關注的島內詐騙集團？令人驚訝的是政治操弄與謊言政治這回事，它在所謂民主社會似乎就是一種常態，比起所謂專制社會更是離譜；只要掌握主流媒體，完全可以控制一個社會，控制到這樣一種幾乎可以任意炒作任何議題的地步。</text:p>
      <text:p text:style-name="P1"><text:span text:style-name="T1">陳真</text:span><text:s/>  |  2016.06.06 02:03   |   <text:a xlink:type="simple" xlink:href="http://palinfo.habago.org/Entry?Command=Information_PrintForum&amp;iPage=253#FORUM34630"><text:span text:style-name="T2">#</text:span></text:a></text:p>
      <text:p text:style-name="P2">六四事件距今<text:span text:style-name="T3"><text:s/>27</text:span>年。<text:span text:style-name="T3">27 </text:span>年是一代人的青春，夠長的了，再敏感的事多少也該鬆鬆口，別講得那麼絕對；即便再複雜陰暗的一場事件，理應都還是有它動人之處，特別是在<text:span text:style-name="T3"><text:s/>"</text:span>人<text:span text:style-name="T3">"</text:span>、<text:span text:style-name="T3">"</text:span>生命<text:span text:style-name="T3">" </text:span>及<text:span text:style-name="T3"><text:s/>"</text:span>思想<text:span text:style-name="T3">" </text:span>的層面上。如果連善惡已定、幾無異議的納粹與希特勒都能拍出充滿豐富理解內涵的感人電影，那麼，還會有什麼樣的是非只能有一種理解，一種聲音，一種結論？<text:span text:style-name="T3"><text:line-break/><text:line-break/></text:span>我相信，歷史基本上是一種詮釋<text:span text:style-name="T3"><text:s/>(hermeneutics)</text:span>，而非客觀描述<text:span text:style-name="T3">(description)</text:span>；在某個重要意義上，你甚至可以說歷史其實就是一種<text:span text:style-name="T3"><text:s/>"</text:span>小說<text:span text:style-name="T3">"</text:span>，它提供了種種理解<text:span text:style-name="T3"><text:s/>(understanding, </text:span>或者說<text:span text:style-name="T3"><text:s/>Verstehen </text:span>也許更傳神一些<text:span text:style-name="T3">) </text:span>的可能性，而不是提供了一種說明<text:span text:style-name="T3"><text:s/>(interpretation)</text:span>，更不可能提供一種論斷，一種僅僅只會發在生自然科學之中的解釋<text:span text:style-name="T3"><text:s/>(explanation) </text:span>或定論。<text:span text:style-name="T3"><text:line-break/><text:line-break/></text:span>我很喜歡一個德國思想家叫<text:span text:style-name="T3"><text:s/>Wilhelm Dilthey</text:span>。大約八、九年前吧，當我仍然還拋頭露面在講台上大言不慚時，曾經在台大醫院做了一場演講，講精神醫學的本質，題目叫做：<text:span text:style-name="T3">"A Return to the Individual: Psychiatry As a Case Study of the Origins of Idiographic Epistemology"</text:span>，介紹十九世紀德國的某個所謂<text:span text:style-name="T3"><text:s/>"</text:span>新康德主義<text:span text:style-name="T3">" (Neo-Kantianism) </text:span>的哲學運動，以精神醫學的知識做為一種<text:span text:style-name="T3"><text:s/>"</text:span>例子<text:span text:style-name="T3">"</text:span>，對比了兩種在某個程度上對立的<text:span text:style-name="T3"><text:s/>"</text:span>知識論<text:span text:style-name="T3">" </text:span>模式，一個叫<text:span text:style-name="T3"><text:s/>nomothetic</text:span>，另一個叫<text:span text:style-name="T3"><text:s/>idiographic</text:span>。<text:span text:style-name="T3"><text:line-break/><text:line-break/></text:span>這兩個詞我不知道中文一般是怎麼翻譯，它的意思很粗糙地來說，<text:span text:style-name="T3">nomothetic </text:span>就是企圖用各種解釋與分析，對人事物建立起一種普遍且客觀的法則，就像自然科學那樣；而<text:span text:style-name="T3"><text:s/>idiographic </text:span>則是關切個別人事物的獨特性，從中建立起一種<text:span text:style-name="T3"><text:s/>"</text:span>詮釋性的理解<text:span text:style-name="T3">"</text:span>。它並不客觀，但不客觀並不必然意味著你所提出的理解是假的或錯的；既然你可以這樣詮釋，我當然也可以那樣詮釋，那麼，究竟誰的詮釋才對呢？很難說對錯，因為它並非競爭一種真值<text:span text:style-name="T3"><text:s/>(truth vale)</text:span>，而是競爭一種說服力。<text:span text:style-name="T3"><text:line-break/><text:line-break/></text:span>我那場演講，差不多有兩百張投影片，聽眾想必聽得痛苦不堪。講半天，其實可以用上面提到的這位德國哲學家及歷史學家<text:span text:style-name="T3"><text:s/>Wilhelm Dilthey </text:span>的一句話來做為一個總結，他說：<text:span text:style-name="T3">"We explain nature, but we understand mental life." (</text:span>我們解釋大自然，但我們理解精神與生命。<text:span text:style-name="T3">)<text:line-break/><text:line-break/></text:span>你知道我要說什麼嗎？我們明明是在談一個人或一群人的思想與行為，談歷史，談事件，可是，為何兩岸各自一談起所謂歷史時，總感覺像在談自然科學或談三民主義吾黨所宗呢？彷彿生命不是生命，而只是一種機械現象；彷彿一個個歷史事件、思想與行為只是一道道既定的口號標語，全由掌權的黨或主流一方說了算。誰膽敢有異聲，誰便是不忠不義，不愛祖國或不愛台灣。<text:span text:style-name="T3"><text:line-break/><text:line-break/></text:span>這樣一種<text:span text:style-name="T3"><text:s/>(</text:span>對我而言痛苦到爆的<text:span text:style-name="T3">) </text:span>心靈虐待與精神刑求，不光是發生在政治上，同時也發生在知識上。我之所以做那場演講是因為，精神醫學所研究的既然是人的大腦與心靈、思想與行為，難道這一切只是一種機械現象？怎麼很多人一談起精神醫學知識卻講得那麼絕對呢？歷史何嘗不也是這樣？你看，時下流行的各種綠油油的史觀，跟過去甚囂塵上並且定於一尊的國民黨式史觀，本質上難道不是一模一樣？根本沒有絲毫差別，荒唐無恥與低能程度甚至有過之無不及。似乎不管誰掌權，不管誰成為政治主流勢力，就只是想把歷史拿來當成一種鬥爭敵人抹黑異己的武器，一種洗腦工具。那不是歷史，那只是一種黨的低能無恥宣傳。不可思議的不是宣傳本身，不可思議的是，人們為什麼竟然會去相信、甚至膜拜那樣一種低能到爆的宣傳？<text:span text:style-name="T3"><text:line-break/><text:line-break/></text:span>另外，吾友柏楊先生<text:span text:style-name="T3"><text:s/>(</text:span>他寫文章喜歡在名人前面一律加個<text:span text:style-name="T3"><text:s/>"</text:span>吾友<text:span text:style-name="T3">"</text:span>，以諷刺華人喜歡自抬身價<text:span text:style-name="T3">) </text:span>三十歲才來到台灣，他不可能完全不了解對岸的中國人。還有，他若不是來台灣，而是留在大陸，我看應該不是<text:span text:style-name="T3"><text:s/>9 </text:span>年又<text:span text:style-name="T3"><text:s/>26 </text:span>天的綠島黑獄等著他，而是會直接槍斃。大陸哪會管你什麼善意或惡意的批評，至少在柏楊那個年代不會做這樣的區分。<text:span text:style-name="T3"><text:line-break/><text:line-break/></text:span>另外，六四如果如你們所說那樣的純粹卑劣，完全沒有一點善意似的，那麼，儘可能地公佈所有真相，暴露帝國主義的陰謀，不是對祖國更具有積極宣傳效果嗎？你越去掩蓋它，大家自然也就越會想去掀開它。這東西終究是蓋不住的，就跟文革一樣，遲早得對六四做出一些比較合乎常理的說法。我之前提到說，有個人始終在我心上，那個人叫林昭。在過去，共產黨是怎麼定位她的？但有可能繼續一手遮天始終不還個清白嗎？<text:span text:style-name="T3"><text:line-break/><text:line-break/></text:span>身邊有位歷史學家常叫我不要對千百年後人們的歷史理解能力太樂觀，事實上，含冤的恐怕會繼續含冤，曲解的會繼續曲解，遺忘的遺忘，遭人貶低嘲弄的恐怕更是得灰飛凐滅在空氣中；世上有多少天才不也照樣埋沒？事實上，我對此亦有同感。我對人們的理解力完全沒有信心；人們就連當下眼前明明白白的事都能理解得一塌糊塗了，理解得如此荒唐可笑而低能，更不用說必須涉及更多智能與想像力的過往歷史。不過，話雖如此，不知道為什麼，我總想像著在一切時光的盡頭，在所有誤解與絕望深淵的背後，彷彿依然還存在著某種希望。<text:span text:style-name="T3"><text:line-break/><text:line-break/></text:span>我很喜歡維根斯坦的一段話。他說：<text:span text:style-name="T3">"</text:span>假若有人跟我說他相信明天會更好，並且對此充滿信心。<text:span text:style-name="T3">" </text:span>維根斯坦說，<text:span text:style-name="T3">"</text:span>我不覺得這有什麼特別。但是，假若有人跟我說，他根本看不出明天會更好的一絲可能性，而他卻依然還相信著明天<text:span text:style-name="T3">"</text:span>，維根斯坦說，<text:span text:style-name="T3">"</text:span>這樣的人，贏得了我的心。<text:span text:style-name="T3">"</text:span></text:p>
      <text:p text:style-name="P1"><text:span text:style-name="T1">李天成</text:span><text:s/>  |  2016.06.05 21:37   |   <text:a xlink:type="simple" xlink:href="http://palinfo.habago.org/Entry?Command=Information_PrintForum&amp;iPage=253#FORUM34629"><text:span text:style-name="T2">#</text:span></text:a></text:p>
      <text:p text:style-name="P3">漏掉了一个侯德健。几年前看凤凰卫视的锵锵三人行，那期有侯德健，我查了下资料，才知道是传奇人物。好像是去年他又上了锵锵三人行，据说他已经从新西兰回北京定居了。</text:p>
      <text:p text:style-name="P1"><text:span text:style-name="T1">李天成</text:span><text:s/>  |  2016.06.05 21:10   |   <text:a xlink:type="simple" xlink:href="http://palinfo.habago.org/Entry?Command=Information_PrintForum&amp;iPage=253#FORUM34628"><text:span text:style-name="T2">#</text:span></text:a></text:p>
      <text:p text:style-name="P2">普通老百姓的我来谈一谈我接触的<text:span text:style-name="T3">“</text:span>六四<text:span text:style-name="T3">”</text:span>。<text:span text:style-name="T3">1996</text:span>年上初中时有位地理老师，很苍老，口齿有些含混不清，但我能感觉到他的知识渊博，给我们批作业时经常用俄语，同学们都很好奇。后来我们知道他<text:span text:style-name="T3">“</text:span>是个人物<text:span text:style-name="T3">”</text:span>，据说在清华大学时参加过学运。后来我们又知道他的老婆很漂亮，很年轻，他有个儿子那时在上小学。他到底年龄多大我一直搞不清。后来听说他没有教书了，学校安排他看大门。再后来，听说他去世了。就我的感觉，周围的人对他是尊敬的、照顾的。至于我对他是仰望的，感叹一个如此有知识的人竟然如此平凡。<text:span text:style-name="T3"><text:line-break/></text:span>上大学后一次大课上听老师简单的讲过学运，也知道政府的对其的定性。<text:span text:style-name="T3"><text:line-break/></text:span>上班后遇到一个同事，一次聚会大家喝酒聊天。他说他参加过那次学运，大家都很好奇，聊了很多。那天大家都喝醉了。他没有抱怨政府，只说当时是为国家好。<text:span text:style-name="T3"><text:line-break/></text:span>前段时间看到一个金灿荣教授的视频，是接受一个校内电视台的采访。原来他也是参加过那场运动。<text:span text:style-name="T3">“</text:span>年轻人嘛，血气方刚<text:span text:style-name="T3">……”</text:span>他谈起来云淡风轻。<text:span text:style-name="T3"><text:line-break/></text:span>我不会疏离那些参加学运的普通学生，更不会鄙视，当然对政府的定性也是绝对支持的。相信跟我一样想法的人是相当多的。<text:span text:style-name="T3"><text:line-break/></text:span>平反？平什么反？对绝大部分参加那场运动的学生的定性好像是<text:span text:style-name="T3">“</text:span>受外国势力鼓动参加了一场暴动<text:span text:style-name="T3">”</text:span>。要平反的话，只能平反成<text:span text:style-name="T3">“</text:span>没有受鼓动<text:span text:style-name="T3">”“</text:span>参加的不是暴动<text:span text:style-name="T3">”</text:span>。他们是不需要这些的，只要老百姓认可他们的爱国心即可，我以为。像马英九的思维诚不可取，政府现在不谈是智，是利国利民的。白色恐怖平反是没有后遗症的，只不过现在也被民进党拿来用了。<text:span text:style-name="T3"><text:line-break/></text:span>二二八就不说了，大家都知道。<text:span text:style-name="T3"><text:line-break/></text:span>我唯一遗憾的是，国家失去了一批人才，他们本可以凭借他们的专业知识更好的为社会做贡献。<text:span text:style-name="T3"><text:line-break/></text:span>至于柏杨，在大陆是很知名的，以前经常听人说起。哪些人是善意批判，哪些人是恶意抹黑，老百姓心里跟明镜似的。</text:p>
      <text:p text:style-name="P1"><text:span text:style-name="T1">信自己（桂承志）</text:span><text:s/>  |  2016.06.05 18:51   |   <text:a xlink:type="simple" xlink:href="http://palinfo.habago.org/Entry?Command=Information_PrintForum&amp;iPage=253#FORUM34627"><text:span text:style-name="T2">#</text:span></text:a></text:p>
      <text:p text:style-name="P3">我曾在天涯社区台版和别人聊天时，聊到柏杨的那本名作，我一直都觉得那本书应该叫《丑陋的台湾人》，因为柏杨曾经在蒋家统治下的台湾，遭受了很多不公的待遇，这使他对台湾社会有一些自己的看法，这很容易理解，但是柏杨并不了解大陆。当然，按照那时候台湾人的认知，台湾就是中国，台湾人就是中国人，所以他本能的认为整个中国都这样。<text:span text:style-name="T3"><text:line-break/></text:span>至于那本书里论述的观点，如果有兴许，完全可以用百度搜索找找，有很多学者对柏杨观点的讨论。其中有个看法，我非常赞同，那就是柏杨始终把自己经历过、看到过比较不好的人、事传统习惯等等，去对比他了解的外国最好的（中国<text:span text:style-name="T3">VS</text:span>外国）。前几年，微博有个凤凰卫视的台湾女记者的文章很红，是讲她在美国看见外国人过马路闯红灯时，多么文明，用来对比中国人闯红灯的不文明，因为手法没有柏杨那么细腻，被嘲笑了好几个月。<text:span text:style-name="T3"><text:line-break/></text:span>这类我认为比较好的，批判民族性弱点的书，推荐解思忠<text:span text:style-name="T3">1998</text:span>年出的《国民素质忧思录》，其他的就算再怎么有名气，我都觉得不太客观，只是一种为了赚钱而生产出的商品。<text:span text:style-name="T3"><text:line-break/></text:span>另外，很多台湾人一说到大陆的<text:span text:style-name="T3">“</text:span>六四<text:span text:style-name="T3">”</text:span>，都明显缺乏对事实基本的了解，建议找找当时大陆的新闻素材，对比西方媒体和台湾媒体的报道，我相信只要智商正常的人，应该很容易判断哪个报道更真实。如果太久远不好找，也可以试试对比关于法轮功的报道。<text:span text:style-name="T3"><text:line-break/></text:span>那次不成功的<text:span text:style-name="T3">“</text:span>颜色革命<text:span text:style-name="T3">”</text:span>避免了苏联那样的悲剧，其实是很多大陆人庆幸的事，就我个人而言，我绝不会要求制止犯罪的警察道歉的，那种事只会出现在小人得志、豺狼当道的社会。因为我们纳税养他们就是要他们来维护大多数人的利益，而不是只拿薪水不作为。<text:span text:style-name="T3"><text:line-break/></text:span>当然，任何正常国家都不可能为镇压叛乱而道歉的，因为那是在自己否定自己的合法性，等于是向大家公告，谁想来推翻本政府，都能接受。</text:p>
      <text:p text:style-name="P1"><text:span text:style-name="T1">陳真</text:span><text:s/>  |  2016.06.05 02:59   |   <text:a xlink:type="simple" xlink:href="http://palinfo.habago.org/Entry?Command=Information_PrintForum&amp;iPage=253#FORUM34626"><text:span text:style-name="T2">#</text:span></text:a></text:p>
      <text:p text:style-name="P2">我常說，在大方面上來看，我能理解六四鎮壓之<text:span text:style-name="T3"><text:s/>"</text:span>或許<text:span text:style-name="T3">" </text:span>不得不然，畢竟西方勢力<text:span text:style-name="T3"><text:s/>(</text:span>特別是美國<text:span text:style-name="T3">) </text:span>向來至今如此處心積慮想藉由這類所謂民主自由的抗爭來顛覆他們所不喜歡、不聽話的任何一個政府，其中許多是所謂民主政府。從過去<text:span text:style-name="T3"><text:s/>20 </text:span>多年的無數例子來看，更印證了這個說法。你看，阿富汗、伊拉克、利比亞、敘利亞及烏克蘭等等等，原本穩定和平發展，如今宛若人間煉獄，打的全都是外來勢力所主導的所謂民主自由與人權的旗號，目的卻是顛覆敵對政權，進而佔領或藉以掠奪重大資源及擴張勢力範圍。假若當初中共沒有辦法控制局面，今天的祖國極有可能就是四分五裂的血腥人間地獄，任由西方蹂躪、掠奪與屠殺。假若我是中共當權者，面臨某種兩難，恐怕也會被迫得採取鎮壓手段，畢竟管理那麼一大片土地、十幾億人口，到處都是敵人可以見縫插針大搞動亂的機會。一個不小心，就很可能使千萬生靈陷於萬劫不復的水火。<text:span text:style-name="T3"><text:line-break/><text:line-break/>Kusturica </text:span>支持俄羅斯總統普丁，因此招來各方攻擊，但他不改其志。他說，就他的年齡來看世界，在他的理解裏，盡可能維持穩定，以避免敵人刻意挑起的動亂，是一個社會和平發展的重要基礎。我的想法也一樣，在這樣一個意義上，我不至於笨到拿六四事件來攻擊中共。<text:span text:style-name="T3"><text:line-break/><text:line-break/></text:span>而且，我還常講一種<text:span text:style-name="T3"><text:s/>"</text:span>道德上的一致性<text:span text:style-name="T3">"</text:span>。比方說前一陣子不是有個裝模作樣的綠油油蠢蛋<text:span text:style-name="T3"><text:s/>(</text:span>匿名<text:span text:style-name="T3">) </text:span>在這留言板上聲嘶力竭地痛罵中國逮捕了什麼維權律師嗎？我要說的道德一致性是這樣：如果一個人，對於億萬倍以上的血腥殘忍與無恥竟然不但從不生氣，反倒稱讚歌頌，但卻對於一個僅僅億萬分之一規模的小事<text:span text:style-name="T3"><text:s/>(</text:span>甚至很可能只是一般的法律事件<text:span text:style-name="T3">) </text:span>卻哭天搶地，如喪考妣，請問你會相信這樣一種道德表現之真誠嗎？這有可能嗎？一個人有可能會有這樣一種莫名其妙的道德感嗎？當然不可能。為什麼？因為我們的人性基本上應該都差不多；我們或許無法事先為各種道德內容訂定普世的評價標準<text:span text:style-name="T3"><text:s/>(criteria)</text:span>，畢竟不同情境就有可能產生不同的道德內涵，但在道德本質上，卻仍然會有著一些放諸四海皆準的基本形式，所謂<text:span text:style-name="T3"><text:s/>"</text:span>一致性<text:span text:style-name="T3">" </text:span>就是其中之一。<text:span text:style-name="T3"><text:line-break/><text:line-break/></text:span>這是針對那樣一些蠢蛋或壞蛋的一種回應，也就是說，別再拿什麼民主自由與人權來當武器了；把二次戰後、全天下除了美國以外的將近<text:span text:style-name="T3">200</text:span>個國家歷年來的所有侵害人權行為全部加起來的總和，然後再乘上<text:span text:style-name="T3">10000</text:span>，我看都還遠遠比不上美國的殘害人權的血腥惡行。<text:span text:style-name="T3"><text:line-break/><text:line-break/></text:span>然而，就六四這個<text:span text:style-name="T3"><text:s/>"</text:span>個案<text:span text:style-name="T3">" </text:span>本身來說，中共殺死那麼多人，難道都不用給個說法？不用追究責任與真相，進而做個處置？如今<text:span text:style-name="T3"><text:s/>27</text:span>年過去了，難道依然還那麼敏感與脆弱？光是用一些極其簡化的官方說法來敷衍或壓制，終究是行不通的。這並不是說我認同那些帶頭者。我當然不會笨到去認同那樣一些要不是腦袋不清、要不就是居心不良的所謂民運人士。可是，即便你證明這些人全是混蛋或全是<text:span text:style-name="T3"><text:s/>CIA </text:span>所資助，也依然還是得面對許多懷著純粹的善意而犧牲的死者。那些人當然還是應該獲得應有的平反與尊重。<text:span text:style-name="T3"><text:line-break/><text:line-break/></text:span>六四發生時，我仍然活躍於黨外圈子，人脈很廣，熟識各方人馬與媒體。我沒法證實我的說法來源，但我確實在那當下便已得知那幾位被西方媒體瞎捧的帶頭者為何安然無恙，因為有人在鎮壓之前就已得到情報，並且先跟他們說了，要他們趕緊逃。我這說法，就姑且當做道聽途說吧，畢竟我沒法證實。但假若這事是真的，那其實就隱含了一種道德疑慮就是：為什麼不讓群眾知道要鎮壓了，大家得趕緊逃命，而是自己偷偷溜走？是不是製造一些死傷，事實上始終也是西方勢力向來所樂見，以便藉以攻擊對方？<text:span text:style-name="T3"><text:line-break/><text:line-break/></text:span>我要說的是，中共盡可能公佈六四真相是極其必要的，因為，一個傷口，你光是拿東西把它蓋住，它只會在裏頭發爛；終究你還是得面對它。而且，當真相不明時，無數的流言與揣測就會四處流傳，那其實只是憑添更多無謂的紛爭與鬥爭籌碼。就跟台灣的<text:span text:style-name="T3"><text:s/>228</text:span>一樣，過去是一種絕對禁忌，誰敢談它，誰就是不要命了。記得有一年，應該是<text:span text:style-name="T3"><text:s/>1988</text:span>年<text:span text:style-name="T3"><text:s/>(?)</text:span>，當<text:span text:style-name="T3">228</text:span>仍是絕對禁忌時，我們幾位高雄的黨外人士特地在<text:span text:style-name="T3">228</text:span>那一天走上街頭，舉行紀念儀式。我看總共不過才十幾人，但是，那一天，光是鎮暴警察就來了上千人，幾乎把愛河河畔一直到現在的美麗島捷運站，整個團團圍住，感覺就像在打仗似的。可是，這樣一些事，早面對或晚面對，遲早你還是得面對歷史的傷口。<text:span text:style-name="T3"><text:line-break/><text:line-break/>1997</text:span>年，我去英國當訪問學者，劍橋大學派給每個人一個<text:span text:style-name="T3"><text:s/>EMAIL</text:span>帳號，我被分發到的<text:span text:style-name="T3"><text:s/>EMAIL</text:span>帳號恰好是<text:span text:style-name="T3"><text:s/>hc228@cam.ac.uk</text:span>。當我拿到這帳號時，心裏想，我若早個<text:span text:style-name="T3">10</text:span>年拿到這樣一個帳號，恐怕得成為黑名單，因此得流亡海外，回不了台灣了。可是，如今你回頭一看，面對<text:span text:style-name="T3">228</text:span>有那麼嚴重嗎？一定要拿黑牢槍炮來堵人嘴巴嗎？這樣一些事，你能堵多久？堵住它不許談，又有什麼好處呢？<text:span text:style-name="T3"><text:line-break/><text:line-break/></text:span>至於承志這留言，把劉曉波講得一文不值。我也對劉缺乏好感<text:span text:style-name="T3"><text:s/>(</text:span>不是因為他個人，而是因為他所樂意扮演的這個角色，他被西方捧得太過頭了，讓人看了就討厭<text:span text:style-name="T3">)</text:span>，但我倒也說不上來他有哪一點值得如此痛恨。當然，我也不覺得他被關有啥特別值得關注，那只是一種西方社會的惡意炒作，藉以打擊中國，跟什麼民主自由與人權八竿子打不著一點邊。<text:span text:style-name="T3"><text:line-break/><text:line-break/></text:span>至於文中對劉曉波的批評，我倒是很納悶，有些地方聽起來倒像是一種好評而非惡評。比方說劉曉波對於中國人民族性的強烈批評，這應該是好事而非壞事。一個民族如果自我滿意度很高卻始終看不見自己的缺點，那不是很病態嗎？<text:span text:style-name="T3"><text:line-break/><text:line-break/></text:span>我有個忘年之交，叫做柏楊，我從高中畢業那一年就開始陸續跟他通信，一直到大學畢業。他也常批評中國人，還為此寫了一本書叫做<text:span text:style-name="T3"><text:s/>"</text:span>醜陋的中國人<text:span text:style-name="T3">"</text:span>。台灣人當然也是很醜陋，所以我也常常罵。記得柏楊說過，很多國家都有人對自己同胞開罵，也寫成書，比方說<text:span text:style-name="T3"><text:s/>"</text:span>醜陋的日本人<text:span text:style-name="T3">"</text:span>、<text:span text:style-name="T3">"</text:span>醜陋的美國人<text:span text:style-name="T3">" </text:span>等等；柏楊說，開罵者往往得到同胞們的肯定與認同，至少肯定他提出批評的用心，但在華人社會卻不一樣，誰敢罵中國人醜陋，誰就會倒楣，而柏楊自然也就成為倒楣者之一。<text:span text:style-name="T3"><text:line-break/><text:line-break/></text:span>我要說的是，劉曉波罵中國人的民族性，並且稱讚西方社會的文化與思想等等，這樣有什麼不對嗎？我也很認同啊。許多事情上，我確實很崇洋沒錯，要不然幹嘛出國念書做研究呢？生活方面我更是崇洋，我確實覺得華人<text:span text:style-name="T3"><text:s/>(</text:span>當然也包括台灣人<text:span text:style-name="T3">) </text:span>想要在文明素質上趕上西方人，恐怕不是一兩百年內所能做到的。錢賺得比別人多，也許三、五十年就能辦到，但在文明素養上，我看三、五百年都還趕不上。<text:span text:style-name="T3"><text:line-break/><text:line-break/></text:span>兩岸三地都一樣，水平都差不多，爛到嚇死人。每天光是出門就覺得很痛苦，不管是搭車、開車、吃飯或看電影，甚至就連走在路上都很痛苦，因為同胞實在太可怕了，髒亂吵鬧自私，完全不管他人死活，完全沒法守規矩，視他人如無物，而且充滿虛榮與貪心，充滿侵略性，完全不懂得尊重他人為何物。<text:span text:style-name="T3"><text:line-break/><text:line-break/></text:span>大陸也許持續在改善，但台灣在這十幾二十年來，也許是某種自我意識抬頭，文明素質卻以光速般的速度退化。每個人都變成王了，為所欲為，然後說這就是民主。生活每個層面都很恐怖，特別是在台南，簡直不是人住的地方，所以我幾個月後就要搬到高雄了。高雄當然也好不了多少，因為也一樣全都是<text:span text:style-name="T3"><text:s/>"</text:span>醜陋的台灣人<text:span text:style-name="T3">"</text:span>，但好歹高雄有一些可以讓我安心走路的人行道，不需要被迫一直只能走在快車道上，老是分分秒秒得一直回頭看，不斷躲閃從後面對你衝撞而來的無數車輛。<text:span text:style-name="T3"><text:line-break/><text:line-break/></text:span>而且，高雄有個電影圖書館<text:span text:style-name="T3"><text:s/>(</text:span>可惜只演舊片居多<text:span text:style-name="T3">)</text:span>，禁止犧帶飲食入場，要不然，在台灣連想好好看場電影也是根本不可能的事；電影院裏總是一堆人吃吃喝喝，食物臭氣沖天，而且食物塑膠袋噪音不斷，這樣你還能專心看電影嗎？萬一遇上一群大學生，那就更慘了，他們會把電影院當成他家客廳那樣喧囂笑鬧，旁若無人。<text:span text:style-name="T3"><text:line-break/><text:line-break/></text:span>至於交通，當然就更恐怖了。一個中年老人或小孩，若住在台南，想做到從不被車子撞，我看那是很難、幾乎是不太可能的事。這樣一種人民，如果還不算醜陋，那我不知道世界上要上哪找到更醜陋的人民了。我看過世界許多國家和人民，就數台灣和大陸最恐怖。特別是台灣，因為它地方很小，人口又多，根本連躲都沒得躲，整天跟這樣一些同胞生活在一起，經常覺得真是生不如死。我常跟學姊說，對我而言，我的一生，如果註定就只能一直困在這樣一種全然不適合人居住的環境，真是不如提早結束生命算了，因為毫無做為一個人應有的起碼尊嚴與安全。<text:span text:style-name="T3"><text:line-break/><text:line-break/></text:span>台灣人的醜陋若真要寫，我能寫出厚厚一本鉅著。不過，我常想起柏楊那些話，華人社會是不允許你批評自己同胞的；誰敢批評，誰就倒楣，因為那叫做不忠，叫做出賣祖國，用台灣的流行術語來說就是<text:span text:style-name="T3"><text:s/>"</text:span>不愛台灣<text:span text:style-name="T3">" </text:span>或<text:span text:style-name="T3"><text:s/>"</text:span>台奸<text:span text:style-name="T3">"</text:span>，理應<text:span text:style-name="T3"><text:s/>"</text:span>滾出台灣<text:span text:style-name="T3">"</text:span>。常有人叫我滾出台灣，滾回中國，可是，很奇怪，台灣不就是中國的一部份嗎？至少我是這麼認為。<text:span text:style-name="T3"><text:line-break/><text:line-break/></text:span>我也很想滾出去，無奈主客觀條件都不夠成熟。滾出台灣一直是我的渴望，只是不知道要滾到哪去；很想回歸祖國，但是幾次祖國行總感覺有點可怕，人與人之間好像有仇似的，大家各自活命，不管他人死活，更不用說人類賴以有尊嚴地存活的文明素養之嚴重匱乏了。題外話。<text:span text:style-name="T3"><text:line-break/><text:line-break/></text:span>另外，文中還提到什麼劉曉波愛名愛錢之類，這類指控太唯心了，套到大部份人頭上都很適用。名，我是不愛啦，至於錢，那可真是講到我的痛處了，我每天腦袋裏就想著錢，特別是一到月底及月初要繳房貸、房屋增貸以及好幾個信貸時，真的可以用嗜錢如命來形容。我每期都會買樂透，買<text:span text:style-name="T3"><text:s/>49 </text:span>二合和三合居多，中獎率較高。總之，我最愛錢了；愛錢沒什麼，錢怎麼來才是重點。<text:span text:style-name="T3"><text:line-break/><text:line-break/></text:span>再說，就算你證明劉曉波或王丹等人是個無恥貪婪的大壞蛋，難道六四或乃至中共本身的種種作為就因此漂白了嗎？難道六四就可以永遠成為一個謎而不需要真相嗎？</text:p>
      <text:p text:style-name="P1"><text:span text:style-name="T1">鑑慧</text:span><text:s/>  |  2016.06.04 22:51   |   <text:a xlink:type="simple" xlink:href="http://palinfo.habago.org/Entry?Command=Information_PrintForum&amp;iPage=253#FORUM34625"><text:span text:style-name="T2">#</text:span></text:a></text:p>
      <text:p text:style-name="P3">你見過豬隻如何被運送然後被拍賣<text:span text:style-name="T3">? </text:span>或是喜歡吃溫體豬嗎<text:span text:style-name="T3">? </text:span>推薦大家可以看看以下新聞和影片：<text:span text:style-name="T3">https://goo.gl/2FGCyU<text:line-break/><text:line-break/></text:span>（中央社記者楊淑閔台北<text:span text:style-name="T3">31</text:span>日電）動保團體公布國內活豬拍賣及運輸實況影片，擁擠運途及拍賣場用電擊棒等驅趕造成的窘迫，最嚴重致死，肉質受損；呼籲恢復外銷年代的屠體評級交易，兼顧動福、食安及產業升級。<text:span text:style-name="T3"><text:line-break/><text:line-break/></text:span>台灣動物社會研究會今年在北中南數個毛豬交易市場，以及活體毛豬被運抵的途中，拍下實況影片，全長<text:span text:style-name="T3">15</text:span>分鐘，可至<text:span text:style-name="T3">https://goo.gl/2FGCyU</text:span>觀賞，了解國人愛吃的溫體豬肉產生的過程。<text:span text:style-name="T3"><text:line-break/><text:line-break/></text:span>台灣動物社會研究會主任陳玉敏表示，全國有<text:span text:style-name="T3">23</text:span>個毛豬交易市場，除金門採「活體議價（未經電腦系統交易）」、澎湖已採「屠體評級交易」之外，台灣本島<text:span text:style-name="T3">21</text:span>個市易市場都是「豬隻活體拍賣」，每年約交易<text:span text:style-name="T3">700</text:span>萬頭，包含從養豬場運輸數小時到拍賣場，以及在拍賣場上驅趕交易的作業，都出現不人道作業。<text:span text:style-name="T3"><text:line-break/><text:line-break/></text:span>她舉例，通常運豬車只有欄杆區隔，沒有其他遮蔽；冬天低溫寒冷、夏天酷熱，但多儘量塞滿，因為可以減少運輸成本。擁擠的運途中，豬緊迫會咬欄杆，也可能中暑、骨折、嘔吐、打鬥等，甚至暴斃死亡；每年約有<text:span text:style-name="T3">6600</text:span>到<text:span text:style-name="T3">2</text:span>萬<text:span text:style-name="T3">1000</text:span>頭豬隻在運輸期間死亡，或因運輸造成在交易前死亡或緊急屠宰。<text:span text:style-name="T3"><text:line-break/><text:line-break/></text:span>抵達拍賣場時，她說，國內仍使用電擊棒驅趕，豬隻恐慌下會堆疊在一起，拍賣標記時也會使用數十根長至少<text:span text:style-name="T3">1</text:span>公分的刺印，在無麻醉下往豬背部刺印；種種亂象，豬隻已遍體鱗傷，甚至骨折，有的嚇到無法行走而被拖行，最嚴重休克死亡。<text:span text:style-name="T3"><text:line-break/><text:line-break/></text:span>台灣主婦聯盟生活消費合作社理事黃淑德說，國人愛吃活體拍賣的豬肉，但不知這樣的運輸與拍賣機制下，豬肉本身產生的生菌數每立方公分百萬個以上，而優良業者信功自行屠宰的冷藏肉只有數個生菌數；而且受驚嚇的豬，肉會堆積乳酸，也影響豬肉品質。<text:span text:style-name="T3"><text:line-break/><text:line-break/></text:span>她說，歐美日等先進國家都已用「屠體評級」，讓養豬場送屠宰時程縮短，以肉質優劣評等進行交易，優質肉價格才會好，可鼓勵養豬業者養出好的豬，對消費者、養豬業者、減少疫情散播及產業升級永續都好。<text:span text:style-name="T3"><text:line-break/><text:line-break/></text:span>陳玉敏呼籲國人改變觀念，快讓豬隻活體拍賣走入歷史，儘速研議推動「屠體評級交易」。立委蔡培慧也說，希望農委會儘快研議相關試辦作業。農委會畜牧處副處長王忠恕說，用電擊棒驅趕可懲處，目前規劃要在高雄先試辦。<text:span text:style-name="T3">1050531</text:span></text:p>
      <text:p text:style-name="P1"><text:span text:style-name="T1">信自己（桂承志）</text:span><text:s/>  |  2016.06.04 22:11   |   <text:a xlink:type="simple" xlink:href="http://palinfo.habago.org/Entry?Command=Information_PrintForum&amp;iPage=253#FORUM34624"><text:span text:style-name="T2">#</text:span></text:a></text:p>
      <text:p text:style-name="P2"><text:span text:style-name="T3">10</text:span>月<text:span text:style-name="T3">8</text:span>日，挪威诺贝尔委员会将今年的和平奖授予在中国服刑的刘晓波，引发世人疑问：刘晓波是什么人？他何德何能受到诺贝尔委员会的青睐？<text:span text:style-name="T3"><text:line-break/><text:line-break/></text:span>渴望中国被殖民：<text:span text:style-name="T3">“</text:span>三百年还不够<text:span text:style-name="T3">”<text:line-break/><text:line-break/>1955</text:span>年出生的刘晓波早年当过知青和工人，<text:span text:style-name="T3">1984</text:span>年硕士毕业后留北京师范大学任教。四年后，获文艺学博士学位。为出人头地，他以<text:span text:style-name="T3">“</text:span>骂名人<text:span text:style-name="T3">”</text:span>的方式一举蹿红，从而也开始暴露出其本来面目。<text:span text:style-name="T3"><text:line-break/><text:line-break/>1988</text:span>年，时任香港《解放月报》主编金钟采访刘晓波：<text:span text:style-name="T3">“</text:span>有人对中国人的民族性格提出批评，你以为如何？<text:span text:style-name="T3">”</text:span>刘晓波毫不掩饰地说：<text:span text:style-name="T3">“</text:span>我绝不认为中国的落伍是几个昏君造成的，而是每个人造成的，因为制度是人创造的，中国的所有悲剧，都是中国人自编自导自演和自我欣赏的，这可能与人种有关。<text:span text:style-name="T3">”</text:span>对于金钟问<text:span text:style-name="T3">“</text:span>什么条件下，中国才有可能实现一个真正的历史变革<text:span text:style-name="T3">”</text:span>的问题，刘晓波毫不犹豫地回答：<text:span text:style-name="T3">“</text:span>三百年殖民地。香港一百年殖民地变成今天这样，中国那么大，当然需要三百年殖民地，才会变成今年香港这样，三百年够不够，我还有怀疑。<text:span text:style-name="T3">”</text:span>对于<text:span text:style-name="T3">“</text:span>你今年<text:span text:style-name="T3">6</text:span>月在北师大获得博士学位，是否意味着一种官方承认<text:span text:style-name="T3">”</text:span>的问题，刘晓波回答：<text:span text:style-name="T3">“</text:span>我永远不承认学问好坏由博士硕士决定，我只看具体的人，如果你行，可以不用任何学位。我认为，真正像样的只是极少数，所以我说大学毕业生有<text:span text:style-name="T3">95%</text:span>的废物，硕士毕业生有<text:span text:style-name="T3">97%</text:span>，博士毕业生有<text:span text:style-name="T3">98%</text:span>、<text:span text:style-name="T3">99%</text:span>的废物。<text:span text:style-name="T3">”<text:line-break/><text:line-break/></text:span>凭借这些偏激的言论，刘晓波一跃成为当时西方人眼中的<text:span text:style-name="T3">“</text:span>文坛黑马<text:span text:style-name="T3">”</text:span>。刘晓波对西方的政治、经济、文化制度极尽吹捧之能事，他盛赞<text:span text:style-name="T3">“</text:span>西方有最好的经验主义哲学家、思辨哲学家、宗教哲学家、非理性哲学家和逻辑学者，他们能把人身上所具有的每一创造力，都发展到一个极致和非常漂亮的地步<text:span text:style-name="T3">”</text:span>。对于养育自己的祖国，刘晓波竟然说<text:span text:style-name="T3">“</text:span>我无所谓爱国、叛国，你要说我叛国，我就叛国！就承认自己是挖祖坟的不孝子孙，且以此为荣<text:span text:style-name="T3">”</text:span>。<text:span text:style-name="T3"><text:line-break/><text:line-break/></text:span>作为一个中国人，刘晓波把自己的民族和同胞贬得一文不值，说<text:span text:style-name="T3">“</text:span>中国人从肉体到精神统统阳痿<text:span text:style-name="T3">”</text:span>，<text:span text:style-name="T3">“</text:span>中国人的素质这样低<text:span text:style-name="T3">”</text:span>，<text:span text:style-name="T3">“</text:span>中国人缺乏创造力<text:span text:style-name="T3">”</text:span>，而一切的原因<text:span text:style-name="T3">“</text:span>与人种有关<text:span text:style-name="T3">”</text:span>，<text:span text:style-name="T3">“</text:span>人类的不少弱点是共同的，只不过中国人把它发展到没法再操蛋的地步<text:span text:style-name="T3">”</text:span>。刘晓波耻于做中国人，他认为自己最大的悲哀是外语不过关，<text:span text:style-name="T3">“</text:span>如果可以过关，中国会和我根本没有关系<text:span text:style-name="T3">”</text:span>，他称<text:span text:style-name="T3">“</text:span>与中国不得不有关系很丢脸<text:span text:style-name="T3">”</text:span>，甚至不屑于提到<text:span text:style-name="T3">“</text:span>中国<text:span text:style-name="T3">”</text:span>这个字眼。这与当年西方列强骂我们是<text:span text:style-name="T3">“</text:span>东亚病夫<text:span text:style-name="T3">”</text:span>、<text:span text:style-name="T3">“</text:span>劣等民族<text:span text:style-name="T3">”</text:span>如出一辙。他还曾多次公开为<text:span text:style-name="T3">“</text:span>台独<text:span text:style-name="T3">”</text:span>、<text:span text:style-name="T3">“</text:span>藏独<text:span text:style-name="T3">”</text:span>摇旗呐喊，甚至提出要把中国分裂成十八块。<text:span text:style-name="T3"><text:line-break/><text:line-break/></text:span>痛哭流涕：<text:span text:style-name="T3">“</text:span>我真的知道错了<text:span text:style-name="T3">”<text:line-break/><text:line-break/>1989</text:span>年北京政治风波后，在美国访学的刘晓波认为成名的时机到了，立即提前返国，充当<text:span text:style-name="T3">“</text:span>六四<text:span text:style-name="T3">”</text:span>动乱的主要煽动者。后被公安机关逮捕。据当时的工作人员回忆，在一次审讯结束后，刘晓波突然跪倒在地，紧紧抱住工作人员的腿，痛哭流涕地乞求：<text:span text:style-name="T3">“</text:span>我真的知道错了，我不想坐牢，您一定想办法帮帮我。<text:span text:style-name="T3">”</text:span>他亲笔书写了<text:span text:style-name="T3">“</text:span>认罪书<text:span text:style-name="T3">”</text:span>、<text:span text:style-name="T3">“</text:span>悔罪书<text:span text:style-name="T3">”</text:span>，声称<text:span text:style-name="T3">“</text:span>要从现在开始努力痛改前非，脱胎换骨，做一个有利于国家和人民的人<text:span text:style-name="T3">”</text:span>。在宣判当日，刘晓波当庭认罪，声泪俱下地进行忏悔。鉴于其认罪态度较好，政府作出免于刑事处罚的宽大处理。此后，刘晓波被学校除名。但他不思悔改，于<text:span text:style-name="T3">1991</text:span>年重操旧业，继续参与<text:span text:style-name="T3">“</text:span>民运<text:span text:style-name="T3">”</text:span>活动，并于<text:span text:style-name="T3">1995</text:span>年和<text:span text:style-name="T3">1999</text:span>年两次因扰乱社会秩序被劳动教养。<text:span text:style-name="T3"><text:line-break/><text:line-break/></text:span>国外有人发工资<text:span text:style-name="T3">:“</text:span>我不差钱儿<text:span text:style-name="T3">”</text:span>（不缺钱）<text:span text:style-name="T3"><text:line-break/><text:line-break/></text:span>刘晓波自<text:span text:style-name="T3">20</text:span>世纪<text:span text:style-name="T3">90</text:span>年代中期开始，即任职于有美国中央情报局背景的美国国家民主基金会资助的<text:span text:style-name="T3">“</text:span>民主中国<text:span text:style-name="T3">”</text:span>公司，定期领取薪水。今年<text:span text:style-name="T3">10</text:span>月<text:span text:style-name="T3">12</text:span>日，境外阿波罗新闻网站刊载《<text:span text:style-name="T3">“</text:span>贵族犯人<text:span text:style-name="T3">”</text:span>刘晓波坐牢月薪知多少》一文披露，刘晓波的年薪是<text:span text:style-name="T3">23004</text:span>美元，按当时的汇率折合成人民币为<text:span text:style-name="T3">157600</text:span>元。即使在刘晓波服刑期间，每月仍可挣到<text:span text:style-name="T3">13000</text:span>元人民币。<text:span text:style-name="T3"><text:line-break/><text:line-break/></text:span>另外，刘晓波还靠在海外媒体撰文骂中国政府挣稿费，加上每月接受境外媒体采访的收入，以及西方颁发的各种<text:span text:style-name="T3">“</text:span>奖项<text:span text:style-name="T3">”</text:span>，过着衣食无忧的生活。境外媒体发现他<text:span text:style-name="T3">“</text:span>居所摆设高雅，墙壁架上摆满名贵的瓷器<text:span text:style-name="T3">”</text:span>，同时出手阔绰。刘晓波对狱友狂言：<text:span text:style-name="T3">“</text:span>我不像你们，我不差钱儿，我在这里服刑每年还有国外人给钱<text:span text:style-name="T3">”</text:span>。<text:span text:style-name="T3"><text:line-break/><text:line-break/></text:span>钱是一种自我评价：我被<text:span text:style-name="T3">“</text:span>完全粉碎了<text:span text:style-name="T3">”<text:line-break/><text:line-break/></text:span>刘晓波一直宣称自己是本着中国公民的危机感、责任感和使命感参与<text:span text:style-name="T3">“</text:span>公民运动<text:span text:style-name="T3">”</text:span>，把自己装扮成一副道德高尚的正人君子形象，但察其言、观其行，刘晓波真的是言行一致，像他自己所标榜的那样高尚吗？<text:span text:style-name="T3"><text:line-break/><text:line-break/></text:span>刘晓波到底追不追名？<text:span text:style-name="T3">2003</text:span>年，刘晓波在接受所谓<text:span text:style-name="T3">“</text:span>杰出民主人士奖<text:span text:style-name="T3">”</text:span>时，得意地说：<text:span text:style-name="T3">“</text:span>敢于在重大公共事件上说真话的人，即使得不到有形的物质奖励，也会得到无形的道义盛誉，特别是来自大陆民间和国际主流社会的道义奖励<text:span text:style-name="T3">——</text:span>会逐渐成为由民间崛起的具有公共影响力的社会名人。<text:span text:style-name="T3">”</text:span>可谓一语道破天机。对于西方施舍的各类<text:span text:style-name="T3">“</text:span>人权奖<text:span text:style-name="T3">”</text:span>、<text:span text:style-name="T3">“</text:span>民主人士奖<text:span text:style-name="T3">”</text:span>、<text:span text:style-name="T3">“</text:span>言论自由奖<text:span text:style-name="T3">”</text:span>、<text:span text:style-name="T3">“</text:span>新闻大奖<text:span text:style-name="T3">”</text:span>等等，刘晓波趋之若鹜，拼命以攻击自己的国家、民族来赚取这些廉价的奖项。<text:span text:style-name="T3"><text:line-break/><text:line-break/></text:span>刘晓波真的不逐利吗？还是让他自己来说吧！<text:span text:style-name="T3">“</text:span>我为什么要演讲，一是自我感觉好，二是为了挣钱，不给够一小时多少钱，我就不去。钱是一种自我评价，有了一定数量的钱，你的生命也就随着开放到一定的广度。<text:span text:style-name="T3">”</text:span>他坦言，<text:span text:style-name="T3">“</text:span>有次去北京友谊商店，见到一瓶<text:span text:style-name="T3">160</text:span>元外汇券的酒，当时我站在那瓶酒前面，感到自己是个弱者，完全被粉碎了！他妈的，你刘晓波出名、演讲，有什么用，这瓶酒都不能征服它！<text:span text:style-name="T3">”</text:span>够清楚了！<text:span text:style-name="T3"><text:line-break/><text:line-break/></text:span>熟悉刘晓波的人都知道，他的性格极其<text:span text:style-name="T3">“</text:span>偏激<text:span text:style-name="T3">”</text:span>、狂妄自大。<text:span text:style-name="T3">2001</text:span>年，他参与组建非法组织<text:span text:style-name="T3">“</text:span>独立中文笔会<text:span text:style-name="T3">”</text:span>，并借此打压异己，建立以自己为核心的小圈子，为此在<text:span text:style-name="T3">“</text:span>民运圈<text:span text:style-name="T3">”</text:span>四面树敌，并曾经因为挪用组织经费在美国遭到起诉。也正因为如此，刘晓波获奖使海外<text:span text:style-name="T3">“</text:span>民运<text:span text:style-name="T3">”</text:span>分子多有不服。<text:span text:style-name="T3"><text:line-break/><text:line-break/></text:span>以<text:span text:style-name="T3">“</text:span>宪章<text:span text:style-name="T3">”</text:span>反宪法：<text:span text:style-name="T3">“</text:span>让自由女神手中的火炬燃遍全球<text:span text:style-name="T3">”<text:line-break/><text:line-break/></text:span>拿人钱财，替人办事。<text:span text:style-name="T3">“</text:span>不差钱儿<text:span text:style-name="T3">”</text:span>的刘晓波从<text:span text:style-name="T3">2005</text:span>年开始不遗余力地为西方反华势力效力，并在<text:span text:style-name="T3">2008</text:span>年抛出所谓《零八宪章》。一方面以造谣、诽谤等方式否定宪法确定的人民民主专政政权、社会主义制度和单一制国家结构形式，另一方面利用互联网煽动他人加入，企图改变政治体制、推翻现有政权，超出了言论自由的界限，涉嫌犯罪。<text:span text:style-name="T3"><text:line-break/><text:line-break/></text:span>所谓<text:span text:style-name="T3">“</text:span>零八宪章<text:span text:style-name="T3">”</text:span>其实了无新意，几乎照搬照抄了把捷克搞乱的哈维尔撰写的<text:span text:style-name="T3">“77</text:span>宪章<text:span text:style-name="T3">”</text:span>，其内容完全是违反中国现行宪法和法律的主张，它宣扬彻底否定党的领导和现行政体，以修宪为突破口推行西方政治制度，以循序渐进的方式扰乱群众思想，并且鼓吹<text:span text:style-name="T3">“</text:span>暴力革命<text:span text:style-name="T3">”</text:span>的思想。从根本上看，其终极目标就是推翻党的领导、颠覆现行政权。推行这样的一部<text:span text:style-name="T3">“</text:span>宪章<text:span text:style-name="T3">”</text:span>，不但会使中国沦为西方的附庸，而且中国社会的进步与人民的福祉也将不复存在。<text:span text:style-name="T3">“</text:span>零八宪章<text:span text:style-name="T3">”</text:span>受到西方一致的吹捧。<text:span text:style-name="T3">2008</text:span>年<text:span text:style-name="T3">12</text:span>月，刘晓波因煽动颠覆国家政权罪被判处有期徒刑<text:span text:style-name="T3">11</text:span>年，剥夺政治权利<text:span text:style-name="T3">2</text:span>年。<text:span text:style-name="T3"><text:line-break/><text:line-break/></text:span>刘晓波本人成为<text:span text:style-name="T3">“</text:span>零八宪章<text:span text:style-name="T3">”</text:span>的主要炮制者显然与他长期以来亲西方、崇美国的思想不可分割。<text:span text:style-name="T3">2001</text:span>年<text:span text:style-name="T3">“9·11”</text:span>事件发生后，他发表《我想为捍卫生命、自由与和平而战》，称<text:span text:style-name="T3">“</text:span>这是美国人民为建立和捍卫全球自由秩序所付出的超常代价<text:span text:style-name="T3">”</text:span>，<text:span text:style-name="T3">“</text:span>要想让自由女神手中的火炬燃遍全球，每个人都有责任向恐怖主义宣战<text:span text:style-name="T3">”</text:span>。<text:span text:style-name="T3"><text:line-break/><text:line-break/></text:span>刘晓波作为西方演变中国的<text:span text:style-name="T3">“</text:span>马前卒<text:span text:style-name="T3">”</text:span>，必将遭到国人的唾弃。<text:span text:style-name="T3"><text:line-break/><text:line-break/></text:span>时间：<text:span text:style-name="T3"><text:s/>2010-10-26</text:span>　　<text:span text:style-name="T3"><text:line-break/><text:line-break/>----------</text:span>马英九先生也许是刘晓波之类<text:span text:style-name="T3">“</text:span>学者<text:span text:style-name="T3">”</text:span>的忠实读者</text:p>
      <text:p text:style-name="P1"><text:span text:style-name="T1">陳真</text:span><text:s/>  |  2016.06.04 21:43   |   <text:a xlink:type="simple" xlink:href="http://palinfo.habago.org/Entry?Command=Information_PrintForum&amp;iPage=253#FORUM34623"><text:span text:style-name="T2">#</text:span></text:a></text:p>
      <text:p text:style-name="P3">馬前總統：<text:span text:style-name="T3"><text:s/></text:span>平反六四<text:span text:style-name="T3"><text:s/></text:span>中共才能走出陰霾<text:span text:style-name="T3"><text:line-break/><text:line-break/></text:span>中廣新聞網<text:span text:style-name="T3"><text:s/>– 2016</text:span>年<text:span text:style-name="T3">6</text:span>月<text:span text:style-name="T3">4</text:span>日<text:span text:style-name="T3"><text:line-break/><text:line-break/></text:span>今天是「六四天安門事件」<text:span text:style-name="T3">27</text:span>週年，前總統馬英九也在個人臉書發表感言。馬前總統指出，各國都有政府濫用公權力傷害人民的慘痛歷史，而處理歷史傷痛唯有「就事論事、是非分明、將心比心」，如果大陸當局能平反「六四」，勢必會讓全世界耳目一新，也才能展現大陸身為大國應有的氣度與自信。<text:span text:style-name="T3"><text:line-break/><text:line-break/></text:span>馬前總統指出，美國、德國、韓國和中華民國台灣，都曾經發生政府濫用公權力傷害人民的慘痛歷史，不過都坦然面對過去執政的不當行為，他指出，政府從<text:span text:style-name="T3">1995</text:span>年開始平反「二二八事件」和「白色恐怖時期」，<text:span text:style-name="T3">20</text:span>多年來政府對受難者和家屬採取認錯、道歉、立法賠償等一系列活動，儘管歷經了四位總統，三次政黨輪替，政府態度始終一貫，<text:span text:style-name="T3">68</text:span>多年的社會傷痕，逐漸彌合。<text:span text:style-name="T3"><text:line-break/><text:line-break/></text:span>他也呼籲對岸，縮短兩岸人民距離最有效的方法，就是以「傾聽多元意見，善待異議人士」來建立雙方共同的核心價值。不但可以提升領導人的高度，更能贏得兩岸人民與國際社會的尊敬。<text:span text:style-name="T3"><text:s/></text:span>唯有如此，大陸當局才能走出「六四」陰霾，<text:span text:style-name="T3"><text:s/></text:span>兩岸關係，也才能進一步提升。</text:p>
      <text:p text:style-name="P5"/>
      <text:p text:style-name="P1"><text:span text:style-name="T1">陳真</text:span><text:s/>  |  2016.06.04 11:50   |   <text:a xlink:type="simple" xlink:href="http://palinfo.habago.org/Entry?Command=Information_PrintForum&amp;iPage=254#FORUM34622"><text:span text:style-name="T2">#</text:span></text:a></text:p>
      <text:p text:style-name="P3">這是<text:span text:style-name="T3"><text:s/>"Migrant Report"</text:span>，一個有關難民問題的調查網站：<text:span text:style-name="T3"><text:line-break/><text:line-break/>http://migrantreport.org/bodies-wash-zuwara/<text:line-break/><text:line-break/></text:span>以下是一些最近的新聞，以及昨天的事：<text:span text:style-name="T3"><text:line-break/><text:line-break/></text:span>移民悲歌<text:span text:style-name="T3"><text:s/>117</text:span>屍體被沖刷上利比亞海灘<text:span text:style-name="T3"><text:line-break/>2016/06/04 <text:line-break/><text:line-break/></text:span>（中央社利比亞祖瓦拉<text:span text:style-name="T3">3</text:span>日綜合外電報導）紅新月會（<text:span text:style-name="T3">Red Crescent</text:span>）今天指出，企圖渡海前往歐洲至少<text:span text:style-name="T3">117</text:span>名移民的屍體，其中多數為女性，被沖刷至利比亞祖瓦拉（<text:span text:style-name="T3">Zwara</text:span>）鎮的海灘上。<text:span text:style-name="T3"><text:line-break/><text:line-break/></text:span>利比亞紅新月會發言人阿爾巴塞非（<text:span text:style-name="T3">Khames el-Boussefi</text:span>）告訴法新社，「到目前為止，已發現<text:span text:style-name="T3">117</text:span>具屍體，其中<text:span text:style-name="T3">7</text:span>成是女性和<text:span text:style-name="T3">6</text:span>名孩童。」<text:span text:style-name="T3"><text:line-break/><text:line-break/>===========<text:line-break/><text:line-break/></text:span>一周<text:span text:style-name="T3">700</text:span>難民葬身地中海<text:span text:style-name="T3"><text:s/></text:span>萬人獲救<text:span text:style-name="T3"><text:s/></text:span>意促歐盟援非堵偷渡<text:span text:style-name="T3"><text:line-break/><text:line-break/></text:span>鉅亨網<text:span text:style-name="T3"><text:s/>2016/05/30<text:line-break/><text:line-break/></text:span>聯合國昨<text:span text:style-name="T3">(29)</text:span>日表示，最少<text:span text:style-name="T3">700</text:span>人在這期間葬身大海，生還者稱最少<text:span text:style-name="T3">40</text:span>名兒童被海水吞噬。無國界醫生更估計，最近一周恐有<text:span text:style-name="T3">900</text:span>個人蛇在地中海喪命。<text:span text:style-name="T3"><text:line-break/><text:line-break/>==============<text:line-break/></text:span>不想收難民<text:span text:style-name="T3"><text:s/></text:span>歐盟：罰款換人頭<text:span text:style-name="T3"><text:line-break/><text:line-break/></text:span>中央社<text:span text:style-name="T3"><text:line-break/><text:line-break/>2016/05/04<text:line-break/><text:line-break/></text:span>面對歐盟各國遲遲不願啟動難民重置措施，歐盟執委會<text:span text:style-name="T3">4</text:span>日祭出新方案，若是各會員國不願接納分配的難民人數，將必須支付每一個難民名額<text:span text:style-name="T3">25</text:span>萬歐元的費用。</text:p>
      <text:p text:style-name="P1"><text:span text:style-name="T1">陳真</text:span><text:s/>  |  2016.06.04 02:56   |   <text:a xlink:type="simple" xlink:href="http://palinfo.habago.org/Entry?Command=Information_PrintForum&amp;iPage=254#FORUM34621"><text:span text:style-name="T2">#</text:span></text:a></text:p>
      <text:p text:style-name="P2">雖然每天滿腦子想著錢，我倒是從未仔細看過鈔票。中午去繳電費，拿出鈔票一看，真是嚇到了！上頭竟然寫著<text:span text:style-name="T3"><text:s/>“</text:span>中華民國<text:span text:style-name="T3">” </text:span>四個大字！！這麼不愛台灣的鈔票能用嗎？我自己是無所謂啦，但是，那些整天搞<text:span text:style-name="T3"><text:s/>"</text:span>正名愛台灣<text:span text:style-name="T3">" </text:span>的混蛋們應該不屑使用這種鈔票才對。丟掉當然很可惜，為什麼不轉送給我呢？要不然，至少也應該立法規定人民有給鈔票貼貼紙的神聖人權才對，法律應保障人民有權用貼紙，把鈔票上或任何文件上<text:span text:style-name="T3"><text:s/>“</text:span>中華民國<text:span text:style-name="T3">” </text:span>的<text:span text:style-name="T3"><text:s/>‘’</text:span>中<text:span text:style-name="T3">‘’ </text:span>字或<text:span text:style-name="T3"><text:s/>‘’</text:span>華<text:span text:style-name="T3">‘’ </text:span>字給遮掉或直接拿剪刀剪掉。<text:span text:style-name="T3"><text:line-break/><text:line-break/></text:span>你知道阿扁那個洗錢數十億但至今仍逍遙法外當議員（？）的兒子叫什麼名字嗎？叫陳致中！你看人家董念台名字取得多好，念念不忘台灣，而你卻<text:span text:style-name="T3"><text:s/>“</text:span>致中<text:span text:style-name="T3">”</text:span>，怎麼可以這樣心向敵人呢？應該正名為陳<text:span text:style-name="T3"><text:s/>‘’</text:span>致台<text:span text:style-name="T3">‘’ </text:span>或<text:span text:style-name="T3"><text:s/></text:span>陳<text:span text:style-name="T3"><text:s/>‘’</text:span>反中<text:span text:style-name="T3">‘’ </text:span>才對。<text:span text:style-name="T3"><text:line-break/><text:line-break/></text:span>我不相信一般人的生活會虛無縹緲蒼白到這種地步，你會因為男朋友或女朋友或先生太太的名字有個<text:span text:style-name="T3"><text:s/>‘’</text:span>中<text:span text:style-name="T3">‘’ </text:span>字或<text:span text:style-name="T3"><text:s/>‘’</text:span>華<text:span text:style-name="T3">‘’ </text:span>字，然後就跟他分手或離婚嗎？你會因為郵局取名中華郵政就不屑去寄信或領錢匯款嗎？你會因為加油站叫做<text:span text:style-name="T3"><text:s/>‘’</text:span>中國石油<text:span text:style-name="T3">‘’ </text:span>就不給車子加油？而非得花個幾億元改名為<text:span text:style-name="T3"><text:s/>‘’</text:span>台灣中油<text:span text:style-name="T3">‘’ </text:span>之後你才肯加？你或你的家人生了病，找到一個不錯的醫生，結果竟然是<text:span text:style-name="T3"><text:s/>"</text:span>中國醫藥大學<text:span text:style-name="T3">" </text:span>畢業，難道你就因此而不屑讓他看病？你搬家找房子，難道不是察看整個生活環境與社區是否良善便利，而是堅持要避開中正路或中山路，以示你的台獨建國情操？以示你對蔣公與國父的不屑？<text:span text:style-name="T3"><text:line-break/><text:line-break/></text:span>宛若皇宮一般的所謂台南市政府（我真懷疑這幾年裡面究竟有沒有人在上班），大門口有一段馬路就叫做什麼<text:span text:style-name="T3"><text:s/>“</text:span>南榕大道<text:span text:style-name="T3">”</text:span>，看了真是很噁心很堵爛，但每次去那附近吃飯，雖然學姊經常故意嘲笑說我當年奮鬥的理想如今已實現，但我依然不為所動，車子一樣照停不誤，我不會因為堵爛這樣一種政治操弄而不願在那條路上停車。我們正常人是這樣，我們知道怎麼做才是真實生活的重點，我們不會搞虛幻，因為生活是那麼辛苦而艱難的一件事。<text:span text:style-name="T3"><text:line-break/><text:line-break/></text:span>但是，以我三十幾年的政治經驗與觀察，老實跟各位說吧，這些<text:span text:style-name="T3"><text:s/>"</text:span>正名愛台灣<text:span text:style-name="T3">" </text:span>人士其實個個比我們都還正常，他們哪會在乎那些虛無縹緲的事，那只是玩給你看騙騙選票而已。事實上，他們最愛的就是人民幣。我常因此對祖國感到很納悶，為什麼要允許這樣一些兩面手法呢？在綠油油的島內，就整天做一些傷天害理挑撥族群仇恨的言行，或玩一些虛無縹緲、反中愛台的綠油油把戲。可是，一旦來到對岸，一旦面對人民幣，就馬上由綠翻紅稱兄道弟。請問有幾個商人、政客或是反中愛台的所謂理想家與社運人士不是這樣？來到教堂就喊主耶穌，去了廟裡就儘說些和尚的話。<text:span text:style-name="T3"><text:line-break/><text:line-break/>"</text:span>武力統一台灣<text:span text:style-name="T3">" </text:span>的聲音，近來甚囂塵上。但是，何必硬著來呢？雙方如此合不來就別往來不就好了，何必動武搞得兩敗俱傷？當今台灣的壓倒性民意，既然如此厭惡乃至痛恨與不屑大陸，為什麼還要往來呢？既然台灣的主流民意把大陸當成敵國那樣地仇視與厭惡，雙方就不應該再虛情假意下去；兩岸理當回到八零年代以前的隔絕狀況才對，禁止兩岸一切資金往來，斷絕一切文化與旅遊活動；該驅逐的驅逐，該查禁的查禁，各自維持一種政治零污染的局面。<text:span text:style-name="T3"><text:line-break/><text:line-break/></text:span>台灣人不是動不動就喜歡說美國是我們的最佳盟友而大陸是我們的敵國嗎，至少要這樣做才像個敵國。台灣不是整天都在調查哪個是中資，絕不允許中資進來台灣傷害我們偉大的民主自由嗎，那麼，中資幹嘛還要進來呢？同理，台資也根本不應該去大陸賺錢。天底下哪個國家會去敵國開公司賺錢？<text:span text:style-name="T3"><text:line-break/><text:line-break/></text:span>我不是開玩笑，我覺得應該就是要這麼做才對。如果我們真心相信民主，那麼，這就是台灣幾乎一面倒的主流民意，而尊重主流民意只是民主的一個基本要求而已。這才是真正意義上的<text:span text:style-name="T3"><text:s/>"</text:span>正名<text:span text:style-name="T3">"</text:span>。所謂名不正則言不順，依目前的台灣民意，這樣一種表裏不一的交流，其實只是製造島內與兩岸之間更大的折磨與痛苦。既然主流民意是這樣，既然代表這樣一種主流民意的黨，都已經從地方到中央，全盤接收台灣所有政權了，難道還要繼續炒作種種毫無意義的反中愛台戲碼？究竟是要操弄到幾時才罷休？所有權力全都已經在你手上了不是嗎，為什麼不實踐大家朝思暮想的台獨建國大業呢？繼續這樣表裏不一地操弄個不停，對於任何一個具有正常心靈的人來說，實在很痛苦。<text:span text:style-name="T3"><text:line-break/><text:line-break/></text:span>大陸方面也一樣。假若今天大陸人整天醜化台灣人又骯髒又沒文化沒水準、全身上下都有毒有病似的，人格醜化得一無是處，而且充滿敵意，那我絕不會自我做賤去大陸玩或賺錢做生意或找工作。何必呢？許多時候走在街上，看到許多陸客，我心裏都不免為他們感到一種<text:span text:style-name="T3"><text:s/>"</text:span>不值<text:span text:style-name="T3">"</text:span>，我都很想問問他們，難道你不知道台灣人是怎麼看不起你們、厭惡你們的嗎？難道你不知道台灣人在背後把你們講得多難聽嗎？你何必來台灣自取其辱呢？就如同我不太有興趣去日本玩，因為我常聽說日本人對中國人充滿敵意與不屑，那我何必去日本自取其辱呢？我知道日本人這一點跟台灣人很像，他表面上不說，但背地裏會把你講得很難聽。<text:span text:style-name="T3"><text:line-break/><text:line-break/></text:span>當然，我要說的不是一種個人層次上要不要跟對方交往的問題，而是說一種政策上的作法：如果台灣如此仇視與不屑大陸與大陸人，為什麼還要繼續搞一些完全表裏不一的所謂交流與交往呢？為什麼不去實踐代表絕大多數民意的民進黨向來的種種神聖主張與神聖理想？就算一時不敢獨立，那麼，所謂正名，至少也應該要做到這樣才對。不管怎麼樣，這樣做，總比兩岸搞到兵戎相見好吧？合不來就不要硬來，保持一種名實相符的狀態，對雙方其實都是一種解脫。兩岸交流歸零之後，當然還是可以慢慢重新再來。至於想投奔自由的，就請便，看你覺得哪邊的社會比較合你的胃口就各自分飛。<text:span text:style-name="T3"><text:line-break/><text:line-break/></text:span>這有點題外話，一點淺見與痛苦心聲，僅供參考。回到我原來要說的有關虛無縹緲的政治操弄之事。我們平常維持生活或照顧家人，大致上都知道應該怎麼做對家人及生活比較有利，我們會想方設法辛苦地去做許多事，希望盡量給家人多一點好日子過，努力在方方面面上考慮家人的各種福祉與健康安全等等等；即便我們的辛苦根本不為家人所知，只要對家人有利，我們還是會去做，絕不會以一種炒作或做秀的心態去做一些對生活及家人毫無實質意義或甚至有害的事。<text:span text:style-name="T3"><text:line-break/><text:line-break/></text:span>政治難道不是也應該要這樣才對？馬英九做得好不好也許見仁見智（我是給他打<text:span text:style-name="T3"><text:s/>90 </text:span>分），但你沒法否認，他及他的團隊始終努力做一些他們認為對社會大眾長遠有益之事，即便因此蒙受無數的抹黑醜化扭曲甚至肢體攻擊與人格謀殺，他們還是基於這樣一種善意在做事而不計毀譽。做得好不好是一回事，至少他們不會講一套做一套，甚至有點死腦筋，非常不懂得轉彎及政治操弄。許多時候，我真不知道這究竟算是優點或缺點，因為綠油油的對手完全是另一種極端，只要對私人權位有利，哪怕是傷害天下蒼生及世世代代子孫的長遠利益也在所不惜；只要能騙就騙，說謊造謠根本就是家常便飯，每天就是做秀，撒謊，挑撥族群仇恨；只要有利可圖，只要能騙到選票，幾乎什麼事都幹得出來。<text:span text:style-name="T3"><text:line-break/><text:line-break/></text:span>我常想起三十年前我在我編寫的那本<text:span text:style-name="T3"><text:s/>‘’</text:span>臨床實驗診斷學<text:span text:style-name="T3">‘’ </text:span>上所引用的那些話：主流媒體總是教你要去仇視那些努力善待你、為你付出代價的人，卻教你去仰慕崇拜那些不斷藉著傷害你來謀取私利的人。<text:span text:style-name="T3"><text:line-break/><text:line-break/></text:span>平常生活中，我們很容易就能知道誰真心善待你，而誰只是想從你身上撈到好處或詐騙。可是，就算一時不察，頂多被騙一次兩次，也不至於一直被騙個一百次一千次吧。但是，一旦來到政治上就完全不是這樣了，詐騙幾乎就是一種無往不利的永恆的事業。在主流媒體的操弄與撒謊造謠抹黑及造神美化之下，人們整個對於是非善惡的理解就全盤走樣了；好人好事當成壞人壞事，而混蛋人渣卻被視為英雄，甚至當成神那樣膜拜，就連很可能導致自我毀滅的醜陋事愚蠢事，都能炒作成偉大的神聖理想。<text:span text:style-name="T3"><text:line-break/><text:line-break/></text:span>人實在很可悲，做為一種群眾，他往往不知道自己在幹什麼，即便死到臨頭依然執迷不誤，媒體幾乎整個型塑了群眾的思維，輕易便能玩弄於股掌之上。你知道，講這些話是沒有幾個人會信的，因為，治病很容易，但是你要讓一群完全缺乏病識感的人相信自己有病卻非常難。他會跟你說：<text:span text:style-name="T3">"</text:span>醫生，你才有病。<text:span text:style-name="T3">"<text:line-break/><text:line-break/></text:span>許多悲劇或慘劇其實是可以避免的，但它到頭來通常還是會發生。吾友柏楊先生說得對：<text:span text:style-name="T3">"</text:span>歷史帶給我們的教訓就是：我們從歷史中永遠學不到教訓。<text:span text:style-name="T3">" </text:span>我們事實上一直在重覆犯下同樣的錯誤而不自知。<text:span text:style-name="T3"><text:line-break/><text:line-break/></text:span>你講這些，人們聽了，很興奮，整個戰鬥意志都來了，以為你是來跟他打仗。但是，姑且先不說我講這樣究竟是講得對或錯、有理或沒理，光從動機上來看，生活如此艱辛而忙碌，一個人若懷有私心，會有人笨到長年花費無數心力做這樣一些只會讓自己倒大霉而無一絲利益之事嗎？</text:p>
      <text:p text:style-name="P1"><text:span text:style-name="T1">陳真</text:span><text:s/>  |  2016.06.03 11:59   |   <text:a xlink:type="simple" xlink:href="http://palinfo.habago.org/Entry?Command=Information_PrintForum&amp;iPage=254#FORUM34620"><text:span text:style-name="T2">#</text:span></text:a></text:p>
      <text:p text:style-name="P3">難道你真會覺得養這樣一些所謂<text:span text:style-name="T3"><text:s/>"</text:span>立委<text:span text:style-name="T3">" </text:span>是值得的？<text:span text:style-name="T3"><text:line-break/><text:line-break/></text:span>每年以至少超過一千萬的薪水與各種名目的津貼補助，養一個立委，然後什麼事也不用做，永遠就只會搞這類低能無聊的東西，什麼提案立法規定護照可以任意貼貼紙，貼什麼鄭南榕或什麼台灣共和國的貼紙；或是整天搞什麼正名，有個<text:span text:style-name="T3">"</text:span>中<text:span text:style-name="T3">" </text:span>就不行，一定要有個<text:span text:style-name="T3">"</text:span>台<text:span text:style-name="T3">" </text:span>字，<text:span text:style-name="T3">"</text:span>中油<text:span text:style-name="T3">" </text:span>得改成<text:span text:style-name="T3">"</text:span>台灣中油<text:span text:style-name="T3">" </text:span>才行，中華郵政得改成台灣郵政；或是什麼重新定義<text:span text:style-name="T3"><text:s/>"</text:span>僑胞<text:span text:style-name="T3">"</text:span>，跟對岸有關係的就不算僑胞等等，整天就只會搞這類低能到極點的詐騙遊戲，你真的覺得養這樣一些人吃吃喝喝是值得的？<text:span text:style-name="T3"><text:line-break/><text:line-break/></text:span>請你告訴我，天底下上哪去找這麼好賺而且輕鬆的行業？年薪一千萬，卻啥事都不用幹，只須時不時就指控一下誰不愛台灣，指控一下大陸欺負我們台灣人，時不時就抹黑一下大陸人，時不時就搞一些低能的什麼正名活動。請你告訴我，這樣一種立委的工作，有誰無法勝任？找任何一個工讀生或是派我們家隔壁那個每天一邊炒菜一邊罵馬英九罵國民黨的歐巴桑來當立委，也保證綽綽有餘。<text:span text:style-name="T3"><text:line-break/><text:line-break/></text:span>媽的，我就不相信你若捫心自問，摸摸自己的良心，你會真的覺得什麼護照可以讓人隨便貼貼紙，可以讓你遮掉<text:span text:style-name="T3"><text:s/>"</text:span>中華民國<text:span text:style-name="T3">" </text:span>或<text:span text:style-name="T3"><text:s/>"china" </text:span>的字眼，對你來說真的很重要。難道你的生活如此異於常人？一點都不辛苦？沒有半點痛苦的真實血肉？不用擔心錢不夠用，房貸付不起，房租壓力大？不用忙碌於照顧家人健康？不用每天買菜煮飯做家事帶小孩？不用每天從早到晚為生活忙到爆？難道你的生活如此虛無飄渺而蒼白？蒼白到真的必須仰賴這樣一些低能的騙人把戲來過活？<text:span text:style-name="T3"><text:line-break/><text:line-break/></text:span>媽的，幹嘛貼什麼台灣共和國的貼紙；媽的，為什麼不直接宣佈台灣獨立？整個政權都被這些綠油油的人渣黨給佔領了不是嗎？難道還要繼續騙下去？<text:span text:style-name="T3"><text:line-break/><text:line-break/></text:span>與其花一千多萬養這樣一些黨棍，我寧可養一隻蟑螂，畢竟蟑螂食量不大，你不用特別為牠準備食物牠就能獨立自主地活了<text:span text:style-name="T3">(</text:span>瞧！有<text:span text:style-name="T3"><text:s/>"</text:span>獨立<text:span text:style-name="T3">" </text:span>二字，我是多麼愛台灣！是不是該一年也給我一千萬呢？<text:span text:style-name="T3">)</text:span>。而且，蟑螂的美德恐怕比這樣一些人要多得多，至少蟑螂不會騙人，不會耍詐，不會裝神弄鬼，不會挑撥族群對立；而且，蟑螂事實上相當謙虛，總是藏在陰暗角落，等你離開了牠才敢出來。<text:span text:style-name="T3"><text:line-break/><text:line-break/></text:span>台灣人真是死到臨頭都還完全不知道世界發生了什麼事，只會關起門來玩這樣一些非常令人挫折而無奈的低能遊戲。這當然不令人意外，因為什麼樣的媒體就會養出什麼樣素質的人。<text:span text:style-name="T3"><text:line-break/><text:line-break/></text:span>你看，台灣每天的所謂<text:span text:style-name="T3"><text:s/>"</text:span>新聞<text:span text:style-name="T3">"</text:span>，請問全世界找得到哪個國家或社會有這樣一種所謂媒體嗎？那也能叫做<text:span text:style-name="T3"><text:s/>"</text:span>新聞<text:span text:style-name="T3">" </text:span>嗎？整天就是四處搜奇看八卦找正妹，看誰奶子特大臉蛋特俊屁股特翹，看世界各地哪個民眾鬧了什麼好好笑好好笑或好誇張好誇張的笑話與洋相；每天找來一堆車禍或打架吵架或各種出洋相影片，哎唷喂啊，好嚇人好誇張哦；超車不爽打起來了耶，哇！一個打五個，真是現代葉問啊；還有，你看你看，這輛車就這樣開過去，我說老兄啊，你嘛幫幫忙，人家阿伯過馬路都嚇一跳了耶，還好沒事，真是神乎其技的車神啊，來來來！順便來一段車神的配樂；要不就是看哪個人網路爆紅了，或是哪個正妹這次考試考了五個一百分耶，哪個正妹讓人臉紅心跳的翹臀翹到連三角褲都露出來被大家看到了；或是我跟你說，啊你不要跟別人說哦，誰可能在愛誰喔；或是誰在臉書上寫了什麼話，然後無聊話也能大書特書，報導不停；當然，少不了抹黑陸客的<text:span text:style-name="T3"><text:s/>"</text:span>新聞<text:span text:style-name="T3">"</text:span>，你看你看，陸客來到海邊，竟然還對著大海亂丟石頭耶，想砸死大白鯊啊，大陸人就是這麼沒水準；你看你看，這位大陸來的大嬸，講話好大聲啊，吵死了，獅吼功啊？然後會穿插一些影片比方說周星馳的電影片段<text:span text:style-name="T3">....</text:span>等等等。<text:span text:style-name="T3"><text:line-break/><text:line-break/></text:span>請問有人看過世界上哪個國家或社會的媒體是以這樣一種猥瑣的口氣在報導的嗎？世界上有哪個國家或社會的媒體幾乎全部就是這樣一些<text:span text:style-name="T3"><text:s/>"</text:span>新聞<text:span text:style-name="T3">" </text:span>嗎？網路上四處蒐奇找出洋相影片或什麼爆紅爆笑影片或爆奶正妹影片，請問這也能叫做新聞嗎？<text:span text:style-name="T3"><text:line-break/><text:line-break/></text:span>我真的覺得很無奈，很無言。世界上怎麼會有這樣一種社會？完完全全沒有新聞可言，整天浸泡在永無止境的低級趣味中，好像永遠都不會膩，但卻又特別喜歡強調什麼國際觀或參與什麼國際社會有多麼了不起，台灣人有多麼嚮往。<text:span text:style-name="T3"><text:line-break/><text:line-break/></text:span>一個人，或一群人，從小在這樣一種絕對有害身心的垃圾資訊環境與低級八卦文化中長大，你想，他會成為一個什麼樣的人？你想，這樣一種社會將會成為什麼模樣？<text:span text:style-name="T3"><text:line-break/><text:line-break/></text:span>陳真<text:span text:style-name="T3"><text:line-break/>===============<text:line-break/></text:span>政黨輪替就「去中」？中華郵政又要正名改「台灣」？<text:span text:style-name="T3"><text:line-break/><text:line-break/>2016-05-31 </text:span>東森新聞<text:span text:style-name="T3"><text:line-break/><text:line-break/></text:span>前總統陳水扁在<text:span text:style-name="T3">2007</text:span>年時，花了<text:span text:style-name="T3">2</text:span>千萬火速將「中華郵政」改名為「台灣郵政」，隔年，由馬政府接任後，又下令改回「中華郵政」，似乎每一次政黨輪替，郵政公司「正名」就會被拿來討論。<text:span text:style-name="T3"><text:line-break/><text:line-break/></text:span>立委徐永明<text:span text:style-name="T3">29</text:span>日臉書寫著「中華郵政是什麼東西？早該改名了。」且建議把中華郵政再改回「台灣郵政」。</text:p>
      <text:p text:style-name="P1"><text:span text:style-name="T1">陳真</text:span><text:s/>  |  2016.06.03 03:47   |   <text:a xlink:type="simple" xlink:href="http://palinfo.habago.org/Entry?Command=Information_PrintForum&amp;iPage=254#FORUM34619"><text:span text:style-name="T2">#</text:span></text:a></text:p>
      <text:p text:style-name="P2">中美核戰一觸即發<text:span text:style-name="T3"><text:line-break/><text:line-break/></text:span>作者：<text:span text:style-name="T3">Peter Symonds<text:line-break/></text:span>出處：<text:span text:style-name="T3">https://goo.gl/u46HGn<text:line-break/></text:span>譯者：陳真<text:span text:style-name="T3"><text:line-break/></text:span>原文發表日期：<text:span text:style-name="T3">2016. 05. 30.<text:line-break/><text:line-break/><text:line-break/></text:span>譯者前言：<text:span text:style-name="T3"><text:line-break/><text:line-break/></text:span>沈從文說得對，人們平常彼此之間有一些疙疙瘩瘩，可當烽火一來，這些疙瘩就弭平了，消失了，不見了。暴雨面前，難道你真以為你跟我之間，或顏色跟顏色之間，會有什麼差別？<text:span text:style-name="T3"><text:line-break/><text:line-break/></text:span>有些事，很無言；因其重大，故而無言；因其認知落差之大，故而無言。暴雨將至，難以言說，而人們卻似乎渾然不覺，你還能說些什麼或做些什麼呢？也許可以這麼說：生活如此忙碌而艱難，每天精疲力竭地過活，難道我們吃飽太閒而來胡言亂語？<text:span text:style-name="T3"><text:line-break/><text:line-break/></text:span>那些把政治視為與己無關的身外事者，那些把政治視為有趣好玩緊張刺激的選戰、<text:span text:style-name="T3">kuso </text:span>戰及網路口水戰，那些把政治視為一種蒼白空洞的論述遊戲者，那些把政治視為一種個人名位的晉身階與敲門磚，那些把政治視為一種自以為神聖其實毫無現實意義的無聊意識形態來操作者，也許認清現實、看見彼此的時候到了。是不是總該有那麼一刻，一種再也難以迴避真實理解人事物的時刻？人生可憫，生命可貴，從而阻止悲劇與不幸的發生。<text:span text:style-name="T3"><text:line-break/><text:line-break/><text:line-break/></text:span>本文：<text:span text:style-name="T3"><text:line-break/><text:line-break/></text:span>上星期（譯者按：即今年<text:span text:style-name="T3"><text:s/>5 </text:span>月<text:span text:style-name="T3"><text:s/>26 -27</text:span>日），在日本舉行的七大工業國高峰會，聚焦在兩個互有密切關聯的主題上，包括逐步惡化的全球資本市場危機，以及走向世界大戰的風險。其中，中美兩國在南海問題上日益升溫的衝突，特別引起關注。世界強權顯然無能解決經濟崩盤的危機，從而將進一步導致民族之間的對立及武裝衝突。此次高峰會，美日兩國聯手施壓運作，通過對中國提出強烈譴責的聯合聲明，企圖合理化美國在中國所宣稱的島嶼周邊<text:span text:style-name="T3"><text:s/>12 </text:span>海里領海範圍內的軍事挑釁與入侵。今年五月稍早之前，美國海軍第三度在南海靠近永暑島（<text:span text:style-name="T3">Fiery Cross Reef</text:span>）附近執行其所謂「自由航行權」的行動，激怒北京揚言將加強在此區域的防衛。<text:span text:style-name="T3"><text:line-break/><text:line-break/></text:span>目前正如火如荼進行的美國總統選舉及澳洲國會大選，其中一項蓄意祕而不宣的備戰陰謀甚囂塵上，亦即企圖盡量不讓世人意識到逐日加劇的核戰爆發危險。事實上，中美兩大核武強權不僅僅在南海短兵相接，同時也可能在其它危險的引爆點例如北韓或台灣正面衝突；所有這一切問題的急遽惡化，全都因為美國的「重返亞太」戰略及其在整個亞太區域極具侵略性的軍事布局所致。<text:span text:style-name="T3"><text:line-break/><text:line-break/></text:span>中美之間的軍備競賽，其中最駭人聽聞的無非就是核武角力，包括核武發射裝置及其相關科技上的對抗。為了確保其亞洲與全球霸權地位，美國計劃花費一兆美元，發展較過去涉及更大攻擊範圍的精緻核武及發射裝置。毋庸置疑的是，美國五角大廈為求鞏固其超強核武大國地位，正加強研發足以一舉徹底摧毀中國核武基地的能力。北京方面的反應自然也不遑多讓，務求有能力在遭受核武攻擊後仍有能力反擊美國本土，殺害數千萬美國人。<text:span text:style-name="T3"><text:line-break/><text:line-break/></text:span>此一浩劫的真實可能性，從總部位於美國的「關心時事科學家聯盟」（<text:span text:style-name="T3">Union of Concerned Scientists</text:span>，縮寫<text:span text:style-name="T3"><text:s/>UCS</text:span>）於上星期所發佈的一篇報告便可清楚看出。它發出如此令人不寒而慄的警告：<text:span text:style-name="T3"><text:line-break/><text:line-break/></text:span>「一天<text:span text:style-name="T3"><text:s/>24 </text:span>小時，一年有<text:span text:style-name="T3"><text:s/>365 </text:span>天，中美兩國隨時處於全面開戰的風險，只需幾個不當的決定，便很可能迅速引爆核武大戰。雙方認知上的差距，也將增加戰爭一觸即發的風險，並且很可能以互相發動核武攻擊收場。一種溝通上的不良或誤解，都可能引爆一場難以遏止的戰火。」<text:span text:style-name="T3"><text:line-break/><text:line-break/></text:span>這份研究報告雖然呼籲中美雙方務必認知到此一浩劫的高度風險，從而應該加強尋求外交途徑解決爭端，避免戰爭的發生。但它卻又同時悲觀地認為，此一和平途徑的企盼，無異椽木求魚。它指出：<text:span text:style-name="T3"><text:line-break/><text:line-break/></text:span>「中美雙方不但缺乏互信，而且逐步意識到雙方的歧異似乎無解，從而各自努力尋求軍事上的解套，企圖從中找到一些逼使對方就範的手段，進而能使自身獲得更多的安全感。建立互信的前提是，雙方必須對於外交途徑具有一定的信心，藉以解決過去將近七十年來困擾雙方政府的爭議、敵意與猜忌。然而，建立此一互信顯然極為困難；從雙方盡一切可能在軍事力量上下重注，可見一斑。」<text:span text:style-name="T3"><text:line-break/><text:line-break/></text:span>中美之間不斷升溫的軍事競賽，基本上是不對等的。這麼做，僅僅只是進一步惡化局勢使之推向戰爭而已。在核武射程與裝備上，不論數量與質量，中國都遠遠不及美國。儘管中國努力想迎頭趕上，但中國的核武戰力落後美國數十年。光以數量來講，中國僅有<text:span text:style-name="T3"><text:s/>260 </text:span>個核彈頭，而美國卻擁有超過<text:span text:style-name="T3"><text:s/>7000 </text:span>個。中國所能追求的目標就是確保自身在遭到美國的核武攻擊後，依然能保有一定的核武反擊能力。（譯者按：中國曾多次宣示，不會對任何國家發動核武第一擊。）然而，美國倒是從未表明不會對它國率先發動核戰。<text:span text:style-name="T3"><text:line-break/><text:line-break/></text:span>英國衛報上星期報導，中國有望首度派遣攜帶核彈頭的潛艇到太平洋巡航。此舉打破以往慣例。在過去，核彈頭和飛彈必定是分開儲存的，並且只能在中國最高領導階層的嚴格管控下，如今卻直接在飛彈上加裝核彈頭，確保能在核戰一旦爆發時，立即發射到美國本土。中國領導階層被逼得只好這麼做，主要是因為美國在東北亞的各項軍事布局，特別是因為美國在此部署了反彈道導彈系統，旨在徹底摧毀中國在遭受核武攻擊後的反擊能力。然而，中國的核潛艇所發出的噪音相當大，使得它極易被美國攻擊潛艇所偵測進而加以摧毀。此外，還有一種可能性就是，戰戰兢兢的中國指揮官有可能誤解一項指令，從而誤判即將遭到核武攻擊而發射飛彈攻擊既定目標。<text:span text:style-name="T3"><text:line-break/><text:line-break/></text:span>看來，核戰似乎很難透過強權之間的外交協商而確實避免，所謂國際裁減核武軍備也只是一些毫無意義的口號。至於有些人認為，核戰是如此恐怖而難以想像，從而也不可能發生，恐怕也是過於天真的想法。半個世紀以來，所謂核武戰略，始終就是「想像那不可想像的」。上一次的世界大戰，在美軍以原子彈攻擊廣島與長崎後結束，二十萬人喪命。歐巴馬上星期前往廣島訪問，拒絕針對美軍在過去所犯下的駭人罪行道歉，事實上就已透露發動新一波罪行的一個明確訊號。</text:p>
      <text:p text:style-name="P1"><text:span text:style-name="T1">陳真</text:span><text:s/>  |  2016.06.01 23:22   |   <text:a xlink:type="simple" xlink:href="http://palinfo.habago.org/Entry?Command=Information_PrintForum&amp;iPage=254#FORUM34618"><text:span text:style-name="T2">#</text:span></text:a></text:p>
      <text:p text:style-name="P3">底下這位日裔美籍的哈里斯，在我翻譯<text:span text:style-name="T3"><text:s/>Pilger </text:span>的那篇文章<text:span text:style-name="T3">(</text:span>打破沉默：第三次世界大戰已然展開<text:span text:style-name="T3">) </text:span>中曾提到他。他是美國太平洋司令部司令，負責亞太地區的軍事指揮官，是個極為囂張狂妄的好戰份子。今年三月，他提議美、日、印度與澳洲四國成立<text:span text:style-name="T3"><text:s/>"</text:span>亞太海軍聯盟<text:span text:style-name="T3">"</text:span>，以對抗中國，獲得日本和澳洲的積極響應。<text:span text:style-name="T3"><text:line-break/><text:line-break/></text:span>在美國過去<text:span text:style-name="T3">20 </text:span>年來的各種血腥侵略中，始終都有這位哈里斯的參與，例如侵略伊拉克及利比亞等等，以手段強硬著稱。<text:span text:style-name="T3">2014</text:span>年被提拔為現職即美國太平洋司令部司令，因其日裔背景，對中國顯然極具敵意。<text:span text:style-name="T3"><text:line-break/><text:line-break/></text:span>此人之前亦曾擔任惡名昭彰的關塔那摩監獄指揮官，造成數名囚犯自殺身亡，死者生前疑似遭受酷刑，酷刑地點在關塔那摩監獄外一座祕密刑求場所，號稱<text:span text:style-name="T3"><text:s/>"Camp No" (</text:span>黑獄<text:span text:style-name="T3">)</text:span>。<text:span text:style-name="T3"><text:line-break/><text:line-break/></text:span>關塔那摩毫無疑問是全世界最恐怖的<text:span text:style-name="T3"><text:s/>"</text:span>監獄<text:span text:style-name="T3">"</text:span>，任何人只要身份稍有疑慮或被認定對美國具有情報價值，就可能被送來這裏接受各種恐怖刑求；沒有任何審判，沒有任何刑期，不需任何證據，完全任其凌虐羈押；美軍並且刻意以恐怖刑求手法來威嚇敵人並獲取情報，裏頭曾有數百名囚犯因不堪凌虐刑求，企圖自殺。<text:span text:style-name="T3"><text:line-break/><text:line-break/></text:span>哈里斯的前任指揮官傑佛瑞米勒<text:span text:style-name="T3">(Geoffrey Miller)</text:span>，後來升官來到伊拉克之後，對其同事曾有這麼一段極具炫耀性的有關美軍管理囚犯的<text:span text:style-name="T3"><text:s/>"</text:span>教學指示<text:span text:style-name="T3">"</text:span>：<text:span text:style-name="T3"><text:line-break/><text:line-break/>"</text:span>你們這裏<text:span text:style-name="T3"><text:s/>(</text:span>指伊拉克監獄<text:span text:style-name="T3">)</text:span>，對囚犯實在太好了。在關塔那摩監獄，你得把囚犯當狗看。如果你讓囚犯覺得自己跟狗有一絲不同，那你就失去了主控權。<text:span text:style-name="T3">" <text:line-break/><text:line-break/></text:span>這位米勒，在關塔那摩監獄透過虐囚以獲取情資的殘酷手段，表現<text:span text:style-name="T3"><text:s/>"</text:span>優異<text:span text:style-name="T3">"</text:span>，受到美國政府的賞識與重用，旋即調往伊拉克，負責掌管由美軍佔領下的整個伊拉克數以萬計的所謂<text:span text:style-name="T3"><text:s/>"</text:span>囚犯<text:span text:style-name="T3">"</text:span>，進而爆發出無數慘無人道的虐囚事件。<text:span text:style-name="T3"><text:line-break/><text:line-break/></text:span>至於米勒的關塔那摩繼位者，也就是文中這位哈里斯，更是青出於藍，同樣亦採用虐囚手法，並曾對層出不窮的犯人企圖自殺事件嗤之以鼻，認為囚犯自殺身亡乃是一種針對美國所發動的<text:span text:style-name="T3"><text:s/>"</text:span>不對稱攻擊<text:span text:style-name="T3">"</text:span>。<text:span text:style-name="T3"><text:line-break/><text:line-break/></text:span>除了關塔那摩之外，美軍在阿富汗等地亦設有大規模祕密監獄，刑求凌虐許多根本沒有任何犯行的所謂<text:span text:style-name="T3"><text:s/>"</text:span>囚犯<text:span text:style-name="T3">"</text:span>。在美國所佔領或培植傀儡政權的國度裏，<text:span text:style-name="T3">"</text:span>反美<text:span text:style-name="T3">" </text:span>基本上就是一種罪行，美軍甚至無數次針對完全手無寸鐵的示威民眾開槍掃射，猶如家常便飯，但主流媒體卻始終對此裝聾作啞。<text:span text:style-name="T3"><text:line-break/><text:line-break/></text:span>這位哈里斯，參與了美國過去<text:span text:style-name="T3">20 </text:span>年來的種種血腥侵略，希拉蕊很賞識他，就如同底下報導所說，希拉蕊寫給哈里斯一張便條紙，上面寫著：<text:span text:style-name="T3">"</text:span>謝謝哈利，謝謝你陪我走遍全世界<text:span text:style-name="T3">"</text:span>。哈里斯把這便條紙隆重地掛在辦公室牆上。其實，希拉蕊這個極為自豪提出<text:span text:style-name="T3"><text:s/>"</text:span>重返亞太<text:span text:style-name="T3">" </text:span>構想的恐怖妖女應該說：<text:span text:style-name="T3">"</text:span>謝謝哈利，謝謝你陪我殺遍全世界<text:span text:style-name="T3">"</text:span>。<text:span text:style-name="T3"><text:line-break/><text:line-break/></text:span>陳真<text:span text:style-name="T3"><text:s/>2016. 06. 01.<text:line-break/><text:line-break/>==========<text:line-break/></text:span>提防中國，他要求美軍做好「今夜開戰」準備<text:span text:style-name="T3"><text:line-break/><text:line-break/>JANE PERLEZ 2016</text:span>年<text:span text:style-name="T3">5</text:span>月<text:span text:style-name="T3">9</text:span>日<text:span text:style-name="T3"><text:line-break/><text:line-break/></text:span>國際紐約時報月刊<text:span text:style-name="T3"><text:line-break/><text:line-break/></text:span>他把中國稱為「挑釁者和擴張主義者」，指責它「用海沙建起一座長城」，將西太平洋爭議水域「軍事化」。「除非認為地球是平的，你才不會這麼想，」他有一次在國會露面時這麼說。<text:span text:style-name="T3"><text:line-break/><text:line-break/></text:span>這些話出自美國負責亞太地區軍事行動的指揮官海軍上將小哈利<text:span text:style-name="T3">·B·</text:span>哈裡斯<text:span text:style-name="T3"><text:s/>(Adm. Harry B. Harris Jr.)</text:span>之口。其措辭總是比三軍統帥歐巴馬更為嚴厲，不論是在北京還是華盛頓，他都引人注目，但也令人頭疼。哈裡斯的坦率讓更為謹慎的白宮頗感不安，但他不會為此道歉。中國正在南海這一長期以來由美國主導的戰略水道上修建具有軍事防禦功能的人工島。哈裡斯說，他有責任把這一威脅告知國會、公眾以及美國的海外盟友。<text:span text:style-name="T3"><text:line-break/><text:line-break/></text:span>對中國人而言，<text:span text:style-name="T3">59</text:span>歲的哈裡斯不僅有厲害的嘴皮子。他生於日本，母親是日本人，父親是美國人，曾在美國海軍裡當軍士長。中國人注意到了他的族裔身份，並以此來攻擊他。「可能有人覺得過於強調一名美軍將領的日裔背景有點不厚道，」中國官方通訊社新華社稱，「但是，對於理解當前美方在南海驟然升級的攻擊性的背景，便不能忽視哈裡斯將軍的血統、出身和政治、價值觀傾向。」<text:span text:style-name="T3"><text:line-break/><text:line-break/></text:span>任何一方都不希望因為南海上的彈丸之地起衝突，但對衝突的可能性必須予以考慮。五角大樓官員稱，美國或許會藉斯卡伯勒淺灘來表明立場。參謀長聯席會議主席小約瑟夫<text:span text:style-name="T3">·F·</text:span>鄧福德上將<text:span text:style-name="T3">(Joseph F. Dunford Jr.)</text:span>最近恰好問過哈裡斯這個問題。記者在五角大樓無意中聽到兩人聊天，但沒有聽清楚哈裡斯的答案。不久後，再度被問及中美之間是否會為斯卡伯勒淺灘開戰時，哈裡斯輕輕地笑了。<text:span text:style-name="T3"><text:line-break/><text:line-break/></text:span>「還好我的聲音很低，」在自己寬敞的辦公室裡，他坐在沙發上，一邊打開一罐可口可樂，一邊說道。「我要說我是一個軍人，觀察事情會陰暗一些，這是我的職責。」他表示，為了捍衛美國的利益，「我不得不動用自己擁有的工具，而它們是軍事工具，是很棒的工具。」「在中國問題上，我們需要準備好以有利位置來迎接所有的後果，」哈裡斯上將說，「包括斯卡伯勒淺灘以及整個南海。」<text:span text:style-name="T3"><text:line-break/><text:line-break/></text:span>美國在全球共有九名司令部指揮官，他們既是軍人，又是外交官，要在他們負責的戰區按照兩位老闆的命令行事，一位老闆是總統，另一位是國防部長。哈裡斯給自己的工作增加了一項內容：他還要當溝通者。對一名軍方領導人而言，這個目標可謂不同尋常。去年他起草了一份名為《指揮官的意圖》的文件，描述了他的目標。文中寫道，「我們必須和關鍵受眾清晰地交流，包括我們的盟友、合作夥伴以及潛在的對手。」無論走到哪裡，他都會指出，他的職責範圍並不局限於中國，還涵蓋了當前的緊迫危險之源朝鮮等地。用他的話來說就是：「從寶萊塢到好萊塢，從北極熊到企鵝。」<text:span text:style-name="T3"><text:line-break/><text:line-break/></text:span>最近，他把自己的觀點帶到紐約，將其傳遞給對外關係委員會<text:span text:style-name="T3">(Council on Foreign Relations)</text:span>的<text:span text:style-name="T3">30</text:span>名成員。他拜訪了亨利<text:span text:style-name="T3">·A·</text:span>基辛格<text:span text:style-name="T3">(Henry A. Kissinger)</text:span>（還拿出基辛格所著《核武器與外交政策》<text:span text:style-name="T3">[Nuclear Weapons and Foreign Policy]</text:span>的第一版，請對方簽名）。隨後他又去往馬來西亞，和該國的國防官員一起乘坐美國的<text:span text:style-name="T3">P-8</text:span>偵察機。他此行的目的是說服馬來西亞在南海爭端中採取與美國更接近的立場，而非站在其主要的經濟贊助者中國那邊。<text:span text:style-name="T3"><text:line-break/><text:line-break/></text:span>從馬裡蘭州安納波利斯市的美國海軍學院<text:span text:style-name="T3">(United States Naval Academy)</text:span>畢業後，哈裡斯接受了海軍飛行官訓練。在<text:span text:style-name="T3">1991</text:span>年，他曾參加美國和伊拉克的一場海戰，飛越波斯灣。在那場戰役中，美軍只用<text:span text:style-name="T3">48</text:span>個小時就擊潰了伊拉克海軍。哈裡斯的大多數職務在亞洲地區，但他還是去過其他一些地方。大約<text:span text:style-name="T3">10</text:span>年前，他在關塔那摩灣擔任過指揮官。他還去牛津大學研習過戰爭倫理。後來，在負責落實推動以巴達成最終地位協議的「路線圖」期間，他被任命為國務卿希拉蕊<text:span text:style-name="T3">·</text:span>柯林頓<text:span text:style-name="T3">(Hillary Clinton)</text:span>的軍事顧問。<text:span text:style-name="T3"><text:line-break/><text:line-break/></text:span>他辦公室的牆壁上掛着一幅和希拉蕊的合影，上面有一張手寫的便條：「哈利<text:span text:style-name="T3">——</text:span>謝謝你陪我走遍全世界<text:span text:style-name="T3">——</text:span>希拉蕊。」他辦公桌左側懸掛着一幅南海地圖，上邊星星點點地散落着許多小島。被黑色圓圈圈出的是斯普拉特利群島（<text:span text:style-name="T3">Spratly Islands</text:span>，中國稱為南沙群島<text:span text:style-name="T3">——</text:span>譯註）中的三座人工島，中國在那裡修建了可作軍事用途的飛機跑道和其他一些設施。哈裡斯把那些人工島稱為中國的軍事基地。<text:span text:style-name="T3"><text:line-break/><text:line-break/></text:span>他辦公桌後邊的書架上擺滿了與世界事務有關的文獻。「通過閱讀史書可以發現，比起沒有自己的軍隊而且沒有做好準備的國家，那些擁有自己的軍隊而且時刻準備著的國家要成功得多，」他說。<text:span text:style-name="T3"><text:line-break/><text:line-break/></text:span>哈裡斯談到了他的部隊必須做好「今夜就開戰」的準備。他最近讀過<text:span text:style-name="T3"><text:s/>T· R·</text:span>費倫巴赫<text:span text:style-name="T3">(T. R. Fehrenbach) </text:span>以朝鮮戰爭為主題的《這類戰爭》<text:span text:style-name="T3">(This Kind of War)</text:span>，該書把這一點講得很明白。「他說美國當時沒有準備好，」哈裡斯說。「它真是一本很給力的書。」<text:span text:style-name="T3"><text:line-break/><text:line-break/></text:span>翻譯：李瓊</text:p>
      <text:p text:style-name="P1"><text:span text:style-name="T1">陳真</text:span><text:s/>  |  2016.06.01 13:04   |   <text:a xlink:type="simple" xlink:href="http://palinfo.habago.org/Entry?Command=Information_PrintForum&amp;iPage=254#FORUM34617"><text:span text:style-name="T2">#</text:span></text:a></text:p>
      <text:p text:style-name="P2">羅蘭夫人在走上斷頭台受死之前，向革命廣場上的自由雕像鞠躬，留下一句千古名言：<text:span text:style-name="T3">"</text:span>自由！自由！天下古今多少罪惡假汝之名以行。<text:span text:style-name="T3">" <text:line-break/><text:line-break/></text:span>在一種非紅即綠、非黑即白的<text:span text:style-name="T3"><text:s/>(</text:span>華人式<text:span text:style-name="T3">?)</text:span>時代氛圍中，在一種人權與自由普遍被當成鬥爭工具與傷人武器的美式卑劣政治下，有件事仍須表明，支持了這面旗，反對了那面旗，並不代表旗子底下的一切是非善惡都已黑白論斷或無關緊要。在一種大範圍的考量與取捨上，人們有其選擇，但就大亦就小；大事情上對了，並不意味著所謂小處便無關緊要，更不意味著你將可為所欲為。更何況，大小不好說。公眾意義上的小事，在個人層次上卻是大事。你口中所謂的小事，假若讓你自己給遇上了，我看它還小不小。<text:span text:style-name="T3"><text:line-break/><text:line-break/></text:span>倒過來說也一樣，人權與自由被濫用，被惡用，被掛了羊頭賣了狗肉，並不意味著人權與自由這些東西全是假的或有害的或根本不值得一提。<text:span text:style-name="T3"><text:line-break/><text:line-break/></text:span>我能想像，做為一個毫無疑問站在祖國這一邊的人，假若哪一天我回去祖國定居，我看我若招子不放亮點，日子恐怕也不好過；兩岸乃至全世界都一樣，不管哪個黨，都不會對任何一個自由人太友善。祖國當然更是如此。政治上必然如此，更不用說一般生活層面上、充滿偷搶拐騙與暴力的基本文明與安全問題了。<text:span text:style-name="T3"><text:line-break/><text:line-break/></text:span>很多人是這樣，當他挺一面旗子時，就挺到底；好的挺，壞的也挺。可是，你若真心挺它，難道不是希望它變得更好？當然，這裏頭往往會有很多來自所謂敵人掛羊頭賣狗肉的卑劣居心與陷阱，你很可能被利用來做為一種遂行更大邪惡的工具。但是，難道就因為這樣，我們就應該對所有問題視若無睹，就只因為敵人會拿它來做文章？難道就因為敵人藉自由與人權進行操弄，我們就因此而不要自由、不要人權了？<text:span text:style-name="T3"><text:line-break/><text:line-break/></text:span>比方說，法輪功和<text:span text:style-name="T3"><text:s/>CIA </text:span>關係緊密，充滿強烈政治性，但是，加入法輪功並不等於加入<text:span text:style-name="T3"><text:s/>CIA</text:span>。即便是抓到一個<text:span text:style-name="T3"><text:s/>CIA </text:span>特務，難道你就可以對他為所欲為？難道特務就不是人、不會痛、不會害怕？<text:span text:style-name="T3"><text:line-break/><text:line-break/></text:span>比方說，某個意義上，我能理解甚至諒解六四天安門鎮壓事件；換成是我當領導，說不定也會做出類似的鎮壓決定，因為我若不這麼做，很可能會導致數以千百倍的更大傷害。你看看近幾年來一連串國家宛若人間煉獄般的血腥下場就能明白。所有這些國家，全部都在美國的策動下，以民主自由為名，美其名為民主抗爭，進行顛覆動亂與奪權，一個個國家原本穩定發展，如今都已成人間煉獄。<text:span text:style-name="T3"><text:line-break/><text:line-break/></text:span>但是，即便是面對這樣的一種政治操弄所造成的兩難，你也許<text:span text:style-name="T3">(</text:span>我只是說也許<text:span text:style-name="T3">)</text:span>必須做出某種所謂<text:span text:style-name="T3"><text:s/>"</text:span>必要之惡<text:span text:style-name="T3">" </text:span>的血腥鎮壓，難道就能因此把這所謂必要之惡給全盤美化成一樁絲毫無須檢討與究責的善行？這樣一種態度，難道不也同樣是一種操弄，動輒以所謂國家安全或社會穩定為名，任意為所欲為。更何況，一個別有居心的所謂運動，裏頭依然有著許多懷抱單純善意的個人。<text:span text:style-name="T3"><text:line-break/><text:line-break/></text:span>就好像黨外的所謂反對運動，所謂追求民主自由，乃至那樣一個綠油油的投機詐騙黨之誕生，背後難道不全是美國在操盤運作？而我做為黨外的一份子，做為這個齷齪黨的建黨黨員<text:span text:style-name="T3">(1988</text:span>年第一次退黨沒退成，<text:span text:style-name="T3">1994</text:span>年退黨成功<text:span text:style-name="T3">)</text:span>，雖然當年確實很無知，但是難道我不是僅僅懷抱著單純的善意？<text:span text:style-name="T3"><text:line-break/><text:line-break/></text:span>很多人看了我的一點點文字，往往華人病就來了，從我文字裏頭的某種批評，馬上就會認為我是他的敵或友，結果經常發現，原來誤會一場，不是錯愛就是錯恨。人類歷史上，古今中外任何一個時代，拉幫結派並不難，但是，想當一個自由人，一匹馬拉一輛車，卻很不容易。<text:span text:style-name="T3"><text:line-break/><text:line-break/></text:span>俗話常說，<text:span text:style-name="T3">"</text:span>詩能救世界<text:span text:style-name="T3">"</text:span>。假若詩真能救世界，我想，那是因為文學藝術與哲學帶來一種對於人事物、對於生命，對於美感、道德與價值較為深刻的理解。在這樣一種距離真實血肉較為貼切的理解下，世界或許會逐漸往一個好的方向走去；它不是直接改變世界的內容，而是改變觀看世界的眼光。眼光變了，世界也就跟著變。<text:span text:style-name="T3"><text:line-break/><text:line-break/></text:span>世界如此，人也一樣。一個人假若說他要從新做人，方法應該不是趕緊改變髮型或改變穿著，當然也不是趕緊日行一善，不是每天扶老太太強迫她過馬路。所謂從新做人指的是他的心態與價值觀不一樣了，他觀看人事物的眼光變了，從而就會變成一個與原先不一樣的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